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paragraph-properties fo:margin-top="0cm" fo:margin-bottom="0cm" loext:contextual-spacing="false" style:writing-mode="page"/>
    </style:style>
    <style:style style:name="P153" style:family="paragraph" style:parent-style-name="Text_20_body">
      <style:paragraph-properties fo:margin-top="0cm" fo:margin-bottom="0cm" loext:contextual-spacing="false" style:writing-mode="page"/>
      <style:text-properties officeooo:paragraph-rsid="001c52b8"/>
    </style:style>
    <style:style style:name="P154" style:family="paragraph" style:parent-style-name="Text_20_body">
      <style:paragraph-properties fo:margin-top="0cm" fo:margin-bottom="0cm" loext:contextual-spacing="false" style:writing-mode="page"/>
      <style:text-properties officeooo:rsid="00220f6a" officeooo:paragraph-rsid="00299862"/>
    </style:style>
    <style:style style:name="P155" style:family="paragraph" style:parent-style-name="Text_20_body">
      <style:paragraph-properties fo:margin-top="0cm" fo:margin-bottom="0cm" loext:contextual-spacing="false" style:writing-mode="page"/>
      <style:text-properties officeooo:rsid="00220f6a" officeooo:paragraph-rsid="002eb0d8"/>
    </style:style>
    <style:style style:name="P156" style:family="paragraph" style:parent-style-name="Text_20_body">
      <style:paragraph-properties fo:margin-top="0cm" fo:margin-bottom="0cm" loext:contextual-spacing="false" style:writing-mode="page"/>
      <style:text-properties officeooo:rsid="00220f6a" officeooo:paragraph-rsid="0030d5d3"/>
    </style:style>
    <style:style style:name="P157" style:family="paragraph" style:parent-style-name="Text_20_body">
      <style:paragraph-properties fo:margin-top="0cm" fo:margin-bottom="0cm" loext:contextual-spacing="false" style:writing-mode="page"/>
      <style:text-properties officeooo:rsid="00220f6a" officeooo:paragraph-rsid="0041248e"/>
    </style:style>
    <style:style style:name="P158"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5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6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6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6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6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6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6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writing-mode="page"/>
      <style:text-properties officeooo:rsid="00339e2d" officeooo:paragraph-rsid="0091b62a"/>
    </style:style>
    <style:style style:name="P179"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80" style:family="paragraph" style:parent-style-name="Text_20_body">
      <style:paragraph-properties fo:margin-top="0cm" fo:margin-bottom="0cm" loext:contextual-spacing="false" style:writing-mode="page"/>
      <style:text-properties officeooo:paragraph-rsid="00ad0255"/>
    </style:style>
    <style:style style:name="P181"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82" style:family="paragraph" style:parent-style-name="Text_20_body">
      <style:paragraph-properties fo:margin-top="0cm" fo:margin-bottom="0cm" loext:contextual-spacing="false" style:writing-mode="page"/>
      <style:text-properties officeooo:rsid="00bb7502" officeooo:paragraph-rsid="00bb7502"/>
    </style:style>
    <style:style style:name="P183" style:family="paragraph" style:parent-style-name="Text_20_body">
      <style:paragraph-properties fo:margin-top="0cm" fo:margin-bottom="0cm" loext:contextual-spacing="false"/>
      <style:text-properties officeooo:paragraph-rsid="002039af"/>
    </style:style>
    <style:style style:name="P184" style:family="paragraph" style:parent-style-name="Text_20_body">
      <style:paragraph-properties fo:margin-top="0cm" fo:margin-bottom="0cm" loext:contextual-spacing="false"/>
      <style:text-properties officeooo:rsid="002039af" officeooo:paragraph-rsid="002039af"/>
    </style:style>
    <style:style style:name="P185" style:family="paragraph" style:parent-style-name="Text_20_body">
      <style:paragraph-properties fo:margin-top="0cm" fo:margin-bottom="0cm" loext:contextual-spacing="false"/>
      <style:text-properties officeooo:rsid="00220f6a" officeooo:paragraph-rsid="00220f6a"/>
    </style:style>
    <style:style style:name="P186" style:family="paragraph" style:parent-style-name="Text_20_body">
      <style:paragraph-properties fo:margin-top="0cm" fo:margin-bottom="0cm" loext:contextual-spacing="false"/>
      <style:text-properties officeooo:rsid="00220f6a" officeooo:paragraph-rsid="009da7d0"/>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officeooo:rsid="00421f63" officeooo:paragraph-rsid="00421f63"/>
    </style:style>
    <style:style style:name="P227" style:family="paragraph" style:parent-style-name="Text_20_body">
      <style:paragraph-properties fo:margin-top="0cm" fo:margin-bottom="0cm" loext:contextual-spacing="false"/>
      <style:text-properties officeooo:rsid="00421f63" officeooo:paragraph-rsid="0046ae6e"/>
    </style:style>
    <style:style style:name="P228" style:family="paragraph" style:parent-style-name="Text_20_body">
      <style:paragraph-properties fo:margin-top="0cm" fo:margin-bottom="0cm" loext:contextual-spacing="false"/>
      <style:text-properties officeooo:rsid="00421f63" officeooo:paragraph-rsid="004c5460"/>
    </style:style>
    <style:style style:name="P229" style:family="paragraph" style:parent-style-name="Text_20_body">
      <style:paragraph-properties fo:margin-top="0cm" fo:margin-bottom="0cm" loext:contextual-spacing="false"/>
      <style:text-properties officeooo:rsid="00421f63" officeooo:paragraph-rsid="004d1e9e"/>
    </style:style>
    <style:style style:name="P230" style:family="paragraph" style:parent-style-name="Text_20_body">
      <style:paragraph-properties fo:margin-top="0cm" fo:margin-bottom="0cm" loext:contextual-spacing="false"/>
      <style:text-properties officeooo:rsid="00421f63" officeooo:paragraph-rsid="004d9dcc"/>
    </style:style>
    <style:style style:name="P231" style:family="paragraph" style:parent-style-name="Text_20_body">
      <style:paragraph-properties fo:margin-top="0cm" fo:margin-bottom="0cm" loext:contextual-spacing="false"/>
      <style:text-properties officeooo:rsid="00421f63" officeooo:paragraph-rsid="004e815e"/>
    </style:style>
    <style:style style:name="P232" style:family="paragraph" style:parent-style-name="Text_20_body">
      <style:paragraph-properties fo:margin-top="0cm" fo:margin-bottom="0cm" loext:contextual-spacing="false"/>
      <style:text-properties officeooo:rsid="00421f63" officeooo:paragraph-rsid="005db4ac"/>
    </style:style>
    <style:style style:name="P233" style:family="paragraph" style:parent-style-name="Text_20_body">
      <style:paragraph-properties fo:margin-top="0cm" fo:margin-bottom="0cm" loext:contextual-spacing="false"/>
      <style:text-properties officeooo:rsid="00421f63" officeooo:paragraph-rsid="00629a69"/>
    </style:style>
    <style:style style:name="P234" style:family="paragraph" style:parent-style-name="Text_20_body">
      <style:paragraph-properties fo:margin-top="0cm" fo:margin-bottom="0cm" loext:contextual-spacing="false"/>
      <style:text-properties officeooo:rsid="00421f63" officeooo:paragraph-rsid="0069be64"/>
    </style:style>
    <style:style style:name="P235" style:family="paragraph" style:parent-style-name="Text_20_body">
      <style:paragraph-properties fo:margin-top="0cm" fo:margin-bottom="0cm" loext:contextual-spacing="false"/>
      <style:text-properties officeooo:rsid="00421f63" officeooo:paragraph-rsid="006bbb4b"/>
    </style:style>
    <style:style style:name="P236" style:family="paragraph" style:parent-style-name="Text_20_body">
      <style:paragraph-properties fo:margin-top="0cm" fo:margin-bottom="0cm" loext:contextual-spacing="false"/>
      <style:text-properties officeooo:rsid="00421f63" officeooo:paragraph-rsid="006f40c6"/>
    </style:style>
    <style:style style:name="P237" style:family="paragraph" style:parent-style-name="Text_20_body">
      <style:paragraph-properties fo:margin-top="0cm" fo:margin-bottom="0cm" loext:contextual-spacing="false"/>
      <style:text-properties officeooo:rsid="00421f63" officeooo:paragraph-rsid="0084f5ff"/>
    </style:style>
    <style:style style:name="P238" style:family="paragraph" style:parent-style-name="Text_20_body">
      <style:paragraph-properties fo:margin-top="0cm" fo:margin-bottom="0cm" loext:contextual-spacing="false"/>
      <style:text-properties officeooo:rsid="00421f63" officeooo:paragraph-rsid="00856a6a"/>
    </style:style>
    <style:style style:name="P239" style:family="paragraph" style:parent-style-name="Text_20_body">
      <style:paragraph-properties fo:margin-top="0cm" fo:margin-bottom="0cm" loext:contextual-spacing="false"/>
      <style:text-properties officeooo:rsid="00421f63" officeooo:paragraph-rsid="0086e5fd"/>
    </style:style>
    <style:style style:name="P240" style:family="paragraph" style:parent-style-name="Text_20_body">
      <style:paragraph-properties fo:margin-top="0cm" fo:margin-bottom="0cm" loext:contextual-spacing="false"/>
      <style:text-properties officeooo:rsid="00421f63" officeooo:paragraph-rsid="008e6647"/>
    </style:style>
    <style:style style:name="P241" style:family="paragraph" style:parent-style-name="Text_20_body">
      <style:paragraph-properties fo:margin-top="0cm" fo:margin-bottom="0cm" loext:contextual-spacing="false"/>
      <style:text-properties officeooo:rsid="00421f63" officeooo:paragraph-rsid="008fd7d6"/>
    </style:style>
    <style:style style:name="P242" style:family="paragraph" style:parent-style-name="Text_20_body">
      <style:paragraph-properties fo:margin-top="0cm" fo:margin-bottom="0cm" loext:contextual-spacing="false"/>
      <style:text-properties officeooo:rsid="00421f63" officeooo:paragraph-rsid="009830de"/>
    </style:style>
    <style:style style:name="P243" style:family="paragraph" style:parent-style-name="Text_20_body">
      <style:paragraph-properties fo:margin-top="0cm" fo:margin-bottom="0cm" loext:contextual-spacing="false"/>
      <style:text-properties officeooo:rsid="00421f63" officeooo:paragraph-rsid="00b02448"/>
    </style:style>
    <style:style style:name="P244" style:family="paragraph" style:parent-style-name="Text_20_body">
      <style:paragraph-properties fo:margin-top="0cm" fo:margin-bottom="0cm" loext:contextual-spacing="false"/>
      <style:text-properties officeooo:rsid="00421f63" officeooo:paragraph-rsid="00b2048e"/>
    </style:style>
    <style:style style:name="P245" style:family="paragraph" style:parent-style-name="Text_20_body">
      <style:paragraph-properties fo:margin-top="0cm" fo:margin-bottom="0cm" loext:contextual-spacing="false"/>
      <style:text-properties officeooo:rsid="00421f63" officeooo:paragraph-rsid="00b3c8ed"/>
    </style:style>
    <style:style style:name="P246" style:family="paragraph" style:parent-style-name="Text_20_body">
      <style:paragraph-properties fo:margin-top="0cm" fo:margin-bottom="0cm" loext:contextual-spacing="false"/>
      <style:text-properties officeooo:rsid="00421f63" officeooo:paragraph-rsid="00b71042"/>
    </style:style>
    <style:style style:name="P247" style:family="paragraph" style:parent-style-name="Text_20_body">
      <style:paragraph-properties fo:margin-top="0cm" fo:margin-bottom="0cm" loext:contextual-spacing="false"/>
      <style:text-properties officeooo:rsid="00421f63" officeooo:paragraph-rsid="00b90aea"/>
    </style:style>
    <style:style style:name="P248" style:family="paragraph" style:parent-style-name="Text_20_body">
      <style:paragraph-properties fo:margin-top="0cm" fo:margin-bottom="0cm" loext:contextual-spacing="false"/>
      <style:text-properties officeooo:rsid="00421f63" officeooo:paragraph-rsid="00bb7502"/>
    </style:style>
    <style:style style:name="P249" style:family="paragraph" style:parent-style-name="Text_20_body">
      <style:paragraph-properties fo:margin-top="0cm" fo:margin-bottom="0cm" loext:contextual-spacing="false"/>
      <style:text-properties officeooo:rsid="004c0a3f" officeooo:paragraph-rsid="004c0a3f"/>
    </style:style>
    <style:style style:name="P250" style:family="paragraph" style:parent-style-name="Text_20_body">
      <style:paragraph-properties fo:margin-top="0cm" fo:margin-bottom="0cm" loext:contextual-spacing="false"/>
      <style:text-properties officeooo:rsid="004c0a3f" officeooo:paragraph-rsid="004d1e9e"/>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officeooo:rsid="00365ee8" officeooo:paragraph-rsid="005db4ac"/>
    </style:style>
    <style:style style:name="P281" style:family="paragraph" style:parent-style-name="Text_20_body">
      <style:paragraph-properties fo:margin-top="0cm" fo:margin-bottom="0cm" loext:contextual-spacing="false"/>
      <style:text-properties officeooo:rsid="005db4ac" officeooo:paragraph-rsid="005db4ac"/>
    </style:style>
    <style:style style:name="P282" style:family="paragraph" style:parent-style-name="Text_20_body">
      <style:paragraph-properties fo:margin-top="0cm" fo:margin-bottom="0cm" loext:contextual-spacing="false"/>
      <style:text-properties officeooo:paragraph-rsid="00afeb1c"/>
    </style:style>
    <style:style style:name="P283" style:family="paragraph" style:parent-style-name="Text_20_body">
      <style:paragraph-properties fo:margin-top="0cm" fo:margin-bottom="0cm" loext:contextual-spacing="false"/>
      <style:text-properties officeooo:paragraph-rsid="00b02448"/>
    </style:style>
    <style:style style:name="P284"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85" style:family="paragraph" style:parent-style-name="Text_20_body">
      <style:paragraph-properties fo:margin-top="0.25cm" fo:margin-bottom="0.25cm" loext:contextual-spacing="false" style:writing-mode="page"/>
    </style:style>
    <style:style style:name="P286" style:family="paragraph" style:parent-style-name="Text_20_body">
      <style:paragraph-properties fo:margin-top="0.25cm" fo:margin-bottom="0.25cm" loext:contextual-spacing="false" style:writing-mode="page"/>
      <style:text-properties officeooo:rsid="00afeb1c" officeooo:paragraph-rsid="00afeb1c"/>
    </style:style>
    <style:style style:name="P287" style:family="paragraph" style:parent-style-name="Text_20_body">
      <style:paragraph-properties fo:margin-top="0.25cm" fo:margin-bottom="0.25cm" loext:contextual-spacing="false" style:writing-mode="page"/>
      <style:text-properties officeooo:rsid="00bb59b3" officeooo:paragraph-rsid="00bb59b3"/>
    </style:style>
    <style:style style:name="P288" style:family="paragraph" style:parent-style-name="Title">
      <style:text-properties fo:font-size="48pt" officeooo:rsid="001c52b8" officeooo:paragraph-rsid="001c52b8" style:font-size-asian="48pt" style:font-size-complex="48pt"/>
    </style:style>
    <style:style style:name="P289" style:family="paragraph" style:parent-style-name="Subtitle">
      <style:text-properties officeooo:rsid="001c52b8" officeooo:paragraph-rsid="001c52b8"/>
    </style:style>
    <style:style style:name="P290" style:family="paragraph" style:parent-style-name="Subtitle">
      <style:paragraph-properties fo:text-align="center" style:justify-single-word="false"/>
      <style:text-properties officeooo:rsid="001c52b8" officeooo:paragraph-rsid="001c52b8"/>
    </style:style>
    <style:style style:name="P29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9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9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9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9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9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9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0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0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0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0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0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1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1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1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1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1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1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1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2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2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2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2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2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2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2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2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3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3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3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3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3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3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3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3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3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4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41"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42"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3"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44"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45" style:family="paragraph" style:parent-style-name="Text_20_body">
      <style:paragraph-properties fo:margin-top="0.25cm" fo:margin-bottom="0.101cm" loext:contextual-spacing="false"/>
      <style:text-properties officeooo:rsid="0044cec8" officeooo:paragraph-rsid="0044cec8"/>
    </style:style>
    <style:style style:name="P346" style:family="paragraph" style:parent-style-name="Text_20_body">
      <style:paragraph-properties fo:margin-top="0cm" fo:margin-bottom="0.101cm" loext:contextual-spacing="false"/>
      <style:text-properties officeooo:rsid="0044cec8" officeooo:paragraph-rsid="0044cec8"/>
    </style:style>
    <style:style style:name="P347" style:family="paragraph" style:parent-style-name="Text_20_body">
      <style:paragraph-properties fo:margin-top="0cm" fo:margin-bottom="0.101cm" loext:contextual-spacing="false"/>
      <style:text-properties officeooo:rsid="0046ae6e" officeooo:paragraph-rsid="0046ae6e"/>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59"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60"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61"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62"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63"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64"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65"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66"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67" style:family="paragraph" style:parent-style-name="Text_20_body">
      <style:paragraph-properties fo:margin-top="0cm" fo:margin-bottom="0.101cm" loext:contextual-spacing="false"/>
      <style:text-properties officeooo:rsid="004d9dcc" officeooo:paragraph-rsid="004e815e"/>
    </style:style>
    <style:style style:name="P368" style:family="paragraph" style:parent-style-name="Text_20_body">
      <style:paragraph-properties fo:margin-top="0cm" fo:margin-bottom="0.101cm" loext:contextual-spacing="false"/>
      <style:text-properties officeooo:paragraph-rsid="00629a69"/>
    </style:style>
    <style:style style:name="P369" style:family="paragraph" style:parent-style-name="Text_20_body">
      <style:paragraph-properties fo:margin-top="0cm" fo:margin-bottom="0.101cm" loext:contextual-spacing="false"/>
      <style:text-properties officeooo:paragraph-rsid="0086e5fd"/>
    </style:style>
    <style:style style:name="P370" style:family="paragraph" style:parent-style-name="Text_20_body">
      <style:paragraph-properties fo:margin-top="0cm" fo:margin-bottom="0.101cm" loext:contextual-spacing="false"/>
      <style:text-properties officeooo:rsid="00ae11e8" officeooo:paragraph-rsid="00ae11e8"/>
    </style:style>
    <style:style style:name="P371" style:family="paragraph" style:parent-style-name="Text_20_body">
      <style:paragraph-properties fo:margin-top="0cm" fo:margin-bottom="0.101cm" loext:contextual-spacing="false"/>
      <style:text-properties officeooo:rsid="00c9fb1a" officeooo:paragraph-rsid="00c9fb1a"/>
    </style:style>
    <style:style style:name="P372" style:family="paragraph" style:parent-style-name="Text_20_body">
      <style:paragraph-properties fo:margin-top="0cm" fo:margin-bottom="0.101cm" loext:contextual-spacing="false"/>
      <style:text-properties officeooo:rsid="00cd88ee" officeooo:paragraph-rsid="00d900f3"/>
    </style:style>
    <style:style style:name="P373" style:family="paragraph" style:parent-style-name="Text_20_body">
      <style:paragraph-properties fo:margin-top="0cm" fo:margin-bottom="0.101cm" loext:contextual-spacing="false" style:writing-mode="page"/>
    </style:style>
    <style:style style:name="P374" style:family="paragraph" style:parent-style-name="Text_20_body">
      <style:paragraph-properties fo:margin-top="0cm" fo:margin-bottom="0.101cm" loext:contextual-spacing="false" style:writing-mode="page"/>
      <style:text-properties officeooo:rsid="007322fd" officeooo:paragraph-rsid="007322fd"/>
    </style:style>
    <style:style style:name="P375" style:family="paragraph" style:parent-style-name="Text_20_body">
      <style:paragraph-properties fo:margin-top="0cm" fo:margin-bottom="0.101cm" loext:contextual-spacing="false" style:writing-mode="page"/>
      <style:text-properties officeooo:rsid="0074f2d1" officeooo:paragraph-rsid="0074f2d1"/>
    </style:style>
    <style:style style:name="P376" style:family="paragraph" style:parent-style-name="Text_20_body">
      <style:paragraph-properties fo:margin-top="0cm" fo:margin-bottom="0.101cm" loext:contextual-spacing="false" style:writing-mode="page"/>
      <style:text-properties officeooo:rsid="00767ff1" officeooo:paragraph-rsid="00767ff1"/>
    </style:style>
    <style:style style:name="P37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7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7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8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8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82"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83"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84" style:family="paragraph" style:parent-style-name="Text_20_body">
      <style:paragraph-properties fo:margin-top="0cm" fo:margin-bottom="0.101cm" loext:contextual-spacing="false" style:writing-mode="page"/>
      <style:text-properties officeooo:rsid="004c0a3f" officeooo:paragraph-rsid="004c0a3f"/>
    </style:style>
    <style:style style:name="P385" style:family="paragraph" style:parent-style-name="Text_20_body">
      <style:paragraph-properties fo:margin-top="0cm" fo:margin-bottom="0.101cm" loext:contextual-spacing="false" style:writing-mode="page"/>
      <style:text-properties officeooo:rsid="004c0a3f" officeooo:paragraph-rsid="004d1e9e"/>
    </style:style>
    <style:style style:name="P38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8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88" style:family="paragraph" style:parent-style-name="Text_20_body">
      <style:paragraph-properties fo:margin-top="0cm" fo:margin-bottom="0.101cm" loext:contextual-spacing="false" style:writing-mode="page"/>
      <style:text-properties officeooo:rsid="004c5460" officeooo:paragraph-rsid="004d1e9e"/>
    </style:style>
    <style:style style:name="P389" style:family="paragraph" style:parent-style-name="Text_20_body">
      <style:paragraph-properties fo:margin-top="0cm" fo:margin-bottom="0.101cm" loext:contextual-spacing="false" style:writing-mode="page"/>
      <style:text-properties officeooo:rsid="005a3ad3" officeooo:paragraph-rsid="005a3ad3"/>
    </style:style>
    <style:style style:name="P390" style:family="paragraph" style:parent-style-name="Text_20_body">
      <style:paragraph-properties fo:margin-top="0cm" fo:margin-bottom="0.101cm" loext:contextual-spacing="false" style:writing-mode="page"/>
      <style:text-properties officeooo:rsid="00220f6a" officeooo:paragraph-rsid="00299862"/>
    </style:style>
    <style:style style:name="P391" style:family="paragraph" style:parent-style-name="Text_20_body">
      <style:paragraph-properties fo:margin-top="0cm" fo:margin-bottom="0.101cm" loext:contextual-spacing="false" style:writing-mode="page"/>
      <style:text-properties officeooo:rsid="00220f6a" officeooo:paragraph-rsid="002eb0d8"/>
    </style:style>
    <style:style style:name="P392" style:family="paragraph" style:parent-style-name="Text_20_body">
      <style:paragraph-properties fo:margin-top="0cm" fo:margin-bottom="0.101cm" loext:contextual-spacing="false" style:writing-mode="page"/>
      <style:text-properties officeooo:rsid="00220f6a" officeooo:paragraph-rsid="0030d5d3"/>
    </style:style>
    <style:style style:name="P393" style:family="paragraph" style:parent-style-name="Text_20_body">
      <style:paragraph-properties fo:margin-top="0cm" fo:margin-bottom="0.101cm" loext:contextual-spacing="false" style:writing-mode="page"/>
      <style:text-properties officeooo:rsid="00220f6a" officeooo:paragraph-rsid="0041248e"/>
    </style:style>
    <style:style style:name="P394" style:family="paragraph" style:parent-style-name="Text_20_body">
      <style:paragraph-properties fo:margin-top="0cm" fo:margin-bottom="0.101cm" loext:contextual-spacing="false" style:writing-mode="page"/>
      <style:text-properties officeooo:rsid="005d0fc0" officeooo:paragraph-rsid="005d0fc0"/>
    </style:style>
    <style:style style:name="P395" style:family="paragraph" style:parent-style-name="Text_20_body">
      <style:paragraph-properties fo:margin-top="0cm" fo:margin-bottom="0.101cm" loext:contextual-spacing="false" style:writing-mode="page"/>
      <style:text-properties officeooo:rsid="00a51776" officeooo:paragraph-rsid="00a51776"/>
    </style:style>
    <style:style style:name="P396" style:family="paragraph" style:parent-style-name="Text_20_body">
      <style:paragraph-properties fo:margin-top="0cm" fo:margin-bottom="0.101cm" loext:contextual-spacing="false" style:writing-mode="page"/>
      <style:text-properties officeooo:rsid="0084eee9" officeooo:paragraph-rsid="0084eee9"/>
    </style:style>
    <style:style style:name="P397" style:family="paragraph" style:parent-style-name="Text_20_body">
      <style:paragraph-properties fo:margin-top="0cm" fo:margin-bottom="0.101cm" loext:contextual-spacing="false" style:writing-mode="page"/>
      <style:text-properties officeooo:rsid="00831f3b" officeooo:paragraph-rsid="00afeb1c"/>
    </style:style>
    <style:style style:name="P39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99"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00"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0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02"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03"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04"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05"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06"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07"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08"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09"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10" style:family="paragraph" style:parent-style-name="Text_20_body">
      <style:paragraph-properties fo:margin-top="0cm" fo:margin-bottom="0.101cm" loext:contextual-spacing="false" style:writing-mode="page"/>
      <style:text-properties officeooo:rsid="00b2048e" officeooo:paragraph-rsid="00b71042"/>
    </style:style>
    <style:style style:name="P411" style:family="paragraph" style:parent-style-name="Text_20_body">
      <style:paragraph-properties fo:margin-top="0cm" fo:margin-bottom="0.101cm" loext:contextual-spacing="false" style:writing-mode="page"/>
      <style:text-properties officeooo:rsid="00b2048e" officeooo:paragraph-rsid="00b90aea"/>
    </style:style>
    <style:style style:name="P412" style:family="paragraph" style:parent-style-name="Text_20_body">
      <style:paragraph-properties fo:margin-top="0cm" fo:margin-bottom="0.101cm" loext:contextual-spacing="false" style:writing-mode="page"/>
      <style:text-properties officeooo:rsid="00b2048e" officeooo:paragraph-rsid="00cd88ee"/>
    </style:style>
    <style:style style:name="P413" style:family="paragraph" style:parent-style-name="Text_20_body">
      <style:paragraph-properties fo:margin-top="0cm" fo:margin-bottom="0.101cm" loext:contextual-spacing="false" style:writing-mode="page"/>
      <style:text-properties officeooo:rsid="00b2048e" officeooo:paragraph-rsid="00ced118"/>
    </style:style>
    <style:style style:name="P414" style:family="paragraph" style:parent-style-name="Text_20_body">
      <style:paragraph-properties fo:margin-top="0cm" fo:margin-bottom="0.101cm" loext:contextual-spacing="false" style:writing-mode="page"/>
      <style:text-properties officeooo:paragraph-rsid="00bb59b3"/>
    </style:style>
    <style:style style:name="P415"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16"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17" style:family="paragraph" style:parent-style-name="Text_20_body">
      <style:paragraph-properties fo:margin-top="0cm" fo:margin-bottom="0.101cm" loext:contextual-spacing="false" style:writing-mode="page"/>
      <style:text-properties officeooo:rsid="00cd88ee" officeooo:paragraph-rsid="00cd88ee"/>
    </style:style>
    <style:style style:name="P418" style:family="paragraph" style:parent-style-name="Text_20_body">
      <style:paragraph-properties fo:margin-top="0cm" fo:margin-bottom="0.101cm" loext:contextual-spacing="false" style:writing-mode="page"/>
      <style:text-properties officeooo:rsid="00d85af7" officeooo:paragraph-rsid="00d85af7"/>
    </style:style>
    <style:style style:name="P419" style:family="paragraph" style:parent-style-name="Text_20_body">
      <style:paragraph-properties fo:margin-top="0cm" fo:margin-bottom="0.101cm" loext:contextual-spacing="false" style:writing-mode="page"/>
      <style:text-properties officeooo:paragraph-rsid="00d900f3"/>
    </style:style>
    <style:style style:name="P42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2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2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2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2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2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2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2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2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2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3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3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3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33" style:family="paragraph" style:parent-style-name="Preformatted_20_Text">
      <style:paragraph-properties fo:text-align="center" style:justify-single-word="false"/>
    </style:style>
    <style:style style:name="P434" style:family="paragraph" style:parent-style-name="Preformatted_20_Text">
      <style:text-properties officeooo:paragraph-rsid="007322fd"/>
    </style:style>
    <style:style style:name="P435" style:family="paragraph" style:parent-style-name="Preformatted_20_Text">
      <style:text-properties officeooo:paragraph-rsid="00a6d869"/>
    </style:style>
    <style:style style:name="P436" style:family="paragraph" style:parent-style-name="Preformatted_20_Text">
      <style:text-properties officeooo:paragraph-rsid="00a81267"/>
    </style:style>
    <style:style style:name="P437" style:family="paragraph" style:parent-style-name="Preformatted_20_Text">
      <style:text-properties officeooo:paragraph-rsid="00d50b45"/>
    </style:style>
    <style:style style:name="P438" style:family="paragraph" style:parent-style-name="Preformatted_20_Text">
      <style:text-properties officeooo:paragraph-rsid="00d85af7"/>
    </style:style>
    <style:style style:name="P439" style:family="paragraph" style:parent-style-name="Preformatted_20_Text">
      <style:text-properties officeooo:paragraph-rsid="00dc35ed"/>
    </style:style>
    <style:style style:name="P440"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4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42" style:family="paragraph" style:parent-style-name="Preformatted_20_Text">
      <style:paragraph-properties fo:margin-top="0cm" fo:margin-bottom="0.25cm" loext:contextual-spacing="false"/>
    </style:style>
    <style:style style:name="P443" style:family="paragraph" style:parent-style-name="Text_20_body">
      <style:paragraph-properties fo:margin-top="0cm" fo:margin-bottom="0.25cm" loext:contextual-spacing="false" style:writing-mode="page"/>
      <style:text-properties officeooo:rsid="0084eee9" officeooo:paragraph-rsid="0084eee9"/>
    </style:style>
    <style:style style:name="P444"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45"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46" style:family="paragraph" style:parent-style-name="Text_20_body">
      <style:paragraph-properties fo:margin-top="0cm" fo:margin-bottom="0.25cm" loext:contextual-spacing="false" style:writing-mode="page"/>
      <style:text-properties officeooo:rsid="009830de" officeooo:paragraph-rsid="009830de"/>
    </style:style>
    <style:style style:name="P44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4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4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50"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5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52" style:family="paragraph" style:parent-style-name="Preformatted_20_Text">
      <style:paragraph-properties fo:margin-top="0cm" fo:margin-bottom="0.199cm" loext:contextual-spacing="false" style:writing-mode="page"/>
    </style:style>
    <style:style style:name="P453"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54" style:family="paragraph" style:parent-style-name="Text_20_body">
      <style:paragraph-properties style:writing-mode="page"/>
      <style:text-properties officeooo:rsid="00d50b45" officeooo:paragraph-rsid="00d77400"/>
    </style:style>
    <style:style style:name="P455" style:family="paragraph" style:parent-style-name="Text_20_body">
      <style:paragraph-properties style:writing-mode="page"/>
      <style:text-properties officeooo:rsid="00d50b45" officeooo:paragraph-rsid="00d85af7"/>
    </style:style>
    <style:style style:name="P456" style:family="paragraph" style:parent-style-name="Text_20_body">
      <style:paragraph-properties style:writing-mode="page"/>
      <style:text-properties officeooo:rsid="00d50b45" officeooo:paragraph-rsid="00dc35ed"/>
    </style:style>
    <style:style style:name="P457" style:family="paragraph" style:parent-style-name="Standard" style:list-style-name="L5"/>
    <style:style style:name="P458" style:family="paragraph" style:parent-style-name="Text_20_body" style:list-style-name="WWNum11"/>
    <style:style style:name="P459" style:family="paragraph" style:parent-style-name="Text_20_body" style:list-style-name="L1">
      <style:text-properties officeooo:rsid="001c52b8" officeooo:paragraph-rsid="001c52b8"/>
    </style:style>
    <style:style style:name="P460" style:family="paragraph" style:parent-style-name="Text_20_body" style:list-style-name="L2">
      <style:text-properties officeooo:paragraph-rsid="001c52b8"/>
    </style:style>
    <style:style style:name="P461" style:family="paragraph" style:parent-style-name="Text_20_body" style:list-style-name="L3">
      <style:text-properties officeooo:paragraph-rsid="002039af"/>
    </style:style>
    <style:style style:name="P462" style:family="paragraph" style:parent-style-name="Text_20_body" style:list-style-name="L4">
      <style:text-properties officeooo:rsid="002039af" officeooo:paragraph-rsid="002039af"/>
    </style:style>
    <style:style style:name="P463" style:family="paragraph" style:parent-style-name="Text_20_body" style:list-style-name="L8">
      <style:text-properties officeooo:paragraph-rsid="004d1e9e"/>
    </style:style>
    <style:style style:name="P464" style:family="paragraph" style:parent-style-name="Text_20_body" style:list-style-name="L9">
      <style:text-properties officeooo:rsid="0054d10a" officeooo:paragraph-rsid="0054d10a"/>
    </style:style>
    <style:style style:name="P465" style:family="paragraph" style:parent-style-name="Text_20_body" style:list-style-name="L9">
      <style:text-properties officeooo:rsid="0054d10a" officeooo:paragraph-rsid="00564a6e"/>
    </style:style>
    <style:style style:name="P466" style:family="paragraph" style:parent-style-name="Text_20_body" style:list-style-name="L11">
      <style:text-properties officeooo:rsid="005d0fc0" officeooo:paragraph-rsid="005d0fc0"/>
    </style:style>
    <style:style style:name="P467" style:family="paragraph" style:parent-style-name="Text_20_body" style:list-style-name="L12">
      <style:text-properties officeooo:paragraph-rsid="0063bca1"/>
    </style:style>
    <style:style style:name="P468" style:family="paragraph" style:parent-style-name="Text_20_body" style:list-style-name="L13">
      <style:text-properties officeooo:rsid="0071e7ae" officeooo:paragraph-rsid="0071e7ae"/>
    </style:style>
    <style:style style:name="P469" style:family="paragraph" style:parent-style-name="Text_20_body" style:list-style-name="L13">
      <style:text-properties officeooo:rsid="0071e7ae" officeooo:paragraph-rsid="00a51776"/>
    </style:style>
    <style:style style:name="P470" style:family="paragraph" style:parent-style-name="Text_20_body" style:list-style-name="L16">
      <style:text-properties officeooo:rsid="00ad9207" officeooo:paragraph-rsid="00ad9207"/>
    </style:style>
    <style:style style:name="P471" style:family="paragraph" style:parent-style-name="Text_20_body" style:list-style-name="L17">
      <style:text-properties officeooo:rsid="00ae11e8" officeooo:paragraph-rsid="00ae11e8"/>
    </style:style>
    <style:style style:name="P472" style:family="paragraph" style:parent-style-name="Text_20_body" style:list-style-name="L20">
      <style:text-properties officeooo:rsid="00bb59b3" officeooo:paragraph-rsid="00bb59b3"/>
    </style:style>
    <style:style style:name="P473" style:family="paragraph" style:parent-style-name="Text_20_body" style:list-style-name="L21">
      <style:text-properties officeooo:rsid="00c9fb1a" officeooo:paragraph-rsid="00c9fb1a"/>
    </style:style>
    <style:style style:name="P474" style:family="paragraph" style:parent-style-name="Text_20_body" style:list-style-name="L23">
      <style:text-properties officeooo:rsid="00c9fb1a" officeooo:paragraph-rsid="00c9fb1a"/>
    </style:style>
    <style:style style:name="P475" style:family="paragraph" style:parent-style-name="Text_20_body" style:list-style-name="L22">
      <style:text-properties officeooo:rsid="00cd88ee" officeooo:paragraph-rsid="00cd88ee"/>
    </style:style>
    <style:style style:name="P476" style:family="paragraph" style:parent-style-name="Text_20_body" style:list-style-name="L24">
      <style:text-properties officeooo:rsid="00d85af7" officeooo:paragraph-rsid="00d85af7"/>
    </style:style>
    <style:style style:name="P477" style:family="paragraph" style:parent-style-name="Text_20_body">
      <style:text-properties officeooo:paragraph-rsid="00df343c"/>
    </style:style>
    <style:style style:name="P478" style:family="paragraph" style:parent-style-name="Text_20_body" style:list-style-name="L1">
      <style:paragraph-properties fo:margin-top="0cm" fo:margin-bottom="0cm" loext:contextual-spacing="false" style:writing-mode="page"/>
      <style:text-properties officeooo:paragraph-rsid="001c52b8"/>
    </style:style>
    <style:style style:name="P479" style:family="paragraph" style:parent-style-name="Text_20_body" style:list-style-name="L2">
      <style:paragraph-properties fo:margin-top="0cm" fo:margin-bottom="0cm" loext:contextual-spacing="false" style:writing-mode="page"/>
      <style:text-properties officeooo:paragraph-rsid="001c52b8"/>
    </style:style>
    <style:style style:name="P480"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81"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82" style:family="paragraph" style:parent-style-name="Text_20_body" style:list-style-name="L3">
      <style:paragraph-properties fo:margin-top="0cm" fo:margin-bottom="0cm" loext:contextual-spacing="false"/>
      <style:text-properties officeooo:paragraph-rsid="002039af"/>
    </style:style>
    <style:style style:name="P483" style:family="paragraph" style:parent-style-name="Text_20_body" style:list-style-name="L4">
      <style:paragraph-properties fo:margin-top="0cm" fo:margin-bottom="0cm" loext:contextual-spacing="false"/>
      <style:text-properties officeooo:rsid="002039af" officeooo:paragraph-rsid="002039af"/>
    </style:style>
    <style:style style:name="P484" style:family="paragraph" style:parent-style-name="Text_20_body" style:list-style-name="L7">
      <style:paragraph-properties fo:margin-top="0cm" fo:margin-bottom="0cm" loext:contextual-spacing="false"/>
      <style:text-properties officeooo:rsid="004c0a3f" officeooo:paragraph-rsid="004c0a3f"/>
    </style:style>
    <style:style style:name="P485" style:family="paragraph" style:parent-style-name="Text_20_body" style:list-style-name="L7">
      <style:paragraph-properties fo:margin-top="0cm" fo:margin-bottom="0cm" loext:contextual-spacing="false"/>
      <style:text-properties officeooo:rsid="004c0a3f" officeooo:paragraph-rsid="004d1e9e"/>
    </style:style>
    <style:style style:name="P486" style:family="paragraph" style:parent-style-name="Text_20_body" style:list-style-name="L8">
      <style:paragraph-properties fo:margin-top="0cm" fo:margin-bottom="0cm" loext:contextual-spacing="false"/>
      <style:text-properties officeooo:paragraph-rsid="004d1e9e"/>
    </style:style>
    <style:style style:name="P487" style:family="paragraph" style:parent-style-name="Text_20_body" style:list-style-name="L9">
      <style:paragraph-properties fo:margin-top="0cm" fo:margin-bottom="0cm" loext:contextual-spacing="false"/>
      <style:text-properties officeooo:rsid="0050bcd7" officeooo:paragraph-rsid="0050bcd7"/>
    </style:style>
    <style:style style:name="P488" style:family="paragraph" style:parent-style-name="Text_20_body" style:list-style-name="L9">
      <style:paragraph-properties fo:margin-top="0cm" fo:margin-bottom="0cm" loext:contextual-spacing="false"/>
      <style:text-properties officeooo:rsid="0050bcd7" officeooo:paragraph-rsid="00564a6e"/>
    </style:style>
    <style:style style:name="P489" style:family="paragraph" style:parent-style-name="Text_20_body" style:list-style-name="L10">
      <style:paragraph-properties fo:margin-top="0cm" fo:margin-bottom="0cm" loext:contextual-spacing="false"/>
      <style:text-properties officeooo:rsid="005a3ad3" officeooo:paragraph-rsid="005a3ad3"/>
    </style:style>
    <style:style style:name="P490" style:family="paragraph" style:parent-style-name="Text_20_body" style:list-style-name="L11">
      <style:paragraph-properties fo:margin-top="0cm" fo:margin-bottom="0cm" loext:contextual-spacing="false"/>
      <style:text-properties officeooo:rsid="005d0fc0" officeooo:paragraph-rsid="005d0fc0"/>
    </style:style>
    <style:style style:name="P491" style:family="paragraph" style:parent-style-name="Text_20_body" style:list-style-name="L12">
      <style:paragraph-properties fo:margin-top="0cm" fo:margin-bottom="0cm" loext:contextual-spacing="false"/>
      <style:text-properties officeooo:paragraph-rsid="0063bca1"/>
    </style:style>
    <style:style style:name="P492" style:family="paragraph" style:parent-style-name="Text_20_body" style:list-style-name="L13">
      <style:paragraph-properties fo:margin-top="0cm" fo:margin-bottom="0cm" loext:contextual-spacing="false"/>
      <style:text-properties officeooo:rsid="0071e7ae" officeooo:paragraph-rsid="0071e7ae"/>
    </style:style>
    <style:style style:name="P493" style:family="paragraph" style:parent-style-name="Text_20_body" style:list-style-name="L13">
      <style:paragraph-properties fo:margin-top="0cm" fo:margin-bottom="0cm" loext:contextual-spacing="false"/>
      <style:text-properties officeooo:rsid="0071e7ae" officeooo:paragraph-rsid="00a51776"/>
    </style:style>
    <style:style style:name="P494" style:family="paragraph" style:parent-style-name="Text_20_body" style:list-style-name="L15">
      <style:paragraph-properties fo:margin-top="0cm" fo:margin-bottom="0cm" loext:contextual-spacing="false"/>
      <style:text-properties officeooo:rsid="00767ff1" officeooo:paragraph-rsid="00767ff1"/>
    </style:style>
    <style:style style:name="P495" style:family="paragraph" style:parent-style-name="Text_20_body" style:list-style-name="L16">
      <style:paragraph-properties fo:margin-top="0cm" fo:margin-bottom="0cm" loext:contextual-spacing="false"/>
      <style:text-properties officeooo:rsid="00ad9207" officeooo:paragraph-rsid="00ad9207"/>
    </style:style>
    <style:style style:name="P496" style:family="paragraph" style:parent-style-name="Text_20_body" style:list-style-name="L6">
      <style:paragraph-properties fo:margin-top="0cm" fo:margin-bottom="0.101cm" loext:contextual-spacing="false"/>
      <style:text-properties officeooo:rsid="0046ae6e" officeooo:paragraph-rsid="0046ae6e"/>
    </style:style>
    <style:style style:name="P497" style:family="paragraph" style:parent-style-name="Text_20_body" style:list-style-name="L17">
      <style:paragraph-properties fo:margin-top="0cm" fo:margin-bottom="0.101cm" loext:contextual-spacing="false"/>
      <style:text-properties officeooo:rsid="00ae11e8" officeooo:paragraph-rsid="00ae11e8"/>
    </style:style>
    <style:style style:name="P498" style:family="paragraph" style:parent-style-name="Text_20_body" style:list-style-name="L21">
      <style:paragraph-properties fo:margin-top="0cm" fo:margin-bottom="0.101cm" loext:contextual-spacing="false"/>
      <style:text-properties officeooo:rsid="00c9fb1a" officeooo:paragraph-rsid="00c9fb1a"/>
    </style:style>
    <style:style style:name="P499" style:family="paragraph" style:parent-style-name="Text_20_body" style:list-style-name="L23">
      <style:paragraph-properties fo:margin-top="0cm" fo:margin-bottom="0.101cm" loext:contextual-spacing="false"/>
      <style:text-properties officeooo:rsid="00c9fb1a" officeooo:paragraph-rsid="00c9fb1a"/>
    </style:style>
    <style:style style:name="P500" style:family="paragraph" style:parent-style-name="Text_20_body">
      <style:paragraph-properties fo:margin-top="0cm" fo:margin-bottom="0.101cm" loext:contextual-spacing="false"/>
      <style:text-properties officeooo:paragraph-rsid="00dc35ed"/>
    </style:style>
    <style:style style:name="P501"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02"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03"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04"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05"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06"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07"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08"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09"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10" style:family="paragraph" style:parent-style-name="Text_20_body" style:list-style-name="L22">
      <style:paragraph-properties fo:margin-top="0cm" fo:margin-bottom="0.101cm" loext:contextual-spacing="false" style:writing-mode="page"/>
      <style:text-properties officeooo:rsid="00cd88ee" officeooo:paragraph-rsid="00cd88ee"/>
    </style:style>
    <style:style style:name="P511" style:family="paragraph" style:parent-style-name="Text_20_body" style:list-style-name="L24">
      <style:paragraph-properties fo:margin-top="0cm" fo:margin-bottom="0.101cm" loext:contextual-spacing="false" style:writing-mode="page"/>
      <style:text-properties officeooo:rsid="00d85af7" officeooo:paragraph-rsid="00d85af7"/>
    </style:style>
    <style:style style:name="P512" style:family="paragraph" style:parent-style-name="Text_20_body">
      <style:paragraph-properties fo:margin-top="0cm" fo:margin-bottom="0.101cm" loext:contextual-spacing="false" style:writing-mode="page"/>
      <style:text-properties officeooo:rsid="00b2048e" officeooo:paragraph-rsid="00df343c"/>
    </style:style>
    <style:style style:name="P513" style:family="paragraph" style:parent-style-name="Text_20_body">
      <style:paragraph-properties fo:margin-top="0cm" fo:margin-bottom="0.101cm" loext:contextual-spacing="false" style:writing-mode="page"/>
      <style:text-properties officeooo:rsid="00b2048e" officeooo:paragraph-rsid="00e20805"/>
    </style:style>
    <style:style style:name="P514"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515"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516" style:family="paragraph" style:parent-style-name="Text_20_body">
      <style:paragraph-properties fo:margin-top="0cm" fo:margin-bottom="0.101cm" loext:contextual-spacing="false" style:writing-mode="page"/>
      <style:text-properties officeooo:rsid="00e20805" officeooo:paragraph-rsid="00e20805"/>
    </style:style>
    <style:style style:name="P517" style:family="paragraph" style:parent-style-name="Text_20_body" style:list-style-name="L10">
      <style:paragraph-properties fo:margin-top="0cm" fo:margin-bottom="0.25cm" loext:contextual-spacing="false"/>
      <style:text-properties officeooo:rsid="005b583d" officeooo:paragraph-rsid="005b583d"/>
    </style:style>
    <style:style style:name="P518"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19" style:family="paragraph" style:parent-style-name="Contents_20_4">
      <style:paragraph-properties>
        <style:tab-stops>
          <style:tab-stop style:position="16.505cm" style:type="right" style:leader-style="dotted" style:leader-text="."/>
        </style:tab-stops>
      </style:paragraph-properties>
    </style:style>
    <style:style style:name="P52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21" style:family="paragraph" style:parent-style-name="Heading_20_1" style:list-style-name="">
      <style:text-properties officeooo:rsid="001c52b8" officeooo:paragraph-rsid="001c52b8"/>
    </style:style>
    <style:style style:name="P522" style:family="paragraph" style:parent-style-name="Heading_20_1">
      <style:text-properties officeooo:rsid="0075314f" officeooo:paragraph-rsid="008d51f7"/>
    </style:style>
    <style:style style:name="P523" style:family="paragraph" style:parent-style-name="Heading_20_1">
      <style:paragraph-properties fo:break-before="page"/>
    </style:style>
    <style:style style:name="P524" style:family="paragraph" style:parent-style-name="Heading_20_1">
      <style:paragraph-properties fo:break-before="page"/>
      <style:text-properties officeooo:rsid="001c52b8" officeooo:paragraph-rsid="001c52b8"/>
    </style:style>
    <style:style style:name="P525" style:family="paragraph" style:parent-style-name="Heading_20_1">
      <style:paragraph-properties fo:break-before="page"/>
      <style:text-properties officeooo:rsid="005a3ad3" officeooo:paragraph-rsid="005a3ad3"/>
    </style:style>
    <style:style style:name="P526" style:family="paragraph" style:parent-style-name="Heading_20_1">
      <style:paragraph-properties fo:break-before="page"/>
      <style:text-properties officeooo:rsid="0070eb2a" officeooo:paragraph-rsid="0070eb2a"/>
    </style:style>
    <style:style style:name="P527" style:family="paragraph" style:parent-style-name="Contents_20_Heading">
      <style:paragraph-properties fo:break-before="page"/>
    </style:style>
    <style:style style:name="P528" style:family="paragraph" style:parent-style-name="Contents_20_1">
      <style:paragraph-properties>
        <style:tab-stops>
          <style:tab-stop style:position="18.002cm" style:type="right" style:leader-style="dotted" style:leader-text="."/>
        </style:tab-stops>
      </style:paragraph-properties>
    </style:style>
    <style:style style:name="P529" style:family="paragraph" style:parent-style-name="Heading_20_3">
      <style:text-properties officeooo:rsid="001e0aa7" officeooo:paragraph-rsid="001e0aa7"/>
    </style:style>
    <style:style style:name="P530" style:family="paragraph" style:parent-style-name="Heading_20_3">
      <style:text-properties officeooo:rsid="001e0aa7" officeooo:paragraph-rsid="005b583d"/>
    </style:style>
    <style:style style:name="P531" style:family="paragraph" style:parent-style-name="Heading_20_3">
      <style:text-properties officeooo:rsid="001e0aa7" officeooo:paragraph-rsid="0061a281"/>
    </style:style>
    <style:style style:name="P532" style:family="paragraph" style:parent-style-name="Heading_20_3">
      <style:text-properties officeooo:rsid="0032d5e7" officeooo:paragraph-rsid="0032d5e7"/>
    </style:style>
    <style:style style:name="P533" style:family="paragraph" style:parent-style-name="Heading_20_3">
      <style:text-properties officeooo:rsid="0032d5e7" officeooo:paragraph-rsid="005b583d"/>
    </style:style>
    <style:style style:name="P534" style:family="paragraph" style:parent-style-name="Heading_20_3">
      <style:text-properties officeooo:rsid="0032d5e7" officeooo:paragraph-rsid="00629a69"/>
    </style:style>
    <style:style style:name="P535" style:family="paragraph" style:parent-style-name="Heading_20_3">
      <style:text-properties officeooo:paragraph-rsid="00bb7502"/>
    </style:style>
    <style:style style:name="P536" style:family="paragraph" style:parent-style-name="Heading_20_3">
      <style:text-properties officeooo:rsid="00831f3b" officeooo:paragraph-rsid="00b3c8ed"/>
    </style:style>
    <style:style style:name="P537" style:family="paragraph" style:parent-style-name="Heading_20_3">
      <style:text-properties officeooo:rsid="00831f3b" officeooo:paragraph-rsid="00c319da"/>
    </style:style>
    <style:style style:name="P538" style:family="paragraph" style:parent-style-name="Heading_20_3">
      <style:text-properties officeooo:paragraph-rsid="00bb59b3"/>
    </style:style>
    <style:style style:name="P539" style:family="paragraph" style:parent-style-name="Heading_20_3">
      <style:text-properties officeooo:paragraph-rsid="00895114"/>
    </style:style>
    <style:style style:name="P540" style:family="paragraph" style:parent-style-name="Heading_20_3">
      <style:text-properties officeooo:paragraph-rsid="008d51f7"/>
    </style:style>
    <style:style style:name="P541" style:family="paragraph" style:parent-style-name="Heading_20_3">
      <style:text-properties officeooo:paragraph-rsid="00c4cb19"/>
    </style:style>
    <style:style style:name="P542" style:family="paragraph" style:parent-style-name="Heading_20_3">
      <style:text-properties officeooo:rsid="00c6b810" officeooo:paragraph-rsid="00c6b810"/>
    </style:style>
    <style:style style:name="P543" style:family="paragraph" style:parent-style-name="Heading_20_3">
      <style:text-properties officeooo:rsid="00c6b810" officeooo:paragraph-rsid="00ced118"/>
    </style:style>
    <style:style style:name="P544" style:family="paragraph" style:parent-style-name="Heading_20_3">
      <style:paragraph-properties fo:margin-top="0.25cm" fo:margin-bottom="0.25cm" loext:contextual-spacing="false" style:writing-mode="page"/>
      <style:text-properties officeooo:rsid="0032d5e7" officeooo:paragraph-rsid="00afeb1c"/>
    </style:style>
    <style:style style:name="P545" style:family="paragraph" style:parent-style-name="Heading_20_3">
      <style:paragraph-properties fo:margin-top="0.25cm" fo:margin-bottom="0.25cm" loext:contextual-spacing="false" style:writing-mode="page"/>
      <style:text-properties officeooo:rsid="0032d5e7" officeooo:paragraph-rsid="00bb59b3"/>
    </style:style>
    <style:style style:name="P546" style:family="paragraph" style:parent-style-name="Heading_20_3">
      <style:paragraph-properties fo:margin-top="0.25cm" fo:margin-bottom="0.25cm" loext:contextual-spacing="false" style:writing-mode="page"/>
      <style:text-properties officeooo:rsid="0032d5e7" officeooo:paragraph-rsid="00bd90d4"/>
    </style:style>
    <style:style style:name="P547" style:family="paragraph" style:parent-style-name="Heading_20_2">
      <style:text-properties officeooo:rsid="001e0aa7" officeooo:paragraph-rsid="001e0aa7"/>
    </style:style>
    <style:style style:name="P548" style:family="paragraph" style:parent-style-name="Heading_20_2">
      <style:paragraph-properties>
        <style:tab-stops>
          <style:tab-stop style:position="5.14cm"/>
        </style:tab-stops>
      </style:paragraph-properties>
      <style:text-properties officeooo:rsid="001e0aa7" officeooo:paragraph-rsid="001e0aa7"/>
    </style:style>
    <style:style style:name="P549" style:family="paragraph" style:parent-style-name="Heading_20_2">
      <style:text-properties officeooo:rsid="001e0aa7" officeooo:paragraph-rsid="005b583d"/>
    </style:style>
    <style:style style:name="P550" style:family="paragraph" style:parent-style-name="Heading_20_2">
      <style:text-properties officeooo:rsid="001e0aa7" officeooo:paragraph-rsid="0061a281"/>
    </style:style>
    <style:style style:name="P551" style:family="paragraph" style:parent-style-name="Heading_20_2">
      <style:text-properties officeooo:rsid="0070eb2a" officeooo:paragraph-rsid="0070eb2a"/>
    </style:style>
    <style:style style:name="P552" style:family="paragraph" style:parent-style-name="Heading_20_2">
      <style:text-properties officeooo:rsid="0070eb2a" officeooo:paragraph-rsid="00ad0255"/>
    </style:style>
    <style:style style:name="P553" style:family="paragraph" style:parent-style-name="Heading_20_2">
      <style:text-properties officeooo:rsid="0070eb2a" officeooo:paragraph-rsid="00bd90d4"/>
    </style:style>
    <style:style style:name="P554" style:family="paragraph" style:parent-style-name="Heading_20_2">
      <style:text-properties officeooo:rsid="0070eb2a" officeooo:paragraph-rsid="00895114"/>
    </style:style>
    <style:style style:name="P555" style:family="paragraph" style:parent-style-name="Heading_20_2">
      <style:text-properties officeooo:rsid="0075314f" officeooo:paragraph-rsid="00dc35ed"/>
    </style:style>
    <style:style style:name="P556" style:family="paragraph" style:parent-style-name="Contents_20_3">
      <style:paragraph-properties>
        <style:tab-stops>
          <style:tab-stop style:position="17.004cm" style:type="right" style:leader-style="dotted" style:leader-text="."/>
        </style:tab-stops>
      </style:paragraph-properties>
    </style:style>
    <style:style style:name="P557" style:family="paragraph" style:parent-style-name="Contents_20_2">
      <style:paragraph-properties>
        <style:tab-stops>
          <style:tab-stop style:position="17.503cm" style:type="right" style:leader-style="dotted" style:leader-text="."/>
        </style:tab-stops>
      </style:paragraph-properties>
    </style:style>
    <style:style style:name="P558" style:family="paragraph" style:parent-style-name="Heading_20_4">
      <style:text-properties officeooo:rsid="00280e7e" officeooo:paragraph-rsid="00280e7e"/>
    </style:style>
    <style:style style:name="P559" style:family="paragraph" style:parent-style-name="Heading_20_4">
      <style:text-properties officeooo:rsid="00280e7e" officeooo:paragraph-rsid="002e66b8"/>
    </style:style>
    <style:style style:name="P560" style:family="paragraph" style:parent-style-name="Heading_20_4">
      <style:text-properties officeooo:paragraph-rsid="002e66b8"/>
    </style:style>
    <style:style style:name="P561" style:family="paragraph" style:parent-style-name="Heading_20_4">
      <style:text-properties officeooo:rsid="0032d5e7" officeooo:paragraph-rsid="0032d5e7"/>
    </style:style>
    <style:style style:name="P562" style:family="paragraph" style:parent-style-name="Heading_20_4">
      <style:text-properties officeooo:rsid="0032d5e7" officeooo:paragraph-rsid="003fe129"/>
    </style:style>
    <style:style style:name="P563" style:family="paragraph" style:parent-style-name="Heading_20_4">
      <style:text-properties officeooo:rsid="0032d5e7" officeooo:paragraph-rsid="004d1e9e"/>
    </style:style>
    <style:style style:name="P564" style:family="paragraph" style:parent-style-name="Heading_20_4">
      <style:text-properties officeooo:paragraph-rsid="005db4ac"/>
    </style:style>
    <style:style style:name="P565" style:family="paragraph" style:parent-style-name="Heading_20_4">
      <style:text-properties officeooo:paragraph-rsid="003fe129"/>
    </style:style>
    <style:style style:name="P566" style:family="paragraph" style:parent-style-name="Heading_20_4">
      <style:text-properties officeooo:rsid="004e815e" officeooo:paragraph-rsid="003471f3"/>
    </style:style>
    <style:style style:name="P567" style:family="paragraph" style:parent-style-name="Heading_20_4">
      <style:text-properties officeooo:paragraph-rsid="00bcf3a4"/>
    </style:style>
    <style:style style:name="P568" style:family="paragraph" style:parent-style-name="Heading_20_4">
      <style:text-properties officeooo:rsid="0050bcd7" officeooo:paragraph-rsid="0050bcd7"/>
    </style:style>
    <style:style style:name="P569" style:family="paragraph" style:parent-style-name="Heading_20_4">
      <style:text-properties officeooo:rsid="00564a6e" officeooo:paragraph-rsid="00564a6e"/>
    </style:style>
    <style:style style:name="P570" style:family="paragraph" style:parent-style-name="Heading_20_4">
      <style:text-properties officeooo:rsid="009a12f9" officeooo:paragraph-rsid="009a12f9"/>
    </style:style>
    <style:style style:name="P571" style:family="paragraph" style:parent-style-name="Heading_20_4">
      <style:text-properties officeooo:rsid="00a6d869" officeooo:paragraph-rsid="00a6d869"/>
    </style:style>
    <style:style style:name="P572" style:family="paragraph" style:parent-style-name="Heading_20_4">
      <style:text-properties officeooo:rsid="00c6b810" officeooo:paragraph-rsid="00c6b810"/>
    </style:style>
    <style:style style:name="P573" style:family="paragraph" style:parent-style-name="Heading_20_4">
      <style:text-properties officeooo:rsid="00cd88ee" officeooo:paragraph-rsid="00cd88ee"/>
    </style:style>
    <style:style style:name="P574" style:family="paragraph" style:parent-style-name="Heading_20_4">
      <style:text-properties officeooo:rsid="00cd88ee" officeooo:paragraph-rsid="00d85af7"/>
    </style:style>
    <style:style style:name="P575" style:family="paragraph" style:parent-style-name="Heading_20_4">
      <style:text-properties officeooo:rsid="00cd88ee" officeooo:paragraph-rsid="00dc35ed"/>
    </style:style>
    <style:style style:name="P576" style:family="paragraph" style:parent-style-name="Heading_20_4">
      <style:paragraph-properties fo:margin-top="0cm" fo:margin-bottom="0cm" loext:contextual-spacing="false"/>
      <style:text-properties officeooo:rsid="0032d5e7" officeooo:paragraph-rsid="004d1e9e"/>
    </style:style>
    <style:style style:name="P577" style:family="paragraph" style:parent-style-name="Heading_20_4">
      <style:paragraph-properties style:writing-mode="page"/>
    </style:style>
    <style:style style:name="P578" style:family="paragraph" style:parent-style-name="Heading_20_4">
      <style:paragraph-properties style:writing-mode="page"/>
      <style:text-properties officeooo:paragraph-rsid="00d900f3"/>
    </style:style>
    <style:style style:name="P579" style:family="paragraph" style:parent-style-name="Heading_20_4">
      <style:paragraph-properties style:writing-mode="page"/>
      <style:text-properties officeooo:paragraph-rsid="00e20805"/>
    </style:style>
    <style:style style:name="P580" style:family="paragraph" style:parent-style-name="Contents_20_5">
      <style:paragraph-properties>
        <style:tab-stops>
          <style:tab-stop style:position="16.006cm" style:type="right" style:leader-style="dotted" style:leader-text="."/>
        </style:tab-stops>
      </style:paragraph-properties>
    </style:style>
    <style:style style:name="P581" style:family="paragraph" style:parent-style-name="Heading_20_5">
      <style:text-properties officeooo:rsid="003fe129" officeooo:paragraph-rsid="003fe129"/>
    </style:style>
    <style:style style:name="P582" style:family="paragraph" style:parent-style-name="Heading_20_5">
      <style:text-properties officeooo:paragraph-rsid="0046ae6e"/>
    </style:style>
    <style:style style:name="P583" style:family="paragraph" style:parent-style-name="Heading_20_5">
      <style:text-properties officeooo:paragraph-rsid="004c5460"/>
    </style:style>
    <style:style style:name="P584" style:family="paragraph" style:parent-style-name="Heading_20_5">
      <style:text-properties officeooo:paragraph-rsid="004d1e9e"/>
    </style:style>
    <style:style style:name="P585" style:family="paragraph" style:parent-style-name="Heading_20_5">
      <style:text-properties officeooo:paragraph-rsid="004d9dcc"/>
    </style:style>
    <style:style style:name="P586" style:family="paragraph" style:parent-style-name="Heading_20_5">
      <style:text-properties officeooo:paragraph-rsid="004e815e"/>
    </style:style>
    <style:style style:name="P587" style:family="paragraph" style:parent-style-name="Heading_20_5">
      <style:text-properties officeooo:paragraph-rsid="00bf9057"/>
    </style:style>
    <style:style style:name="P588" style:family="paragraph" style:parent-style-name="Heading_20_5">
      <style:text-properties officeooo:paragraph-rsid="0051c70e"/>
    </style:style>
    <style:style style:name="P589" style:family="paragraph" style:parent-style-name="Heading_20_5">
      <style:text-properties officeooo:paragraph-rsid="005d0fc0"/>
    </style:style>
    <style:style style:name="P590" style:family="paragraph" style:parent-style-name="Heading_20_5">
      <style:text-properties officeooo:paragraph-rsid="00629a69"/>
    </style:style>
    <style:style style:name="P591" style:family="paragraph" style:parent-style-name="Heading_20_5">
      <style:text-properties officeooo:paragraph-rsid="00d900f3"/>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officeooo:rsid="00012dbd"/>
    </style:style>
    <style:style style:name="T47" style:family="text">
      <style:text-properties officeooo:rsid="0002470d"/>
    </style:style>
    <style:style style:name="T48" style:family="text">
      <style:text-properties fo:font-style="italic" style:font-style-asian="italic" style:font-style-complex="italic"/>
    </style:style>
    <style:style style:name="T49" style:family="text">
      <style:text-properties fo:font-style="italic" officeooo:rsid="00299862" style:font-style-asian="italic" style:font-style-complex="italic"/>
    </style:style>
    <style:style style:name="T50" style:family="text">
      <style:text-properties fo:font-style="italic" officeooo:rsid="002b197b" style:font-style-asian="italic" style:font-style-complex="italic"/>
    </style:style>
    <style:style style:name="T51" style:family="text">
      <style:text-properties fo:font-style="italic" officeooo:rsid="0041248e" style:font-style-asian="italic" style:font-style-complex="italic"/>
    </style:style>
    <style:style style:name="T52" style:family="text">
      <style:text-properties fo:font-style="italic" officeooo:rsid="004710c6" style:font-style-asian="italic" style:font-style-complex="italic"/>
    </style:style>
    <style:style style:name="T53" style:family="text">
      <style:text-properties fo:font-style="italic" officeooo:rsid="002379ee" style:font-style-asian="italic" style:font-style-complex="italic"/>
    </style:style>
    <style:style style:name="T54" style:family="text">
      <style:text-properties fo:font-style="italic" officeooo:rsid="004c5460" style:font-style-asian="italic" style:font-style-complex="italic"/>
    </style:style>
    <style:style style:name="T55" style:family="text">
      <style:text-properties fo:font-style="italic" officeooo:rsid="004d1e9e" style:font-style-asian="italic" style:font-style-complex="italic"/>
    </style:style>
    <style:style style:name="T56" style:family="text">
      <style:text-properties fo:font-style="italic" officeooo:rsid="004e815e" style:font-style-asian="italic" style:font-style-complex="italic"/>
    </style:style>
    <style:style style:name="T57" style:family="text">
      <style:text-properties fo:font-style="italic" officeooo:rsid="00564a6e" style:font-style-asian="italic" style:font-style-complex="italic"/>
    </style:style>
    <style:style style:name="T58" style:family="text">
      <style:text-properties fo:font-style="italic" officeooo:rsid="008fd7d6" style:font-style-asian="italic" style:font-style-complex="italic"/>
    </style:style>
    <style:style style:name="T59" style:family="text">
      <style:text-properties fo:font-style="italic" officeooo:rsid="0093db53" style:font-style-asian="italic" style:font-style-complex="italic"/>
    </style:style>
    <style:style style:name="T60" style:family="text">
      <style:text-properties fo:font-style="italic" officeooo:rsid="007bd182" style:font-style-asian="italic" style:font-style-complex="italic"/>
    </style:style>
    <style:style style:name="T61" style:family="text">
      <style:text-properties fo:font-style="italic" officeooo:rsid="007b8b87" style:font-style-asian="italic" style:font-style-complex="italic"/>
    </style:style>
    <style:style style:name="T62" style:family="text">
      <style:text-properties fo:font-style="italic" officeooo:rsid="00aa9155" style:font-style-asian="italic" style:font-style-complex="italic"/>
    </style:style>
    <style:style style:name="T63" style:family="text">
      <style:text-properties fo:font-style="italic" officeooo:rsid="00abde8d" style:font-style-asian="italic" style:font-style-complex="italic"/>
    </style:style>
    <style:style style:name="T64" style:family="text">
      <style:text-properties fo:font-style="italic" officeooo:rsid="00b02448" style:font-style-asian="italic" style:font-style-complex="italic"/>
    </style:style>
    <style:style style:name="T65" style:family="text">
      <style:text-properties fo:font-style="italic" officeooo:rsid="00d0b0f7" style:font-style-asian="italic" style:font-style-complex="italic"/>
    </style:style>
    <style:style style:name="T66" style:family="text">
      <style:text-properties fo:font-style="italic" officeooo:rsid="00d900f3" style:font-style-asian="italic" style:font-style-complex="italic"/>
    </style:style>
    <style:style style:name="T67" style:family="text">
      <style:text-properties fo:font-style="italic" officeooo:rsid="00d9d86d" style:font-style-asian="italic" style:font-style-complex="italic"/>
    </style:style>
    <style:style style:name="T68" style:family="text">
      <style:text-properties fo:font-style="italic" officeooo:rsid="00dc35ed"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0299862" style:font-style-asian="italic" style:font-weight-asian="bold" style:font-style-complex="italic" style:font-weight-complex="bold"/>
    </style:style>
    <style:style style:name="T71" style:family="text">
      <style:text-properties fo:font-style="italic" fo:font-weight="bold" officeooo:rsid="0029d66d" style:font-style-asian="italic" style:font-weight-asian="bold" style:font-style-complex="italic" style:font-weight-complex="bold"/>
    </style:style>
    <style:style style:name="T72" style:family="text">
      <style:text-properties fo:font-style="italic" fo:font-weight="bold" officeooo:rsid="002b197b" style:font-style-asian="italic" style:font-weight-asian="bold" style:font-style-complex="italic" style:font-weight-complex="bold"/>
    </style:style>
    <style:style style:name="T73" style:family="text">
      <style:text-properties fo:font-style="italic" fo:font-weight="bold" officeooo:rsid="002eb0d8" style:font-style-asian="italic" style:font-weight-asian="bold" style:font-style-complex="italic" style:font-weight-complex="bold"/>
    </style:style>
    <style:style style:name="T74" style:family="text">
      <style:text-properties fo:font-style="italic" fo:font-weight="bold" officeooo:rsid="002f1f2d" style:font-style-asian="italic" style:font-weight-asian="bold" style:font-style-complex="italic" style:font-weight-complex="bold"/>
    </style:style>
    <style:style style:name="T75" style:family="text">
      <style:text-properties fo:font-style="italic" fo:font-weight="bold" officeooo:rsid="0030d5d3" style:font-style-asian="italic" style:font-weight-asian="bold" style:font-style-complex="italic" style:font-weight-complex="bold"/>
    </style:style>
    <style:style style:name="T76" style:family="text">
      <style:text-properties fo:font-style="italic" fo:font-weight="bold" officeooo:rsid="00280e7e" style:font-style-asian="italic" style:font-weight-asian="bold" style:font-style-complex="italic" style:font-weight-complex="bold"/>
    </style:style>
    <style:style style:name="T77" style:family="text">
      <style:text-properties fo:font-style="italic" fo:font-weight="bold" officeooo:rsid="003153f3" style:font-style-asian="italic" style:font-weight-asian="bold" style:font-style-complex="italic" style:font-weight-complex="bold"/>
    </style:style>
    <style:style style:name="T78" style:family="text">
      <style:text-properties fo:font-style="italic" fo:font-weight="bold" officeooo:rsid="00339e2d" style:font-style-asian="italic" style:font-weight-asian="bold" style:font-style-complex="italic" style:font-weight-complex="bold"/>
    </style:style>
    <style:style style:name="T79" style:family="text">
      <style:text-properties fo:font-style="italic" fo:font-weight="bold" officeooo:rsid="0033b7a4" style:font-style-asian="italic" style:font-weight-asian="bold" style:font-style-complex="italic" style:font-weight-complex="bold"/>
    </style:style>
    <style:style style:name="T80" style:family="text">
      <style:text-properties fo:font-style="italic" fo:font-weight="bold" officeooo:rsid="003a2c18" style:font-style-asian="italic" style:font-weight-asian="bold" style:font-style-complex="italic" style:font-weight-complex="bold"/>
    </style:style>
    <style:style style:name="T81" style:family="text">
      <style:text-properties fo:font-style="italic" fo:font-weight="bold" officeooo:rsid="0041248e" style:font-style-asian="italic" style:font-weight-asian="bold" style:font-style-complex="italic" style:font-weight-complex="bold"/>
    </style:style>
    <style:style style:name="T82" style:family="text">
      <style:text-properties fo:font-style="italic" fo:font-weight="bold" officeooo:rsid="0046ae6e" style:font-style-asian="italic" style:font-weight-asian="bold" style:font-style-complex="italic" style:font-weight-complex="bold"/>
    </style:style>
    <style:style style:name="T83" style:family="text">
      <style:text-properties fo:font-style="italic" fo:font-weight="bold" officeooo:rsid="004710c6" style:font-style-asian="italic" style:font-weight-asian="bold" style:font-style-complex="italic" style:font-weight-complex="bold"/>
    </style:style>
    <style:style style:name="T84" style:family="text">
      <style:text-properties fo:font-style="italic" fo:font-weight="bold" officeooo:rsid="002039af" style:font-style-asian="italic" style:font-weight-asian="bold" style:font-style-complex="italic" style:font-weight-complex="bold"/>
    </style:style>
    <style:style style:name="T85" style:family="text">
      <style:text-properties fo:font-style="italic" fo:font-weight="bold" officeooo:rsid="002379ee" style:font-style-asian="italic" style:font-weight-asian="bold" style:font-style-complex="italic" style:font-weight-complex="bold"/>
    </style:style>
    <style:style style:name="T86" style:family="text">
      <style:text-properties fo:font-style="italic" fo:font-weight="bold" officeooo:rsid="004c5460" style:font-style-asian="italic" style:font-weight-asian="bold" style:font-style-complex="italic" style:font-weight-complex="bold"/>
    </style:style>
    <style:style style:name="T87" style:family="text">
      <style:text-properties fo:font-style="italic" fo:font-weight="bold" officeooo:rsid="00421f63" style:font-style-asian="italic" style:font-weight-asian="bold" style:font-style-complex="italic" style:font-weight-complex="bold"/>
    </style:style>
    <style:style style:name="T88" style:family="text">
      <style:text-properties fo:font-style="italic" fo:font-weight="bold" officeooo:rsid="004d1e9e" style:font-style-asian="italic" style:font-weight-asian="bold" style:font-style-complex="italic" style:font-weight-complex="bold"/>
    </style:style>
    <style:style style:name="T89" style:family="text">
      <style:text-properties fo:font-style="italic" fo:font-weight="bold" officeooo:rsid="004d9dcc" style:font-style-asian="italic" style:font-weight-asian="bold" style:font-style-complex="italic" style:font-weight-complex="bold"/>
    </style:style>
    <style:style style:name="T90" style:family="text">
      <style:text-properties fo:font-style="italic" fo:font-weight="bold" officeooo:rsid="004e815e" style:font-style-asian="italic" style:font-weight-asian="bold" style:font-style-complex="italic" style:font-weight-complex="bold"/>
    </style:style>
    <style:style style:name="T91" style:family="text">
      <style:text-properties fo:font-style="italic" fo:font-weight="bold" officeooo:rsid="0051c70e" style:font-style-asian="italic" style:font-weight-asian="bold" style:font-style-complex="italic" style:font-weight-complex="bold"/>
    </style:style>
    <style:style style:name="T92" style:family="text">
      <style:text-properties fo:font-style="italic" fo:font-weight="bold" officeooo:rsid="005311cd" style:font-style-asian="italic" style:font-weight-asian="bold" style:font-style-complex="italic" style:font-weight-complex="bold"/>
    </style:style>
    <style:style style:name="T93" style:family="text">
      <style:text-properties fo:font-style="italic" fo:font-weight="bold" officeooo:rsid="00549efd" style:font-style-asian="italic" style:font-weight-asian="bold" style:font-style-complex="italic" style:font-weight-complex="bold"/>
    </style:style>
    <style:style style:name="T94" style:family="text">
      <style:text-properties fo:font-style="italic" fo:font-weight="bold" officeooo:rsid="0054d10a" style:font-style-asian="italic" style:font-weight-asian="bold" style:font-style-complex="italic" style:font-weight-complex="bold"/>
    </style:style>
    <style:style style:name="T95" style:family="text">
      <style:text-properties fo:font-style="italic" fo:font-weight="bold" officeooo:rsid="0055084e" style:font-style-asian="italic" style:font-weight-asian="bold" style:font-style-complex="italic" style:font-weight-complex="bold"/>
    </style:style>
    <style:style style:name="T96" style:family="text">
      <style:text-properties fo:font-style="italic" fo:font-weight="bold" officeooo:rsid="00564a6e" style:font-style-asian="italic" style:font-weight-asian="bold" style:font-style-complex="italic" style:font-weight-complex="bold"/>
    </style:style>
    <style:style style:name="T97" style:family="text">
      <style:text-properties fo:font-style="italic" fo:font-weight="bold" officeooo:rsid="0057a3d6" style:font-style-asian="italic" style:font-weight-asian="bold" style:font-style-complex="italic" style:font-weight-complex="bold"/>
    </style:style>
    <style:style style:name="T98" style:family="text">
      <style:text-properties fo:font-style="italic" fo:font-weight="bold" officeooo:rsid="005db4ac" style:font-style-asian="italic" style:font-weight-asian="bold" style:font-style-complex="italic" style:font-weight-complex="bold"/>
    </style:style>
    <style:style style:name="T99" style:family="text">
      <style:text-properties fo:font-style="italic" fo:font-weight="bold" officeooo:rsid="0063bca1" style:font-style-asian="italic" style:font-weight-asian="bold" style:font-style-complex="italic" style:font-weight-complex="bold"/>
    </style:style>
    <style:style style:name="T100" style:family="text">
      <style:text-properties fo:font-style="italic" fo:font-weight="bold" officeooo:rsid="0069be64" style:font-style-asian="italic" style:font-weight-asian="bold" style:font-style-complex="italic" style:font-weight-complex="bold"/>
    </style:style>
    <style:style style:name="T101" style:family="text">
      <style:text-properties fo:font-style="italic" fo:font-weight="bold" officeooo:rsid="006bbb4b" style:font-style-asian="italic" style:font-weight-asian="bold" style:font-style-complex="italic" style:font-weight-complex="bold"/>
    </style:style>
    <style:style style:name="T102" style:family="text">
      <style:text-properties fo:font-style="italic" fo:font-weight="bold" officeooo:rsid="006bc63e" style:font-style-asian="italic" style:font-weight-asian="bold" style:font-style-complex="italic" style:font-weight-complex="bold"/>
    </style:style>
    <style:style style:name="T103" style:family="text">
      <style:text-properties fo:font-style="italic" fo:font-weight="bold" officeooo:rsid="006d1b94" style:font-style-asian="italic" style:font-weight-asian="bold" style:font-style-complex="italic" style:font-weight-complex="bold"/>
    </style:style>
    <style:style style:name="T104" style:family="text">
      <style:text-properties fo:font-style="italic" fo:font-weight="bold" officeooo:rsid="006e62a3" style:font-style-asian="italic" style:font-weight-asian="bold" style:font-style-complex="italic" style:font-weight-complex="bold"/>
    </style:style>
    <style:style style:name="T105" style:family="text">
      <style:text-properties fo:font-style="italic" fo:font-weight="bold" officeooo:rsid="006f40c6" style:font-style-asian="italic" style:font-weight-asian="bold" style:font-style-complex="italic" style:font-weight-complex="bold"/>
    </style:style>
    <style:style style:name="T106" style:family="text">
      <style:text-properties fo:font-style="italic" fo:font-weight="bold" officeooo:rsid="007b8b87" style:font-style-asian="italic" style:font-weight-asian="bold" style:font-style-complex="italic" style:font-weight-complex="bold"/>
    </style:style>
    <style:style style:name="T107" style:family="text">
      <style:text-properties fo:font-style="italic" fo:font-weight="bold" officeooo:rsid="007bd182" style:font-style-asian="italic" style:font-weight-asian="bold" style:font-style-complex="italic" style:font-weight-complex="bold"/>
    </style:style>
    <style:style style:name="T108" style:family="text">
      <style:text-properties fo:font-style="italic" fo:font-weight="bold" officeooo:rsid="001c52b8" style:font-style-asian="italic" style:font-weight-asian="bold" style:font-style-complex="italic" style:font-weight-complex="bold"/>
    </style:style>
    <style:style style:name="T109" style:family="text">
      <style:text-properties fo:font-style="italic" fo:font-weight="bold" officeooo:rsid="0084f5ff" style:font-style-asian="italic" style:font-weight-asian="bold" style:font-style-complex="italic" style:font-weight-complex="bold"/>
    </style:style>
    <style:style style:name="T110" style:family="text">
      <style:text-properties fo:font-style="italic" fo:font-weight="bold" officeooo:rsid="00856a6a" style:font-style-asian="italic" style:font-weight-asian="bold" style:font-style-complex="italic" style:font-weight-complex="bold"/>
    </style:style>
    <style:style style:name="T111" style:family="text">
      <style:text-properties fo:font-style="italic" fo:font-weight="bold" officeooo:rsid="008e6647" style:font-style-asian="italic" style:font-weight-asian="bold" style:font-style-complex="italic" style:font-weight-complex="bold"/>
    </style:style>
    <style:style style:name="T112" style:family="text">
      <style:text-properties fo:font-style="italic" fo:font-weight="bold" officeooo:rsid="008fd7d6" style:font-style-asian="italic" style:font-weight-asian="bold" style:font-style-complex="italic" style:font-weight-complex="bold"/>
    </style:style>
    <style:style style:name="T113" style:family="text">
      <style:text-properties fo:font-style="italic" fo:font-weight="bold" officeooo:rsid="0091b62a" style:font-style-asian="italic" style:font-weight-asian="bold" style:font-style-complex="italic" style:font-weight-complex="bold"/>
    </style:style>
    <style:style style:name="T114" style:family="text">
      <style:text-properties fo:font-style="italic" fo:font-weight="bold" officeooo:rsid="0093db53" style:font-style-asian="italic" style:font-weight-asian="bold" style:font-style-complex="italic" style:font-weight-complex="bold"/>
    </style:style>
    <style:style style:name="T115" style:family="text">
      <style:text-properties fo:font-style="italic" fo:font-weight="bold" officeooo:rsid="009830de" style:font-style-asian="italic" style:font-weight-asian="bold" style:font-style-complex="italic" style:font-weight-complex="bold"/>
    </style:style>
    <style:style style:name="T116" style:family="text">
      <style:text-properties fo:font-style="italic" fo:font-weight="bold" officeooo:rsid="0099e510" style:font-style-asian="italic" style:font-weight-asian="bold" style:font-style-complex="italic" style:font-weight-complex="bold"/>
    </style:style>
    <style:style style:name="T117" style:family="text">
      <style:text-properties fo:font-style="italic" fo:font-weight="bold" officeooo:rsid="009da7d0" style:font-style-asian="italic" style:font-weight-asian="bold" style:font-style-complex="italic" style:font-weight-complex="bold"/>
    </style:style>
    <style:style style:name="T118" style:family="text">
      <style:text-properties fo:font-style="italic" fo:font-weight="bold" officeooo:rsid="009e07fb" style:font-style-asian="italic" style:font-weight-asian="bold" style:font-style-complex="italic" style:font-weight-complex="bold"/>
    </style:style>
    <style:style style:name="T119" style:family="text">
      <style:text-properties fo:font-style="italic" fo:font-weight="bold" officeooo:rsid="00383625" style:font-style-asian="italic" style:font-weight-asian="bold" style:font-style-complex="italic" style:font-weight-complex="bold"/>
    </style:style>
    <style:style style:name="T120" style:family="text">
      <style:text-properties fo:font-style="italic" fo:font-weight="bold" officeooo:rsid="00a30d8d" style:font-style-asian="italic" style:font-weight-asian="bold" style:font-style-complex="italic" style:font-weight-complex="bold"/>
    </style:style>
    <style:style style:name="T121" style:family="text">
      <style:text-properties fo:font-style="italic" fo:font-weight="bold" officeooo:rsid="00a51776" style:font-style-asian="italic" style:font-weight-asian="bold" style:font-style-complex="italic" style:font-weight-complex="bold"/>
    </style:style>
    <style:style style:name="T122" style:family="text">
      <style:text-properties fo:font-style="italic" fo:font-weight="bold" officeooo:rsid="00af0ad5" style:font-style-asian="italic" style:font-weight-asian="bold" style:font-style-complex="italic" style:font-weight-complex="bold"/>
    </style:style>
    <style:style style:name="T123" style:family="text">
      <style:text-properties fo:font-style="italic" fo:font-weight="bold" officeooo:rsid="00afeb1c" style:font-style-asian="italic" style:font-weight-asian="bold" style:font-style-complex="italic" style:font-weight-complex="bold"/>
    </style:style>
    <style:style style:name="T124" style:family="text">
      <style:text-properties fo:font-style="italic" fo:font-weight="bold" officeooo:rsid="00b02448" style:font-style-asian="italic" style:font-weight-asian="bold" style:font-style-complex="italic" style:font-weight-complex="bold"/>
    </style:style>
    <style:style style:name="T125" style:family="text">
      <style:text-properties fo:font-style="italic" fo:font-weight="bold" officeooo:rsid="00b2048e" style:font-style-asian="italic" style:font-weight-asian="bold" style:font-style-complex="italic" style:font-weight-complex="bold"/>
    </style:style>
    <style:style style:name="T126" style:family="text">
      <style:text-properties fo:font-style="italic" fo:font-weight="bold" officeooo:rsid="00b3c8ed" style:font-style-asian="italic" style:font-weight-asian="bold" style:font-style-complex="italic" style:font-weight-complex="bold"/>
    </style:style>
    <style:style style:name="T127" style:family="text">
      <style:text-properties fo:font-style="italic" fo:font-weight="bold" officeooo:rsid="00b71042" style:font-style-asian="italic" style:font-weight-asian="bold" style:font-style-complex="italic" style:font-weight-complex="bold"/>
    </style:style>
    <style:style style:name="T128" style:family="text">
      <style:text-properties fo:font-style="italic" fo:font-weight="bold" officeooo:rsid="00b90aea" style:font-style-asian="italic" style:font-weight-asian="bold" style:font-style-complex="italic" style:font-weight-complex="bold"/>
    </style:style>
    <style:style style:name="T129" style:family="text">
      <style:text-properties fo:font-style="italic" fo:font-weight="bold" officeooo:rsid="00ba448d" style:font-style-asian="italic" style:font-weight-asian="bold" style:font-style-complex="italic" style:font-weight-complex="bold"/>
    </style:style>
    <style:style style:name="T130" style:family="text">
      <style:text-properties fo:font-style="italic" fo:font-weight="bold" officeooo:rsid="00abde8d" style:font-style-asian="italic" style:font-weight-asian="bold" style:font-style-complex="italic" style:font-weight-complex="bold"/>
    </style:style>
    <style:style style:name="T131" style:family="text">
      <style:text-properties fo:font-style="italic" fo:font-weight="bold" officeooo:rsid="00bb59b3" style:font-style-asian="italic" style:font-weight-asian="bold" style:font-style-complex="italic" style:font-weight-complex="bold"/>
    </style:style>
    <style:style style:name="T132" style:family="text">
      <style:text-properties fo:font-style="italic" fo:font-weight="bold" officeooo:rsid="00bb7502" style:font-style-asian="italic" style:font-weight-asian="bold" style:font-style-complex="italic" style:font-weight-complex="bold"/>
    </style:style>
    <style:style style:name="T133" style:family="text">
      <style:text-properties fo:font-style="italic" fo:font-weight="bold" officeooo:rsid="00c1cb60" style:font-style-asian="italic" style:font-weight-asian="bold" style:font-style-complex="italic" style:font-weight-complex="bold"/>
    </style:style>
    <style:style style:name="T134" style:family="text">
      <style:text-properties fo:font-style="italic" fo:font-weight="bold" officeooo:rsid="00c319da" style:font-style-asian="italic" style:font-weight-asian="bold" style:font-style-complex="italic" style:font-weight-complex="bold"/>
    </style:style>
    <style:style style:name="T135" style:family="text">
      <style:text-properties fo:font-style="italic" fo:font-weight="bold" officeooo:rsid="00cb625d" style:font-style-asian="italic" style:font-weight-asian="bold" style:font-style-complex="italic" style:font-weight-complex="bold"/>
    </style:style>
    <style:style style:name="T136" style:family="text">
      <style:text-properties fo:font-style="italic" fo:font-weight="bold" officeooo:rsid="00d0b0f7" style:font-style-asian="italic" style:font-weight-asian="bold" style:font-style-complex="italic" style:font-weight-complex="bold"/>
    </style:style>
    <style:style style:name="T137" style:family="text">
      <style:text-properties fo:font-style="italic" fo:font-weight="bold" officeooo:rsid="00d85af7" style:font-style-asian="italic" style:font-weight-asian="bold" style:font-style-complex="italic" style:font-weight-complex="bold"/>
    </style:style>
    <style:style style:name="T138" style:family="text">
      <style:text-properties fo:font-style="italic" fo:font-weight="bold" officeooo:rsid="00d900f3" style:font-style-asian="italic" style:font-weight-asian="bold" style:font-style-complex="italic" style:font-weight-complex="bold"/>
    </style:style>
    <style:style style:name="T139" style:family="text">
      <style:text-properties fo:font-style="italic" fo:font-weight="bold" officeooo:rsid="00d9d86d" style:font-style-asian="italic" style:font-weight-asian="bold" style:font-style-complex="italic" style:font-weight-complex="bold"/>
    </style:style>
    <style:style style:name="T140" style:family="text">
      <style:text-properties fo:font-style="italic" fo:font-weight="bold" officeooo:rsid="00d9f2c3" style:font-style-asian="italic" style:font-weight-asian="bold" style:font-style-complex="italic" style:font-weight-complex="bold"/>
    </style:style>
    <style:style style:name="T141" style:family="text">
      <style:text-properties fo:font-style="italic" fo:font-weight="bold" officeooo:rsid="00dc35ed" style:font-style-asian="italic" style:font-weight-asian="bold" style:font-style-complex="italic" style:font-weight-complex="bold"/>
    </style:style>
    <style:style style:name="T142" style:family="text">
      <style:text-properties fo:font-style="italic" fo:font-weight="bold" officeooo:rsid="00df343c" style:font-style-asian="italic" style:font-weight-asian="bold" style:font-style-complex="italic" style:font-weight-complex="bold"/>
    </style:style>
    <style:style style:name="T143" style:family="text">
      <style:text-properties fo:font-style="italic" fo:font-weight="bold" officeooo:rsid="00e20805" style:font-style-asian="italic" style:font-weight-asian="bold" style:font-style-complex="italic" style:font-weight-complex="bold"/>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officeooo:rsid="0033b7a4" style:font-style-asian="italic" style:font-weight-asian="normal" style:font-style-complex="italic" style:font-weight-complex="normal"/>
    </style:style>
    <style:style style:name="T146" style:family="text">
      <style:text-properties fo:font-style="italic" fo:font-weight="normal" officeooo:rsid="00339e2d" style:font-style-asian="italic" style:font-weight-asian="normal" style:font-style-complex="italic" style:font-weight-complex="normal"/>
    </style:style>
    <style:style style:name="T147" style:family="text">
      <style:text-properties fo:font-style="italic" fo:font-weight="normal" officeooo:rsid="004d1e9e" style:font-style-asian="italic" style:font-weight-asian="normal" style:font-style-complex="italic" style:font-weight-complex="normal"/>
    </style:style>
    <style:style style:name="T148" style:family="text">
      <style:text-properties fo:font-style="italic" fo:font-weight="normal" officeooo:rsid="00aa9155" style:font-style-asian="italic" style:font-weight-asian="normal" style:font-style-complex="italic" style:font-weight-complex="normal"/>
    </style:style>
    <style:style style:name="T149"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0" style:family="text">
      <style:text-properties fo:font-style="italic" style:text-underline-style="none" fo:font-weight="bold" style:font-style-asian="italic" style:font-weight-asian="bold" style:font-style-complex="italic" style:font-weight-complex="bold"/>
    </style:style>
    <style:style style:name="T151" style:family="text">
      <style:text-properties fo:font-style="italic" style:text-underline-style="none" fo:font-weight="bold" officeooo:rsid="004c5460" style:font-style-asian="italic" style:font-weight-asian="bold" style:font-style-complex="italic" style:font-weight-complex="bold"/>
    </style:style>
    <style:style style:name="T152" style:family="text">
      <style:text-properties fo:font-style="italic" style:text-underline-style="none" fo:font-weight="bold" officeooo:rsid="004d9dcc" style:font-style-asian="italic" style:font-weight-asian="bold" style:font-style-complex="italic" style:font-weight-complex="bold"/>
    </style:style>
    <style:style style:name="T153" style:family="text">
      <style:text-properties fo:font-style="italic" style:text-underline-style="none" fo:font-weight="bold" officeooo:rsid="004e815e" style:font-style-asian="italic" style:font-weight-asian="bold" style:font-style-complex="italic" style:font-weight-complex="bold"/>
    </style:style>
    <style:style style:name="T154" style:family="text">
      <style:text-properties fo:font-style="italic" style:text-underline-style="none" fo:font-weight="bold" officeooo:rsid="005db4ac" style:font-style-asian="italic" style:font-weight-asian="bold" style:font-style-complex="italic" style:font-weight-complex="bold"/>
    </style:style>
    <style:style style:name="T155" style:family="text">
      <style:text-properties fo:font-style="italic" style:text-underline-style="none" fo:font-weight="bold" officeooo:rsid="008fd7d6" style:font-style-asian="italic" style:font-weight-asian="bold" style:font-style-complex="italic" style:font-weight-complex="bold"/>
    </style:style>
    <style:style style:name="T156" style:family="text">
      <style:text-properties fo:font-style="italic" style:text-underline-style="none" fo:font-weight="bold" officeooo:rsid="00b3c8ed" style:font-style-asian="italic" style:font-weight-asian="bold" style:font-style-complex="italic" style:font-weight-complex="bold"/>
    </style:style>
    <style:style style:name="T157" style:family="text">
      <style:text-properties fo:font-style="italic" style:text-underline-style="none" fo:font-weight="bold" officeooo:rsid="00bb7502" style:font-style-asian="italic" style:font-weight-asian="bold" style:font-style-complex="italic" style:font-weight-complex="bold"/>
    </style:style>
    <style:style style:name="T158" style:family="text">
      <style:text-properties fo:font-style="italic" style:text-underline-style="none" fo:font-weight="bold" officeooo:rsid="00cd88ee" style:font-style-asian="italic" style:font-weight-asian="bold" style:font-style-complex="italic" style:font-weight-complex="bold"/>
    </style:style>
    <style:style style:name="T159" style:family="text">
      <style:text-properties fo:font-style="italic" style:text-underline-style="none" fo:font-weight="bold" officeooo:rsid="00ced118" style:font-style-asian="italic" style:font-weight-asian="bold" style:font-style-complex="italic" style:font-weight-complex="bold"/>
    </style:style>
    <style:style style:name="T160" style:family="text">
      <style:text-properties fo:font-style="italic" style:text-underline-style="none" fo:font-weight="bold" officeooo:rsid="00d900f3" style:font-style-asian="italic" style:font-weight-asian="bold" style:font-style-complex="italic" style:font-weight-complex="bold"/>
    </style:style>
    <style:style style:name="T161" style:family="text">
      <style:text-properties fo:font-style="italic" style:text-underline-style="none" fo:font-weight="normal" officeooo:rsid="00aa9155" style:font-style-asian="italic" style:font-weight-asian="normal" style:font-style-complex="italic" style:font-weight-complex="normal"/>
    </style:style>
    <style:style style:name="T162" style:family="text">
      <style:text-properties style:text-underline-style="solid" style:text-underline-width="auto" style:text-underline-color="font-color"/>
    </style:style>
    <style:style style:name="T163" style:family="text">
      <style:text-properties officeooo:rsid="000438fc"/>
    </style:style>
    <style:style style:name="T16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6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6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67" style:family="text">
      <style:text-properties officeooo:rsid="002039af"/>
    </style:style>
    <style:style style:name="T168" style:family="text">
      <style:text-properties officeooo:rsid="00220f6a"/>
    </style:style>
    <style:style style:name="T169" style:family="text">
      <style:text-properties officeooo:rsid="002379ee"/>
    </style:style>
    <style:style style:name="T170" style:family="text">
      <style:text-properties officeooo:rsid="00299862"/>
    </style:style>
    <style:style style:name="T171" style:family="text">
      <style:text-properties officeooo:rsid="0029d66d"/>
    </style:style>
    <style:style style:name="T172" style:family="text">
      <style:text-properties officeooo:rsid="002b197b"/>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02eb0d8" style:font-style-asian="normal" style:font-weight-asian="bold" style:font-style-complex="normal" style:font-weight-complex="bold"/>
    </style:style>
    <style:style style:name="T175" style:family="text">
      <style:text-properties fo:font-style="normal" fo:font-weight="bold" officeooo:rsid="002f1f2d" style:font-style-asian="normal" style:font-weight-asian="bold" style:font-style-complex="normal" style:font-weight-complex="bold"/>
    </style:style>
    <style:style style:name="T176" style:family="text">
      <style:text-properties fo:font-style="normal" fo:font-weight="bold" officeooo:rsid="0030d5d3" style:font-style-asian="normal" style:font-weight-asian="bold" style:font-style-complex="normal" style:font-weight-complex="bold"/>
    </style:style>
    <style:style style:name="T177" style:family="text">
      <style:text-properties fo:font-style="normal" fo:font-weight="bold" officeooo:rsid="003153f3" style:font-style-asian="normal" style:font-weight-asian="bold" style:font-style-complex="normal" style:font-weight-complex="bold"/>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29d66d" style:font-style-asian="normal" style:font-weight-asian="normal" style:font-style-complex="normal" style:font-weight-complex="normal"/>
    </style:style>
    <style:style style:name="T180" style:family="text">
      <style:text-properties fo:font-style="normal" fo:font-weight="normal" officeooo:rsid="002eb0d8" style:font-style-asian="normal" style:font-weight-asian="normal" style:font-style-complex="normal" style:font-weight-complex="normal"/>
    </style:style>
    <style:style style:name="T181" style:family="text">
      <style:text-properties fo:font-style="normal" fo:font-weight="normal" officeooo:rsid="002f1f2d" style:font-style-asian="normal" style:font-weight-asian="normal" style:font-style-complex="normal" style:font-weight-complex="normal"/>
    </style:style>
    <style:style style:name="T182" style:family="text">
      <style:text-properties fo:font-style="normal" fo:font-weight="normal" officeooo:rsid="0030d5d3" style:font-style-asian="normal" style:font-weight-asian="normal" style:font-style-complex="normal" style:font-weight-complex="normal"/>
    </style:style>
    <style:style style:name="T183" style:family="text">
      <style:text-properties fo:font-style="normal" fo:font-weight="normal" officeooo:rsid="002b197b" style:font-style-asian="normal" style:font-weight-asian="normal" style:font-style-complex="normal" style:font-weight-complex="normal"/>
    </style:style>
    <style:style style:name="T184" style:family="text">
      <style:text-properties fo:font-style="normal" fo:font-weight="normal" officeooo:rsid="00280e7e" style:font-style-asian="normal" style:font-weight-asian="normal" style:font-style-complex="normal" style:font-weight-complex="normal"/>
    </style:style>
    <style:style style:name="T185" style:family="text">
      <style:text-properties fo:font-style="normal" fo:font-weight="normal" officeooo:rsid="003153f3" style:font-style-asian="normal" style:font-weight-asian="normal" style:font-style-complex="normal" style:font-weight-complex="normal"/>
    </style:style>
    <style:style style:name="T186" style:family="text">
      <style:text-properties fo:font-style="normal" fo:font-weight="normal" officeooo:rsid="0033b7a4" style:font-style-asian="normal" style:font-weight-asian="normal" style:font-style-complex="normal" style:font-weight-complex="normal"/>
    </style:style>
    <style:style style:name="T187" style:family="text">
      <style:text-properties fo:font-style="normal" fo:font-weight="normal" officeooo:rsid="004d1e9e" style:font-style-asian="normal" style:font-weight-asian="normal" style:font-style-complex="normal" style:font-weight-complex="normal"/>
    </style:style>
    <style:style style:name="T188" style:family="text">
      <style:text-properties fo:font-style="normal" fo:font-weight="normal" officeooo:rsid="004e815e" style:font-style-asian="normal" style:font-weight-asian="normal" style:font-style-complex="normal" style:font-weight-complex="normal"/>
    </style:style>
    <style:style style:name="T189" style:family="text">
      <style:text-properties fo:font-style="normal" fo:font-weight="normal" officeooo:rsid="006f40c6" style:font-style-asian="normal" style:font-weight-asian="normal" style:font-style-complex="normal" style:font-weight-complex="normal"/>
    </style:style>
    <style:style style:name="T190" style:family="text">
      <style:text-properties fo:font-style="normal" fo:font-weight="normal" officeooo:rsid="007b6607" style:font-style-asian="normal" style:font-weight-asian="normal" style:font-style-complex="normal" style:font-weight-complex="normal"/>
    </style:style>
    <style:style style:name="T191" style:family="text">
      <style:text-properties fo:font-style="normal" fo:font-weight="normal" officeooo:rsid="007b8b87" style:font-style-asian="normal" style:font-weight-asian="normal" style:font-style-complex="normal" style:font-weight-complex="normal"/>
    </style:style>
    <style:style style:name="T192" style:family="text">
      <style:text-properties fo:font-style="normal" fo:font-weight="normal" officeooo:rsid="009830de" style:font-style-asian="normal" style:font-weight-asian="normal" style:font-style-complex="normal" style:font-weight-complex="normal"/>
    </style:style>
    <style:style style:name="T193" style:family="text">
      <style:text-properties fo:font-style="normal" fo:font-weight="normal" officeooo:rsid="0099e510" style:font-style-asian="normal" style:font-weight-asian="normal" style:font-style-complex="normal" style:font-weight-complex="normal"/>
    </style:style>
    <style:style style:name="T194" style:family="text">
      <style:text-properties fo:font-style="normal" fo:font-weight="normal" officeooo:rsid="009da7d0" style:font-style-asian="normal" style:font-weight-asian="normal" style:font-style-complex="normal" style:font-weight-complex="normal"/>
    </style:style>
    <style:style style:name="T195" style:family="text">
      <style:text-properties fo:font-style="normal" fo:font-weight="normal" officeooo:rsid="002379ee" style:font-style-asian="normal" style:font-weight-asian="normal" style:font-style-complex="normal" style:font-weight-complex="normal"/>
    </style:style>
    <style:style style:name="T196" style:family="text">
      <style:text-properties fo:font-style="normal" fo:font-weight="normal" officeooo:rsid="00299862" style:font-style-asian="normal" style:font-weight-asian="normal" style:font-style-complex="normal" style:font-weight-complex="normal"/>
    </style:style>
    <style:style style:name="T197" style:family="text">
      <style:text-properties fo:font-style="normal" fo:font-weight="normal" officeooo:rsid="00b2048e" style:font-style-asian="normal" style:font-weight-asian="normal" style:font-style-complex="normal" style:font-weight-complex="normal"/>
    </style:style>
    <style:style style:name="T198" style:family="text">
      <style:text-properties fo:font-style="normal" fo:font-weight="normal" officeooo:rsid="00b3c8ed" style:font-style-asian="normal" style:font-weight-asian="normal" style:font-style-complex="normal" style:font-weight-complex="normal"/>
    </style:style>
    <style:style style:name="T199" style:family="text">
      <style:text-properties fo:font-style="normal" fo:font-weight="normal" officeooo:rsid="00421f63" style:font-style-asian="normal" style:font-weight-asian="normal" style:font-style-complex="normal" style:font-weight-complex="normal"/>
    </style:style>
    <style:style style:name="T200" style:family="text">
      <style:text-properties fo:font-style="normal" fo:font-weight="normal" officeooo:rsid="00b71042" style:font-style-asian="normal" style:font-weight-asian="normal" style:font-style-complex="normal" style:font-weight-complex="normal"/>
    </style:style>
    <style:style style:name="T201" style:family="text">
      <style:text-properties fo:font-style="normal" fo:font-weight="normal" officeooo:rsid="00b90aea" style:font-style-asian="normal" style:font-weight-asian="normal" style:font-style-complex="normal" style:font-weight-complex="normal"/>
    </style:style>
    <style:style style:name="T202" style:family="text">
      <style:text-properties fo:font-style="normal" fo:font-weight="normal" officeooo:rsid="00bb7502" style:font-style-asian="normal" style:font-weight-asian="normal" style:font-style-complex="normal" style:font-weight-complex="normal"/>
    </style:style>
    <style:style style:name="T203" style:family="text">
      <style:text-properties fo:font-style="normal" fo:font-weight="normal" officeooo:rsid="00d900f3" style:font-style-asian="normal" style:font-weight-asian="normal" style:font-style-complex="normal" style:font-weight-complex="normal"/>
    </style:style>
    <style:style style:name="T204" style:family="text">
      <style:text-properties fo:font-style="normal" fo:font-weight="normal" officeooo:rsid="00d9f2c3" style:font-style-asian="normal" style:font-weight-asian="normal" style:font-style-complex="normal" style:font-weight-complex="normal"/>
    </style:style>
    <style:style style:name="T205" style:family="text">
      <style:text-properties fo:font-style="normal" fo:font-weight="normal" officeooo:rsid="00e20805" style:font-style-asian="normal" style:font-weight-asian="normal" style:font-style-complex="normal" style:font-weight-complex="normal"/>
    </style:style>
    <style:style style:name="T206" style:family="text">
      <style:text-properties fo:font-style="normal" style:text-underline-style="none" fo:font-weight="normal" style:font-style-asian="normal" style:font-weight-asian="normal" style:font-style-complex="normal" style:font-weight-complex="normal"/>
    </style:style>
    <style:style style:name="T207" style:family="text">
      <style:text-properties fo:font-style="normal" style:text-underline-style="none" fo:font-weight="normal" officeooo:rsid="004e815e" style:font-style-asian="normal" style:font-weight-asian="normal" style:font-style-complex="normal" style:font-weight-complex="normal"/>
    </style:style>
    <style:style style:name="T208" style:family="text">
      <style:text-properties fo:font-style="normal" style:text-underline-style="none" fo:font-weight="normal" officeooo:rsid="005d0fc0" style:font-style-asian="normal" style:font-weight-asian="normal" style:font-style-complex="normal" style:font-weight-complex="normal"/>
    </style:style>
    <style:style style:name="T209" style:family="text">
      <style:text-properties fo:font-style="normal" style:text-underline-style="none" fo:font-weight="normal" officeooo:rsid="00421f63" style:font-style-asian="normal" style:font-weight-asian="normal" style:font-style-complex="normal" style:font-weight-complex="normal"/>
    </style:style>
    <style:style style:name="T210" style:family="text">
      <style:text-properties fo:font-style="normal" style:text-underline-style="none" fo:font-weight="normal" officeooo:rsid="0084f5ff" style:font-style-asian="normal" style:font-weight-asian="normal" style:font-style-complex="normal" style:font-weight-complex="normal"/>
    </style:style>
    <style:style style:name="T211" style:family="text">
      <style:text-properties fo:font-style="normal" style:text-underline-style="none" fo:font-weight="normal" officeooo:rsid="00aa9155" style:font-style-asian="normal" style:font-weight-asian="normal" style:font-style-complex="normal" style:font-weight-complex="normal"/>
    </style:style>
    <style:style style:name="T212" style:family="text">
      <style:text-properties fo:font-style="normal" style:text-underline-style="none" fo:font-weight="normal" officeooo:rsid="009830de" style:font-style-asian="normal" style:font-weight-asian="normal" style:font-style-complex="normal" style:font-weight-complex="normal"/>
    </style:style>
    <style:style style:name="T213" style:family="text">
      <style:text-properties fo:font-style="normal" style:text-underline-style="none" fo:font-weight="normal" officeooo:rsid="00b71042" style:font-style-asian="normal" style:font-weight-asian="normal" style:font-style-complex="normal" style:font-weight-complex="normal"/>
    </style:style>
    <style:style style:name="T214" style:family="text">
      <style:text-properties fo:font-style="normal" style:text-underline-style="none" fo:font-weight="normal" officeooo:rsid="00c1cb60" style:font-style-asian="normal" style:font-weight-asian="normal" style:font-style-complex="normal" style:font-weight-complex="normal"/>
    </style:style>
    <style:style style:name="T215" style:family="text">
      <style:text-properties fo:font-style="normal" style:text-underline-style="none" fo:font-weight="normal" officeooo:rsid="00cd88ee" style:font-style-asian="normal" style:font-weight-asian="normal" style:font-style-complex="normal" style:font-weight-complex="normal"/>
    </style:style>
    <style:style style:name="T216" style:family="text">
      <style:text-properties fo:font-style="normal" style:text-underline-style="none" fo:font-weight="normal" officeooo:rsid="00ced118" style:font-style-asian="normal" style:font-weight-asian="normal" style:font-style-complex="normal" style:font-weight-complex="normal"/>
    </style:style>
    <style:style style:name="T217" style:family="text">
      <style:text-properties fo:font-style="normal" style:text-underline-style="none" fo:font-weight="normal" officeooo:rsid="00d900f3" style:font-style-asian="normal" style:font-weight-asian="normal" style:font-style-complex="normal" style:font-weight-complex="normal"/>
    </style:style>
    <style:style style:name="T218" style:family="text">
      <style:text-properties fo:font-style="normal" style:text-underline-style="none" fo:font-weight="normal" officeooo:rsid="00e20805" style:font-style-asian="normal" style:font-weight-asian="normal" style:font-style-complex="normal" style:font-weight-complex="normal"/>
    </style:style>
    <style:style style:name="T219" style:family="text">
      <style:text-properties fo:font-style="normal" style:text-underline-style="none" fo:font-weight="bold" officeooo:rsid="00421f63" style:font-style-asian="normal" style:font-weight-asian="bold" style:font-style-complex="normal" style:font-weight-complex="bold"/>
    </style:style>
    <style:style style:name="T220" style:family="text">
      <style:text-properties fo:font-style="normal" style:text-underline-style="none" fo:font-weight="bold" officeooo:rsid="00aa9155" style:font-style-asian="normal" style:font-weight-asian="bold" style:font-style-complex="normal" style:font-weight-complex="bold"/>
    </style:style>
    <style:style style:name="T221" style:family="text">
      <style:text-properties fo:font-style="normal" style:text-underline-style="none" fo:font-weight="bold" officeooo:rsid="00ced118" style:font-style-asian="normal" style:font-weight-asian="bold" style:font-style-complex="normal" style:font-weight-complex="bold"/>
    </style:style>
    <style:style style:name="T222" style:family="text">
      <style:text-properties fo:font-style="normal" style:text-underline-style="none" fo:font-weight="bold" officeooo:rsid="00d900f3" style:font-style-asian="normal" style:font-weight-asian="bold" style:font-style-complex="normal" style:font-weight-complex="bold"/>
    </style:style>
    <style:style style:name="T223" style:family="text">
      <style:text-properties fo:font-style="normal" style:text-underline-style="none" style:font-style-asian="normal" style:font-style-complex="normal"/>
    </style:style>
    <style:style style:name="T224" style:family="text">
      <style:text-properties fo:font-style="normal" style:text-underline-style="none" officeooo:rsid="0084f5ff" style:font-style-asian="normal" style:font-style-complex="normal"/>
    </style:style>
    <style:style style:name="T225" style:family="text">
      <style:text-properties fo:font-style="normal" style:font-style-asian="normal" style:font-style-complex="normal"/>
    </style:style>
    <style:style style:name="T226" style:family="text">
      <style:text-properties fo:font-style="normal" officeooo:rsid="00b02448" style:font-style-asian="normal" style:font-style-complex="normal"/>
    </style:style>
    <style:style style:name="T227" style:family="text">
      <style:text-properties fo:font-style="normal" officeooo:rsid="00b3c8ed" style:font-style-asian="normal" style:font-style-complex="normal"/>
    </style:style>
    <style:style style:name="T228" style:family="text">
      <style:text-properties fo:font-style="normal" officeooo:rsid="00d900f3" style:font-style-asian="normal" style:font-style-complex="normal"/>
    </style:style>
    <style:style style:name="T229" style:family="text">
      <style:text-properties officeooo:rsid="002e66b8"/>
    </style:style>
    <style:style style:name="T230" style:family="text">
      <style:text-properties officeooo:rsid="0030d5d3"/>
    </style:style>
    <style:style style:name="T231" style:family="text">
      <style:text-properties officeooo:rsid="0032d5e7"/>
    </style:style>
    <style:style style:name="T232" style:family="text">
      <style:text-properties fo:font-weight="normal" style:font-weight-asian="normal" style:font-weight-complex="normal"/>
    </style:style>
    <style:style style:name="T233" style:family="text">
      <style:text-properties fo:font-weight="normal" officeooo:rsid="0033b7a4" style:font-weight-asian="normal" style:font-weight-complex="normal"/>
    </style:style>
    <style:style style:name="T234" style:family="text">
      <style:text-properties fo:font-weight="normal" officeooo:rsid="00339e2d" style:font-weight-asian="normal" style:font-weight-complex="normal"/>
    </style:style>
    <style:style style:name="T235" style:family="text">
      <style:text-properties fo:font-weight="normal" officeooo:rsid="0041248e" style:font-weight-asian="normal" style:font-weight-complex="normal"/>
    </style:style>
    <style:style style:name="T236" style:family="text">
      <style:text-properties fo:font-weight="normal" officeooo:rsid="007b8b87" style:font-weight-asian="normal" style:font-weight-complex="normal"/>
    </style:style>
    <style:style style:name="T237" style:family="text">
      <style:text-properties officeooo:rsid="0033b7a4"/>
    </style:style>
    <style:style style:name="T238" style:family="text">
      <style:text-properties officeooo:rsid="00339e2d"/>
    </style:style>
    <style:style style:name="T239" style:family="text">
      <style:text-properties officeooo:rsid="003a2c18"/>
    </style:style>
    <style:style style:name="T240" style:family="text">
      <style:text-properties officeooo:rsid="003b0c12"/>
    </style:style>
    <style:style style:name="T241" style:family="text">
      <style:text-properties officeooo:rsid="003e15a4"/>
    </style:style>
    <style:style style:name="T242" style:family="text">
      <style:text-properties officeooo:rsid="0041248e"/>
    </style:style>
    <style:style style:name="T243" style:family="text">
      <style:text-properties officeooo:rsid="004390ad"/>
    </style:style>
    <style:style style:name="T244" style:family="text">
      <style:text-properties officeooo:rsid="0046ae6e"/>
    </style:style>
    <style:style style:name="T245" style:family="text">
      <style:text-properties officeooo:rsid="004710c6"/>
    </style:style>
    <style:style style:name="T246" style:family="text">
      <style:text-properties officeooo:rsid="004afbce"/>
    </style:style>
    <style:style style:name="T247" style:family="text">
      <style:text-properties officeooo:rsid="004c5460"/>
    </style:style>
    <style:style style:name="T248" style:family="text">
      <style:text-properties officeooo:rsid="00421f63"/>
    </style:style>
    <style:style style:name="T249" style:family="text">
      <style:text-properties officeooo:rsid="004d1e9e"/>
    </style:style>
    <style:style style:name="T250" style:family="text">
      <style:text-properties officeooo:rsid="004e815e"/>
    </style:style>
    <style:style style:name="T251" style:family="text">
      <style:text-properties officeooo:rsid="0050bcd7"/>
    </style:style>
    <style:style style:name="T252" style:family="text">
      <style:text-properties officeooo:rsid="0051c70e"/>
    </style:style>
    <style:style style:name="T253" style:family="text">
      <style:text-properties officeooo:rsid="004d9dcc"/>
    </style:style>
    <style:style style:name="T254" style:family="text">
      <style:text-properties officeooo:rsid="005311cd"/>
    </style:style>
    <style:style style:name="T255" style:family="text">
      <style:text-properties officeooo:rsid="0054d10a"/>
    </style:style>
    <style:style style:name="T256" style:family="text">
      <style:text-properties officeooo:rsid="0055084e"/>
    </style:style>
    <style:style style:name="T257" style:family="text">
      <style:text-properties officeooo:rsid="00564a6e"/>
    </style:style>
    <style:style style:name="T258" style:family="text">
      <style:text-properties style:text-underline-style="none"/>
    </style:style>
    <style:style style:name="T259" style:family="text">
      <style:text-properties style:text-underline-style="none" officeooo:rsid="005d0fc0"/>
    </style:style>
    <style:style style:name="T260" style:family="text">
      <style:text-properties style:text-underline-style="none" officeooo:rsid="00629a69"/>
    </style:style>
    <style:style style:name="T261" style:family="text">
      <style:text-properties officeooo:rsid="005db4ac"/>
    </style:style>
    <style:style style:name="T262" style:family="text">
      <style:text-properties officeooo:rsid="0063bca1"/>
    </style:style>
    <style:style style:name="T263" style:family="text">
      <style:text-properties officeooo:rsid="00629a69"/>
    </style:style>
    <style:style style:name="T264" style:family="text">
      <style:text-properties officeooo:rsid="0069be64"/>
    </style:style>
    <style:style style:name="T265" style:family="text">
      <style:text-properties officeooo:rsid="006bbb4b"/>
    </style:style>
    <style:style style:name="T266" style:family="text">
      <style:text-properties officeooo:rsid="006bc63e"/>
    </style:style>
    <style:style style:name="T267" style:family="text">
      <style:text-properties officeooo:rsid="006d1b94"/>
    </style:style>
    <style:style style:name="T268" style:family="text">
      <style:text-properties officeooo:rsid="006e62a3"/>
    </style:style>
    <style:style style:name="T269" style:family="text">
      <style:text-properties officeooo:rsid="006f40c6"/>
    </style:style>
    <style:style style:name="T270" style:family="text">
      <style:text-properties officeooo:rsid="007322fd"/>
    </style:style>
    <style:style style:name="T271" style:family="text">
      <style:text-properties officeooo:rsid="0075314f"/>
    </style:style>
    <style:style style:name="T272" style:family="text">
      <style:text-properties officeooo:rsid="00772c8c"/>
    </style:style>
    <style:style style:name="T273" style:family="text">
      <style:text-properties officeooo:rsid="007b6607"/>
    </style:style>
    <style:style style:name="T274" style:family="text">
      <style:text-properties officeooo:rsid="007b8b87"/>
    </style:style>
    <style:style style:name="T275" style:family="text">
      <style:text-properties officeooo:rsid="007bd182"/>
    </style:style>
    <style:style style:name="T276" style:family="text">
      <style:text-properties officeooo:rsid="007c0202"/>
    </style:style>
    <style:style style:name="T277" style:family="text">
      <style:text-properties officeooo:rsid="007d1d72"/>
    </style:style>
    <style:style style:name="T278" style:family="text">
      <style:text-properties officeooo:rsid="007de737"/>
    </style:style>
    <style:style style:name="T279" style:family="text">
      <style:text-properties officeooo:rsid="007fa837"/>
    </style:style>
    <style:style style:name="T280" style:family="text">
      <style:text-properties officeooo:rsid="007fefc5"/>
    </style:style>
    <style:style style:name="T281" style:family="text">
      <style:text-properties officeooo:rsid="00818ba0"/>
    </style:style>
    <style:style style:name="T282" style:family="text">
      <style:text-properties officeooo:rsid="0084f5ff"/>
    </style:style>
    <style:style style:name="T283" style:family="text">
      <style:text-properties officeooo:rsid="00856a6a"/>
    </style:style>
    <style:style style:name="T284" style:family="text">
      <style:text-properties officeooo:rsid="0086e5fd"/>
    </style:style>
    <style:style style:name="T285" style:family="text">
      <style:text-properties officeooo:rsid="00895114"/>
    </style:style>
    <style:style style:name="T286" style:family="text">
      <style:text-properties officeooo:rsid="008a0262"/>
    </style:style>
    <style:style style:name="T287" style:family="text">
      <style:text-properties officeooo:rsid="008c67a8"/>
    </style:style>
    <style:style style:name="T288" style:family="text">
      <style:text-properties officeooo:rsid="008e6647"/>
    </style:style>
    <style:style style:name="T289" style:family="text">
      <style:text-properties officeooo:rsid="008fd7d6"/>
    </style:style>
    <style:style style:name="T290" style:family="text">
      <style:text-properties officeooo:rsid="0091b62a"/>
    </style:style>
    <style:style style:name="T291" style:family="text">
      <style:text-properties officeooo:rsid="00937bb7"/>
    </style:style>
    <style:style style:name="T292" style:family="text">
      <style:text-properties officeooo:rsid="0093db53"/>
    </style:style>
    <style:style style:name="T293" style:family="text">
      <style:text-properties officeooo:rsid="009529ec"/>
    </style:style>
    <style:style style:name="T294" style:family="text">
      <style:text-properties officeooo:rsid="00971fa8"/>
    </style:style>
    <style:style style:name="T295" style:family="text">
      <style:text-properties officeooo:rsid="009830de"/>
    </style:style>
    <style:style style:name="T296" style:family="text">
      <style:text-properties officeooo:rsid="009aff33"/>
    </style:style>
    <style:style style:name="T297" style:family="text">
      <style:text-properties officeooo:rsid="009da7d0"/>
    </style:style>
    <style:style style:name="T298" style:family="text">
      <style:text-properties fo:language="fr" fo:country="FR"/>
    </style:style>
    <style:style style:name="T299" style:family="text">
      <style:text-properties fo:language="fr" fo:country="FR" fo:font-weight="bold" style:font-weight-asian="bold" style:font-weight-complex="bold"/>
    </style:style>
    <style:style style:name="T300" style:family="text">
      <style:text-properties officeooo:rsid="009e07fb"/>
    </style:style>
    <style:style style:name="T301" style:family="text">
      <style:text-properties officeooo:rsid="00a07799"/>
    </style:style>
    <style:style style:name="T302" style:family="text">
      <style:text-properties officeooo:rsid="00a1b5cc"/>
    </style:style>
    <style:style style:name="T303" style:family="text">
      <style:text-properties officeooo:rsid="00a22cbe"/>
    </style:style>
    <style:style style:name="T304" style:family="text">
      <style:text-properties officeooo:rsid="00a2b4de"/>
    </style:style>
    <style:style style:name="T305" style:family="text">
      <style:text-properties officeooo:rsid="00a30d8d"/>
    </style:style>
    <style:style style:name="T306" style:family="text">
      <style:text-properties officeooo:rsid="00a51776"/>
    </style:style>
    <style:style style:name="T307" style:family="text">
      <style:text-properties officeooo:rsid="00a6d869"/>
    </style:style>
    <style:style style:name="T308" style:family="text">
      <style:text-properties officeooo:rsid="00a95174"/>
    </style:style>
    <style:style style:name="T309" style:family="text">
      <style:text-properties officeooo:rsid="00aa9155"/>
    </style:style>
    <style:style style:name="T310" style:family="text">
      <style:text-properties fo:color="#6a8759" style:font-name="DejaVu Sans Mono" fo:font-style="italic" style:font-style-asian="italic" style:font-style-complex="italic"/>
    </style:style>
    <style:style style:name="T311" style:family="text">
      <style:text-properties officeooo:rsid="00abde8d"/>
    </style:style>
    <style:style style:name="T312" style:family="text">
      <style:text-properties officeooo:rsid="00ad9207"/>
    </style:style>
    <style:style style:name="T313" style:family="text">
      <style:text-properties officeooo:rsid="00ae11e8"/>
    </style:style>
    <style:style style:name="T314" style:family="text">
      <style:text-properties officeooo:rsid="00af0ad5"/>
    </style:style>
    <style:style style:name="T315" style:family="text">
      <style:text-properties officeooo:rsid="00afeb1c"/>
    </style:style>
    <style:style style:name="T316" style:family="text">
      <style:text-properties officeooo:rsid="00b02448"/>
    </style:style>
    <style:style style:name="T317" style:family="text">
      <style:text-properties officeooo:rsid="00b2048e"/>
    </style:style>
    <style:style style:name="T318" style:family="text">
      <style:text-properties officeooo:rsid="00b5b2ac"/>
    </style:style>
    <style:style style:name="T319" style:family="text">
      <style:text-properties officeooo:rsid="00b71042"/>
    </style:style>
    <style:style style:name="T320" style:family="text">
      <style:text-properties officeooo:rsid="00b90aea"/>
    </style:style>
    <style:style style:name="T321" style:family="text">
      <style:text-properties officeooo:rsid="00b3c8ed"/>
    </style:style>
    <style:style style:name="T322" style:family="text">
      <style:text-properties officeooo:rsid="00ba448d"/>
    </style:style>
    <style:style style:name="T323" style:family="text">
      <style:text-properties officeooo:rsid="00bb3003"/>
    </style:style>
    <style:style style:name="T324" style:family="text">
      <style:text-properties officeooo:rsid="00bb59b3"/>
    </style:style>
    <style:style style:name="T325" style:family="text">
      <style:text-properties officeooo:rsid="00bb7502"/>
    </style:style>
    <style:style style:name="T326" style:family="text">
      <style:text-properties officeooo:rsid="00bcf3a4"/>
    </style:style>
    <style:style style:name="T327" style:family="text">
      <style:text-properties officeooo:rsid="00c319da"/>
    </style:style>
    <style:style style:name="T328" style:family="text">
      <style:text-properties officeooo:rsid="00c338f5"/>
    </style:style>
    <style:style style:name="T329" style:family="text">
      <style:text-properties officeooo:rsid="00c4cb19"/>
    </style:style>
    <style:style style:name="T330" style:family="text">
      <style:text-properties officeooo:rsid="00c9fb1a"/>
    </style:style>
    <style:style style:name="T331" style:family="text">
      <style:text-properties officeooo:rsid="00d0b0f7"/>
    </style:style>
    <style:style style:name="T332" style:family="text">
      <style:text-properties officeooo:rsid="00d50b45"/>
    </style:style>
    <style:style style:name="T333" style:family="text">
      <style:text-properties officeooo:rsid="00d85af7"/>
    </style:style>
    <style:style style:name="T334" style:family="text">
      <style:text-properties officeooo:rsid="00d900f3"/>
    </style:style>
    <style:style style:name="T335" style:family="text">
      <style:text-properties officeooo:rsid="00d9d86d"/>
    </style:style>
    <style:style style:name="T336" style:family="text">
      <style:text-properties officeooo:rsid="00dc35ed"/>
    </style:style>
    <style:style style:name="T337" style:family="text">
      <style:text-properties officeooo:rsid="00e2080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
      <text:p text:style-name="P288">Graphic Objects Templating</text:p>
      <text:p text:style-name="P289">Système de création et interaction de bloc HTML orienté objet</text:p>
      <text:p text:style-name="P289"/>
      <text:p text:style-name="P290"/>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2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7">Table des matières</text:p>
          </text:index-title>
          <text:p text:style-name="P528"><text:a xlink:type="simple" xlink:href="#__RefHeading___Toc4126_2280483503" text:style-name="Index_20_Link" text:visited-style-name="Index_20_Link">Préambule<text:tab/>5</text:a></text:p>
          <text:p text:style-name="P528"><text:a xlink:type="simple" xlink:href="#__RefHeading___Toc4130_2280483503" text:style-name="Index_20_Link" text:visited-style-name="Index_20_Link">L’objet de base ou objet origine : OObject<text:tab/>6</text:a></text:p>
          <text:p text:style-name="P557"><text:a xlink:type="simple" xlink:href="#__RefHeading___Toc4138_2280483503" text:style-name="Index_20_Link" text:visited-style-name="Index_20_Link">Propriétés – Attributs de l’objet<text:tab/>6</text:a></text:p>
          <text:p text:style-name="P557"><text:a xlink:type="simple" xlink:href="#__RefHeading___Toc4140_2280483503" text:style-name="Index_20_Link" text:visited-style-name="Index_20_Link">Méthodes de l’objet<text:tab/>7</text:a></text:p>
          <text:p text:style-name="P556"><text:a xlink:type="simple" xlink:href="#__RefHeading___Toc4142_2280483503" text:style-name="Index_20_Link" text:visited-style-name="Index_20_Link">Le constructeur<text:tab/>7</text:a></text:p>
          <text:p text:style-name="P556"><text:a xlink:type="simple" xlink:href="#__RefHeading___Toc464_639295972" text:style-name="Index_20_Link" text:visited-style-name="Index_20_Link">Les méthodes statiques<text:tab/>7</text:a></text:p>
          <text:p text:style-name="P519"><text:a xlink:type="simple" xlink:href="#__RefHeading___Toc466_639295972" text:style-name="Index_20_Link" text:visited-style-name="Index_20_Link">La validation d’existence de session – validateSession<text:tab/>7</text:a></text:p>
          <text:p text:style-name="P519"><text:a xlink:type="simple" xlink:href="#__RefHeading___Toc468_639295972" text:style-name="Index_20_Link" text:visited-style-name="Index_20_Link">l’existence d’objet – existObject($id)<text:tab/>8</text:a></text:p>
          <text:p text:style-name="P519"><text:a xlink:type="simple" xlink:href="#__RefHeading___Toc759_337275683" text:style-name="Index_20_Link" text:visited-style-name="Index_20_Link">La reconstruction d’un objet – buildObject($id, $valeur = null)<text:tab/>8</text:a></text:p>
          <text:p text:style-name="P519"><text:a xlink:type="simple" xlink:href="#__RefHeading___Toc470_639295972" text:style-name="Index_20_Link" text:visited-style-name="Index_20_Link">La suppression d’un objet – destroyObject($id)<text:tab/>8</text:a></text:p>
          <text:p text:style-name="P519"><text:a xlink:type="simple" xlink:href="#__RefHeading___Toc474_639295972" text:style-name="Index_20_Link" text:visited-style-name="Index_20_Link">La suppression de tous les objets – clearObjects()<text:tab/>9</text:a></text:p>
          <text:p text:style-name="P556"><text:a xlink:type="simple" xlink:href="#__RefHeading___Toc2878_3340177762" text:style-name="Index_20_Link" text:visited-style-name="Index_20_Link">Les méthodes relatives aux attributs simples de l’objet<text:tab/>9</text:a></text:p>
          <text:p text:style-name="P519"><text:a xlink:type="simple" xlink:href="#__RefHeading___Toc2880_3340177762" text:style-name="Index_20_Link" text:visited-style-name="Index_20_Link">setProperties($properties) – getProperties()<text:tab/>9</text:a></text:p>
          <text:p text:style-name="P580"><text:a xlink:type="simple" xlink:href="#__RefHeading___Toc1742_2082408205" text:style-name="Index_20_Link" text:visited-style-name="Index_20_Link">Algorithme des méthodes :<text:tab/>9</text:a></text:p>
          <text:p text:style-name="P519"><text:a xlink:type="simple" xlink:href="#__RefHeading___Toc2882_3340177762" text:style-name="Index_20_Link" text:visited-style-name="Index_20_Link">setId($id) – getId()<text:tab/>10</text:a></text:p>
          <text:p text:style-name="P580"><text:a xlink:type="simple" xlink:href="#__RefHeading___Toc1744_2082408205" text:style-name="Index_20_Link" text:visited-style-name="Index_20_Link">Algorithme des méthodes :<text:tab/>10</text:a></text:p>
          <text:p text:style-name="P519"><text:a xlink:type="simple" xlink:href="#__RefHeading___Toc1465_452600724" text:style-name="Index_20_Link" text:visited-style-name="Index_20_Link">setName($name) – getName()<text:tab/>10</text:a></text:p>
          <text:p text:style-name="P519"><text:a xlink:type="simple" xlink:href="#__RefHeading___Toc1746_2082408205" text:style-name="Index_20_Link" text:visited-style-name="Index_20_Link">setDisplay($display) – getDisplay()<text:tab/>10</text:a></text:p>
          <text:p text:style-name="P580"><text:a xlink:type="simple" xlink:href="#__RefHeading___Toc1748_2082408205" text:style-name="Index_20_Link" text:visited-style-name="Index_20_Link">Méthode générique getConstants()<text:tab/>11</text:a></text:p>
          <text:p text:style-name="P580"><text:a xlink:type="simple" xlink:href="#__RefHeading___Toc1750_2082408205" text:style-name="Index_20_Link" text:visited-style-name="Index_20_Link">Méthode de récupération des constantes d’un attribut<text:tab/>11</text:a></text:p>
          <text:p text:style-name="P580"><text:a xlink:type="simple" xlink:href="#__RefHeading___Toc1752_2082408205" text:style-name="Index_20_Link" text:visited-style-name="Index_20_Link">Algorithme des méthodes<text:tab/>11</text:a></text:p>
          <text:p text:style-name="P519"><text:a xlink:type="simple" xlink:href="#__RefHeading___Toc1754_2082408205" text:style-name="Index_20_Link" text:visited-style-name="Index_20_Link">setWidthBT($widthBT) – getWidthBT()<text:tab/>11</text:a></text:p>
          <text:p text:style-name="P580"><text:a xlink:type="simple" xlink:href="#__RefHeading___Toc2120_520446132" text:style-name="Index_20_Link" text:visited-style-name="Index_20_Link">Algorithme des méthodes<text:tab/>12</text:a></text:p>
          <text:p text:style-name="P519"><text:a xlink:type="simple" xlink:href="#__RefHeading___Toc1467_452600724" text:style-name="Index_20_Link" text:visited-style-name="Index_20_Link">setClassName($className) – getClassName()<text:tab/>12</text:a></text:p>
          <text:p text:style-name="P580"><text:a xlink:type="simple" xlink:href="#__RefHeading___Toc2170_2104859123" text:style-name="Index_20_Link" text:visited-style-name="Index_20_Link">Algorithme des méthodes<text:tab/>13</text:a></text:p>
          <text:p text:style-name="P519"><text:a xlink:type="simple" xlink:href="#__RefHeading___Toc2197_2104859123" text:style-name="Index_20_Link" text:visited-style-name="Index_20_Link">setTemplate($template) – getTemplate()<text:tab/>13</text:a></text:p>
          <text:p text:style-name="P580"><text:a xlink:type="simple" xlink:href="#__RefHeading___Toc2199_2104859123" text:style-name="Index_20_Link" text:visited-style-name="Index_20_Link">Algorithme des méthodes<text:tab/>13</text:a></text:p>
          <text:p text:style-name="P519"><text:a xlink:type="simple" xlink:href="#__RefHeading___Toc2201_2104859123" text:style-name="Index_20_Link" text:visited-style-name="Index_20_Link">setObject($object) – getObject()<text:tab/>14</text:a></text:p>
          <text:p text:style-name="P580"><text:a xlink:type="simple" xlink:href="#__RefHeading___Toc2592_2079834871" text:style-name="Index_20_Link" text:visited-style-name="Index_20_Link">Algorithme des méthodes<text:tab/>14</text:a></text:p>
          <text:p text:style-name="P519"><text:a xlink:type="simple" xlink:href="#__RefHeading___Toc2890_3340177762" text:style-name="Index_20_Link" text:visited-style-name="Index_20_Link">setTypeObj($typeObj) – getTypeObj()<text:tab/>14</text:a></text:p>
          <text:p text:style-name="P580"><text:a xlink:type="simple" xlink:href="#__RefHeading___Toc2594_2079834871" text:style-name="Index_20_Link" text:visited-style-name="Index_20_Link">Algorithme des méthodes<text:tab/>14</text:a></text:p>
          <text:p text:style-name="P519"><text:a xlink:type="simple" xlink:href="#__RefHeading___Toc1281_4267579534" text:style-name="Index_20_Link" text:visited-style-name="Index_20_Link">getLastAccess()<text:tab/>14</text:a></text:p>
          <text:p text:style-name="P580"><text:a xlink:type="simple" xlink:href="#__RefHeading___Toc2596_2079834871" text:style-name="Index_20_Link" text:visited-style-name="Index_20_Link">Algorithme de la méthode<text:tab/>15</text:a></text:p>
          <text:p text:style-name="P519"><text:a xlink:type="simple" xlink:href="#__RefHeading___Toc2530_2079834871" text:style-name="Index_20_Link" text:visited-style-name="Index_20_Link">setClasses($classes), addClass($class), removeClass($class), getClasses()<text:tab/>15</text:a></text:p>
          <text:p text:style-name="P580"><text:a xlink:type="simple" xlink:href="#__RefHeading___Toc2598_2079834871" text:style-name="Index_20_Link" text:visited-style-name="Index_20_Link">Algorithme des méthodes<text:tab/>15</text:a></text:p>
          <text:p text:style-name="P519"><text:a xlink:type="simple" xlink:href="#__RefHeading___Toc8319_3443808127" text:style-name="Index_20_Link" text:visited-style-name="Index_20_Link">enable(), disable(), getState()<text:tab/>16</text:a></text:p>
          <text:p text:style-name="P580"><text:a xlink:type="simple" xlink:href="#__RefHeading___Toc8715_1097217395" text:style-name="Index_20_Link" text:visited-style-name="Index_20_Link">Algorithme des méthodes<text:tab/>16</text:a></text:p>
          <text:p text:style-name="P556"><text:a xlink:type="simple" xlink:href="#__RefHeading___Toc2894_3340177762" text:style-name="Index_20_Link" text:visited-style-name="Index_20_Link">Gestion des ressources JavaScript et feuille de style<text:tab/>16</text:a></text:p>
          <text:p text:style-name="P519"><text:a xlink:type="simple" xlink:href="#__RefHeading___Toc3112_284258370" text:style-name="Index_20_Link" text:visited-style-name="Index_20_Link">Gestion des fichiers feuilles de style :<text:tab/>16</text:a></text:p>
          <text:p text:style-name="P580"><text:a xlink:type="simple" xlink:href="#__RefHeading___Toc3114_284258370" text:style-name="Index_20_Link" text:visited-style-name="Index_20_Link">Algorithme des méthodes<text:tab/>16</text:a></text:p>
          <text:p text:style-name="P519"><text:a xlink:type="simple" xlink:href="#__RefHeading___Toc3221_284258370" text:style-name="Index_20_Link" text:visited-style-name="Index_20_Link">Gestion des fichiers JavaScript<text:tab/>18</text:a></text:p>
          <text:p text:style-name="P528"><text:a xlink:type="simple" xlink:href="#__RefHeading___Toc3978_269754257" text:style-name="Index_20_Link" text:visited-style-name="Index_20_Link">L’objet contenant de données : ODContained<text:tab/>19</text:a></text:p>
          <text:p text:style-name="P557"><text:a xlink:type="simple" xlink:href="#__RefHeading___Toc4001_269754257" text:style-name="Index_20_Link" text:visited-style-name="Index_20_Link">Propriétés – Attributs de l’objet<text:tab/>19</text:a></text:p>
          <text:p text:style-name="P557"><text:a xlink:type="simple" xlink:href="#__RefHeading___Toc4003_269754257" text:style-name="Index_20_Link" text:visited-style-name="Index_20_Link">Méthodes de l’objet<text:tab/>19</text:a></text:p>
          <text:p text:style-name="P556"><text:a xlink:type="simple" xlink:href="#__RefHeading___Toc4142_22804835031" text:style-name="Index_20_Link" text:visited-style-name="Index_20_Link">Le constructeur<text:tab/>19</text:a></text:p>
          <text:p text:style-name="P580"><text:a xlink:type="simple" xlink:href="#__RefHeading___Toc4347_1788178495" text:style-name="Index_20_Link" text:visited-style-name="Index_20_Link">Algorithme de la méthode<text:tab/>19</text:a></text:p>
          <text:p text:style-name="P556"><text:soft-page-break/><text:a xlink:type="simple" xlink:href="#__RefHeading___Toc4005_269754257" text:style-name="Index_20_Link" text:visited-style-name="Index_20_Link">Les méthodes relatives aux attributs spécifiques de l’objet<text:tab/>20</text:a></text:p>
          <text:p text:style-name="P580"><text:a xlink:type="simple" xlink:href="#__RefHeading___Toc4349_1788178495" text:style-name="Index_20_Link" text:visited-style-name="Index_20_Link">Algorithme des méthodes<text:tab/>20</text:a></text:p>
          <text:p text:style-name="P528"><text:a xlink:type="simple" xlink:href="#__RefHeading___Toc4351_1788178495" text:style-name="Index_20_Link" text:visited-style-name="Index_20_Link">Objet conteneur d’objets – OSContainer<text:tab/>21</text:a></text:p>
          <text:p text:style-name="P557"><text:a xlink:type="simple" xlink:href="#__RefHeading___Toc4353_1788178495" text:style-name="Index_20_Link" text:visited-style-name="Index_20_Link">Propriétés – Attributs de l’objet<text:tab/>21</text:a></text:p>
          <text:p text:style-name="P557"><text:a xlink:type="simple" xlink:href="#__RefHeading___Toc4355_1788178495" text:style-name="Index_20_Link" text:visited-style-name="Index_20_Link">Méthodes de l’objet<text:tab/>21</text:a></text:p>
          <text:p text:style-name="P556"><text:a xlink:type="simple" xlink:href="#__RefHeading___Toc4142_228048350311" text:style-name="Index_20_Link" text:visited-style-name="Index_20_Link">Le constructeur<text:tab/>21</text:a></text:p>
          <text:p text:style-name="P580"><text:a xlink:type="simple" xlink:href="#__RefHeading___Toc4357_1788178495" text:style-name="Index_20_Link" text:visited-style-name="Index_20_Link">Algorithme de la méthode<text:tab/>21</text:a></text:p>
          <text:p text:style-name="P556"><text:a xlink:type="simple" xlink:href="#__RefHeading___Toc4005_2697542571" text:style-name="Index_20_Link" text:visited-style-name="Index_20_Link">Les méthodes relatives aux attributs spécifiques de l’objet<text:tab/>22</text:a></text:p>
          <text:p text:style-name="P580"><text:a xlink:type="simple" xlink:href="#__RefHeading___Toc4410_1788178495" text:style-name="Index_20_Link" text:visited-style-name="Index_20_Link">Algorithme des méthodes<text:tab/>22</text:a></text:p>
          <text:p text:style-name="P528"><text:a xlink:type="simple" xlink:href="#__RefHeading___Toc5342_262227166" text:style-name="Index_20_Link" text:visited-style-name="Index_20_Link">Les objets typés HTML<text:tab/>25</text:a></text:p>
          <text:p text:style-name="P557"><text:a xlink:type="simple" xlink:href="#__RefHeading___Toc5344_262227166" text:style-name="Index_20_Link" text:visited-style-name="Index_20_Link">L’objet conteneur divers – OSDiv<text:tab/>25</text:a></text:p>
          <text:p text:style-name="P557"><text:a xlink:type="simple" xlink:href="#__RefHeading___Toc5346_262227166" text:style-name="Index_20_Link" text:visited-style-name="Index_20_Link">L’objet contenant de formulaire – OSForm<text:tab/>26</text:a></text:p>
          <text:p text:style-name="P556"><text:a xlink:type="simple" xlink:href="#__RefHeading___Toc14438_1068484316" text:style-name="Index_20_Link" text:visited-style-name="Index_20_Link">Propriétés – Attributs de l’objet<text:tab/>27</text:a></text:p>
          <text:p text:style-name="P556"><text:a xlink:type="simple" xlink:href="#__RefHeading___Toc8043_2064813250" text:style-name="Index_20_Link" text:visited-style-name="Index_20_Link">Le constructeur de l’objet<text:tab/>27</text:a></text:p>
          <text:p text:style-name="P519"><text:a xlink:type="simple" xlink:href="#__RefHeading___Toc8045_2064813250" text:style-name="Index_20_Link" text:visited-style-name="Index_20_Link">Algorithme du constructeur<text:tab/>27</text:a></text:p>
          <text:p text:style-name="P556"><text:a xlink:type="simple" xlink:href="#__RefHeading___Toc8047_2064813250" text:style-name="Index_20_Link" text:visited-style-name="Index_20_Link">Les méthodes relatives aux attributs spécifiques de l’objet<text:tab/>27</text:a></text:p>
          <text:p text:style-name="P519"><text:a xlink:type="simple" xlink:href="#__RefHeading___Toc8978_135223327" text:style-name="Index_20_Link" text:visited-style-name="Index_20_Link">Algorithme des méthodes privées<text:tab/>28</text:a></text:p>
          <text:p text:style-name="P519"><text:a xlink:type="simple" xlink:href="#__RefHeading___Toc8980_135223327" text:style-name="Index_20_Link" text:visited-style-name="Index_20_Link">Algorithme des méthodes<text:tab/>29</text:a></text:p>
          <text:p text:style-name="P556"><text:a xlink:type="simple" xlink:href="#__RefHeading___Toc8893_135223327" text:style-name="Index_20_Link" text:visited-style-name="Index_20_Link">Code JavaScript, code CSS de gestion de l’objet<text:tab/>32</text:a></text:p>
          <text:p text:style-name="P519"><text:a xlink:type="simple" xlink:href="#__RefHeading___Toc7027_2505135840" text:style-name="Index_20_Link" text:visited-style-name="Index_20_Link">Remarque globale sur l’ajout de code JavaScript, de code CSS à l’objet<text:tab/>32</text:a></text:p>
          <text:p text:style-name="P519"><text:a xlink:type="simple" xlink:href="#__RefHeading___Toc7368_776607749" text:style-name="Index_20_Link" text:visited-style-name="Index_20_Link">Ressource JavaScript de l’objet OSForm<text:tab/>32</text:a></text:p>
          <text:p text:style-name="P580"><text:a xlink:type="simple" xlink:href="#__RefHeading___Toc8049_2064813250" text:style-name="Index_20_Link" text:visited-style-name="Index_20_Link">Algorithme des méthodes<text:tab/>33</text:a></text:p>
          <text:p text:style-name="P557"><text:a xlink:type="simple" xlink:href="#__RefHeading___Toc5348_262227166" text:style-name="Index_20_Link" text:visited-style-name="Index_20_Link">L’objet zone de saisie multi usage – ODInput<text:tab/>33</text:a></text:p>
          <text:p text:style-name="P556"><text:a xlink:type="simple" xlink:href="#__RefHeading___Toc8316_3443808127" text:style-name="Index_20_Link" text:visited-style-name="Index_20_Link">Le constructeur de l’objet<text:tab/>34</text:a></text:p>
          <text:p text:style-name="P556"><text:a xlink:type="simple" xlink:href="#__RefHeading___Toc10115_1783732" text:style-name="Index_20_Link" text:visited-style-name="Index_20_Link">Propriétés – Attributs de l’objet<text:tab/>34</text:a></text:p>
          <text:p text:style-name="P556"><text:a xlink:type="simple" xlink:href="#__RefHeading___Toc8717_1097217395" text:style-name="Index_20_Link" text:visited-style-name="Index_20_Link">Les méthodes relatives aux attributs spécifiques de l’objet<text:tab/>34</text:a></text:p>
          <text:p text:style-name="P556"><text:a xlink:type="simple" xlink:href="#__RefHeading___Toc8719_1097217395" text:style-name="Index_20_Link" text:visited-style-name="Index_20_Link">Code JavaScript, code CSS de gestion de l’objet<text:tab/>35</text:a></text:p>
          <text:p text:style-name="P557"><text:a xlink:type="simple" xlink:href="#__RefHeading___Toc5350_262227166" text:style-name="Index_20_Link" text:visited-style-name="Index_20_Link">L’objet bouton à cliquer – ODButton<text:tab/>35</text:a></text:p>
          <text:p text:style-name="P556"><text:a xlink:type="simple" xlink:href="#__RefHeading___Toc10117_1783732" text:style-name="Index_20_Link" text:visited-style-name="Index_20_Link">Propriétés – Attributs de l’objet<text:tab/>35</text:a></text:p>
          <text:p text:style-name="P557"><text:a xlink:type="simple" xlink:href="#__RefHeading___Toc5352_262227166" text:style-name="Index_20_Link" text:visited-style-name="Index_20_Link">L’objet liste de sélection – ODSelect<text:tab/>35</text:a></text:p>
          <text:p text:style-name="P556"><text:a xlink:type="simple" xlink:href="#__RefHeading___Toc10119_1783732" text:style-name="Index_20_Link" text:visited-style-name="Index_20_Link">Propriétés – Attributs de l’objet<text:tab/>35</text:a></text:p>
          <text:p text:style-name="P557"><text:a xlink:type="simple" xlink:href="#__RefHeading___Toc5354_262227166" text:style-name="Index_20_Link" text:visited-style-name="Index_20_Link">L’objet conteneur de texte divers – ODSpan<text:tab/>35</text:a></text:p>
          <text:p text:style-name="P556"><text:a xlink:type="simple" xlink:href="#__RefHeading___Toc10121_1783732" text:style-name="Index_20_Link" text:visited-style-name="Index_20_Link">Propriétés – Attributs de l’objet<text:tab/>35</text:a></text:p>
          <text:p text:style-name="P528"><text:a xlink:type="simple" xlink:href="#__RefHeading___Toc5427_262227166" text:style-name="Index_20_Link" text:visited-style-name="Index_20_Link">La gestion interne de Graphic Object Templating<text:tab/>36</text:a></text:p>
          <text:p text:style-name="P557"><text:a xlink:type="simple" xlink:href="#__RefHeading___Toc5429_262227166" text:style-name="Index_20_Link" text:visited-style-name="Index_20_Link">Les méthodes complémentaires<text:tab/>36</text:a></text:p>
          <text:p text:style-name="P556"><text:a xlink:type="simple" xlink:href="#__RefHeading___Toc8802_403600236" text:style-name="Index_20_Link" text:visited-style-name="Index_20_Link">les extensions Twig<text:tab/>36</text:a></text:p>
          <text:p text:style-name="P519"><text:a xlink:type="simple" xlink:href="#__RefHeading___Toc8828_3017497045" text:style-name="Index_20_Link" text:visited-style-name="Index_20_Link">Les compléments traitement des erreurs, des exceptions<text:tab/>36</text:a></text:p>
          <text:p text:style-name="P519"><text:a xlink:type="simple" xlink:href="#__RefHeading___Toc8830_3017497045" text:style-name="Index_20_Link" text:visited-style-name="Index_20_Link">Ajouts d’aides aux traitements, d’aide à la présentation<text:tab/>36</text:a></text:p>
          <text:p text:style-name="P556"><text:a xlink:type="simple" xlink:href="#__RefHeading___Toc8804_403600236" text:style-name="Index_20_Link" text:visited-style-name="Index_20_Link">les modèles de remplacement des modèles par défaut<text:tab/>36</text:a></text:p>
          <text:p text:style-name="P519"><text:a xlink:type="simple" xlink:href="#__RefHeading___Toc8832_3017497045" text:style-name="Index_20_Link" text:visited-style-name="Index_20_Link">layout – modèle général par défaut<text:tab/>36</text:a></text:p>
          <text:p text:style-name="P519"><text:a xlink:type="simple" xlink:href="#__RefHeading___Toc8834_3017497045" text:style-name="Index_20_Link" text:visited-style-name="Index_20_Link">Modèles de gestion des erreurs<text:tab/>36</text:a></text:p>
          <text:p text:style-name="P557"><text:a xlink:type="simple" xlink:href="#__RefHeading___Toc5431_262227166" text:style-name="Index_20_Link" text:visited-style-name="Index_20_Link">Les services et aides de vue<text:tab/>36</text:a></text:p>
          <text:p text:style-name="P556"><text:a xlink:type="simple" xlink:href="#__RefHeading___Toc8820_3017497045" text:style-name="Index_20_Link" text:visited-style-name="Index_20_Link">gotRender() - rendu HTML d’objets<text:tab/>36</text:a></text:p>
          <text:p text:style-name="P519"><text:a xlink:type="simple" xlink:href="#__RefHeading___Toc18339_1012065404" text:style-name="Index_20_Link" text:visited-style-name="Index_20_Link">Algorithme de la méthode rendu($object) dans GotServices<text:tab/>36</text:a></text:p>
          <text:p text:style-name="P519"><text:a xlink:type="simple" xlink:href="#__RefHeading___Toc18342_1012065404" text:style-name="Index_20_Link" text:visited-style-name="Index_20_Link">Algorithme de la classe de l’aide de vue<text:tab/>37</text:a></text:p>
          <text:p text:style-name="P556"><text:a xlink:type="simple" xlink:href="#__RefHeading___Toc8822_3017497045" text:style-name="Index_20_Link" text:visited-style-name="Index_20_Link">gotHeader() - formalisation des entêtes HTML pour CSS et Javascript<text:tab/>37</text:a></text:p>
          <text:p text:style-name="P519"><text:a xlink:type="simple" xlink:href="#__RefHeading___Toc9339_1045490279" text:style-name="Index_20_Link" text:visited-style-name="Index_20_Link">Algorithme de la méthode header($object) dans GotServices<text:tab/>38</text:a></text:p>
          <text:p text:style-name="P580"><text:a xlink:type="simple" xlink:href="#__RefHeading___Toc9400_1045490279" text:style-name="Index_20_Link" text:visited-style-name="Index_20_Link">L’algorithme de la méthode header($object)<text:tab/>38</text:a></text:p>
          <text:p text:style-name="P580"><text:a xlink:type="simple" xlink:href="#__RefHeading___Toc9402_1045490279" text:style-name="Index_20_Link" text:visited-style-name="Index_20_Link">L’algorithme de la méthode rscs($object)<text:tab/>38</text:a></text:p>
          <text:p text:style-name="P519"><text:soft-page-break/><text:a xlink:type="simple" xlink:href="#__RefHeading___Toc9341_1045490279" text:style-name="Index_20_Link" text:visited-style-name="Index_20_Link">Algorithme de la classe de l’aide de vue<text:tab/>39</text:a></text:p>
          <text:p text:style-name="P556"><text:a xlink:type="simple" xlink:href="#__RefHeading___Toc8824_3017497045" text:style-name="Index_20_Link" text:visited-style-name="Index_20_Link">gotBootstrap() - génération des classes Twitter Bootstrap<text:tab/>39</text:a></text:p>
          <text:p text:style-name="P519"><text:a xlink:type="simple" xlink:href="#__RefHeading___Toc9438_1045490279" text:style-name="Index_20_Link" text:visited-style-name="Index_20_Link">Algorithme de la méthode bootstrap($object) dans GotServices<text:tab/>39</text:a></text:p>
          <text:p text:style-name="P519"><text:a xlink:type="simple" xlink:href="#__RefHeading___Toc9440_1045490279" text:style-name="Index_20_Link" text:visited-style-name="Index_20_Link">Algorithme de la classe de l’aide de vue<text:tab/>39</text:a></text:p>
          <text:p text:style-name="P557"><text:a xlink:type="simple" xlink:href="#__RefHeading___Toc5433_262227166" text:style-name="Index_20_Link" text:visited-style-name="Index_20_Link">L’interactivité des objets – gestion Ajax des besoins des objets<text:tab/>40</text:a></text:p>
          <text:p text:style-name="P556"><text:a xlink:type="simple" xlink:href="#__RefHeading___Toc8826_3017497045" text:style-name="Index_20_Link" text:visited-style-name="Index_20_Link">callbackAction – appel Ajax et gestion des évènements<text:tab/>40</text:a></text:p>
        </text:index-body>
      </text:table-of-content>
      <text:h text:style-name="P521" text:outline-level="1"/>
      <text:h text:style-name="P524" text:outline-level="1"><text:bookmark-start text:name="__RefHeading___Toc4126_2280483503"/>Préambule<text:bookmark-end text:name="__RefHeading___Toc4126_2280483503"/></text:h>
      <text:list xml:id="list3637439984822585262" text:style-name="WWNum11">
        <text:list-item>
          <text:p text:style-name="P45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6">de présentation de blocs usuels dans un </text:span><text:span text:style-name="T4">CMS </text:span><text:span text:style-name="T46">: entête de page, formulaire de connexion, présentation d’articles, de liste d’articles …</text:span></text:p>
      <text:p text:style-name="Text_20_body">Pour cela, il me faudrait avoir un système automatisant la présentation et la gestion d<text:span text:style-name="T296">e</text:span> bloc<text:span text:style-name="T29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9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7"> a pour but de permettre au travers d’une programmation orientée objet, de proposer un système de construction et inter-action de blocs </text:span><text:span text:style-name="T5">HTML</text:span><text:span text:style-name="T47"> standards. Ceci se fera dans le cadre des dernières normes que sont </text:span><text:span text:style-name="T5">HTML5</text:span><text:span text:style-name="T47"> et </text:span><text:span text:style-name="T5">CSS3</text:span><text:span text:style-name="T47">, sans omettre l’ajout de fonctionnalité dynamique au travers du langage </text:span><text:span text:style-name="T5">JavaScript</text:span><text:span text:style-name="T47"> (direct ou par le framework </text:span><text:span text:style-name="T5">jQuery</text:span><text:span text:style-name="T47">).</text:span></text:p>
      <text:p text:style-name="Text_20_body">Par la définition d’un objet de référence, <text:span text:style-name="T69">OObject</text:span><text:span text:style-name="T2"> (</text:span><text:span text:style-name="T3">Origin</text:span><text:span text:style-name="T2"> Object)</text:span>, le projet déclinera l’ensemble des objets qu’il manipulera au travers de 2 classes filles principales :</text:p>
      <text:list xml:id="list3274548316603158215" text:style-name="L1">
        <text:list-item>
          <text:p text:style-name="P478"><text:span text:style-name="T1">les objets de type contenant : </text:span><text:span text:style-name="T108">OSContainer</text:span><text:span text:style-name="T1"> (</text:span><text:span text:style-name="T6">Object Structure Container</text:span><text:span text:style-name="T1">),</text:span></text:p>
        </text:list-item>
        <text:list-item>
          <text:p text:style-name="P459">les objets de type contenu : <text:span text:style-name="T69">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24"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62">Remarque Technique</text:span> : dans le cadre du projet <text:span text:style-name="T2">GOT</text:span> (<text:span text:style-name="T2">Graphic Object Templating</text:span>), les objets créés et manipulés <text:span text:style-name="T278">n’</text:span>auront qu’un attribut physique : <text:span text:style-name="T69">properties</text:span> pour propriétés. Cet attribut sera un tableau associatif qui lui contiendra réellement <text:span text:style-name="T278">l’</text:span>ensemble des attributs de l’objet. Le dit tableau associatif sera persisté en session <text:span text:style-name="T6">PHP</text:span> via le framework <text:span text:style-name="T2">Zend Framework</text:span> pour une question de haute disponibilité.</text:p>
      <text:p text:style-name="P153">Ce choix technique permet de :</text:p>
      <text:list xml:id="list531409430265790101" text:style-name="L2">
        <text:list-item>
          <text:p text:style-name="P479">consommer moins de mémoire pour stocker les données relatives à l’objet,</text:p>
        </text:list-item>
        <text:list-item>
          <text:p text:style-name="P479">manipuler plus facilement, tant dans la création, mise à jour, copie …</text:p>
        </text:list-item>
        <text:list-item>
          <text:p text:style-name="P460">persister l’objet en session par ce tableau associatif.</text:p>
        </text:list-item>
      </text:list>
      <text:p text:style-name="P87">Cette dernière phrase amène à préciser que l'ensemble des valeurs et attributs d’objets seront persisté<text:span text:style-name="T297">es</text:span> sur le serveur et non sur le client, du moins pour la première version de ce système.</text:p>
      <text:h text:style-name="P547"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78">l’</text:span>attribut physique <text:span text:style-name="T69">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4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3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63">e</text:span>Obj</text:p>
          </table:table-cell>
          <table:table-cell table:style-name="Table1.B1" office:value-type="string">
            <text:p text:style-name="P43"><text:span text:style-name="T164">Nature de l'objet créé : <text:s/></text:span><text:span text:style-name="T165">OSContainer</text:span><text:span text:style-name="T164"> ou <text:s/></text:span><text:span text:style-name="T16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64">Largeur à l'écran de l'objet dans le cadre de l'utilisation de </text:span><text:span text:style-name="T16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5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85">La notion <text:span text:style-name="T278">d’</text:span>affichage est mise systématiquement, afin de permettre plus facilement d'afficher ou cacher certain objet rapidement. Les notions utilisées sont :</text:p>
      <text:p text:style-name="P152"><text:span text:style-name="T299">DISPLAY_NONE</text:span><text:span text:style-name="T298"> <text:s text:c="3"/>= '</text:span><text:span text:style-name="T299">none</text:span><text:span text:style-name="T298">';<text:tab/><text:tab/>=&gt; caché</text:span></text:p>
      <text:p text:style-name="P152"><text:span text:style-name="T2">DISPLAY_BLOCK</text:span> <text:s text:c="2"/>= '<text:span text:style-name="T2">block</text:span>';<text:tab/><text:tab/>=&gt; affichage mode bloc</text:p>
      <text:p text:style-name="P152"><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182"><text:span text:style-name="T2">STATE_ENABLE</text:span> = <text:span text:style-name="T2">true<text:tab/></text:span><text:span text:style-name="T232"><text:tab/><text:tab/>=&gt; champ ou objet actif</text:span></text:p>
      <text:p text:style-name="P139"><text:span text:style-name="T2">STATE_DISABLE</text:span> = <text:span text:style-name="T2">false</text:span><text:tab/><text:tab/>=&gt; champ ou objet inactif</text:p>
      <text:h text:style-name="P548" text:outline-level="2"><text:bookmark-start text:name="__RefHeading___Toc4140_2280483503"/><text:soft-page-break/>Méthodes de l’objet<text:bookmark-end text:name="__RefHeading___Toc4140_2280483503"/></text:h>
      <text:h text:style-name="P529"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69">properties</text:span>’ que l’on stockera dans l’attribut ‘<text:span text:style-name="T69">properties</text:span>’ de l’objet, comme en session par les méthodes de sauvegarde du tableau associatif <text:span text:style-name="T168">des</text:span> attribut<text:span text:style-name="T168">s</text:span>.</text:p>
      <text:p text:style-name="P140">C’est à partir des méthodes statiques que la création ou la réinstanciation de l’objet sera faite.</text:p>
      <text:p text:style-name="P183">→<text:span text:style-name="T167"> paramètres en entrée : </text:span></text:p>
      <text:list xml:id="list1976746853261065962" text:style-name="L3">
        <text:list-item>
          <text:p text:style-name="P482"><text:span text:style-name="T84">$id</text:span><text:span text:style-name="T167"> → identifiant de l’objet (en objet </text:span><text:span text:style-name="T25">DOM</text:span><text:span text:style-name="T167">),</text:span> </text:p>
        </text:list-item>
        <text:list-item>
          <text:p text:style-name="P461"><text:span text:style-name="T69">$pathArrayData</text:span> →<text:span text:style-name="T167"> chemin partiel d’accès au fichier </text:span><text:span text:style-name="T25">PHP</text:span><text:span text:style-name="T167"> retournant le tableau associatif des attributs spécifiques de l’objet final.</text:span></text:p>
        </text:list-item>
      </text:list>
      <text:p text:style-name="P373">→<text:span text:style-name="T167"> traitements :</text:span></text:p>
      <text:p text:style-name="P184"><text:span text:style-name="T273">L</text:span>e<text:span text:style-name="T273">s</text:span> traitement<text:span text:style-name="T273">s</text:span> doi<text:span text:style-name="T273">ven</text:span>t prendre en compte le fait que l’objet peut déjà être présent en session, avec la nécessité de le construire. Afin de répondre au<text:span text:style-name="T278">x</text:span> question<text:span text:style-name="T278">s</text:span> d’existence en session de l’objet, une série de fonctions statiques ont été <text:span text:style-name="T297">créées</text:span> :</text:p>
      <text:list xml:id="list7836103360514052425" text:style-name="L4">
        <text:list-item>
          <text:p text:style-name="P483"><text:span text:style-name="T2">validateSession()</text:span>, validation de l’existence de la session,</text:p>
        </text:list-item>
        <text:list-item>
          <text:p text:style-name="P483"><text:span text:style-name="T2">existObject($id)</text:span>, recherche dans la session valide de la présence l’objet d’identifiant <text:span text:style-name="T2">$id</text:span>,</text:p>
        </text:list-item>
        <text:list-item>
          <text:p text:style-name="P483"><text:span text:style-name="T2">destroyObject($id)</text:span>, supprime de la session valide, l’objet d’identifiant <text:span text:style-name="T2">$id</text:span>,</text:p>
        </text:list-item>
        <text:list-item>
          <text:p text:style-name="P483"><text:span text:style-name="T2">buildObject($id, $value)</text:span>, construit l’objet d’identifiant <text:span text:style-name="T2">$id</text:span> à partir des information<text:span text:style-name="T168">s</text:span> présente en session valide, et lui affecte la valeur présente dans <text:span text:style-name="T2">$value</text:span> si nécessaire,</text:p>
        </text:list-item>
        <text:list-item>
          <text:p text:style-name="P462"><text:span text:style-name="T2">clearObje</text:span><text:span text:style-name="T29">c</text:span><text:span text:style-name="T2">t</text:span><text:span text:style-name="T29">s</text:span><text:span text:style-name="T2">()</text:span>, supprime l’ensemble des objets sauvegardé<text:span text:style-name="T168">s</text:span> en session valide.</text:p>
        </text:list-item>
      </text:list>
      <text:p text:style-name="P92">La méthode aura comme algorithme :</text:p>
      <text:p text:style-name="P185">→ <text:span text:style-name="T327">construction directe </text:span>de l’objet <text:span text:style-name="T69">$id</text:span> en session par <text:span text:style-name="T134">build</text:span><text:span text:style-name="T69">Object($id)</text:span>,</text:p>
      <text:p text:style-name="P186">→ si l’objet <text:span text:style-name="T327">n’</text:span>existe <text:span text:style-name="T327">pas</text:span>,</text:p>
      <text:p text:style-name="P185"><text:tab/>→ récupération du tableau associatif avec <text:span text:style-name="T69">$pathArrayData</text:span> dans le tableau <text:span text:style-name="T48">$</text:span><text:span text:style-name="T69">properties</text:span>,</text:p>
      <text:p text:style-name="P185"><text:tab/>→ <text:span text:style-name="T169">ajout du contenu du tableau associatif spécifique à </text:span><text:span text:style-name="T85">OObject</text:span><text:span text:style-name="T169"> au tableau </text:span><text:span text:style-name="T85">$properties</text:span><text:span text:style-name="T169">,</text:span></text:p>
      <text:p text:style-name="P294">→<text:span text:style-name="T169"> construction et recalcul des valeurs des attributs </text:span><text:span text:style-name="T85">template</text:span><text:span text:style-name="T169">, </text:span><text:span text:style-name="T85">className</text:span><text:span text:style-name="T169"> en fonction du contenu du tableau associatif </text:span><text:span text:style-name="T53">$</text:span><text:span text:style-name="T85">properties</text:span><text:span text:style-name="T169">,</text:span></text:p>
      <text:p text:style-name="P294">→<text:span text:style-name="T169"> enregistrement du tableau </text:span><text:span text:style-name="T53">$</text:span><text:span text:style-name="T85">properties</text:span><text:span text:style-name="T195"> </text:span><text:span text:style-name="T194">par la méthode </text:span><text:span text:style-name="T117">setProperpieties($properties)</text:span><text:span text:style-name="T194"> pour inclure la gestion de la date de dernier accès</text:span><text:span text:style-name="T195">.</text:span></text:p>
      <text:p text:style-name="P92"><text:tab/>→<text:span text:style-name="T16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54">→<text:span text:style-name="T170"> récupération de date et heure du jour par instanciation de la classe </text:span><text:span text:style-name="T49">DateTime()</text:span><text:span text:style-name="T170">,</text:span></text:p>
      <text:p text:style-name="P154">→<text:span text:style-name="T170"> récupération – création si besoin – de l’objet de session </text:span><text:span text:style-name="T70">gotObjList()</text:span><text:span text:style-name="T170"> par l’instanciation de la classe </text:span><text:span text:style-name="T49">Container()</text:span><text:span text:style-name="T170"> de </text:span><text:span text:style-name="T30">Zend Framework</text:span><text:span text:style-name="T170"> avec l’identifiant ‘</text:span><text:span text:style-name="T70">gotObjList</text:span><text:span text:style-name="T170">’,</text:span></text:p>
      <text:p text:style-name="P154">→<text:span text:style-name="T170"> extraction de l’objet de session </text:span><text:span text:style-name="T70">gotObjList()</text:span><text:span text:style-name="T170"> du champ </text:span><text:span text:style-name="T70">lastAccess</text:span><text:span text:style-name="T170"> contenant la date et heure du dernier accès à l’objet de session, si l’objet vient d’être crée, ce champ sera à </text:span><text:span text:style-name="T49">null</text:span><text:span text:style-name="T170">,</text:span></text:p>
      <text:p text:style-name="P154">→<text:span text:style-name="T170"> si le champ </text:span><text:span text:style-name="T70">lastAccess</text:span><text:span text:style-name="T170"> contient une date et heure </text:span></text:p>
      <text:p text:style-name="P302"><text:tab/>→<text:span text:style-name="T170"> calcul de l’intervalle de temps entre la date et heure courant et celle de </text:span><text:span text:style-name="T70">lastAccess</text:span></text:p>
      <text:p text:style-name="P291">→<text:span text:style-name="T170"> si le temps écoulé est supérieur à 2 heures : suppression / création de l’objet de session </text:span><text:span text:style-name="T70">gotObjList()</text:span><text:span text:style-name="T196"> </text:span><text:span text:style-name="T194">et </text:span><text:span text:style-name="T117">objacts</text:span><text:span text:style-name="T170">.</text:span></text:p>
      <text:p text:style-name="P154">→<text:span text:style-name="T170"> mise à jour du champ </text:span><text:span text:style-name="T70">lastAccess</text:span><text:span text:style-name="T170"> avec la date et heure courante,</text:span></text:p>
      <text:p text:style-name="P95">→ retourne l’objet conteneur de session.</text:p>
      <text:h text:style-name="P558" text:outline-level="4"><text:bookmark-start text:name="__RefHeading___Toc468_639295972"/><text:soft-page-break/>l’existence d’objet – existObject($id)<text:bookmark-end text:name="__RefHeading___Toc468_639295972"/></text:h>
      <text:p text:style-name="P95">Cette méthode visant <text:span text:style-name="T171">à savoir si un objet </text:span><text:span text:style-name="T71">GOT</text:span><text:span text:style-name="T171"> existe ou non en session, seul l’identifiant du dit objet (</text:span><text:span text:style-name="T7">$id</text:span><text:span text:style-name="T171">) sera fourni en paramètre. La méthode retournera l’objet conteneur de session si Vrai (</text:span><text:span text:style-name="T8">$objects</text:span><text:span text:style-name="T171">) ou le booléen Faux (</text:span><text:span text:style-name="T7">false</text:span><text:span text:style-name="T171">) sinon.</text:span></text:p>
      <text:p text:style-name="P390">La méthode aura comme algorithme :</text:p>
      <text:p text:style-name="P154">→<text:span text:style-name="T171"> validation que </text:span><text:span text:style-name="T71">$id</text:span><text:span text:style-name="T171"> contient quelque chose</text:span></text:p>
      <text:p text:style-name="P154">→<text:span text:style-name="T171"> si </text:span><text:span text:style-name="T71">$id</text:span><text:span text:style-name="T171"> n’est pas vide</text:span></text:p>
      <text:p text:style-name="P291">→<text:span text:style-name="T171"> récupération du container de session en validant son existence avec la méthode statique </text:span><text:span text:style-name="T71">validateSession()</text:span></text:p>
      <text:p text:style-name="P295">→<text:span text:style-name="T171"> si le conteneur de session existe et que le champ </text:span><text:span text:style-name="T71">objects</text:span><text:span text:style-name="T171"> non vide</text:span></text:p>
      <text:p text:style-name="P298">→<text:span text:style-name="T171"> récupération dans </text:span><text:span text:style-name="T71">$objects</text:span><text:span text:style-name="T171"> du contenu du champ </text:span><text:span text:style-name="T71">objects</text:span><text:span text:style-name="T171"> (tableau)</text:span></text:p>
      <text:p text:style-name="P300">→<text:span text:style-name="T171"> si la clé </text:span><text:span text:style-name="T71">$id</text:span><text:span text:style-name="T171"> existe dans le tableau </text:span><text:span text:style-name="T71">$objects</text:span><text:span text:style-name="T171"> → retourne </text:span><text:span text:style-name="T71">$objects</text:span><text:span text:style-name="T171"> (= </text:span><text:span text:style-name="T7">true</text:span><text:span text:style-name="T171">)</text:span></text:p>
      <text:p text:style-name="P76">→<text:span text:style-name="T171"> retour par défaut la valeur faux (</text:span><text:span text:style-name="T7">false</text:span><text:span text:style-name="T171">).</text:span></text:p>
      <text:p text:style-name="P158"/>
      <text:h text:style-name="P560"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69">properties</text:span> de l’objet suite à son instanciation de manière usuelle, <text:span text:style-name="T297">à partir des données sauvegardées en session</text:span>.</text:p>
      <text:p text:style-name="P98">Si l’objet à construire n’existe pas en session, la valeur <text:span text:style-name="T173">false</text:span> sera retournée au lieu de l’objet lui-même.</text:p>
      <text:p text:style-name="P391">La méthode aura comme algorithme :</text:p>
      <text:p text:style-name="P155">→<text:span text:style-name="T171"> validation que </text:span><text:span text:style-name="T71">$id</text:span><text:span text:style-name="T171"> contient quelque chose</text:span></text:p>
      <text:p text:style-name="P155">→<text:span text:style-name="T171"> si </text:span><text:span text:style-name="T71">$id</text:span><text:span text:style-name="T171"> n’est pas vide</text:span></text:p>
      <text:p text:style-name="P292">→<text:span text:style-name="T171"> récupération du container de session en validant son existence de l’objet avec la méthode statique </text:span><text:span text:style-name="T71">existObject(</text:span><text:span text:style-name="T73">$id</text:span><text:span text:style-name="T71">)</text:span></text:p>
      <text:p text:style-name="P292">→<text:span text:style-name="T171"> si le conteneur de session existe et le champ </text:span><text:span text:style-name="T71">objects</text:span><text:span text:style-name="T171"> non vide</text:span></text:p>
      <text:p text:style-name="P301"><text:span text:style-name="T71">→ </text:span><text:span text:style-name="T179">récupération </text:span><text:span text:style-name="T180">et dé-sérialisation du contenu de </text:span><text:span text:style-name="T73">$object[$id]</text:span><text:span text:style-name="T180"> dans </text:span><text:span text:style-name="T174">$properties</text:span><text:span text:style-name="T180">,</text:span></text:p>
      <text:p text:style-name="P301"><text:span text:style-name="T180">→</text:span><text:span text:style-name="T181"> si le tableau </text:span><text:span text:style-name="T74">$properties</text:span><text:span text:style-name="T181"> n’est pas vide,</text:span></text:p>
      <text:p text:style-name="P303"><text:span text:style-name="T180">→ instanciation de l’objet dans </text:span><text:span text:style-name="T73">$obj</text:span><text:span text:style-name="T180"> avec le contenu de </text:span><text:span text:style-name="T73">$properties['className']</text:span><text:span text:style-name="T180">,</text:span></text:p>
      <text:p text:style-name="P303"><text:span text:style-name="T180">→ sauvegarde du contenu du tableau </text:span><text:span text:style-name="T73">$properties</text:span><text:span text:style-name="T180"> dans l’attribut </text:span><text:span text:style-name="T73">properties</text:span><text:span text:style-name="T180"> de l’objet (</text:span><text:span text:style-name="T73">$obj→setProperties($properties)</text:span><text:span text:style-name="T180">)</text:span></text:p>
      <text:p text:style-name="P66"><text:span text:style-name="T194"><text:tab/><text:tab/><text:tab/></text:span><text:span text:style-name="T180">→ renvoi en retour de l’objet </text:span><text:span text:style-name="T73">$obj</text:span><text:span text:style-name="T180">,</text:span></text:p>
      <text:p text:style-name="P424"><text:span text:style-name="T180">→</text:span><text:span text:style-name="T181"> génération d’une exception pour indiquer le cas anormal de la présence d’un objet </text:span><text:span text:style-name="T74">GOT</text:span><text:span text:style-name="T181"> en session sans propriétés ou attributs,</text:span></text:p>
      <text:p text:style-name="P47"><text:span text:style-name="T181">→ retour de la valeur </text:span><text:span text:style-name="T175">false</text:span><text:span text:style-name="T181"> pour signifier </text:span><text:span text:style-name="T74">$id</text:span><text:span text:style-name="T181"> vide ou objet inconnu.</text:span></text:p>
      <text:h text:style-name="P559"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69">OSContainer</text:span>, supprimer cet objet revient également à supprimer l’ensemble des objets le composant. On doit avoir en tête que pour des raisons liées aux objets <text:span text:style-name="T2">DOM</text:span>, un objet <text:span text:style-name="T69">GOT</text:span> devra avoir un identifiant unique, et de plus ne pourra pas être utilisé plus d’une fois au total dans l’ensemble des objets de la page <text:span text:style-name="T278">en termes d’identifiant</text:span>.</text:p>
      <text:p text:style-name="P94">La méthode aura comme algorithme :</text:p>
      <text:p text:style-name="P156">→<text:span text:style-name="T171"> si </text:span><text:span text:style-name="T71">$id</text:span><text:span text:style-name="T171"> n’est pas vide</text:span></text:p>
      <text:p text:style-name="P293">→<text:span text:style-name="T171"> récupération de l’objet </text:span><text:span text:style-name="T71">GOT</text:span><text:span text:style-name="T171"> avec le test d’existence, d’identifiant </text:span><text:span text:style-name="T71">$id</text:span><text:span text:style-name="T171"> avec la méthode statique </text:span><text:span text:style-name="T71">buildObject(</text:span><text:span text:style-name="T74">$id</text:span><text:span text:style-name="T71">)</text:span></text:p>
      <text:p text:style-name="P296"><text:span text:style-name="T179">→</text:span><text:span text:style-name="T182"> si l’objet retourné est un objet (différent de </text:span><text:span text:style-name="T176">false</text:span><text:span text:style-name="T182">)</text:span></text:p>
      <text:p text:style-name="P297"><text:span text:style-name="T182"><text:tab/>→ récupération de l’objet conteneur de session via la méthode </text:span><text:span text:style-name="T76">existObject($id)</text:span><text:span text:style-name="T184">,</text:span></text:p>
      <text:p text:style-name="P299"><text:soft-page-break/><text:span text:style-name="T184">→</text:span><text:span text:style-name="T182"> affectation à </text:span><text:span text:style-name="T75">$objects</text:span><text:span text:style-name="T182"> de la valeur contenue dans le champ </text:span><text:span text:style-name="T75">objects</text:span><text:span text:style-name="T182"> du contenu de session,</text:span></text:p>
      <text:p text:style-name="P321"><text:span text:style-name="T178">→</text:span><text:span text:style-name="T183"> si le type de l’objet est </text:span><text:span text:style-name="T72">OSContainer</text:span><text:span text:style-name="T183"> ou </text:span><text:span text:style-name="T72">OESContainer</text:span><text:span text:style-name="T183"> </text:span><text:span text:style-name="T190">(objet étendu)</text:span></text:p>
      <text:p text:style-name="P304">→<text:span text:style-name="T171"> récupération des enfants de l’objet reconstruit </text:span><text:span text:style-name="T71">$chidren</text:span></text:p>
      <text:p text:style-name="P305">→<text:span text:style-name="T172"> pour chaque enfant de </text:span><text:span text:style-name="T72">$children </text:span><text:span text:style-name="T230">et que la méthode retourne </text:span><text:span text:style-name="T75">true</text:span><text:span text:style-name="T50"> </text:span><text:span text:style-name="T172">faire : </text:span><text:span text:style-name="T72">destroyObject($child→getId())</text:span></text:p>
      <text:p text:style-name="P307"><text:span text:style-name="T172">→ retourne la dernière valeur donnée par</text:span><text:span text:style-name="T75"> </text:span><text:span text:style-name="T72">destroyObject($child→getId()) </text:span><text:span text:style-name="T273">avant fin ou arrêt de la boucle de traitement</text:span></text:p>
      <text:p text:style-name="P306">→<text:span text:style-name="T278"> si le dernier retour constaté de la méthode </text:span><text:span text:style-name="T72">destroyObject($child→getId())</text:span><text:span text:style-name="T278"> est vrai </text:span></text:p>
      <text:p text:style-name="P305"><text:span text:style-name="T172"><text:tab/>→ suppression de l’objet dans le tableau contenu dans</text:span><text:span text:style-name="T75"> $object</text:span></text:p>
      <text:p text:style-name="P311"><text:span text:style-name="T230">→ sauvegarde de </text:span><text:span text:style-name="T75">$objects </text:span><text:span text:style-name="T230">dans le champ </text:span><text:span text:style-name="T75">objects </text:span><text:span text:style-name="T230">du conteneur de session,</text:span></text:p>
      <text:p text:style-name="P308">→<text:span text:style-name="T170"> mise à jour du champ </text:span><text:span text:style-name="T70">lastAccess</text:span><text:span text:style-name="T170"> avec la date et heure courante,</text:span></text:p>
      <text:p text:style-name="P316">→<text:span text:style-name="T230"> retourne la valeur </text:span><text:span text:style-name="T9">true</text:span></text:p>
      <text:p text:style-name="P48"><text:span text:style-name="T181">→ retour de la valeur </text:span><text:span text:style-name="T175">false</text:span><text:span text:style-name="T181"> pour signifier </text:span><text:span text:style-name="T74">$id</text:span><text:span text:style-name="T181"> vide ou objet inconnu.</text:span></text:p>
      <text:h text:style-name="P558"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69">GO</text:span><text:span text:style-name="T118">T</text:span> présent en session.</text:p>
      <text:p text:style-name="P392">La méthode aura comme algorithme :</text:p>
      <text:p text:style-name="P65">→<text:span text:style-name="T171"> récupération du container de session en validant son existence avec la méthode statique </text:span><text:span text:style-name="T71">validateSession()</text:span></text:p>
      <text:p text:style-name="P49"><text:span text:style-name="T179">→</text:span><text:span text:style-name="T185"> affectation d’un tableau sérialisé vide au champ</text:span><text:span text:style-name="T77"> objects</text:span><text:span text:style-name="T185"> du conten</text:span><text:span text:style-name="T191">e</text:span><text:span text:style-name="T185">ur de session,</text:span></text:p>
      <text:p text:style-name="P65">→<text:span text:style-name="T170"> mise à jour du champ </text:span><text:span text:style-name="T70">lastAccess</text:span><text:span text:style-name="T170"> avec la date et heure courante,</text:span></text:p>
      <text:p text:style-name="P65"><text:span text:style-name="T181">→ retour de la valeur </text:span><text:span text:style-name="T177">true</text:span><text:span text:style-name="T181"> pour signifier </text:span><text:span text:style-name="T185">que l’opération a été réalisée.</text:span></text:p>
      <text:h text:style-name="P532" text:outline-level="3"><text:bookmark-start text:name="__RefHeading___Toc2878_3340177762"/>Les méthodes relatives aux attributs simples de l’objet<text:bookmark-end text:name="__RefHeading___Toc2878_3340177762"/></text:h>
      <text:h text:style-name="P561" text:outline-level="4"><text:bookmark-start text:name="__RefHeading___Toc2880_3340177762"/>setProperties($properties) – getProperties()<text:bookmark-end text:name="__RefHeading___Toc2880_3340177762"/></text:h>
      <text:p text:style-name="P100">Les méthodes <text:span text:style-name="T6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64">setProperties($properties)</text:p>
      <text:p text:style-name="P178">→ <text:span text:style-name="T69">$properties</text:span> non vide ET <text:span text:style-name="T69">$properties[‘</text:span><text:span text:style-name="T113">id’</text:span><text:span text:style-name="T69">]</text:span> non vide <text:span text:style-name="T290">ET égal à </text:span><text:span text:style-name="T69">$this→id</text:span></text:p>
      <text:p text:style-name="P330">→ récupération du cont<text:span text:style-name="T274">eneur</text:span> de session via la méthode statique <text:span text:style-name="T69">validateSession()</text:span></text:p>
      <text:p text:style-name="P330">→ <text:span text:style-name="T232">récupération du champ </text:span><text:span text:style-name="T69">objects</text:span><text:span text:style-name="T232"> du conteneur de session dans </text:span><text:span text:style-name="T69">$objects</text:span></text:p>
      <text:p text:style-name="P334"><text:span text:style-name="T232">→ affectation </text:span><text:span text:style-name="T236">de</text:span><text:span text:style-name="T232"> </text:span><text:span text:style-name="T69">$objects[$this→id]</text:span><text:span text:style-name="T232"> </text:span><text:span text:style-name="T236">avec</text:span><text:span text:style-name="T233"> </text:span><text:span text:style-name="T145">serialize</text:span><text:span text:style-name="T233">(</text:span><text:span text:style-name="T79">$properties</text:span><text:span text:style-name="T233">)</text:span></text:p>
      <text:p text:style-name="P334"><text:span text:style-name="T233">→ affectation de </text:span><text:span text:style-name="T79">$objects</text:span><text:span text:style-name="T233"> au champ </text:span><text:span text:style-name="T79">objects</text:span><text:span text:style-name="T233"> du conteneur de session</text:span></text:p>
      <text:p text:style-name="P332"><text:span text:style-name="T233">→ affectation de la date et heure du moment au champ </text:span><text:span text:style-name="T79">lastAccess</text:span><text:span text:style-name="T233"> du conteneur de session</text:span></text:p>
      <text:p text:style-name="P334"><text:span text:style-name="T233">→ affectation à l’attribut </text:span><text:span text:style-name="T79">properties</text:span><text:span text:style-name="T233"> de l’objet de </text:span><text:span text:style-name="T79">$properties</text:span></text:p>
      <text:p text:style-name="P335"><text:span text:style-name="T237">→ affectation de la date et heure du moment à l’attribut </text:span><text:span text:style-name="T79">lastAccess</text:span><text:span text:style-name="T237"> de l’objet</text:span></text:p>
      <text:p text:style-name="P336">→ retourne l’objet lui-même</text:p>
      <text:p text:style-name="P77"><text:span text:style-name="T233">→ retour la valeur </text:span><text:span text:style-name="T10">false</text:span><text:span text:style-name="T233"> pour signaler un tableau </text:span><text:span text:style-name="T79">$properties</text:span><text:span text:style-name="T233"> vide ou sans id</text:span></text:p>
      <text:p text:style-name="P64">getProperties()</text:p>
      <text:p text:style-name="P51"><text:span text:style-name="T232">→ </text:span><text:span text:style-name="T234">récupération du container de session via la méthode statique </text:span><text:span text:style-name="T78">validateSession(</text:span><text:span text:style-name="T69">)</text:span></text:p>
      <text:p text:style-name="P52">→ comparaison du champ <text:span text:style-name="T69">lastAccess</text:span> du conteneur de session avec l’attribut <text:span text:style-name="T69">lastAccess</text:span> de l’objet</text:p>
      <text:p text:style-name="P52">→ si l’intervalle de temps est supérieur à <text:span text:style-name="T300">15</text:span> seconde<text:span text:style-name="T300">s</text:span></text:p>
      <text:p text:style-name="P52"><text:tab/>→ <text:span text:style-name="T69">$properties</text:span> = <text:span text:style-name="T48">unserialize</text:span>(<text:span text:style-name="T69">$objects[$this→id]</text:span>)</text:p>
      <text:p text:style-name="P52"><text:tab/>→ affectation de <text:span text:style-name="T69">$properties</text:span> à l’attribut <text:span text:style-name="T69">properties</text:span> de l’objet</text:p>
      <text:p text:style-name="P332"><text:soft-page-break/><text:span text:style-name="T233">→ affectation de la date et heure du moment au champ </text:span><text:span text:style-name="T79">lastAccess</text:span><text:span text:style-name="T233"> du conteneur de session</text:span></text:p>
      <text:p text:style-name="P335"><text:span text:style-name="T237">→ affectation de la date et heure du moment à l’attribut </text:span><text:span text:style-name="T79">lastAccess</text:span><text:span text:style-name="T237"> de l’objet</text:span></text:p>
      <text:p text:style-name="P337">→ retourne le tableau <text:span text:style-name="T69">$properties</text:span></text:p>
      <text:p text:style-name="P78">→<text:span text:style-name="T237"> sinon retourne </text:span><text:span text:style-name="T79">$this→properties</text:span></text:p>
      <text:h text:style-name="P561"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65">setId($id)</text:p>
      <text:p text:style-name="P203">→ si <text:span text:style-name="T69">$id</text:span> n’est pas vide</text:p>
      <text:p text:style-name="P280"><text:tab/>→<text:span text:style-name="T233"> </text:span><text:span text:style-name="T234">récupération du container de session via la méthode statique </text:span><text:span text:style-name="T78">validateSession(</text:span><text:span text:style-name="T79">)</text:span></text:p>
      <text:p text:style-name="P328"><text:span text:style-name="T186">→</text:span><text:span text:style-name="T79"> </text:span><text:span text:style-name="T146">récupération du champ </text:span><text:span text:style-name="T78">objects</text:span><text:span text:style-name="T146"> du conteneur de session dans </text:span><text:span text:style-name="T78">$objects</text:span></text:p>
      <text:p text:style-name="P339"><text:span text:style-name="T238">→</text:span> récupération des propriétés ou attributs de l’objet dans <text:span text:style-name="T69">$objects</text:span> : <text:span text:style-name="T48">unserialize</text:span>(<text:span text:style-name="T69">$objects[$this→id]</text:span>) dans <text:span text:style-name="T69">$properties</text:span></text:p>
      <text:p text:style-name="P339">→ suppression de l’occurrence <text:span text:style-name="T69">$this→id</text:span> dans <text:span text:style-name="T69">$objects</text:span></text:p>
      <text:p text:style-name="P339">→ affectation de <text:span text:style-name="T69">$id</text:span> à <text:span text:style-name="T69">$properties[‘id’]</text:span></text:p>
      <text:p text:style-name="P339">→ affectation de <text:span text:style-name="T69">$properties</text:span> <text:span text:style-name="T300">sérialisé </text:span>à <text:span text:style-name="T69">$object[$id]</text:span></text:p>
      <text:p text:style-name="P339">→<text:span text:style-name="T274"> affectation de </text:span><text:span text:style-name="T106">$properties</text:span><text:span text:style-name="T274"> à l’attribut </text:span><text:span text:style-name="T106">properties</text:span><text:span text:style-name="T274"> de l’objet</text:span></text:p>
      <text:p text:style-name="P339">→ affectation de <text:span text:style-name="T69">$objects</text:span> au champ <text:span text:style-name="T69">objects</text:span> du conteneur de session</text:p>
      <text:p text:style-name="P333"><text:span text:style-name="T233">→ affectation de la date et heure du moment au champ </text:span><text:span text:style-name="T79">lastAccess</text:span><text:span text:style-name="T233"> du conteneur de session</text:span></text:p>
      <text:p text:style-name="P340"><text:span text:style-name="T237">→ affectation de la date et heure du moment à l’attribut </text:span><text:span text:style-name="T79">lastAccess</text:span><text:span text:style-name="T237"> de l’objet</text:span></text:p>
      <text:p text:style-name="P340">→<text:span text:style-name="T239"> affectation de </text:span><text:span text:style-name="T80">$id</text:span><text:span text:style-name="T239"> à l’attribut </text:span><text:span text:style-name="T80">id</text:span><text:span text:style-name="T239"> de l’objet</text:span></text:p>
      <text:p text:style-name="P338">→ retourne l’objet lui-même</text:p>
      <text:p text:style-name="P53">→ retourne <text:span text:style-name="T291">la valeur </text:span><text:span text:style-name="T31">false</text:span></text:p>
      <text:p text:style-name="P277">getId()</text:p>
      <text:p text:style-name="P102">→ retourne <text:span text:style-name="T119">$this→id</text:span></text:p>
      <text:h text:style-name="P564" text:outline-level="4"><text:bookmark-start text:name="__RefHeading___Toc1465_452600724"/>set<text:span text:style-name="T240">Name</text:span>($<text:span text:style-name="T240">n</text:span>ame) – get<text:span text:style-name="T240">Name</text:span>()<text:bookmark-end text:name="__RefHeading___Toc1465_452600724"/></text:h>
      <text:p text:style-name="P103">Cet attribut, utile dans le cas des champs de saisie d’un formulaire, est géré de la même manière que l’identifiant de l’objet, <text:span text:style-name="T69">id</text:span>.</text:p>
      <text:p text:style-name="P103">De ce fait, les méthodes sont directement héritées de celle de l’attribut <text:span text:style-name="T69">id</text:span>.</text:p>
      <text:p text:style-name="P103">La méthode <text:span text:style-name="T69">getName()</text:span>, comme <text:span text:style-name="T69">getId()</text:span>, récupère directement l’attribut <text:span text:style-name="T69">name</text:span>.</text:p>
      <text:p text:style-name="P103">La méthode <text:span text:style-name="T69">setName($name)</text:span> est copiée de <text:span text:style-name="T69">setId($id)</text:span>. À part le changement de <text:span text:style-name="T69">id</text:span> par <text:span text:style-name="T69">name</text:span>, on ne supprimera pas l’occurrence <text:span text:style-name="T69">$this→id</text:span> du tableau <text:span text:style-name="T69">$objects</text:span>, mais on la surchargera en affectant <text:span text:style-name="T69">$properties[‘name’]</text:span> avec <text:span text:style-name="T69">$name</text:span>.</text:p>
      <text:h text:style-name="P562"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52"><text:bookmark-start text:name="__DdeLink__1469_452600724"/><text:span text:style-name="T2">DISPLAY_NONE</text:span> <text:s text:c="3"/>= '<text:span text:style-name="T2">none</text:span>';<text:bookmark-end text:name="__DdeLink__1469_452600724"/><text:tab/><text:tab/>=&gt; caché</text:p>
      <text:p text:style-name="P152"><text:bookmark-start text:name="__DdeLink__1471_452600724"/><text:span text:style-name="T2">DISPLAY_BLOCK</text:span> <text:s text:c="2"/>= '<text:span text:style-name="T2">block</text:span>';<text:bookmark-end text:name="__DdeLink__1471_452600724"/><text:tab/><text:tab/>=&gt; affichage mode bloc</text:p>
      <text:p text:style-name="P152"><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9">OObject</text:span> pour servir de référence à l’affectation de cette notion. La mise en place de constantes de référence induit à la création de 2 méthodes :</text:p>
      <text:list xml:id="list6029235016509556204" text:style-name="L5">
        <text:list-item>
          <text:p text:style-name="P457">une méthode générique d’extraction des constantes de la classe courante,</text:p>
        </text:list-item>
        <text:list-item>
          <text:p text:style-name="P457">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81"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0">display</text:span> ce sera ‘<text:span text:style-name="T69">DISPLAY</text:span>’.</text:p>
      <text:p text:style-name="P104">En même temps, et pour éviter de refaire toujours cette extraction, il faudra créer un attribut supplémentaire visant à stocker le tableau de valeur<text:span text:style-name="T274">s</text:span> résultant de l’extraction des constantes. Son nom sera formé du préfixe ‘<text:span text:style-name="T69">const_</text:span>’ et du nom de l’attribut <text:span text:style-name="T274">(</text:span><text:span text:style-name="T61">camel case syntax</text:span><text:span text:style-name="T274">)</text:span>, ici ‘<text:span text:style-name="T69">display</text:span>’.</text:p>
      <text:p text:style-name="P393">La méthode aura comme algorithme :</text:p>
      <text:p text:style-name="P157">→<text:span text:style-name="T242"> initialisation du tableau de retour à vide </text:span><text:span text:style-name="T81">$retour</text:span></text:p>
      <text:p text:style-name="P157">→<text:span text:style-name="T242"> si </text:span><text:span text:style-name="T81">const_(attribut)</text:span><text:span text:style-name="T242"> est vide</text:span></text:p>
      <text:p text:style-name="P157"><text:tab/>→<text:span text:style-name="T242"> mettre dans </text:span><text:span text:style-name="T81">$contants</text:span><text:span text:style-name="T242"> la valeur retournée par le méthode</text:span><text:span text:style-name="T81"> getConstants()</text:span></text:p>
      <text:p text:style-name="P322">→<text:span text:style-name="T242"> pour chaque valeur de </text:span><text:span text:style-name="T81">$constant</text:span><text:span text:style-name="T242"> : </text:span><text:span text:style-name="T81">$key</text:span><text:span text:style-name="T242"> (clé d’accès) et </text:span><text:span text:style-name="T81">$constant</text:span><text:span text:style-name="T242"> (valeur associée)</text:span></text:p>
      <text:p text:style-name="P342">→<text:span text:style-name="T242"> si </text:span><text:span text:style-name="T51">uppercase</text:span><text:span text:style-name="T242">(</text:span><text:span text:style-name="T81">attribut</text:span><text:span text:style-name="T242">) est contenu par </text:span><text:span text:style-name="T81">$key</text:span><text:span text:style-name="T242"> : </text:span><text:span text:style-name="T81">$retour[$key]</text:span><text:span text:style-name="T242"> = </text:span><text:span text:style-name="T81">$constant</text:span></text:p>
      <text:p text:style-name="P322">→<text:span text:style-name="T242"> affecter à l’attribut</text:span><text:span text:style-name="T81"> const_(attribut)</text:span><text:span text:style-name="T242"> le contenu du tableau </text:span><text:span text:style-name="T81">$retour</text:span></text:p>
      <text:p text:style-name="P50">→ <text:span text:style-name="T242">si </text:span><text:span text:style-name="T81">const_(attribut)</text:span><text:span text:style-name="T242"> n’est pas vide : </text:span><text:span text:style-name="T81">$retour</text:span><text:span text:style-name="T242"> reçoit le contenu de </text:span><text:span text:style-name="T81">const_(attribut)</text:span></text:p>
      <text:p text:style-name="P50"><text:span text:style-name="T232">→</text:span><text:span text:style-name="T235"> retourner le contenu de</text:span><text:span text:style-name="T11"> $retour</text:span></text:p>
      <text:h text:style-name="Heading_20_5" text:outline-level="5"><text:bookmark-start text:name="__RefHeading___Toc1752_2082408205"/><text:span text:style-name="T243">Algorithme</text:span> des méthodes<text:bookmark-end text:name="__RefHeading___Toc1752_2082408205"/></text:h>
      <text:p text:style-name="P266">setDisplay($display = self::DISPLAY_BLOCK)</text:p>
      <text:p text:style-name="P187">→ récupération des constantes de l’attribut <text:span text:style-name="T69">display</text:span> dans <text:span text:style-name="T69">$displays</text:span> via la méthode <text:span text:style-name="T69">getDisplayConstants()</text:span></text:p>
      <text:p text:style-name="P187">→ si <text:span text:style-name="T69">$display</text:span> ne fait pas parti du tableau <text:span text:style-name="T69">$displays</text:span>, <text:span text:style-name="T69">$display</text:span> prend la valeur ‘<text:span text:style-name="T2">block</text:span>’ par <text:span text:style-name="T279">défaut</text:span></text:p>
      <text:p text:style-name="P226">→ récupération des ‘<text:span text:style-name="T69">properties</text:span>’ de l’objet via la méthode <text:span text:style-name="T69">getProperties()</text:span></text:p>
      <text:p text:style-name="P226"><text:span text:style-name="T178">→ </text:span><text:span text:style-name="T69">$properties[‘display’] </text:span><text:span text:style-name="T178">reçoit</text:span><text:span text:style-name="T69"> $display</text:span></text:p>
      <text:p text:style-name="P226"><text:span text:style-name="T178">→ sauvegarde des attributs de l’objet par la méthode</text:span><text:span text:style-name="T69"> $this→setProperties($properties)</text:span></text:p>
      <text:p text:style-name="P106">→ retourne l’objet lui-même.</text:p>
      <text:p text:style-name="P266">getDisplay()</text:p>
      <text:p text:style-name="P226">→ récupération des ‘<text:span text:style-name="T69">properties</text:span>’ de l’objet via la méthode <text:span text:style-name="T69">getProperties()</text:span></text:p>
      <text:p text:style-name="P226">→ si la clé ‘<text:span text:style-name="T69">display</text:span>’ existe dans le tableau <text:span text:style-name="T69">$properties</text:span> : retourne <text:span text:style-name="T69">$properties[‘display’]</text:span></text:p>
      <text:p text:style-name="P105">→ si la clé ‘<text:span text:style-name="T69">display</text:span>’ n’existe pas, retourne la valeur <text:span text:style-name="T2">false</text:span>.</text:p>
      <text:h text:style-name="P562" text:outline-level="4"><text:bookmark-start text:name="__RefHeading___Toc1754_2082408205"/>setWidthBT($widthBT) – getWidthBT()<text:bookmark-end text:name="__RefHeading___Toc1754_2082408205"/></text:h>
      <text:p text:style-name="P107"><text:span text:style-name="T6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9">withBT</text:span> sera une chaîne de caractères qui qualifiera pour les quatre types de média (large – <text:span text:style-name="T2">lg</text:span>, medium – <text:span text:style-name="T2">md</text:span>, small – <text:span text:style-name="T2">sm</text:span>, <text:span text:style-name="T279">extreme</text:span> small – <text:span text:style-name="T2">xs</text:span>), la taille et le décalage de chaque objet sur la page.</text:p>
      <text:p text:style-name="P107">Les éléments ainsi codés généreront un ensemble de classe<text:span text:style-name="T27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33">WL99:OL99:WM99:OM99:WS99:OS99:WX99:OX99</text:p>
      <text:p text:style-name="P345">le préfixe <text:span text:style-name="T2">W</text:span> indique la taille ou largeur (<text:span text:style-name="T2">width</text:span>)</text:p>
      <text:p text:style-name="P346"><text:soft-page-break/>le préfixe <text:span text:style-name="T2">O</text:span> indique le décalage, report avant d’afficher l’objet sur la ligne (<text:span text:style-name="T2">offset</text:span>)</text:p>
      <text:p text:style-name="P346">les valeurs numériques notés par 99 varieront de 0<text:span text:style-name="T296">1</text:span> à 12.</text:p>
      <text:p text:style-name="P347">Le paramétrage pourra se faire de plusieurs manières :</text:p>
      <text:list xml:id="list6009640266703166770" text:style-name="L6">
        <text:list-item>
          <text:p text:style-name="P496">une valeur numérique seule → pour chaque type de média on aura la même largeur, ce qui conduira à avoir la chaîne ‘<text:span text:style-name="T48">WL99:WM99:WS99:WX99</text:span>’,</text:p>
        </text:list-item>
        <text:list-item>
          <text:p text:style-name="P496">une chaîne du type ‘<text:span text:style-name="T48">W99:O99</text:span>’ → pour chaque type de média on aura la même taille et le même décalage, qui conduira à avoir le chaîne ‘<text:span text:style-name="T48">WL99:OL99:WM99:OM99:WS99:OS99:WX99:OX99</text:span>’,</text:p>
        </text:list-item>
        <text:list-item>
          <text:p text:style-name="P496">une chaîne on sera exprimé une ou plusieurs largeurs pour des types de média précis, comme des <text:span text:style-name="T279">décalages</text:span>, qui conduira à avoir la chaîne ‘<text:span text:style-name="T48">WL99:OM88:WM88</text:span>’ par exemple.</text:p>
        </text:list-item>
      </text:list>
      <text:p text:style-name="P347">Ces possibles formulations <text:span text:style-name="T279">impliquent</text:span> un traitement adapté à chaque foi<text:span text:style-name="T294">s</text:span>.</text:p>
      <text:h text:style-name="P582" text:outline-level="5"><text:bookmark-start text:name="__RefHeading___Toc2120_520446132"/><text:span text:style-name="T243">Algorithme</text:span> des méthodes<text:bookmark-end text:name="__RefHeading___Toc2120_520446132"/></text:h>
      <text:p text:style-name="P267">setWidthBT($widthBT)</text:p>
      <text:p text:style-name="P209">→ si <text:span text:style-name="T69">$widthBT</text:span> n’est pas vide</text:p>
      <text:p text:style-name="P209"><text:tab/>→ <text:span text:style-name="T69">$widthBT</text:span> est une valeur numérique</text:p>
      <text:p text:style-name="P209"><text:tab/><text:tab/>→ <text:span text:style-name="T69">$widthBT</text:span>=‘WL’,<text:span text:style-name="T69">$widthBT</text:span>.’:WM’.<text:span text:style-name="T69">$widthBT</text:span>.’:WS’.<text:span text:style-name="T69">$widthBT</text:span>.’:WX’.<text:span text:style-name="T69">$widthBT</text:span></text:p>
      <text:p text:style-name="P209"><text:tab/>→ <text:span text:style-name="T69">$width</text:span><text:span text:style-name="T83">BT</text:span> contient au moins une fois le caractère ‘:’</text:p>
      <text:p text:style-name="P209"><text:tab/><text:tab/>→ transformation de <text:span text:style-name="T83">$</text:span><text:span text:style-name="T69">widthBT</text:span> en un tableau <text:span text:style-name="T83">$</text:span><text:span text:style-name="T69">widthBTs</text:span></text:p>
      <text:p text:style-name="P209"><text:tab/><text:tab/>→ pour chaque valeur de <text:span text:style-name="T83">$</text:span><text:span text:style-name="T69">widthBTs</text:span> en <text:span text:style-name="T83">$item</text:span></text:p>
      <text:p text:style-name="P210"><text:span text:style-name="T245"><text:tab/><text:tab/><text:tab/>→ si </text:span><text:span text:style-name="T52">(int)</text:span><text:span text:style-name="T245"> substr(</text:span><text:span text:style-name="T83">$item</text:span><text:span text:style-name="T52">, 1</text:span><text:span text:style-name="T245">) &gt; 0 </text:span></text:p>
      <text:p text:style-name="P211"><text:tab/><text:tab/><text:tab/><text:tab/>→<text:span text:style-name="T292"> si </text:span><text:span text:style-name="T59">substr(</text:span><text:span text:style-name="T114">$item</text:span><text:span text:style-name="T59">,1) &gt; 12</text:span><text:span text:style-name="T292"> : </text:span><text:span text:style-name="T59">substr(</text:span><text:span text:style-name="T114">$item</text:span><text:span text:style-name="T59">,1) ← 12</text:span></text:p>
      <text:p text:style-name="P312"><text:span text:style-name="T245">→ si substr(</text:span><text:span text:style-name="T83">$item</text:span><text:span text:style-name="T245">,</text:span><text:span text:style-name="T52">0,1</text:span><text:span text:style-name="T245">) = ‘</text:span><text:span text:style-name="T13">W’</text:span><text:span text:style-name="T245"> : </text:span><text:span text:style-name="T83">$widthBT</text:span><text:span text:style-name="T245"> .= </text:span>‘<text:span text:style-name="T2">WL</text:span>’.<text:span text:style-name="T245">(</text:span><text:span text:style-name="T13">$item</text:span><text:span text:style-name="T245">,</text:span><text:span text:style-name="T52">0,1</text:span><text:span text:style-name="T245">)</text:span>.’:<text:span text:style-name="T2">WM</text:span>’.<text:span text:style-name="T245">(</text:span><text:span text:style-name="T83">$item</text:span><text:span text:style-name="T245">,</text:span><text:span text:style-name="T52">0,1</text:span><text:span text:style-name="T245">)</text:span>.’:<text:span text:style-name="T2">WS</text:span>’.<text:span text:style-name="T245">(</text:span><text:span text:style-name="T83">$item</text:span><text:span text:style-name="T245">,</text:span><text:span text:style-name="T52">0,1</text:span><text:span text:style-name="T245">)</text:span>.’:<text:span text:style-name="T2">WX</text:span>’.<text:span text:style-name="T245">(</text:span><text:span text:style-name="T83">$item</text:span><text:span text:style-name="T245">,</text:span><text:span text:style-name="T52">0,1</text:span><text:span text:style-name="T245">)</text:span></text:p>
      <text:p text:style-name="P312"><text:span text:style-name="T245">→ si substr(</text:span><text:span text:style-name="T83">$item</text:span><text:span text:style-name="T245">,</text:span><text:span text:style-name="T52">0,1</text:span><text:span text:style-name="T245">) = ‘</text:span><text:span text:style-name="T13">O</text:span><text:span text:style-name="T245">’ : </text:span><text:span text:style-name="T83">$widthBT</text:span><text:span text:style-name="T245"> .= </text:span>‘<text:span text:style-name="T245">O</text:span>L’.<text:span text:style-name="T245">(</text:span><text:span text:style-name="T83">$item</text:span><text:span text:style-name="T245">,</text:span><text:span text:style-name="T52">0,1</text:span><text:span text:style-name="T245">)</text:span>.’:<text:span text:style-name="T83">O</text:span><text:span text:style-name="T69">M</text:span>’.<text:span text:style-name="T245">(</text:span><text:span text:style-name="T83">$item</text:span><text:span text:style-name="T245">,</text:span><text:span text:style-name="T52">0,1</text:span><text:span text:style-name="T245">)</text:span>.’:<text:span text:style-name="T83">O</text:span><text:span text:style-name="T69">S</text:span>’.<text:span text:style-name="T245">(</text:span><text:span text:style-name="T83">$item</text:span><text:span text:style-name="T245">,</text:span><text:span text:style-name="T52">0,1</text:span><text:span text:style-name="T245">)</text:span>.’:<text:span text:style-name="T13">O</text:span><text:span text:style-name="T2">X</text:span>’.<text:span text:style-name="T245">(</text:span><text:span text:style-name="T83">$item</text:span><text:span text:style-name="T245">,</text:span><text:span text:style-name="T52">0,1</text:span><text:span text:style-name="T245">)</text:span></text:p>
      <text:p text:style-name="P60"><text:tab/><text:tab/><text:tab/>→<text:span text:style-name="T245"> si (int) substr(</text:span><text:span text:style-name="T83">$item</text:span><text:span text:style-name="T245">, </text:span><text:span text:style-name="T52">1</text:span><text:span text:style-name="T245">) = 0</text:span></text:p>
      <text:p text:style-name="P67"><text:tab/><text:tab/><text:tab/><text:tab/>→<text:span text:style-name="T292"> si (int) substr(</text:span><text:span text:style-name="T83">$item</text:span><text:span text:style-name="T245">, </text:span><text:span text:style-name="T59">2</text:span><text:span text:style-name="T245">) &lt; 1 : </text:span><text:span text:style-name="T59">substr(</text:span><text:span text:style-name="T114">$item</text:span><text:span text:style-name="T59">,1) ← 1</text:span></text:p>
      <text:p text:style-name="P67"><text:tab/><text:tab/><text:tab/><text:tab/>→<text:span text:style-name="T292"> si (int) substr(</text:span><text:span text:style-name="T83">$item</text:span><text:span text:style-name="T245">, </text:span><text:span text:style-name="T59">2</text:span><text:span text:style-name="T245">) &gt; 12 : </text:span><text:span text:style-name="T59">substr(</text:span><text:span text:style-name="T114">$item</text:span><text:span text:style-name="T59">,1) ← 12</text:span></text:p>
      <text:p text:style-name="P61"><text:tab/><text:tab/><text:tab/><text:tab/>→<text:span text:style-name="T245"> </text:span><text:span text:style-name="T83">$widthBT</text:span><text:span text:style-name="T245"> .= </text:span><text:span text:style-name="T83">$item</text:span></text:p>
      <text:p text:style-name="P420">→ récupération des ‘<text:span text:style-name="T69">properties</text:span>’ de l’objet via la méthode <text:span text:style-name="T69">getProperties()</text:span></text:p>
      <text:p text:style-name="P425"><text:span text:style-name="T178">→ </text:span><text:span text:style-name="T69">$properties[‘</text:span><text:span text:style-name="T83">widthBT</text:span><text:span text:style-name="T69">’] </text:span><text:span text:style-name="T178">reçoit</text:span><text:span text:style-name="T69"> $</text:span><text:span text:style-name="T83">widthBT</text:span></text:p>
      <text:p text:style-name="P425"><text:span text:style-name="T178">→ sauvegarde des attributs de l’objet par la méthode</text:span><text:span text:style-name="T69"> $this→setProperties($properties)</text:span></text:p>
      <text:p text:style-name="P428">→ retourne l’objet lui-même.</text:p>
      <text:p text:style-name="P80">→ retourne la valeur <text:span text:style-name="T2">false </text:span><text:span text:style-name="T244">pour </text:span><text:span text:style-name="T82">$widthBT</text:span><text:span text:style-name="T12"> </text:span><text:span text:style-name="T244">vide en premier lieu</text:span>.</text:p>
      <text:p text:style-name="P267">getWidthBT()</text:p>
      <text:p text:style-name="P227">→ récupération des ‘<text:span text:style-name="T69">properties</text:span>’ de l’objet via la méthode <text:span text:style-name="T69">getProperties()</text:span></text:p>
      <text:p text:style-name="P227">→ si la clé ‘<text:span text:style-name="T82">widthBT</text:span>’ existe dans le tableau <text:span text:style-name="T69">$properties</text:span> : retourne <text:span text:style-name="T69">$properties[‘</text:span><text:span text:style-name="T82">widthBT</text:span><text:span text:style-name="T69">’]</text:span></text:p>
      <text:p text:style-name="P348">→ si la clé ‘<text:span text:style-name="T82">widthBT</text:span>’ n’existe pas, retourne la valeur <text:span text:style-name="T2">false</text:span>.</text:p>
      <text:h text:style-name="P565" text:outline-level="4"><text:bookmark-start text:name="__RefHeading___Toc1467_452600724"/>setClass<text:span text:style-name="T246">Name</text:span>($className) – getClass<text:span text:style-name="T246">Name</text:span>()<text:bookmark-end text:name="__RefHeading___Toc1467_452600724"/></text:h>
      <text:p text:style-name="P249">La gestion de l’attribut <text:span text:style-name="T69">className</text:span> doit être vue de 2 manières :</text:p>
      <text:list xml:id="list8459649348182625098" text:style-name="L7">
        <text:list-item>
          <text:p text:style-name="P484">au moment de la construction de l’objet, particulièrement dans la méthode magique <text:span text:style-name="T69">__construct()</text:span>,</text:p>
        </text:list-item>
        <text:list-item>
          <text:p text:style-name="P501">au cours de la vie de l’objet, en cas de besoin de réaffectation de cet attribut.</text:p>
        </text:list-item>
      </text:list>
      <text:p text:style-name="P384">La reconstruction de la chaîne <text:span text:style-name="T279">contenue</text:span> de par l’attribut <text:span text:style-name="T69">className</text:span>, s’appuie sur le contenu d’autre attribut issus du fichier de paramétrage de l’objet devant être construit.</text:p>
      <text:p text:style-name="P386"><text:span text:style-name="T69">className</text:span> = '<text:span text:style-name="T48">GraphicObjectTemplating/O</text:span><text:span text:style-name="T54">O</text:span><text:span text:style-name="T48">bjects/</text:span>' + <text:span text:style-name="T69">typeObj</text:span> + ‘/’ + <text:span text:style-name="T69">object</text:span> <text:span text:style-name="T247">+ ‘/’ + </text:span><text:span text:style-name="T86">className</text:span></text:p>
      <text:p text:style-name="P108"><text:soft-page-break/>en prenant le soin <text:span text:style-name="T247">de passer les parties des contenus des attributs </text:span><text:span text:style-name="T86">typeObj</text:span><text:span text:style-name="T247"> et </text:span><text:span text:style-name="T86">object</text:span><text:span text:style-name="T247"> devant être mis en majuscule pour correspondre aux espaces de nommage (</text:span><text:span text:style-name="T14">namespace</text:span><text:span text:style-name="T247"> </text:span><text:span text:style-name="T14">PHP</text:span><text:span text:style-name="T247">) ou sera stocké la classe principale visant à créer réellement l’objet.</text:span></text:p>
      <text:p text:style-name="P388">Par contre, la réaffectation du nom de la classe permettant d’instancier l’objet se fera <text:span text:style-name="T249">en</text:span> contrôl<text:span text:style-name="T249">ant 2 choses :</text:span></text:p>
      <text:list xml:id="list4869028805896443761" text:style-name="L8">
        <text:list-item>
          <text:p text:style-name="P486"><text:span text:style-name="T249">que la chaîne </text:span><text:span text:style-name="T88">$className</text:span><text:span text:style-name="T249"> ne soit pas vide,</text:span></text:p>
        </text:list-item>
        <text:list-item>
          <text:p text:style-name="P463"><text:span text:style-name="T249">que la chaîne </text:span><text:span text:style-name="T88">$className</text:span><text:span text:style-name="T249"> référence réellement une classe existante.</text:span></text:p>
        </text:list-item>
      </text:list>
      <text:h text:style-name="P583" text:outline-level="5"><text:bookmark-start text:name="__RefHeading___Toc2170_2104859123"/><text:span text:style-name="T243">Algorithme</text:span> des méthodes<text:bookmark-end text:name="__RefHeading___Toc2170_2104859123"/></text:h>
      <text:p text:style-name="P268">setClassName(string $className)</text:p>
      <text:p text:style-name="P212">→ si <text:span text:style-name="T249">$</text:span><text:span text:style-name="T86">className</text:span> n’est pas vide</text:p>
      <text:p text:style-name="P212"><text:tab/>→<text:span text:style-name="T247"> si </text:span><text:span text:style-name="T86">$className</text:span><text:span text:style-name="T247"> est une classe (</text:span><text:span text:style-name="T14">PHP </text:span><text:bookmark-start text:name="__DdeLink__8739_1097217395"/><text:span text:style-name="T54">class_exist(</text:span><text:span text:style-name="T86">$className</text:span><text:span text:style-name="T54">)</text:span><text:bookmark-end text:name="__DdeLink__8739_1097217395"/><text:span text:style-name="T247">)</text:span></text:p>
      <text:p text:style-name="P212"><text:tab/><text:tab/><text:span text:style-name="T248">→ récupération des ‘</text:span><text:span text:style-name="T87">properties</text:span><text:span text:style-name="T248">’ de l’objet via la méthode </text:span><text:span text:style-name="T87">getProperties()</text:span></text:p>
      <text:p text:style-name="P427"><text:span text:style-name="T178">→ </text:span><text:span text:style-name="T69">$properties[‘</text:span><text:span text:style-name="T151">className</text:span><text:span text:style-name="T69">’] </text:span><text:span text:style-name="T178">reçoit</text:span><text:span text:style-name="T69"> $</text:span><text:span text:style-name="T151">className</text:span></text:p>
      <text:p text:style-name="P426"><text:span text:style-name="T178">→ sauvegarde des attributs de l’objet par la méthode</text:span><text:span text:style-name="T69"> $this→setProperties($properties)</text:span></text:p>
      <text:p text:style-name="P195"><text:tab/><text:tab/>→ retourne l’objet lui-même.</text:p>
      <text:p text:style-name="P349">→ si <text:span text:style-name="T16">$</text:span><text:span text:style-name="T86">className</text:span> <text:span text:style-name="T247">est vide ou ne correspond pas une classe qui existe</text:span>, retourne la valeur <text:span text:style-name="T2">false</text:span>.</text:p>
      <text:p text:style-name="P268">getClassName()</text:p>
      <text:p text:style-name="P228">→ récupération des ‘<text:span text:style-name="T69">properties</text:span>’ de l’objet via la méthode <text:span text:style-name="T69">getProperties()</text:span></text:p>
      <text:p text:style-name="P228">→ si la clé ‘<text:span text:style-name="T86">className</text:span>’ existe dans le tableau <text:span text:style-name="T69">$properties</text:span> : retourne <text:span text:style-name="T69">$properties[‘</text:span><text:span text:style-name="T86">className</text:span><text:span text:style-name="T69">’]</text:span></text:p>
      <text:p text:style-name="P349">→ si la clé ‘<text:span text:style-name="T86">className</text:span>’ n’existe pas, retourne la valeur <text:span text:style-name="T2">false</text:span>.</text:p>
      <text:h text:style-name="P563" text:outline-level="4"><text:bookmark-start text:name="__RefHeading___Toc2197_2104859123"/>setTemplate($template) – getTemplate()<text:bookmark-end text:name="__RefHeading___Toc2197_2104859123"/></text:h>
      <text:p text:style-name="P250"><text:span text:style-name="T249">Comme l</text:span>a gestion de l’attribut <text:span text:style-name="T69">className</text:span><text:span text:style-name="T178">, </text:span><text:span text:style-name="T187">la gestion de l’attribut</text:span><text:span text:style-name="T147"> </text:span><text:span text:style-name="T88">template</text:span> doit être vue de 2 manières :</text:p>
      <text:list xml:id="list231940090292010" text:continue-list="list8459649348182625098" text:style-name="L7">
        <text:list-item>
          <text:p text:style-name="P485">au moment de la construction de l’objet, particulièrement dans la méthode magique <text:span text:style-name="T69">__construct()</text:span>,</text:p>
        </text:list-item>
        <text:list-item>
          <text:p text:style-name="P502">au cours de la vie de l’objet, en cas de besoin de réaffectation de cet attribut.</text:p>
        </text:list-item>
      </text:list>
      <text:p text:style-name="P385">La reconstruction de la chaîne <text:span text:style-name="T301">contenue</text:span> de par l’attribut <text:span text:style-name="T88">template</text:span>, s’appuie sur le contenu d’autre attribut issus du fichier de paramétrage de l’objet devant être construit.</text:p>
      <text:p text:style-name="P387"><text:span text:style-name="T88">template</text:span> = <text:span text:style-name="T249">'</text:span><text:span text:style-name="T55">graphic-object-templating/oobjects/</text:span><text:span text:style-name="T249">'</text:span> + <text:span text:style-name="T69">typeObj</text:span> + ‘/’ + <text:span text:style-name="T69">object</text:span> <text:span text:style-name="T247">+ ‘/’ + </text:span><text:span text:style-name="T88">template</text:span></text:p>
      <text:p text:style-name="P109">en <text:span text:style-name="T249">respectant l’arborescence de stockage du modèle de l’objet utilisé pour faire son rendu </text:span><text:span text:style-name="T15">HTML</text:span><text:span text:style-name="T249">.</text:span></text:p>
      <text:p text:style-name="P388">Par contre, la réaffectation du nom d<text:span text:style-name="T249">u modèle</text:span> permettant d<text:span text:style-name="T249">e faire le rendu </text:span><text:span text:style-name="T15">HTML</text:span><text:span text:style-name="T249"> de </text:span>l’objet se fera <text:span text:style-name="T249">en</text:span> contrôl<text:span text:style-name="T249">ant 2 choses :</text:span></text:p>
      <text:list xml:id="list231940636536928" text:continue-list="list4869028805896443761" text:style-name="L8">
        <text:list-item>
          <text:p text:style-name="P486"><text:span text:style-name="T249">que la chaîne </text:span><text:span text:style-name="T88">$template</text:span><text:span text:style-name="T249"> ne soit pas vide,</text:span></text:p>
        </text:list-item>
        <text:list-item>
          <text:p text:style-name="P486"><text:span text:style-name="T249">que la chaîne </text:span><text:span text:style-name="T88">$template</text:span><text:span text:style-name="T249"> référence réellement un fichier existant.</text:span></text:p>
        </text:list-item>
      </text:list>
      <text:h text:style-name="P584" text:outline-level="5"><text:bookmark-start text:name="__RefHeading___Toc2199_2104859123"/><text:span text:style-name="T243">Algorithme</text:span> des méthodes<text:bookmark-end text:name="__RefHeading___Toc2199_2104859123"/></text:h>
      <text:p text:style-name="P269">set<text:span text:style-name="T249">Template</text:span>(string $<text:span text:style-name="T249">template</text:span>)</text:p>
      <text:p text:style-name="P213">→ si <text:span text:style-name="T249">$</text:span><text:span text:style-name="T88">tempate</text:span> n’est pas vide</text:p>
      <text:p text:style-name="P213"><text:tab/>→<text:span text:style-name="T247"> si </text:span><text:span text:style-name="T86">$template</text:span><text:span text:style-name="T247"> est une classe (</text:span><text:span text:style-name="T14">PHP</text:span><text:span text:style-name="T247"> </text:span><text:span text:style-name="T54">file_exist(</text:span><text:span text:style-name="T86">$template</text:span><text:span text:style-name="T54">)</text:span><text:span text:style-name="T247">)</text:span></text:p>
      <text:p text:style-name="P213"><text:tab/><text:tab/><text:span text:style-name="T248">→ récupération des ‘</text:span><text:span text:style-name="T87">properties</text:span><text:span text:style-name="T248">’ de l’objet via la méthode </text:span><text:span text:style-name="T87">getProperties()</text:span></text:p>
      <text:p text:style-name="P427"><text:span text:style-name="T178">→ </text:span><text:span text:style-name="T69">$properties[‘</text:span><text:span text:style-name="T151">template</text:span><text:span text:style-name="T69">’] </text:span><text:span text:style-name="T178">reçoit</text:span><text:span text:style-name="T69"> $</text:span><text:span text:style-name="T151">template</text:span></text:p>
      <text:p text:style-name="P427"><text:span text:style-name="T178">→ sauvegarde des attributs de l’objet par la méthode</text:span><text:span text:style-name="T69"> $this→setProperties($properties)</text:span></text:p>
      <text:p text:style-name="P196"><text:tab/><text:tab/>→ retourne l’objet lui-même.</text:p>
      <text:p text:style-name="P350">→ si <text:span text:style-name="T16">$</text:span><text:span text:style-name="T86">template</text:span> <text:span text:style-name="T247">est vide ou ne correspond pas un fichier qui existe</text:span>, retourne la valeur <text:span text:style-name="T2">false</text:span>.</text:p>
      <text:p text:style-name="P269">get<text:span text:style-name="T249">Template</text:span>()</text:p>
      <text:p text:style-name="P229">→ récupération des ‘<text:span text:style-name="T69">properties</text:span>’ de l’objet via la méthode <text:span text:style-name="T69">getProperties()</text:span></text:p>
      <text:p text:style-name="P229">→ si la clé ‘<text:span text:style-name="T151">template</text:span>’ existe dans le tableau <text:span text:style-name="T69">$properties</text:span> : retourne <text:span text:style-name="T69">$properties[‘</text:span><text:span text:style-name="T151">template</text:span><text:span text:style-name="T69">’]</text:span></text:p>
      <text:p text:style-name="P350">→ si la clé ‘<text:span text:style-name="T86">template</text:span>’ n’existe pas, retourne la valeur <text:span text:style-name="T2">false</text:span>.</text:p>
      <text:h text:style-name="P576" text:outline-level="4"><text:soft-page-break/></text:h>
      <text:h text:style-name="P563" text:outline-level="4"><text:bookmark-start text:name="__RefHeading___Toc2201_2104859123"/>setObject($object) – getObject()<text:bookmark-end text:name="__RefHeading___Toc2201_2104859123"/></text:h>
      <text:p text:style-name="P110">L’attribut <text:span text:style-name="T69">object</text:span> stocke le nom proprement de la classe d’instanciation de l’objet en lettre minuscule <text:span text:style-name="T275">(</text:span><text:span text:style-name="T60">camel case syntax</text:span><text:span text:style-name="T275">)</text:span>. À la création de tout objet, la valeur contenue est fournie par le fichier spécifique de configuration de l’objet <text:span text:style-name="T302">final</text:span> (ensemble des attributs spécifiques). Il est peu probable d’affecter cet attribut après instanciation de l’objet, mais la possibilité est laissée.</text:p>
      <text:h text:style-name="P585" text:outline-level="5"><text:bookmark-start text:name="__RefHeading___Toc2592_2079834871"/><text:span text:style-name="T243">Algorithme</text:span> des méthodes<text:bookmark-end text:name="__RefHeading___Toc2592_2079834871"/></text:h>
      <text:p text:style-name="P270">setObject($object)</text:p>
      <text:p text:style-name="P214">→ si <text:span text:style-name="T15">$</text:span><text:span text:style-name="T89">object</text:span> n’est pas vide</text:p>
      <text:p text:style-name="P214"><text:tab/><text:span text:style-name="T248">→ récupération des ‘</text:span><text:span text:style-name="T87">properties</text:span><text:span text:style-name="T248">’ de l’objet via la méthode </text:span><text:span text:style-name="T87">getProperties()</text:span></text:p>
      <text:p text:style-name="P62"><text:span text:style-name="T178"><text:tab/>→ </text:span><text:span text:style-name="T69">$properties[‘</text:span><text:span text:style-name="T152">object</text:span><text:span text:style-name="T69">’] </text:span><text:span text:style-name="T178">reçoit</text:span><text:span text:style-name="T69"> $</text:span><text:span text:style-name="T152">object</text:span></text:p>
      <text:p text:style-name="P62"><text:span text:style-name="T178"><text:tab/>→ sauvegarde des attributs de l’objet par la méthode</text:span><text:span text:style-name="T69"> $this→setProperties($properties)</text:span></text:p>
      <text:p text:style-name="P197"><text:tab/>→ retourne l’objet lui-même.</text:p>
      <text:p text:style-name="P351">→ si <text:span text:style-name="T16">$</text:span><text:span text:style-name="T89">object</text:span> <text:span text:style-name="T247">est vide</text:span>, retourne la valeur <text:span text:style-name="T2">false</text:span>.</text:p>
      <text:p text:style-name="P270">getObject()</text:p>
      <text:p text:style-name="P230">→ récupération des ‘<text:span text:style-name="T69">properties</text:span>’ de l’objet via la méthode <text:span text:style-name="T69">getProperties()</text:span></text:p>
      <text:p text:style-name="P230">→ si la clé ‘<text:span text:style-name="T152">object</text:span>’ existe dans le tableau <text:span text:style-name="T69">$properties</text:span> : retourne <text:span text:style-name="T69">$properties[‘</text:span><text:span text:style-name="T152">object</text:span><text:span text:style-name="T69">’]</text:span></text:p>
      <text:p text:style-name="P351">→ si la clé ‘<text:span text:style-name="T89">object</text:span>’ n’existe pas, retourne la valeur <text:span text:style-name="T2">false</text:span>.</text:p>
      <text:h text:style-name="P563" text:outline-level="4"><text:bookmark-start text:name="__RefHeading___Toc2890_3340177762"/>setTypeObj($typeObj) – getTypeObj()<text:bookmark-end text:name="__RefHeading___Toc2890_3340177762"/></text:h>
      <text:p text:style-name="Text_20_body">L’attribut <text:span text:style-name="T69">typeObj</text:span> sert à indiquer de quel type d’objet le présent objet est étendu. Le libellé est <text:span text:style-name="T279">donné</text:span> en minuscule <text:span text:style-name="T275">(</text:span><text:span text:style-name="T60">camel case syntax</text:span><text:span text:style-name="T275">)</text:span>.</text:p>
      <text:p text:style-name="Text_20_body">À la création de tout objet, la valeur contenue est fournie par le fichier spécifique de configuration de l’objet <text:span text:style-name="T302">final</text:span> (ensemble des attributs spécifiques). Il est <text:span text:style-name="T279">peu</text:span> probable d’affecter cet attribut après instanciation de l’objet, mais la possibilité est laissée.</text:p>
      <text:h text:style-name="P586" text:outline-level="5"><text:bookmark-start text:name="__RefHeading___Toc2594_2079834871"/><text:span text:style-name="T243">Algorithme</text:span> des méthodes<text:bookmark-end text:name="__RefHeading___Toc2594_2079834871"/></text:h>
      <text:p text:style-name="P271">set<text:span text:style-name="T250">Typ</text:span>Obj($<text:span text:style-name="T250">typeO</text:span>bj)</text:p>
      <text:p text:style-name="P215">→ si <text:span text:style-name="T15">$</text:span><text:span text:style-name="T17">typeO</text:span><text:span text:style-name="T89">bj </text:span>n’est pas vide</text:p>
      <text:p text:style-name="P215"><text:tab/><text:span text:style-name="T248">→ récupération des ‘</text:span><text:span text:style-name="T87">properties</text:span><text:span text:style-name="T248">’ de l’objet via la méthode </text:span><text:span text:style-name="T87">getProperties()</text:span></text:p>
      <text:p text:style-name="P63"><text:span text:style-name="T178"><text:tab/>→ </text:span><text:span text:style-name="T69">$properties[‘</text:span><text:span text:style-name="T153">typeObj</text:span><text:span text:style-name="T69">’] </text:span><text:span text:style-name="T178">reçoit</text:span><text:span text:style-name="T69"> $</text:span><text:span text:style-name="T153">typeObj</text:span></text:p>
      <text:p text:style-name="P63"><text:span text:style-name="T178"><text:tab/>→ sauvegarde des attributs de l’objet par la méthode</text:span><text:span text:style-name="T69"> $this→setProperties($properties)</text:span></text:p>
      <text:p text:style-name="P198"><text:tab/>→ retourne l’objet lui-même.</text:p>
      <text:p text:style-name="P352">→ si <text:span text:style-name="T16">$</text:span><text:span text:style-name="T89">object</text:span> <text:span text:style-name="T247">est vide</text:span>, retourne la valeur <text:span text:style-name="T2">false</text:span>.</text:p>
      <text:p text:style-name="P271">get<text:span text:style-name="T250">Type</text:span>Obj()</text:p>
      <text:p text:style-name="P231">→ récupération des ‘<text:span text:style-name="T69">properties</text:span>’ de l’objet via la méthode <text:span text:style-name="T69">getProperties()</text:span></text:p>
      <text:p text:style-name="P231">→ si la clé ‘<text:span text:style-name="T153">typeO</text:span><text:span text:style-name="T152">bj</text:span>’ existe dans le tableau <text:span text:style-name="T69">$properties</text:span> : retourne <text:span text:style-name="T69">$properties[‘</text:span><text:span text:style-name="T153">typeO</text:span><text:span text:style-name="T152">bj</text:span><text:span text:style-name="T69">’]</text:span></text:p>
      <text:p text:style-name="P352">→ si la clé ‘<text:span text:style-name="T90">typeO</text:span><text:span text:style-name="T89">bj</text:span>’ n’existe pas, retourne la valeur <text:span text:style-name="T2">false</text:span>.</text:p>
      <text:h text:style-name="P566" text:outline-level="4"><text:bookmark-start text:name="__RefHeading___Toc1281_4267579534"/>getLastAccess()<text:bookmark-end text:name="__RefHeading___Toc1281_4267579534"/></text:h>
      <text:p text:style-name="P111">L’attribut <text:span text:style-name="T69">lastAccess</text:span> contient l’horodatage du dernier accès à l’objet en lecture ou écriture. Cette donnée permet d’éviter le recours au conteneur de session pour avoir centaines valeurs d’attributs sauvegardés dans l’objet. On parle ici des attributs : <text:span text:style-name="T69">id</text:span>, <text:span text:style-name="T69">name</text:span>, <text:span text:style-name="T69">properties</text:span>, <text:span text:style-name="T69">form</text:span> et <text:span text:style-name="T69">lastAccess</text:span> lui-même.</text:p>
      <text:p text:style-name="P111">De fait cet attribut ne peut être accessible qu’en lecture. <text:span text:style-name="T302">L</text:span>’écriture sera assurée par les méthodes <text:span text:style-name="T69">setProperties($properties)</text:span> et <text:span text:style-name="T69">getProperties()</text:span>.</text:p>
      <text:h text:style-name="P586" text:outline-level="5"><text:bookmark-start text:name="__RefHeading___Toc2596_2079834871"/><text:soft-page-break/><text:span text:style-name="T243">Algorithme</text:span> de <text:span text:style-name="T250">la</text:span> méthode<text:bookmark-end text:name="__RefHeading___Toc2596_2079834871"/></text:h>
      <text:p text:style-name="P271"><text:span text:style-name="T250">g</text:span>et<text:span text:style-name="T250">LastAccess</text:span>()</text:p>
      <text:p text:style-name="P367"><text:span text:style-name="T206">→</text:span><text:span text:style-name="T207"> </text:span><text:span text:style-name="T248">récupération </text:span><text:span text:style-name="T188">de l’attribut </text:span><text:span text:style-name="T90">lassAccess</text:span><text:span text:style-name="T18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69">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86" text:outline-level="5"><text:bookmark-start text:name="__RefHeading___Toc2598_2079834871"/><text:span text:style-name="T243">Algorithme</text:span> des méthodes<text:bookmark-end text:name="__RefHeading___Toc2598_2079834871"/></text:h>
      <text:p text:style-name="P274">setClasses($classes)</text:p>
      <text:p text:style-name="P215">→ si <text:span text:style-name="T15">$</text:span><text:span text:style-name="T17">classes</text:span><text:span text:style-name="T89"> </text:span>n’est pas vide</text:p>
      <text:p text:style-name="P215"><text:tab/>→<text:span text:style-name="T250"> si </text:span><text:span text:style-name="T90">$classes</text:span><text:span text:style-name="T250"> est un tableau : </text:span><text:span text:style-name="T90">$classes</text:span><text:span text:style-name="T250"> ← </text:span><text:span text:style-name="T56">implode(‘ ‘, </text:span><text:span text:style-name="T90">$classes</text:span><text:span text:style-name="T56">)</text:span></text:p>
      <text:p text:style-name="P215"><text:tab/>→<text:span text:style-name="T250"> si </text:span><text:span text:style-name="T90">$classes</text:span><text:span text:style-name="T250"> est une chaîne de caractères</text:span></text:p>
      <text:p text:style-name="P215"><text:tab/><text:tab/><text:span text:style-name="T248">→ récupération des ‘</text:span><text:span text:style-name="T87">properties</text:span><text:span text:style-name="T248">’ de l’objet via la méthode </text:span><text:span text:style-name="T87">getProperties()</text:span></text:p>
      <text:p text:style-name="P63"><text:span text:style-name="T178"><text:tab/><text:tab/>→ </text:span><text:span text:style-name="T69">$properties[‘</text:span><text:span text:style-name="T153">typeObj</text:span><text:span text:style-name="T69">’] </text:span><text:span text:style-name="T178">reçoit</text:span><text:span text:style-name="T69"> $</text:span><text:span text:style-name="T153">typeObj</text:span></text:p>
      <text:p text:style-name="P421"><text:span text:style-name="T178">→ sauvegarde des attributs de l’objet par la méthode</text:span><text:span text:style-name="T69"> $this→setProperties($properties)</text:span></text:p>
      <text:p text:style-name="P198"><text:tab/><text:tab/>→ retourne l’objet lui-même.</text:p>
      <text:p text:style-name="P352">→ si <text:span text:style-name="T15">$</text:span><text:span text:style-name="T17">classes</text:span> <text:span text:style-name="T247">est vide</text:span>, retourne la valeur <text:span text:style-name="T2">false</text:span>.</text:p>
      <text:p text:style-name="P274">addClass($class)</text:p>
      <text:p text:style-name="P215">→ si <text:span text:style-name="T15">$</text:span><text:span text:style-name="T17">class</text:span><text:span text:style-name="T89"> </text:span>n’est pas vide</text:p>
      <text:p text:style-name="P215"><text:tab/><text:span text:style-name="T248">→ récupération des ‘</text:span><text:span text:style-name="T87">properties</text:span><text:span text:style-name="T248">’ de l’objet via la méthode </text:span><text:span text:style-name="T87">getProperties()</text:span></text:p>
      <text:p text:style-name="P54"><text:tab/>→ <text:span text:style-name="T250">récupération de</text:span> <text:span text:style-name="T69">$properties[‘</text:span><text:span text:style-name="T90">classes</text:span><text:span text:style-name="T69">’] </text:span><text:span text:style-name="T250">dans</text:span> <text:span text:style-name="T69">$</text:span><text:span text:style-name="T90">classes</text:span></text:p>
      <text:p text:style-name="P54"><text:span text:style-name="T250"><text:tab/>→ si </text:span><text:span text:style-name="T90">$class</text:span><text:span text:style-name="T250"> n’est pas contenu dans </text:span><text:span text:style-name="T90">$classes</text:span></text:p>
      <text:p text:style-name="P59"><text:tab/><text:tab/>→ ajout de <text:span text:style-name="T69">$class</text:span><text:span text:style-name="T2"> </text:span>dans <text:span text:style-name="T69">$classes</text:span></text:p>
      <text:p text:style-name="P59"><text:tab/><text:tab/>→ <text:span text:style-name="T69">$properties[‘classes’]</text:span> reçoit <text:span text:style-name="T69">$classes</text:span></text:p>
      <text:p text:style-name="P421"><text:span text:style-name="T178">→ sauvegarde des attributs de l’objet par la méthode</text:span><text:span text:style-name="T69"> $this→setProperties($properties)</text:span></text:p>
      <text:p text:style-name="P54"><text:tab/><text:tab/>→ retourne l’objet lui-même.</text:p>
      <text:p text:style-name="P352">→ si <text:span text:style-name="T15">$</text:span><text:span text:style-name="T17">class</text:span> <text:span text:style-name="T247">est vide ou existe déjà dans l’attribut </text:span><text:span text:style-name="T86">classes</text:span>, retourne la valeur <text:span text:style-name="T2">false</text:span>.</text:p>
      <text:p text:style-name="P274">removeClass($class)</text:p>
      <text:p text:style-name="P215">→ si <text:span text:style-name="T15">$</text:span><text:span text:style-name="T17">class</text:span><text:span text:style-name="T89"> </text:span>n’est pas vide</text:p>
      <text:p text:style-name="P215"><text:tab/><text:span text:style-name="T248">→ récupération des ‘</text:span><text:span text:style-name="T87">properties</text:span><text:span text:style-name="T248">’ de l’objet via la méthode </text:span><text:span text:style-name="T87">getProperties()</text:span></text:p>
      <text:p text:style-name="P54"><text:tab/>→ <text:span text:style-name="T250">récupération de</text:span> <text:span text:style-name="T69">$properties[‘</text:span><text:span text:style-name="T90">classes</text:span><text:span text:style-name="T69">’] </text:span><text:span text:style-name="T250">dans</text:span> <text:span text:style-name="T69">$</text:span><text:span text:style-name="T90">classes</text:span></text:p>
      <text:p text:style-name="P54"><text:span text:style-name="T250"><text:tab/>→ si </text:span><text:span text:style-name="T90">$class</text:span><text:span text:style-name="T250"> est contenu dans </text:span><text:span text:style-name="T90">$classes</text:span></text:p>
      <text:p text:style-name="P59"><text:tab/><text:tab/>→ suppression de <text:span text:style-name="T69">$class</text:span><text:span text:style-name="T2"> </text:span>dans <text:span text:style-name="T69">$classes</text:span></text:p>
      <text:p text:style-name="P59"><text:tab/><text:tab/>→ <text:span text:style-name="T69">$properties[‘classes’]</text:span> reçoit <text:span text:style-name="T69">$classes</text:span></text:p>
      <text:p text:style-name="P421"><text:span text:style-name="T178">→ sauvegarde des attributs de l’objet par la méthode</text:span><text:span text:style-name="T69"> $this→setProperties($properties)</text:span></text:p>
      <text:p text:style-name="P54"><text:tab/><text:tab/>→ retourne l’objet lui-même.</text:p>
      <text:p text:style-name="P352">→ si <text:span text:style-name="T15">$</text:span><text:span text:style-name="T17">class</text:span> <text:span text:style-name="T247">est vide ou n’existe pas dans l’attribut </text:span><text:span text:style-name="T86">classes</text:span>, retourne la valeur <text:span text:style-name="T2">false</text:span>.</text:p>
      <text:p text:style-name="P275">getClasses()</text:p>
      <text:p text:style-name="P248">→ récupération des ‘<text:span text:style-name="T69">properties</text:span>’ de l’objet via la méthode <text:span text:style-name="T69">getProperties()</text:span></text:p>
      <text:p text:style-name="P248">→ si la clé ‘<text:span text:style-name="T153">classes</text:span>’ existe dans le tableau <text:span text:style-name="T69">$properties</text:span> : retourne <text:span text:style-name="T69">$properties[‘</text:span><text:span text:style-name="T153">classes</text:span><text:span text:style-name="T69">’]</text:span></text:p>
      <text:p text:style-name="P363">→ si la clé ‘<text:span text:style-name="T90">classes</text:span>’ n’existe pas, retourne la valeur <text:span text:style-name="T2">false</text:span>.</text:p>
      <text:h text:style-name="P567" text:outline-level="4"><text:bookmark-start text:name="__RefHeading___Toc8319_3443808127"/><text:soft-page-break/><text:span text:style-name="T326">enable</text:span>(), <text:span text:style-name="T326">disable</text:span>(), get<text:span text:style-name="T326">State</text:span>()<text:bookmark-end text:name="__RefHeading___Toc8319_3443808127"/></text:h>
      <text:h text:style-name="P587" text:outline-level="5"><text:bookmark-start text:name="__RefHeading___Toc8715_1097217395"/><text:span text:style-name="T243">Algorithme</text:span> des méthodes<text:bookmark-end text:name="__RefHeading___Toc8715_1097217395"/></text:h>
      <text:p text:style-name="P276"><text:span text:style-name="T325">enable</text:span>()</text:p>
      <text:p text:style-name="P248">→ récupération des ‘<text:span text:style-name="T69">properties</text:span>’ de l’objet via la méthode <text:span text:style-name="T69">getProperties()</text:span></text:p>
      <text:p text:style-name="P248"><text:span text:style-name="T178">→</text:span><text:span text:style-name="T202"> </text:span><text:span text:style-name="T132">$properties[‘state’]</text:span><text:span text:style-name="T202"> reçoit </text:span><text:span text:style-name="T132">self ::STATE_ENABLE ;</text:span></text:p>
      <text:p text:style-name="P68"><text:span text:style-name="T178">→ sauvegarde des attributs de l’objet par la méthode</text:span><text:span text:style-name="T69"> $this→setProperties($properties)</text:span></text:p>
      <text:p text:style-name="P58">→ retourne l’objet lui-même.</text:p>
      <text:p text:style-name="P275"><text:span text:style-name="T325">disable</text:span>()</text:p>
      <text:p text:style-name="P248">→ récupération des ‘<text:span text:style-name="T69">properties</text:span>’ de l’objet via la méthode <text:span text:style-name="T69">getProperties()</text:span></text:p>
      <text:p text:style-name="P248"><text:span text:style-name="T178">→</text:span><text:span text:style-name="T202"> </text:span><text:span text:style-name="T132">$properties[‘state’]</text:span><text:span text:style-name="T202"> reçoit </text:span><text:span text:style-name="T132">self ::STATE_DISABLE ;</text:span></text:p>
      <text:p text:style-name="P68"><text:span text:style-name="T178">→ sauvegarde des attributs de l’objet par la méthode</text:span><text:span text:style-name="T69"> $this→setProperties($properties)</text:span></text:p>
      <text:p text:style-name="P58">→ retourne l’objet lui-même.</text:p>
      <text:p text:style-name="P275">get<text:span text:style-name="T325">State</text:span>()</text:p>
      <text:p text:style-name="P248">→ récupération des ‘<text:span text:style-name="T69">properties</text:span>’ de l’objet via la méthode <text:span text:style-name="T69">getProperties()</text:span></text:p>
      <text:p text:style-name="P248">→ si la clé ‘<text:span text:style-name="T157">state</text:span>’ existe dans le tableau <text:span text:style-name="T69">$properties</text:span> : retourne <text:span text:style-name="T69">$properties[‘</text:span><text:span text:style-name="T157">state</text:span><text:span text:style-name="T69">’]</text:span></text:p>
      <text:p text:style-name="P363">→ si la clé ‘<text:span text:style-name="T132">state</text:span>’ n’existe pas, retourne la valeur <text:span text:style-name="T2">false</text:span>.</text:p>
      <text:h text:style-name="P535"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69">resource</text:span><text:span text:style-name="T107">s</text:span> contiendra au moins 2 tableaux ayant comme clé d’accès <text:span text:style-name="T69">css</text:span> et <text:span text:style-name="T69">js</text:span>. Chacun d’eux sera formé d’occurrence<text:span text:style-name="T303">s</text:span> avec comme clé le nom du fichier, et valeur le chemin total d’accès au fichier à partir du répertoire public de votre projet. De cette remarque découle <text:span text:style-name="T275">l</text:span>a présence de lien symbolique vers certains répertoires dans les modules de votre projet.</text:p>
      <text:h text:style-name="P568" text:outline-level="4"><text:bookmark-start text:name="__RefHeading___Toc3112_284258370"/>Gestion des fich<text:span text:style-name="T252">i</text:span>ers feuilles de style :<text:bookmark-end text:name="__RefHeading___Toc3112_284258370"/></text:h>
      <text:p text:style-name="P112">On va gérer le contenu du tableau ayant comme clé d’accès <text:span text:style-name="T69">css</text:span>. En partant du principe que l’on doit avoir le maximum de possibilité d’agir, on aura les méthodes suivantes :</text:p>
      <text:list xml:id="list423653389219971866" text:style-name="L9">
        <text:list-item>
          <text:p text:style-name="P487"><text:bookmark-start text:name="__DdeLink__3238_284258370"/><text:span text:style-name="T69">addCssFile($nameFile, $pathFile)</text:span><text:bookmark-end text:name="__DdeLink__3238_284258370"/> pour ajouter une ressource,</text:p>
        </text:list-item>
        <text:list-item>
          <text:p text:style-name="P487"><text:bookmark-start text:name="__DdeLink__3240_284258370"/><text:span text:style-name="T69">removeCssFile($nameFile)</text:span><text:bookmark-end text:name="__DdeLink__3240_284258370"/> pour enlever une référence dans le tableau <text:span text:style-name="T69">css</text:span>,</text:p>
        </text:list-item>
        <text:list-item>
          <text:p text:style-name="P487"><text:bookmark-start text:name="__DdeLink__3242_284258370"/><text:span text:style-name="T69">getPathCssFile($nameFile)</text:span><text:bookmark-end text:name="__DdeLink__3242_284258370"/> pour obtenir le chemin complet d’accès au fichier,</text:p>
        </text:list-item>
        <text:list-item>
          <text:p text:style-name="P487"><text:bookmark-start text:name="__DdeLink__3244_284258370"/><text:span text:style-name="T69">enaCssFile($nameFile)</text:span><text:bookmark-end text:name="__DdeLink__3244_284258370"/> pour activer l’utilisation d’un fichier de feuilles style,</text:p>
        </text:list-item>
        <text:list-item>
          <text:p text:style-name="P487"><text:span text:style-name="T69">disCssFile($nameFile)</text:span> pour désactiver l’utilisation d’un fichier feuille de style, sans l’enlever du tableau <text:span text:style-name="T69">css</text:span>.</text:p>
        </text:list-item>
        <text:list-item>
          <text:p text:style-name="P464"><text:bookmark-start text:name="__DdeLink__3246_284258370"/><text:span text:style-name="T69">getCssFileStatus($nameFile)</text:span><text:bookmark-end text:name="__DdeLink__3246_284258370"/> précise si le fichier de feuille de style est activé ou non.</text:p>
        </text:list-item>
      </text:list>
      <text:h text:style-name="P588" text:outline-level="5"><text:bookmark-start text:name="__RefHeading___Toc3114_284258370"/><text:span text:style-name="T243">Algorithme</text:span> des méthodes<text:bookmark-end text:name="__RefHeading___Toc3114_284258370"/></text:h>
      <text:p text:style-name="P251">addCssFile($nameFile, $pathFile)</text:p>
      <text:p text:style-name="P216">→ si <text:span text:style-name="T15">$</text:span><text:span text:style-name="T18">nameFile</text:span><text:span text:style-name="T253"> et </text:span><text:span text:style-name="T91">$pathFile </text:span>n<text:span text:style-name="T252">e sont</text:span> pas <text:span text:style-name="T279">vides</text:span></text:p>
      <text:p text:style-name="P216"><text:tab/>→<text:span text:style-name="T252"> si </text:span><text:span text:style-name="T91">$pathFile</text:span><text:span text:style-name="T252"> pointe bien sur un fichier qui existe</text:span></text:p>
      <text:p text:style-name="P216"><text:tab/><text:tab/><text:span text:style-name="T248">→ récupération des ‘</text:span><text:span text:style-name="T87">properties</text:span><text:span text:style-name="T248">’ de l’objet via la méthode </text:span><text:span text:style-name="T87">getProperties()</text:span></text:p>
      <text:p text:style-name="P423"><text:span text:style-name="T248">→ si la clé </text:span><text:span text:style-name="T91">resources</text:span><text:span text:style-name="T252"> n’existe pas dans </text:span><text:span text:style-name="T91">$properties</text:span></text:p>
      <text:p text:style-name="P429"><text:span text:style-name="T91"><text:tab/></text:span><text:span text:style-name="T252">→ </text:span><text:span text:style-name="T91">$properties[‘resources] ← []</text:span></text:p>
      <text:p text:style-name="P432">→ $resources ← $properties[‘resources’]</text:p>
      <text:p text:style-name="P429"><text:span text:style-name="T252">→ si la clé </text:span><text:span text:style-name="T91">css</text:span><text:span text:style-name="T252"> n’existe pas dans </text:span><text:span text:style-name="T91">$resources</text:span></text:p>
      <text:p text:style-name="P430"><text:span text:style-name="T91"><text:tab/></text:span><text:span text:style-name="T252">→ </text:span><text:span text:style-name="T91">$resources[‘css’] ← []</text:span></text:p>
      <text:p text:style-name="P430"><text:soft-page-break/><text:span text:style-name="T91"><text:tab/></text:span><text:span text:style-name="T252">→ </text:span><text:span text:style-name="T91">$resources[‘css’]</text:span><text:span text:style-name="T97">[‘enable’]</text:span><text:span text:style-name="T91"> ← []</text:span></text:p>
      <text:p text:style-name="P430"><text:span text:style-name="T252">→ </text:span><text:span text:style-name="T91">$resources[’css’][$nameFile] ← $pathFile</text:span></text:p>
      <text:p text:style-name="P431"><text:span text:style-name="T252">→ </text:span><text:span text:style-name="T94">$resources[‘css’][‘enable’]</text:span><text:span text:style-name="T107">[]</text:span><text:span text:style-name="T255"> reçoit la valeur </text:span><text:span text:style-name="T94">$nameFile</text:span></text:p>
      <text:p text:style-name="P429"><text:span text:style-name="T252">→ </text:span><text:span text:style-name="T91">$prope</text:span><text:span text:style-name="T92">rties[‘resources’] ← $resources</text:span></text:p>
      <text:p text:style-name="P422"><text:span text:style-name="T178">→ sauvegarde des attributs de l’objet par la méthode</text:span><text:span text:style-name="T69"> $this→setProperties($properties)</text:span></text:p>
      <text:p text:style-name="P57"><text:span text:style-name="T92"><text:tab/><text:tab/></text:span><text:span text:style-name="T254">→ retourne l’objet lui-même.</text:span></text:p>
      <text:p text:style-name="P353">→ si <text:span text:style-name="T15">$</text:span><text:span text:style-name="T18">nameFile</text:span><text:span text:style-name="T253"> ou </text:span><text:span text:style-name="T91">$pathFile</text:span> <text:span text:style-name="T252">sont vides ou que </text:span>n’existe pas <text:span text:style-name="T252">le fichier nommé</text:span>, retourne la valeur <text:span text:style-name="T2">false</text:span>.</text:p>
      <text:p text:style-name="P251">removeCssFile($nameFile)</text:p>
      <text:p text:style-name="P217">→ si <text:span text:style-name="T15">$</text:span><text:span text:style-name="T18">nameFile</text:span><text:span text:style-name="T253"> </text:span>n’<text:span text:style-name="T252">est</text:span> pas vide</text:p>
      <text:p text:style-name="P199"><text:span text:style-name="T244"><text:tab/></text:span>→ récupération des ‘<text:span text:style-name="T69">properties</text:span>’ de l’objet via la méthode <text:span text:style-name="T69">getProperties(</text:span><text:span text:style-name="T92">)</text:span></text:p>
      <text:p text:style-name="P199"><text:span text:style-name="T92"><text:tab/></text:span><text:span text:style-name="T254">→ si la clé </text:span><text:span text:style-name="T92">resources</text:span><text:span text:style-name="T254"> existe dans </text:span><text:span text:style-name="T92">$properties</text:span></text:p>
      <text:p text:style-name="P199"><text:span text:style-name="T92"><text:tab/><text:tab/></text:span><text:span text:style-name="T254">→ </text:span><text:span text:style-name="T92">$resources</text:span><text:span text:style-name="T254"> reçoit </text:span><text:span text:style-name="T92">$properties[‘resources’]</text:span></text:p>
      <text:p text:style-name="P199"><text:span text:style-name="T92"><text:tab/><text:tab/></text:span><text:span text:style-name="T254">→ si la clé </text:span><text:span text:style-name="T92">css</text:span><text:span text:style-name="T254"> existe dans </text:span><text:span text:style-name="T92">$resources</text:span></text:p>
      <text:p text:style-name="P199"><text:span text:style-name="T92"><text:tab/><text:tab/><text:tab/></text:span><text:span text:style-name="T254">→ </text:span><text:span text:style-name="T92">$css</text:span><text:span text:style-name="T254"> reçoit </text:span><text:span text:style-name="T92">$resources[‘css‘]</text:span></text:p>
      <text:p text:style-name="P199"><text:span text:style-name="T92"><text:tab/><text:tab/><text:tab/></text:span><text:span text:style-name="T254">→ si la clé </text:span><text:span text:style-name="T92">$nameFile</text:span><text:span text:style-name="T254"> existe dans </text:span><text:span text:style-name="T92">$css</text:span></text:p>
      <text:p text:style-name="P200"><text:span text:style-name="T92"><text:tab/><text:tab/><text:tab/><text:tab/></text:span><text:span text:style-name="T254">→ suppression de l’occurrence </text:span><text:span text:style-name="T92">$nameFile</text:span><text:span text:style-name="T254"> dans </text:span><text:span text:style-name="T92">$css</text:span></text:p>
      <text:p text:style-name="P313"><text:span text:style-name="T254">→ suppression de l’occurrence de valeur </text:span><text:span text:style-name="T92">$nameFile</text:span><text:span text:style-name="T254"> dans le tableau </text:span><text:span text:style-name="T92">$css</text:span><text:span text:style-name="T94">[‘enable’]</text:span></text:p>
      <text:p text:style-name="P200"><text:span text:style-name="T92"><text:tab/><text:tab/><text:tab/><text:tab/></text:span><text:span text:style-name="T254">→ </text:span><text:span text:style-name="T92">$resources[‘css’] = $css</text:span></text:p>
      <text:p text:style-name="P199"><text:span text:style-name="T92"><text:tab/><text:tab/><text:tab/><text:tab/></text:span><text:span text:style-name="T254">→ </text:span><text:span text:style-name="T92">$properties[‘resource’] = $resources</text:span></text:p>
      <text:p text:style-name="P309"><text:span text:style-name="T178">→ sauvegarde des attributs de l’objet par la méthode</text:span><text:span text:style-name="T69"> $this→setProperties($properties)</text:span></text:p>
      <text:p text:style-name="P314">→ retourne l’objet lui-même.</text:p>
      <text:p text:style-name="P354">→ si <text:span text:style-name="T15">$</text:span><text:span text:style-name="T18">nameFile</text:span><text:span text:style-name="T253"> est vide ou que </text:span>n’existe pas <text:span text:style-name="T254">clé à ce nom dans le tableau </text:span><text:span text:style-name="T19">css</text:span>, retourne la valeur <text:span text:style-name="T2">false</text:span>.</text:p>
      <text:p text:style-name="P252">getPathCssFile($nameFile)</text:p>
      <text:p text:style-name="P217">→ si <text:span text:style-name="T15">$</text:span><text:span text:style-name="T18">nameFile</text:span><text:span text:style-name="T253"> </text:span>n’<text:span text:style-name="T252">est</text:span> pas vide</text:p>
      <text:p text:style-name="P201"><text:span text:style-name="T244"><text:tab/></text:span>→ récupération des ‘<text:span text:style-name="T69">properties</text:span>’ de l’objet via la méthode <text:span text:style-name="T69">getProperties(</text:span><text:span text:style-name="T92">)</text:span></text:p>
      <text:p text:style-name="P201"><text:span text:style-name="T92"><text:tab/></text:span><text:span text:style-name="T254">→ si la clé </text:span><text:span text:style-name="T92">resources</text:span><text:span text:style-name="T254"> existe dans </text:span><text:span text:style-name="T92">$properties</text:span></text:p>
      <text:p text:style-name="P201"><text:span text:style-name="T92"><text:tab/><text:tab/></text:span><text:span text:style-name="T254">→ </text:span><text:span text:style-name="T92">$resources</text:span><text:span text:style-name="T254"> reçoit </text:span><text:span text:style-name="T92">$properties[‘resources’]</text:span></text:p>
      <text:p text:style-name="P201"><text:span text:style-name="T92"><text:tab/><text:tab/></text:span><text:span text:style-name="T254">→ si la clé </text:span><text:span text:style-name="T92">css</text:span><text:span text:style-name="T254"> existe dans </text:span><text:span text:style-name="T92">$resources</text:span></text:p>
      <text:p text:style-name="P201"><text:span text:style-name="T92"><text:tab/><text:tab/><text:tab/></text:span><text:span text:style-name="T254">→ </text:span><text:span text:style-name="T92">$css</text:span><text:span text:style-name="T254"> reçoit </text:span><text:span text:style-name="T92">$resources[‘css‘]</text:span></text:p>
      <text:p text:style-name="P201"><text:span text:style-name="T92"><text:tab/><text:tab/><text:tab/></text:span><text:span text:style-name="T254">→ si la clé </text:span><text:span text:style-name="T92">$nameFile</text:span><text:span text:style-name="T254"> existe dans </text:span><text:span text:style-name="T92">$css</text:span></text:p>
      <text:p text:style-name="P201"><text:span text:style-name="T92"><text:tab/><text:tab/><text:tab/><text:tab/></text:span><text:span text:style-name="T254">→ retourne la valeur </text:span><text:span text:style-name="T93">$css[$nameFile]</text:span></text:p>
      <text:p text:style-name="P355">→ si <text:span text:style-name="T15">$</text:span><text:span text:style-name="T18">nameFile</text:span><text:span text:style-name="T253"> est vide ou que </text:span>n’existe pas <text:span text:style-name="T254">clé à ce nom dans le tableau </text:span><text:span text:style-name="T19">css</text:span>, retourne la valeur <text:span text:style-name="T2">false</text:span>.</text:p>
      <text:p text:style-name="P252">enaCssFile($nameFile)</text:p>
      <text:p text:style-name="P217">→ si <text:span text:style-name="T15">$</text:span><text:span text:style-name="T18">nameFile</text:span><text:span text:style-name="T253"> </text:span>n’<text:span text:style-name="T252">est</text:span> pas vide</text:p>
      <text:p text:style-name="P200"><text:span text:style-name="T244"><text:tab/></text:span>→ récupération des ‘<text:span text:style-name="T69">properties</text:span>’ de l’objet via la méthode <text:span text:style-name="T69">getProperties(</text:span><text:span text:style-name="T92">)</text:span></text:p>
      <text:p text:style-name="P200"><text:span text:style-name="T92"><text:tab/></text:span><text:span text:style-name="T254">→ si la clé </text:span><text:span text:style-name="T92">resources</text:span><text:span text:style-name="T254"> existe dans </text:span><text:span text:style-name="T92">$properties</text:span></text:p>
      <text:p text:style-name="P200"><text:span text:style-name="T92"><text:tab/><text:tab/></text:span><text:span text:style-name="T254">→ </text:span><text:span text:style-name="T92">$resources</text:span><text:span text:style-name="T254"> reçoit </text:span><text:span text:style-name="T92">$properties[‘resources’]</text:span></text:p>
      <text:p text:style-name="P200"><text:span text:style-name="T92"><text:tab/><text:tab/></text:span><text:span text:style-name="T254">→ si la clé </text:span><text:span text:style-name="T92">css</text:span><text:span text:style-name="T254"> existe dans </text:span><text:span text:style-name="T92">$resources</text:span></text:p>
      <text:p text:style-name="P447"><text:span text:style-name="T256">→ si la valeur </text:span><text:span text:style-name="T95">$nameFile</text:span><text:span text:style-name="T256"> n’est pas une occurrence du tableau </text:span><text:span text:style-name="T96">$css[‘enable’]</text:span></text:p>
      <text:p text:style-name="P450"><text:span text:style-name="T96"><text:tab/></text:span><text:span text:style-name="T257">→ ajout au tableau </text:span><text:span text:style-name="T96">$css[‘enable’]</text:span><text:span text:style-name="T57"> de l’occurrence </text:span><text:span text:style-name="T96">[$nameFile]</text:span></text:p>
      <text:p text:style-name="P284"><text:span text:style-name="T92"><text:tab/><text:tab/><text:tab/><text:tab/></text:span><text:span text:style-name="T254">→ </text:span><text:span text:style-name="T92">$resources[‘css’] = $css</text:span></text:p>
      <text:p text:style-name="P202"><text:span text:style-name="T92"><text:tab/><text:tab/><text:tab/><text:tab/></text:span><text:span text:style-name="T254">→ </text:span><text:span text:style-name="T92">$properties[‘resource’] = $resources</text:span></text:p>
      <text:p text:style-name="P310"><text:span text:style-name="T178">→ sauvegarde des attributs de l’objet par la méthode</text:span><text:span text:style-name="T69"> $this→setProperties($properties)</text:span></text:p>
      <text:p text:style-name="P317">→ retourne l’objet lui-même.</text:p>
      <text:p text:style-name="P356">→ si <text:span text:style-name="T15">$</text:span><text:span text:style-name="T18">nameFile</text:span><text:span text:style-name="T253"> est vide ou que </text:span>n’existe pas <text:span text:style-name="T254">clé à ce nom dans le tableau </text:span><text:span text:style-name="T19">css</text:span>, retourne la valeur <text:span text:style-name="T2">false</text:span>.</text:p>
      <text:p text:style-name="P253">disCssFile($nameFile)</text:p>
      <text:p text:style-name="P218">→ si <text:span text:style-name="T15">$</text:span><text:span text:style-name="T18">nameFile</text:span><text:span text:style-name="T253"> </text:span>n’<text:span text:style-name="T252">est</text:span> pas vide</text:p>
      <text:p text:style-name="P200"><text:span text:style-name="T244"><text:tab/></text:span>→ récupération des ‘<text:span text:style-name="T69">properties</text:span>’ de l’objet via la méthode <text:span text:style-name="T69">getProperties(</text:span><text:span text:style-name="T92">)</text:span></text:p>
      <text:p text:style-name="P200"><text:soft-page-break/><text:span text:style-name="T92"><text:tab/></text:span><text:span text:style-name="T254">→ si la clé </text:span><text:span text:style-name="T92">resources</text:span><text:span text:style-name="T254"> existe dans </text:span><text:span text:style-name="T92">$properties</text:span></text:p>
      <text:p text:style-name="P200"><text:span text:style-name="T92"><text:tab/><text:tab/></text:span><text:span text:style-name="T254">→ </text:span><text:span text:style-name="T92">$resources</text:span><text:span text:style-name="T254"> reçoit </text:span><text:span text:style-name="T92">$properties[‘resources’]</text:span></text:p>
      <text:p text:style-name="P200"><text:span text:style-name="T92"><text:tab/><text:tab/></text:span><text:span text:style-name="T254">→ si la clé </text:span><text:span text:style-name="T92">css</text:span><text:span text:style-name="T254"> existe dans </text:span><text:span text:style-name="T92">$resources</text:span></text:p>
      <text:p text:style-name="P448"><text:span text:style-name="T256">→ si la valeur </text:span><text:span text:style-name="T95">$nameFile</text:span><text:span text:style-name="T256"> est une occurrence en valeur du tableau </text:span><text:span text:style-name="T96">$css[‘enable’]</text:span></text:p>
      <text:p text:style-name="P450"><text:span text:style-name="T96"><text:tab/></text:span><text:span text:style-name="T257">→ suppression au tableau </text:span><text:span text:style-name="T96">$css[‘enable’]</text:span><text:span text:style-name="T57"> de l’occurrence </text:span><text:span text:style-name="T96">[$nameFile]</text:span></text:p>
      <text:p text:style-name="P284"><text:span text:style-name="T92"><text:tab/><text:tab/><text:tab/><text:tab/></text:span><text:span text:style-name="T254">→ </text:span><text:span text:style-name="T92">$resources[‘css’] = $css</text:span></text:p>
      <text:p text:style-name="P202"><text:span text:style-name="T92"><text:tab/><text:tab/><text:tab/><text:tab/></text:span><text:span text:style-name="T254">→ </text:span><text:span text:style-name="T92">$properties[‘resource’] = $resources</text:span></text:p>
      <text:p text:style-name="P310"><text:span text:style-name="T178">→ sauvegarde des attributs de l’objet par la méthode</text:span><text:span text:style-name="T69"> $this→setProperties($properties)</text:span></text:p>
      <text:p text:style-name="P318">→ retourne l’objet lui-même.</text:p>
      <text:p text:style-name="P356">→ si <text:span text:style-name="T15">$</text:span><text:span text:style-name="T18">nameFile</text:span><text:span text:style-name="T253"> est vide ou que </text:span>n’existe pas <text:span text:style-name="T254">clé à ce nom dans le tableau </text:span><text:span text:style-name="T19">css</text:span>, retourne la valeur <text:span text:style-name="T2">false</text:span>.</text:p>
      <text:p text:style-name="P253"><text:span text:style-name="T255">get</text:span>CssFile<text:span text:style-name="T255">Status</text:span>($nameFile)</text:p>
      <text:p text:style-name="P218">→ si <text:span text:style-name="T15">$</text:span><text:span text:style-name="T18">nameFile</text:span><text:span text:style-name="T253"> </text:span>n’<text:span text:style-name="T252">est</text:span> pas vide</text:p>
      <text:p text:style-name="P200"><text:span text:style-name="T244"><text:tab/></text:span>→ récupération des ‘<text:span text:style-name="T69">properties</text:span>’ de l’objet via la méthode <text:span text:style-name="T69">getProperties(</text:span><text:span text:style-name="T92">)</text:span></text:p>
      <text:p text:style-name="P200"><text:span text:style-name="T92"><text:tab/></text:span><text:span text:style-name="T254">→ si la clé </text:span><text:span text:style-name="T92">resources</text:span><text:span text:style-name="T254"> existe dans </text:span><text:span text:style-name="T92">$properties</text:span></text:p>
      <text:p text:style-name="P200"><text:span text:style-name="T92"><text:tab/><text:tab/></text:span><text:span text:style-name="T254">→ </text:span><text:span text:style-name="T92">$resources</text:span><text:span text:style-name="T254"> reçoit </text:span><text:span text:style-name="T92">$properties[‘resources’]</text:span></text:p>
      <text:p text:style-name="P200"><text:span text:style-name="T92"><text:tab/><text:tab/></text:span><text:span text:style-name="T254">→ si la clé </text:span><text:span text:style-name="T92">css</text:span><text:span text:style-name="T254"> existe dans </text:span><text:span text:style-name="T92">$resources</text:span></text:p>
      <text:p text:style-name="P448"><text:span text:style-name="T256">→ si la valeur </text:span><text:span text:style-name="T95">$nameFile</text:span><text:span text:style-name="T256"> est une occurrence en valeur du tableau </text:span><text:span text:style-name="T96">$css[‘enable’]</text:span></text:p>
      <text:p text:style-name="P202"><text:span text:style-name="T257"><text:tab/><text:tab/><text:tab/><text:tab/>→ retourne la valeur </text:span><text:span text:style-name="T96">‘enable’</text:span></text:p>
      <text:p text:style-name="P448"><text:span text:style-name="T256">→ si la valeur </text:span><text:span text:style-name="T95">$nameFile</text:span><text:span text:style-name="T256"> n’est pas une occurrence en valeur du tableau </text:span><text:span text:style-name="T96">$css[‘enable’]</text:span></text:p>
      <text:p text:style-name="P450"><text:span text:style-name="T257"><text:tab/>→ retourne la valeur </text:span><text:span text:style-name="T96">‘disable’</text:span></text:p>
      <text:p text:style-name="P356">→ si <text:span text:style-name="T15">$</text:span><text:span text:style-name="T18">nameFile</text:span><text:span text:style-name="T253"> est vide ou que </text:span>n’existe pas <text:span text:style-name="T254">clé à ce nom dans le tableau </text:span><text:span text:style-name="T19">css</text:span>, retourne la valeur <text:span text:style-name="T2">false</text:span>.</text:p>
      <text:h text:style-name="P569"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296">sauf</text:span> que le tableau affecté sera celui ayant pour clé d’accès <text:span text:style-name="T69">js</text:span>.</text:p>
      <text:p text:style-name="P113">Pour plus de commodité qu’autre chose, les méthodes de gestions des fichiers feuille de style auront leur pendant pour les fichiers JavaScript :</text:p>
      <text:list xml:id="list231940111689633" text:continue-numbering="true" text:style-name="L9">
        <text:list-item>
          <text:p text:style-name="P488"><text:span text:style-name="T69">add</text:span><text:span text:style-name="T96">J</text:span><text:span text:style-name="T69">sFile($nameFile, $pathFile)</text:span> pour ajouter une ressource,</text:p>
        </text:list-item>
        <text:list-item>
          <text:p text:style-name="P488"><text:span text:style-name="T69">remove</text:span><text:span text:style-name="T96">J</text:span><text:span text:style-name="T69">sFile($nameFile)</text:span> pour enlever une référence dans le tableau <text:span text:style-name="T96">j</text:span><text:span text:style-name="T69">s</text:span>,</text:p>
        </text:list-item>
        <text:list-item>
          <text:p text:style-name="P488"><text:span text:style-name="T69">getPath</text:span><text:span text:style-name="T96">J</text:span><text:span text:style-name="T69">sFile($nameFile)</text:span> pour obtenir le chemin complet d’accès au fichier,</text:p>
        </text:list-item>
        <text:list-item>
          <text:p text:style-name="P488"><text:span text:style-name="T69">ena</text:span><text:span text:style-name="T96">J</text:span><text:span text:style-name="T69">sFile($nameFile)</text:span> pour activer l’utilisation d’un fichier de feuilles style,</text:p>
        </text:list-item>
        <text:list-item>
          <text:p text:style-name="P488"><text:span text:style-name="T69">dis</text:span><text:span text:style-name="T96">J</text:span><text:span text:style-name="T69">sFile($nameFile)</text:span> pour désactiver l’utilisation d’un fichier feuille de style, sans l’enlever du tableau <text:span text:style-name="T69">css</text:span>.</text:p>
        </text:list-item>
        <text:list-item>
          <text:p text:style-name="P465"><text:span text:style-name="T69">get</text:span><text:span text:style-name="T96">J</text:span><text:span text:style-name="T69">sFileStatus($nameFile)</text:span> précise si le fichier de feuille de style est activé ou non.</text:p>
        </text:list-item>
      </text:list>
      <text:p text:style-name="P113">Leurs algorithmes seront les mêmes, hors mis que l’on traitera le tableau ayant pour clé d’accès <text:span text:style-name="T69">js</text:span> au lieu de <text:span text:style-name="T69">css</text:span>.</text:p>
      <text:h text:style-name="P525" text:outline-level="1"><text:bookmark-start text:name="__RefHeading___Toc3978_269754257"/>L’objet contenant de données : ODContained<text:bookmark-end text:name="__RefHeading___Toc3978_269754257"/></text:h>
      <text:p text:style-name="P114">Dans le projet <text:span text:style-name="T69">GOT</text:span>, on gérera 2 types d’objets : ceux contenant directement des données, <text:span text:style-name="T69">ODContained</text:span>, et ceux contenant d’autres objets, <text:span text:style-name="T69">OSContainer</text:span>, qui seront <text:span text:style-name="T304">abordés</text:span> dans une prochaine section de ce document.</text:p>
      <text:p text:style-name="P114">Les objets contenants des données, plus précisément, objet ne contenant pas d’autres objets, seront principalement un objet <text:span text:style-name="T276">lié </text:span>à une balise <text:span text:style-name="T2">HTML</text:span> <text:span text:style-name="T276">pour </text:span>en assur<text:span text:style-name="T276">er</text:span> toute la logistique et la gestion.</text:p>
      <text:p text:style-name="P389">Les spécificités communes de tel objet sont :</text:p>
      <text:list xml:id="list7787857408834151489" text:style-name="L10">
        <text:list-item>
          <text:p text:style-name="P489">l’attribution d’une valeur,</text:p>
        </text:list-item>
        <text:list-item>
          <text:p text:style-name="P517">l’appartenance à une structure de formulaire.</text:p>
        </text:list-item>
      </text:list>
      <text:p text:style-name="P281">La notion de formulaire pourra être liée ou non à un objet formulaire (de type <text:span text:style-name="T6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81">Dans les deux cas, on disposera dans la zone de communication d’un tableau ayant pour clé d’accès ‘<text:span text:style-name="T69">form</text:span>’ contenant sous la forme clé→valeur, l’ensemble des champs formant le dit formulaire.</text:p>
      <text:h text:style-name="P549"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8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49" text:outline-level="2"><text:bookmark-start text:name="__RefHeading___Toc4003_269754257"/>Méthodes de l’objet<text:bookmark-end text:name="__RefHeading___Toc4003_269754257"/></text:h>
      <text:h text:style-name="P530" text:outline-level="3"><text:bookmark-start text:name="__RefHeading___Toc4142_22804835031"/>Le constructeur<text:bookmark-end text:name="__RefHeading___Toc4142_22804835031"/></text:h>
      <text:p text:style-name="P394">Le constructeur doit prendre en compte 2 choses :</text:p>
      <text:list xml:id="list5673883366046334558" text:style-name="L11">
        <text:list-item>
          <text:p text:style-name="P490">la possibilité que l’objet à créer existe déjà en session, donc l’appel que constructeur de la classe mère (<text:span text:style-name="T69">OObject</text:span>) peut donc retourner l’objet complet,</text:p>
        </text:list-item>
        <text:list-item>
          <text:p text:style-name="P466">le besoin d’ajouter aux attributs de l’objet, en cas de première instanciation, les attributs spécifiques de l’objet <text:span text:style-name="T69">ODContained</text:span>.</text:p>
        </text:list-item>
      </text:list>
      <text:p text:style-name="P115">La question est : comment déterminer si l’on est dans l’un des 2 cas ? On peut toujours faire appel à la fonction statique <text:span text:style-name="T69">OObject::existObject()</text:span>, mais cela induit un appel supplémentaire au conteneur de session. Dans le cas de la première instanciation <text:span text:style-name="T276">de l’objet</text:span>, les attributs <text:span text:style-name="T69">value</text:span> et <text:span text:style-name="T69">form</text:span> seront obligatoirement <text:span text:style-name="T304">manquants</text:span>, on peut prendre ceci comme prédicat.</text:p>
      <text:p text:style-name="P127"><text:span text:style-name="T304">L</text:span>’attribut <text:span text:style-name="T69">default</text:span> est mis en place pour permettre de faciliter la gestion des objets de type <text:span text:style-name="T69">ODContained</text:span> dans un formulaire. <text:span text:style-name="T304">C</text:span>’est la valeur qu’il faudra afficher suite à toute initialisation ou ré-initialisation du formulaire dans lequel est inclus l’objet de type <text:span text:style-name="T69">ODContained</text:span>.</text:p>
      <text:p text:style-name="P127"><text:span text:style-name="T285">L</text:span>’attribut <text:span text:style-name="T150">event</text:span>, tableau stockant les déclarations des différents événements programmés sur l’objet ne sera pas accessible en l’état. C’est au travers de méthode spécifiques préfixée par ‘<text:span text:style-name="T48">evt</text:span>’ que l’accès à l’attribut <text:span text:style-name="T69">event</text:span> sera possible.</text:p>
      <text:h text:style-name="P589" text:outline-level="5"><text:bookmark-start text:name="__RefHeading___Toc4347_1788178495"/><text:span text:style-name="T243">Algorithme</text:span> de <text:span text:style-name="T250">la</text:span> méthode<text:bookmark-end text:name="__RefHeading___Toc4347_1788178495"/></text:h>
      <text:p text:style-name="P272"><text:span text:style-name="T206">→</text:span><text:span text:style-name="T208"> appel à la méthode </text:span><text:span text:style-name="T259">_construction()</text:span><text:span text:style-name="T208"> de la classe mère</text:span></text:p>
      <text:p text:style-name="P254"><text:span text:style-name="T206">→ </text:span><text:span text:style-name="T258">$properties</text:span><text:span text:style-name="T206"> reçoit </text:span><text:span text:style-name="T258">$this→getProperties()</text:span></text:p>
      <text:p text:style-name="P254"><text:span text:style-name="T206">→ récupération du tableau inclus dans le fichier de configuration spécifique à l’objet </text:span><text:span text:style-name="T258">ODContaine</text:span><text:span text:style-name="T260">d</text:span><text:span text:style-name="T206">,</text:span></text:p>
      <text:p text:style-name="P254"><text:span text:style-name="T206">→ pour chaque élément du tableau du fichier de configuration lu en tant que </text:span><text:span text:style-name="T258">$key</text:span><text:span text:style-name="T206"> et </text:span><text:span text:style-name="T258">$val</text:span></text:p>
      <text:p text:style-name="P254"><text:soft-page-break/><text:span text:style-name="T206"><text:tab/>→ si la clé </text:span><text:span text:style-name="T258">$key</text:span><text:span text:style-name="T206"> n’existe pas dans </text:span><text:span text:style-name="T258">$properties</text:span><text:span text:style-name="T206"> : </text:span><text:span text:style-name="T258">$properties[$key] = $val</text:span></text:p>
      <text:p text:style-name="P364">→ retourne l’objet lui-même</text:p>
      <text:h text:style-name="P533" text:outline-level="3"><text:bookmark-start text:name="__RefHeading___Toc4005_269754257"/>Les méthodes relatives aux attributs spécifiques de l’objet<text:bookmark-end text:name="__RefHeading___Toc4005_269754257"/></text:h>
      <text:p text:style-name="P115"><text:span text:style-name="T304">Ce</text:span> sont les méthodes relatives à la gestion des attributs <text:span text:style-name="T69">value</text:span> et <text:span text:style-name="T69">form</text:span>.</text:p>
      <text:h text:style-name="P589" text:outline-level="5"><text:bookmark-start text:name="__RefHeading___Toc4349_1788178495"/><text:span text:style-name="T243">Algorithme</text:span> des méthodes<text:bookmark-end text:name="__RefHeading___Toc4349_1788178495"/></text:h>
      <text:p text:style-name="P254">setValue($value = null)</text:p>
      <text:p text:style-name="P206">→ si <text:span text:style-name="T15">$</text:span><text:span text:style-name="T20">value</text:span><text:span text:style-name="T253"> </text:span>n’<text:span text:style-name="T252">est</text:span> pas vide</text:p>
      <text:p text:style-name="P232"><text:tab/>→ récupération des ‘<text:span text:style-name="T69">properties</text:span>’ de l’objet via la méthode <text:span text:style-name="T69">getProperties()</text:span></text:p>
      <text:p text:style-name="P232"><text:span text:style-name="T178"><text:tab/>→ </text:span><text:span text:style-name="T69">$properties[‘</text:span><text:span text:style-name="T98">value</text:span><text:span text:style-name="T69">’] </text:span><text:span text:style-name="T178">reçoit</text:span><text:span text:style-name="T69"> $</text:span><text:span text:style-name="T98">value</text:span></text:p>
      <text:p text:style-name="P323"><text:span text:style-name="T178">→ sauvegarde des attributs de l’objet par la méthode</text:span><text:span text:style-name="T69"> $this→setProperties($properties)</text:span></text:p>
      <text:p text:style-name="P220"><text:tab/>→ retourne l’objet lui-même.</text:p>
      <text:p text:style-name="P357">→ si <text:span text:style-name="T15">$</text:span><text:span text:style-name="T20">value</text:span><text:span text:style-name="T253"> est vide</text:span>, retourne la valeur <text:span text:style-name="T2">false</text:span>.</text:p>
      <text:p text:style-name="P254">getValue()</text:p>
      <text:p text:style-name="P232">→ récupération des ‘<text:span text:style-name="T69">properties</text:span>’ de l’objet via la méthode <text:span text:style-name="T69">getProperties()</text:span></text:p>
      <text:p text:style-name="P232">→ si la clé ‘<text:span text:style-name="T154">value</text:span>’ existe dans le tableau <text:span text:style-name="T69">$properties</text:span> : retourne <text:span text:style-name="T69">$properties[‘</text:span><text:span text:style-name="T154">value</text:span><text:span text:style-name="T69">’]</text:span></text:p>
      <text:p text:style-name="P357">→ si la clé ‘<text:span text:style-name="T98">value</text:span>’ n’existe pas, retourne la valeur <text:span text:style-name="T2">false</text:span>.</text:p>
      <text:p text:style-name="P257">setForm($form = null)</text:p>
      <text:p text:style-name="P208">→ si <text:span text:style-name="T15">$</text:span><text:span text:style-name="T20">form</text:span><text:span text:style-name="T253"> </text:span>n’<text:span text:style-name="T252">est</text:span> pas vide</text:p>
      <text:p text:style-name="P239"><text:tab/>→ récupération des ‘<text:span text:style-name="T69">properties</text:span>’ de l’objet via la méthode <text:span text:style-name="T69">getProperties()</text:span></text:p>
      <text:p text:style-name="P239"><text:span text:style-name="T178"><text:tab/>→ </text:span><text:span text:style-name="T69">$properties[‘</text:span><text:span text:style-name="T98">form</text:span><text:span text:style-name="T69">’] </text:span><text:span text:style-name="T178">reçoit</text:span><text:span text:style-name="T69"> $</text:span><text:span text:style-name="T98">form</text:span></text:p>
      <text:p text:style-name="P327"><text:span text:style-name="T178">→ sauvegarde des attributs de l’objet par la méthode</text:span><text:span text:style-name="T69"> $this→setProperties($properties)</text:span></text:p>
      <text:p text:style-name="P223"><text:tab/>→ retourne l’objet lui-même.</text:p>
      <text:p text:style-name="P361">→ si <text:span text:style-name="T15">$</text:span><text:span text:style-name="T20">form</text:span><text:span text:style-name="T253"> est vide</text:span>, retourne la valeur <text:span text:style-name="T2">false</text:span>.</text:p>
      <text:p text:style-name="P257"><text:span text:style-name="T261">g</text:span>etForm<text:span text:style-name="T284">()</text:span></text:p>
      <text:p text:style-name="P239">→ récupération des ‘<text:span text:style-name="T69">properties</text:span>’ de l’objet via la méthode <text:span text:style-name="T69">getProperties()</text:span></text:p>
      <text:p text:style-name="P239">→ si la clé ‘<text:span text:style-name="T154">form</text:span>’ existe dans le tableau <text:span text:style-name="T69">$properties</text:span> : retourne <text:span text:style-name="T69">$properties[‘</text:span><text:span text:style-name="T154">form</text:span><text:span text:style-name="T69">’]</text:span></text:p>
      <text:p text:style-name="P369"><text:span text:style-name="T209">→ si la clé ‘</text:span><text:span text:style-name="T154">form</text:span><text:span text:style-name="T209">’ n’existe pas, retourne la valeur </text:span><text:span text:style-name="T219">false</text:span><text:span text:style-name="T209">.</text:span></text:p>
      <text:p text:style-name="P257">set<text:span text:style-name="T284">Default</text:span>($<text:span text:style-name="T284">default</text:span> = null)</text:p>
      <text:p text:style-name="P208">→ si <text:span text:style-name="T15">$</text:span><text:span text:style-name="T149">default</text:span><text:span text:style-name="T253"> </text:span>n’<text:span text:style-name="T252">est</text:span> pas vide</text:p>
      <text:p text:style-name="P239"><text:tab/>→ récupération des ‘<text:span text:style-name="T69">properties</text:span>’ de l’objet via la méthode <text:span text:style-name="T69">getProperties()</text:span></text:p>
      <text:p text:style-name="P239"><text:span text:style-name="T178"><text:tab/>→ </text:span><text:span text:style-name="T69">$properties[‘</text:span><text:span text:style-name="T149">default</text:span><text:span text:style-name="T69">’] </text:span><text:span text:style-name="T178">reçoit</text:span><text:span text:style-name="T69"> $</text:span><text:span text:style-name="T149">default</text:span></text:p>
      <text:p text:style-name="P327"><text:span text:style-name="T178">→ sauvegarde des attributs de l’objet par la méthode</text:span><text:span text:style-name="T69"> $this→setProperties($properties)</text:span></text:p>
      <text:p text:style-name="P223"><text:tab/>→ retourne l’objet lui-même.</text:p>
      <text:p text:style-name="P361">→ si <text:span text:style-name="T15">$</text:span><text:span text:style-name="T149">default</text:span><text:span text:style-name="T253"> est vide</text:span>, retourne la valeur <text:span text:style-name="T2">false</text:span>.</text:p>
      <text:p text:style-name="P257"><text:span text:style-name="T261">g</text:span>et<text:span text:style-name="T284">Default()</text:span></text:p>
      <text:p text:style-name="P239">→ récupération des ‘<text:span text:style-name="T69">properties</text:span>’ de l’objet via la méthode <text:span text:style-name="T69">getProperties()</text:span></text:p>
      <text:p text:style-name="P239">→ si la clé ‘<text:span text:style-name="T149">default</text:span>’ existe dans le tableau <text:span text:style-name="T69">$properties</text:span> : retourne <text:span text:style-name="T69">$properties[‘</text:span><text:span text:style-name="T149">default</text:span><text:span text:style-name="T69">’]</text:span></text:p>
      <text:p text:style-name="P369"><text:span text:style-name="T209">→ si la clé ‘</text:span><text:span text:style-name="T149">default</text:span><text:span text:style-name="T209">’ n’existe pas, retourne la valeur </text:span><text:span text:style-name="T219">false</text:span><text:span text:style-name="T209">.</text:span></text:p>
      <text:p text:style-name="P361"/>
      <text:h text:style-name="P523"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293">s</text:span> objet<text:span text:style-name="T293">s</text:span>. Ces objets peuvent être du même type, mais surtout les objets contenus sont principalement des objets contenant des données, <text:span text:style-name="T69">ODContained</text:span>.</text:p>
      <text:p text:style-name="P116">Ceci implique d’avoir une structure pour accueillir <text:span text:style-name="T279">l</text:span>es <text:span text:style-name="T279">descriptions</text:span> des objets enfants de cet objet conteneur, ce sera l’attribut <text:span text:style-name="T69">children</text:span>, <text:span text:style-name="T178">tableau</text:span> de déclaration d’objet qui remplira ce rôle.</text:p>
      <text:p text:style-name="P117">Par le fait qu’un objet de type <text:span text:style-name="T69">ODContained</text:span> peut faire <text:span text:style-name="T305">partie</text:span> d’une structure type formulaire, l’objet de type <text:span text:style-name="T69">OSContainer</text:span> doit également le notifier, mais plus encore assure<text:span text:style-name="T276">r</text:span> la propagation <text:span text:style-name="T276">de cette notion de formulaire.</text:span> Ceci implique d’avoir l’attribut <text:span text:style-name="T69">form</text:span>, à le propager à tout objet enfant lors de son ajout à l’objet. Cette remarque vient du fait que tout objet pouvant être regroupé, via l’attribut <text:span text:style-name="T69">form</text:span>, dans une structure type formulaire, il faut avoir ces mécanismes <text:span text:style-name="T276">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5610480791243629547" text:style-name="L12">
        <text:list-item>
          <text:p text:style-name="P491"><text:span text:style-name="T99">MODE_LAST</text:span><text:span text:style-name="T262"> (‘</text:span><text:span text:style-name="T99">Last</text:span><text:span text:style-name="T262">’)<text:tab/><text:tab/>à la fin de la liste,</text:span></text:p>
        </text:list-item>
        <text:list-item>
          <text:p text:style-name="P491"><text:span text:style-name="T99">MODE_FIRST</text:span><text:span text:style-name="T262"> (‘</text:span><text:span text:style-name="T99">First</text:span><text:span text:style-name="T262">’) <text:tab/><text:tab/>au début de la liste,</text:span></text:p>
        </text:list-item>
        <text:list-item>
          <text:p text:style-name="P491"><text:span text:style-name="T99">MODE_BEFORE</text:span><text:span text:style-name="T262"> (‘</text:span><text:span text:style-name="T99">Before</text:span><text:span text:style-name="T262">’) <text:tab/>avant un objet, dont on fournira la référence,</text:span></text:p>
        </text:list-item>
        <text:list-item>
          <text:p text:style-name="P491"><text:span text:style-name="T99">MODE_AFTER</text:span><text:span text:style-name="T262"> (‘</text:span><text:span text:style-name="T99">After</text:span><text:span text:style-name="T262">’) <text:tab/>après un objet, dont on fournira la référence,</text:span></text:p>
        </text:list-item>
        <text:list-item>
          <text:p text:style-name="P467"><text:span text:style-name="T99">MODE_NTH</text:span><text:span text:style-name="T262"> (‘</text:span><text:span text:style-name="T99">Nth</text:span><text:span text:style-name="T262">’)<text:tab/><text:tab/>en énième position dans la liste (rang numérique fourni).</text:span></text:p>
        </text:list-item>
      </text:list>
      <text:p text:style-name="P120">En postulat de base, l’identifiant d’un objet, quel qu’en soit le type, est unique et ne peut <text:span text:style-name="T296">être </text:span>utilisé au-delà d’une fois <text:span text:style-name="T276">dans la page</text:span>. Le stockage dans un tableau devant être sérialisé d’un objet n’est pas très utile. <text:span text:style-name="T276">L</text:span>’objet sera sauvegardé en session de manière unitaire, avant d’être ajouté à l’objet de type <text:span text:style-name="T120">OS</text:span><text:span text:style-name="T69">Container</text:span>.</text:p>
      <text:p text:style-name="P120">Ainsi, l’attribut <text:span text:style-name="T69">children</text:span>, tableau des objets inclus dans l’objet <text:span text:style-name="T69">OSContainer</text:span>, ne contiendra que des références à ces objets ajoutés. Le tableau contiendra des occurrences ayant comme clé d’accès l’identifiant de l’objet ajouté (attribut <text:span text:style-name="T69">id</text:span>), et en valeur l’attribut <text:span text:style-name="T69">value</text:span> de ce dernier, <text:span text:style-name="T269">quel qu’en</text:span> soit la formulation (valeur seule ou tableau de valeurs).</text:p>
      <text:p text:style-name="P121">Pour cela, une méthode sans attribut correspondant sera mise en place : <text:span text:style-name="T69">getValue()</text:span> retournera le contenu brut du tableau contenu dans l’attribut <text:span text:style-name="T69">children</text:span> pour assurer les même<text:span text:style-name="T276">s</text:span> fonctionnalité<text:span text:style-name="T276">s</text:span> que l’on soit <text:span text:style-name="T69">ODContained</text:span> ou <text:span text:style-name="T69">OSContainer</text:span>.</text:p>
      <text:h text:style-name="P550"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9">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50" text:outline-level="2"><text:bookmark-start text:name="__RefHeading___Toc4355_1788178495"/>Méthodes de l’objet<text:bookmark-end text:name="__RefHeading___Toc4355_1788178495"/></text:h>
      <text:h text:style-name="P531" text:outline-level="3"><text:bookmark-start text:name="__RefHeading___Toc4142_228048350311"/>Le constructeur<text:bookmark-end text:name="__RefHeading___Toc4142_228048350311"/></text:h>
      <text:p text:style-name="P118">On prendr<text:span text:style-name="T279">a</text:span> ici le même fonctionnement pour la création que pour l’instanciation de la classe <text:span text:style-name="T69">ODContained</text:span>. On prendra le même fonctionnement à la création de l’objet pour la question de création initiale – création d’un objet sauvegardé en conteneur de session.</text:p>
      <text:h text:style-name="P590" text:outline-level="5"><text:bookmark-start text:name="__RefHeading___Toc4357_1788178495"/><text:span text:style-name="T243">Algorithme</text:span> de <text:span text:style-name="T250">la</text:span> méthode<text:bookmark-end text:name="__RefHeading___Toc4357_1788178495"/></text:h>
      <text:p text:style-name="P273"><text:span text:style-name="T206">→</text:span><text:span text:style-name="T208"> appel à la méthode </text:span><text:span text:style-name="T259">_construction()</text:span><text:span text:style-name="T208"> de la classe mère</text:span></text:p>
      <text:p text:style-name="P255"><text:span text:style-name="T206">→ </text:span><text:span text:style-name="T258">$properties</text:span><text:span text:style-name="T206"> reçoit </text:span><text:span text:style-name="T258">$this→getProperties()</text:span></text:p>
      <text:p text:style-name="P255"><text:soft-page-break/><text:span text:style-name="T206">→ récupération du tableau inclus dans le fichier de configuration spécifique à l’objet </text:span><text:span text:style-name="T258">O</text:span><text:span text:style-name="T260">S</text:span><text:span text:style-name="T258">Container</text:span><text:span text:style-name="T206">,</text:span></text:p>
      <text:p text:style-name="P255"><text:span text:style-name="T206">→ pour chaque élément du tableau du fichier de configuration lu en tant que </text:span><text:span text:style-name="T258">$key</text:span><text:span text:style-name="T206"> et </text:span><text:span text:style-name="T258">$val</text:span></text:p>
      <text:p text:style-name="P255"><text:span text:style-name="T206"><text:tab/>→ si la clé </text:span><text:span text:style-name="T258">$key</text:span><text:span text:style-name="T206"> n’existe pas dans </text:span><text:span text:style-name="T258">$properties</text:span><text:span text:style-name="T206"> : </text:span><text:span text:style-name="T258">$properties[$key] = $val</text:span></text:p>
      <text:p text:style-name="P365">→ retourne l’objet lui-même</text:p>
      <text:h text:style-name="P534" text:outline-level="3"><text:bookmark-start text:name="__RefHeading___Toc4005_2697542571"/>Les méthodes relatives aux attributs spécifiques de l’objet<text:bookmark-end text:name="__RefHeading___Toc4005_2697542571"/></text:h>
      <text:p text:style-name="P118">On aura les mêmes <text:span text:style-name="T279">méthodes</text:span> visant à gérer l’attribut <text:span text:style-name="T69">form</text:span>, consigné ici pour référence à la propagation aux objets enfant.</text:p>
      <text:p text:style-name="P118">La gestion des enfants à un objet devra permettre d’avoir plusieurs niveaux d’imbrication d’objets gérés à chaque fois par l’objet <text:span text:style-name="T69">OSContainer</text:span> de niveau.</text:p>
      <text:h text:style-name="P590" text:outline-level="5"><text:bookmark-start text:name="__RefHeading___Toc4410_1788178495"/><text:span text:style-name="T243">Algorithme</text:span> des méthodes<text:bookmark-end text:name="__RefHeading___Toc4410_1788178495"/></text:h>
      <text:p text:style-name="P256"><text:span text:style-name="T269">g</text:span>et<text:span text:style-name="T269">Value</text:span>()</text:p>
      <text:p text:style-name="P236">→ récupération des ‘<text:span text:style-name="T69">properties</text:span>’ de l’objet via la méthode <text:span text:style-name="T69">getProperties()</text:span></text:p>
      <text:p text:style-name="P236"><text:span text:style-name="T178">→</text:span><text:span text:style-name="T189"> retourne le contenu du tableau </text:span><text:span text:style-name="T105">$properties[‘children’]</text:span></text:p>
      <text:p text:style-name="P256">setForm($form = null)</text:p>
      <text:p text:style-name="P207">→ si <text:span text:style-name="T15">$</text:span><text:span text:style-name="T20">form</text:span><text:span text:style-name="T253"> </text:span>n’<text:span text:style-name="T252">est</text:span> pas vide</text:p>
      <text:p text:style-name="P233"><text:tab/>→ récupération des ‘<text:span text:style-name="T69">properties</text:span>’ de l’objet via la méthode <text:span text:style-name="T69">getProperties()</text:span></text:p>
      <text:p text:style-name="P233"><text:span text:style-name="T178"><text:tab/>→ </text:span><text:span text:style-name="T69">$properties[‘</text:span><text:span text:style-name="T98">form</text:span><text:span text:style-name="T69">’] </text:span><text:span text:style-name="T178">reçoit</text:span><text:span text:style-name="T69"> $</text:span><text:span text:style-name="T98">form</text:span></text:p>
      <text:p text:style-name="P324"><text:span text:style-name="T178">→ sauvegarde des attributs de l’objet par la méthode</text:span><text:span text:style-name="T69"> $this→setProperties($properties)</text:span></text:p>
      <text:p text:style-name="P221"><text:tab/>→ retourne l’objet lui-même.</text:p>
      <text:p text:style-name="P358">→ si <text:span text:style-name="T15">$</text:span><text:span text:style-name="T20">form</text:span><text:span text:style-name="T253"> est vide</text:span>, retourne la valeur <text:span text:style-name="T2">false</text:span>.</text:p>
      <text:p text:style-name="P255"><text:span text:style-name="T261">g</text:span>etForm</text:p>
      <text:p text:style-name="P233">→ récupération des ‘<text:span text:style-name="T69">properties</text:span>’ de l’objet via la méthode <text:span text:style-name="T69">getProperties()</text:span></text:p>
      <text:p text:style-name="P233">→ si la clé ‘<text:span text:style-name="T154">form</text:span>’ existe dans le tableau <text:span text:style-name="T69">$properties</text:span> : retourne <text:span text:style-name="T69">$properties[‘</text:span><text:span text:style-name="T154">form</text:span><text:span text:style-name="T69">’]</text:span></text:p>
      <text:p text:style-name="P368"><text:span text:style-name="T209">→ si la clé ‘</text:span><text:span text:style-name="T154">form</text:span><text:span text:style-name="T209">’ n’existe pas, retourne la valeur </text:span><text:span text:style-name="T219">false</text:span><text:span text:style-name="T209">.</text:span></text:p>
      <text:p text:style-name="P262"><text:bookmark-start text:name="__DdeLink__4668_1789803541"/>addChild(OObject $child, <text:span text:style-name="T262">$mode =self::MODE_LAST, $params=null</text:span>)</text:p>
      <text:p text:style-name="P235">→<text:span text:style-name="T264"> </text:span>récupération des ‘<text:span text:style-name="T69">properties</text:span>’ de l’objet via la méthode <text:span text:style-name="T69">getProperties()</text:span></text:p>
      <text:p text:style-name="P189">→<text:span text:style-name="T264"> extraction du tableau </text:span><text:span text:style-name="T100">children</text:span><text:span text:style-name="T264"> de </text:span><text:span text:style-name="T100">$properties</text:span><text:span text:style-name="T264"> dans </text:span><text:span text:style-name="T100">$children</text:span></text:p>
      <text:p text:style-name="P189">→<text:span text:style-name="T264"> si la clé </text:span><text:span text:style-name="T100">$child→getId()</text:span><text:span text:style-name="T264"> n’existe pas dans le tableau </text:span><text:span text:style-name="T100">$children</text:span></text:p>
      <text:p text:style-name="P189"><text:span text:style-name="T100"><text:tab/></text:span><text:span text:style-name="T264">→ suivant la valeur de </text:span><text:span text:style-name="T101">$mode</text:span><text:span text:style-name="T265"> faire</text:span></text:p>
      <text:p text:style-name="P189"><text:tab/><text:tab/>→ pour <text:span text:style-name="T69">$mode</text:span> = <text:span text:style-name="T2">MODE_LAST</text:span></text:p>
      <text:p text:style-name="P189"><text:tab/><text:tab/><text:tab/>→<text:span text:style-name="T266"> </text:span><text:span text:style-name="T69">$children[$child→</text:span><text:span text:style-name="T102">getId()</text:span><text:span text:style-name="T69">]</text:span> <text:span text:style-name="T266">reçoit </text:span><text:span text:style-name="T102">$child→getValue()</text:span></text:p>
      <text:p text:style-name="P189"><text:tab/><text:tab/>→<text:span text:style-name="T266"> pour </text:span><text:span text:style-name="T102">$mode</text:span><text:span text:style-name="T266"> = </text:span><text:span text:style-name="T22">MODE_FIRST</text:span></text:p>
      <text:p text:style-name="P189"><text:tab/><text:tab/><text:tab/>→<text:span text:style-name="T266"> création du tableau temporaire </text:span><text:span text:style-name="T102">$newChild</text:span></text:p>
      <text:p text:style-name="P189"><text:tab/><text:tab/><text:tab/>→<text:span text:style-name="T266"> </text:span><text:span text:style-name="T102">$newChild[$child→getId()]</text:span><text:span text:style-name="T266"> reçoit </text:span><text:span text:style-name="T102">$child→getValue()</text:span></text:p>
      <text:p text:style-name="P189"><text:tab/><text:tab/><text:tab/>→<text:span text:style-name="T266"> </text:span><text:span text:style-name="T102">$children</text:span><text:span text:style-name="T266"> reçoit la réunion dans l’ordre de </text:span><text:span text:style-name="T102">$newChild</text:span><text:span text:style-name="T266"> et </text:span><text:span text:style-name="T102">$children</text:span></text:p>
      <text:p text:style-name="P189"><text:tab/><text:tab/>→<text:span text:style-name="T266"> pour </text:span><text:span text:style-name="T102">$mode</text:span><text:span text:style-name="T266"> = </text:span><text:span text:style-name="T22">MODE_BEFORE</text:span><text:span text:style-name="T266"> ou </text:span><text:span text:style-name="T22">MODE_AFTER</text:span></text:p>
      <text:p text:style-name="P189"><text:tab/><text:tab/><text:tab/>→<text:span text:style-name="T266"> si </text:span><text:span text:style-name="T102">$param</text:span><text:span text:style-name="T266"> n’est pas vide et </text:span><text:span text:style-name="T102">OObject::isChild($param)</text:span><text:span text:style-name="T266"> retourne vrai</text:span></text:p>
      <text:p text:style-name="P190"><text:tab/><text:tab/><text:tab/><text:tab/>→<text:span text:style-name="T266"> création du tableau temporaire </text:span><text:span text:style-name="T102">$newChildren</text:span></text:p>
      <text:p text:style-name="P190"><text:tab/><text:tab/><text:tab/><text:tab/>→<text:span text:style-name="T264"> pour chaque </text:span><text:span text:style-name="T100">$children</text:span><text:span text:style-name="T264"> en </text:span><text:span text:style-name="T100">$id → $valeur</text:span></text:p>
      <text:p text:style-name="P190"><text:tab/><text:tab/><text:tab/><text:tab/><text:tab/>→<text:span text:style-name="T266"> si </text:span><text:span text:style-name="T102">$param</text:span><text:span text:style-name="T266"> est égal à </text:span><text:span text:style-name="T102">$id</text:span><text:span text:style-name="T266"> et </text:span><text:span text:style-name="T102">$mode</text:span><text:span text:style-name="T266"> est </text:span><text:span text:style-name="T22">MODE_BEFORE</text:span></text:p>
      <text:p text:style-name="P441">→<text:span text:style-name="T266"> </text:span><text:span text:style-name="T102">$newChildren[$child→getId()]</text:span><text:span text:style-name="T266"> reçoit </text:span><text:span text:style-name="T102">$child→getValue()</text:span></text:p>
      <text:p text:style-name="P191"><text:tab/><text:tab/><text:tab/><text:tab/><text:tab/>→<text:span text:style-name="T267"> </text:span><text:span text:style-name="T103">$newChildren[$id]</text:span><text:span text:style-name="T267"> reçoit </text:span><text:span text:style-name="T103">$valeur</text:span></text:p>
      <text:p text:style-name="P191"><text:tab/><text:tab/><text:tab/><text:tab/><text:tab/>→<text:span text:style-name="T266"> si </text:span><text:span text:style-name="T102">$param</text:span><text:span text:style-name="T266"> est égal à </text:span><text:span text:style-name="T102">$id</text:span><text:span text:style-name="T266"> et </text:span><text:span text:style-name="T102">$mode</text:span><text:span text:style-name="T266"> est </text:span><text:span text:style-name="T22">MODE_AFTER</text:span></text:p>
      <text:p text:style-name="P440">→ <text:span text:style-name="T102">$newChildren[$child→getId()]</text:span><text:span text:style-name="T266"> reçoit </text:span><text:span text:style-name="T102">$child→getValue()</text:span></text:p>
      <text:p text:style-name="P55"><text:tab/><text:tab/><text:tab/><text:tab/>→<text:span text:style-name="T267"> </text:span><text:span text:style-name="T103">$children</text:span><text:span text:style-name="T267"> reçoit </text:span><text:span text:style-name="T103">$newChildren</text:span></text:p>
      <text:p text:style-name="P55"><text:span text:style-name="T267"><text:tab/><text:tab/>→ pour </text:span><text:span text:style-name="T103">$mode</text:span><text:span text:style-name="T267"> = </text:span><text:span text:style-name="T23">MODE_NTH</text:span><text:span text:style-name="T267"> et </text:span><text:span text:style-name="T103">$param </text:span><text:span text:style-name="T267">: numérique et ≤ </text:span><text:span text:style-name="T103">$this→countChildren()</text:span></text:p>
      <text:p text:style-name="P55"><text:soft-page-break/><text:tab/><text:tab/><text:tab/>→<text:span text:style-name="T267"> </text:span><text:span text:style-name="T103">$compteur</text:span><text:span text:style-name="T267"> reçoit 0</text:span></text:p>
      <text:p text:style-name="P55"><text:tab/><text:tab/><text:tab/>→<text:span text:style-name="T268"> initialisation du tableau temporaire </text:span><text:span text:style-name="T104">$newChildren</text:span></text:p>
      <text:p text:style-name="P55"><text:tab/><text:tab/><text:tab/>→<text:span text:style-name="T267"> pour chaque </text:span><text:span text:style-name="T103">$children</text:span><text:span text:style-name="T267"> pris comme </text:span><text:span text:style-name="T103">$id</text:span><text:span text:style-name="T267"> et </text:span><text:span text:style-name="T103">$valeur</text:span></text:p>
      <text:p text:style-name="P55"><text:tab/><text:tab/><text:tab/><text:tab/>→<text:span text:style-name="T268"> </text:span><text:span text:style-name="T104">$compteur</text:span><text:span text:style-name="T268"> reçoit </text:span><text:span text:style-name="T104">$compteur + 1</text:span></text:p>
      <text:p text:style-name="P55"><text:tab/><text:tab/><text:tab/><text:tab/>→<text:span text:style-name="T268"> si </text:span><text:span text:style-name="T104">$compteur</text:span><text:span text:style-name="T268"> est égal </text:span><text:span text:style-name="T104">$param</text:span></text:p>
      <text:p text:style-name="P55"><text:tab/><text:tab/><text:tab/><text:tab/><text:tab/>→<text:span text:style-name="T268"> </text:span><text:span text:style-name="T104">$newChildren[$child→getId()]</text:span><text:span text:style-name="T268"> reçoit </text:span><text:span text:style-name="T104">$child→getValue()</text:span></text:p>
      <text:p text:style-name="P56"><text:tab/><text:tab/><text:tab/><text:tab/>→<text:span text:style-name="T268"> </text:span><text:span text:style-name="T104">$newChildren[$id]</text:span><text:span text:style-name="T268"> reçoit </text:span><text:span text:style-name="T104">$valeur</text:span></text:p>
      <text:p text:style-name="P56"><text:tab/><text:tab/><text:tab/>→<text:span text:style-name="T268"> </text:span><text:span text:style-name="T104">$children</text:span><text:span text:style-name="T268"> reçoit </text:span><text:span text:style-name="T104">$newChildren</text:span></text:p>
      <text:p text:style-name="P192"><text:tab/>→<text:span text:style-name="T265"> </text:span><text:span text:style-name="T101">$properties[‘children’]</text:span><text:span text:style-name="T265"> reçoit </text:span><text:span text:style-name="T101">$children</text:span></text:p>
      <text:p text:style-name="P326"><text:span text:style-name="T178">→ sauvegarde des attributs de l’objet par la méthode</text:span><text:span text:style-name="T69"> $this→setProperties($properties)</text:span></text:p>
      <text:p text:style-name="P192"><text:tab/>→ retourne l’objet lui-même.</text:p>
      <text:p text:style-name="P360">→ si <text:span text:style-name="T15">$child→</text:span><text:span text:style-name="T21">getId()</text:span><text:span text:style-name="T253"> existe déjà dans le tableau </text:span><text:span text:style-name="T89">$children</text:span><text:span text:style-name="T253"> ou </text:span><text:span text:style-name="T102">$param</text:span><text:span text:style-name="T266"> n’est pas valide</text:span>, retourne la valeur <text:span text:style-name="T2">false</text:span>.</text:p>
      <text:p text:style-name="P263">setChild(OObject $child, <text:span text:style-name="T263"><text:s/>$value</text:span>)</text:p>
      <text:p text:style-name="P235">→<text:span text:style-name="T264"> </text:span>récupération des ‘<text:span text:style-name="T69">properties</text:span>’ de l’objet via la méthode <text:span text:style-name="T69">getProperties()</text:span></text:p>
      <text:p text:style-name="P189">→<text:span text:style-name="T264"> extraction du tableau </text:span><text:span text:style-name="T100">children</text:span><text:span text:style-name="T264"> de </text:span><text:span text:style-name="T100">$properties</text:span><text:span text:style-name="T264"> dans </text:span><text:span text:style-name="T100">$children</text:span></text:p>
      <text:p text:style-name="P189">→<text:span text:style-name="T264"> si la clé </text:span><text:span text:style-name="T100">$child→getId()</text:span><text:span text:style-name="T264"> existe dans le tableau </text:span><text:span text:style-name="T100">$children </text:span><text:span text:style-name="T265">et que </text:span><text:span text:style-name="T101">$value </text:span><text:span text:style-name="T265">n’est pas vide</text:span></text:p>
      <text:p text:style-name="P189"><text:span text:style-name="T100"><text:tab/></text:span><text:span text:style-name="T264">→ </text:span><text:span text:style-name="T100">$object</text:span><text:span text:style-name="T264"> reçoit </text:span><text:span text:style-name="T100">OObject::buildObject($child→getId())</text:span></text:p>
      <text:p text:style-name="P189"><text:tab/>→<text:span text:style-name="T265"> </text:span><text:span text:style-name="T101">$object→setValue($value)</text:span></text:p>
      <text:p text:style-name="P189"><text:tab/>→<text:span text:style-name="T265"> </text:span><text:span text:style-name="T101">$children[$child→getId()] reçoit $value</text:span></text:p>
      <text:p text:style-name="P189"><text:tab/>→<text:span text:style-name="T265"> </text:span><text:span text:style-name="T101">$properties[‘children’]</text:span><text:span text:style-name="T265"> reçoit </text:span><text:span text:style-name="T101">$children</text:span></text:p>
      <text:p text:style-name="P325"><text:span text:style-name="T178">→ sauvegarde des attributs de l’objet par la méthode</text:span><text:span text:style-name="T69"> $this→setProperties($properties)</text:span></text:p>
      <text:p text:style-name="P189"><text:tab/>→ retourne l’objet lui-même.</text:p>
      <text:p text:style-name="P359">→ si <text:span text:style-name="T15">$child→</text:span><text:span text:style-name="T21">getId()</text:span><text:span text:style-name="T253"> n’existe pas dans le tableau </text:span><text:span text:style-name="T89">$children</text:span><text:span text:style-name="T253"> ou </text:span><text:span text:style-name="T101">$value </text:span><text:span text:style-name="T265">vide</text:span>, retourne la valeur <text:span text:style-name="T2">false</text:span>.</text:p>
      <text:p text:style-name="P262">removeChild(OObject $child)</text:p>
      <text:p text:style-name="P235">→<text:span text:style-name="T264"> </text:span>récupération des ‘<text:span text:style-name="T69">properties</text:span>’ de l’objet via la méthode <text:span text:style-name="T69">getProperties()</text:span></text:p>
      <text:p text:style-name="P189">→<text:span text:style-name="T264"> extraction du tableau </text:span><text:span text:style-name="T100">children</text:span><text:span text:style-name="T264"> de </text:span><text:span text:style-name="T100">$properties</text:span><text:span text:style-name="T264"> dans </text:span><text:span text:style-name="T100">$children</text:span></text:p>
      <text:p text:style-name="P189">→<text:span text:style-name="T264"> si la clé </text:span><text:span text:style-name="T100">$child→getId()</text:span><text:span text:style-name="T264"> existe dans le tableau </text:span><text:span text:style-name="T100">$children</text:span></text:p>
      <text:p text:style-name="P189"><text:tab/>→<text:span text:style-name="T265"> suppression de l’occurrence dans </text:span><text:span text:style-name="T101">$children</text:span><text:span text:style-name="T265"> ayant pour clé </text:span><text:span text:style-name="T101">$child→getId()</text:span></text:p>
      <text:p text:style-name="P189"><text:tab/>→<text:span text:style-name="T265"> </text:span><text:span text:style-name="T101">$properties[‘children’]</text:span><text:span text:style-name="T265"> reçoit </text:span><text:span text:style-name="T101">$children</text:span></text:p>
      <text:p text:style-name="P325"><text:span text:style-name="T178">→ sauvegarde des attributs de l’objet par la méthode</text:span><text:span text:style-name="T69"> $this→setProperties($properties)</text:span></text:p>
      <text:p text:style-name="P189"><text:tab/>→ retourne l’objet lui-même.</text:p>
      <text:p text:style-name="P359">→ si <text:span text:style-name="T15">$child→</text:span><text:span text:style-name="T21">getId()</text:span><text:span text:style-name="T253"> n’existe pas dans le tableau </text:span><text:span text:style-name="T89">$children</text:span>, retourne la valeur <text:span text:style-name="T2">false</text:span>.</text:p>
      <text:p text:style-name="P262">isChild(OObject $child)</text:p>
      <text:p text:style-name="P234">→<text:span text:style-name="T264"> </text:span>récupération des ‘<text:span text:style-name="T69">properties</text:span>’ de l’objet via la méthode <text:span text:style-name="T69">getProperties()</text:span></text:p>
      <text:p text:style-name="P188">→<text:span text:style-name="T264"> extraction du tableau </text:span><text:span text:style-name="T100">children</text:span><text:span text:style-name="T264"> de </text:span><text:span text:style-name="T100">$properties</text:span><text:span text:style-name="T264"> dans </text:span><text:span text:style-name="T100">$children</text:span></text:p>
      <text:p text:style-name="P188">→<text:span text:style-name="T264"> retourne le résultat du test : la clé </text:span><text:span text:style-name="T100">$child→getId()</text:span><text:span text:style-name="T264"> existe-t-elle dans le tableau </text:span><text:span text:style-name="T100">$children</text:span></text:p>
      <text:p text:style-name="P261">hasChild()</text:p>
      <text:p text:style-name="P205">→<text:span text:style-name="T264"> retourne le résultat du test : </text:span><text:span text:style-name="T100">$this→countChildren() &gt; 0</text:span></text:p>
      <text:p text:style-name="P260">countChildren()</text:p>
      <text:p text:style-name="P234">→<text:span text:style-name="T264"> </text:span>récupération des ‘<text:span text:style-name="T69">properties</text:span>’ de l’objet via la méthode <text:span text:style-name="T69">getProperties()</text:span></text:p>
      <text:p text:style-name="P204">→ retourne le compte d’élément(s) du tableau <text:span text:style-name="T69">$properties[‘childern’]</text:span></text:p>
      <text:p text:style-name="P261">getChildren()<text:bookmark-end text:name="__DdeLink__4668_1789803541"/></text:p>
      <text:p text:style-name="P234">→ <text:span text:style-name="T264">initialisation du tableau allant recevoir les objets enfant à vide ($enfants)</text:span></text:p>
      <text:p text:style-name="P234">→<text:span text:style-name="T264"> </text:span>récupération des ‘<text:span text:style-name="T69">properties</text:span>’ de l’objet via la méthode <text:span text:style-name="T69">getProperties()</text:span></text:p>
      <text:p text:style-name="P188">→<text:span text:style-name="T264"> extraction du tableau </text:span><text:span text:style-name="T100">children</text:span><text:span text:style-name="T264"> de </text:span><text:span text:style-name="T100">$properties</text:span><text:span text:style-name="T264"> dans </text:span><text:span text:style-name="T100">$children</text:span></text:p>
      <text:p text:style-name="P188">→<text:span text:style-name="T264"> pour chaque </text:span><text:span text:style-name="T100">$children</text:span><text:span text:style-name="T264"> en </text:span><text:span text:style-name="T100">$id → $valeur</text:span></text:p>
      <text:p text:style-name="P188"><text:tab/>→<text:span text:style-name="T264"> </text:span><text:span text:style-name="T100">$objet ← OObject::buildObject($id)</text:span></text:p>
      <text:p text:style-name="P188"><text:tab/>→<text:span text:style-name="T264"> si </text:span><text:span text:style-name="T100">$valeur</text:span><text:span text:style-name="T264"> n’est pas vide : </text:span><text:span text:style-name="T100">$objet→setValue($valeur)</text:span></text:p>
      <text:p text:style-name="P188"><text:soft-page-break/><text:tab/>→<text:span text:style-name="T264"> mise dans le tableau </text:span><text:span text:style-name="T100">$enfants</text:span><text:span text:style-name="T264"> de </text:span><text:span text:style-name="T100">$objet</text:span></text:p>
      <text:p text:style-name="P188">→<text:span text:style-name="T264"> retourne le tableau </text:span><text:span text:style-name="T100">$enfants</text:span><text:span text:style-name="T264"> (quel qu’en soit le valeur)</text:span></text:p>
      <text:p text:style-name="P188"/>
      <text:h text:style-name="P526" text:outline-level="1"><text:bookmark-start text:name="__RefHeading___Toc5342_262227166"/>Les objets typé<text:span text:style-name="T276">s</text:span> HTML<text:bookmark-end text:name="__RefHeading___Toc5342_262227166"/></text:h>
      <text:p text:style-name="P122">Par <text:span text:style-name="T279">objet</text:span> typé <text:span text:style-name="T2">HTML</text:span>, il faut voir les objets permettant la mise en place et la gestion d’objets <text:span text:style-name="T2">DOM</text:span> le plus souvent attachés à une balise <text:span text:style-name="T2">HTML</text:span>.</text:p>
      <text:h text:style-name="P551" text:outline-level="2"><text:bookmark-start text:name="__RefHeading___Toc5344_262227166"/>L’objet conteneur divers – OSDiv<text:bookmark-end text:name="__RefHeading___Toc5344_262227166"/></text:h>
      <text:p text:style-name="P122">L’objet conteneur divers, <text:span text:style-name="T69">OSDiv</text:span>, est l’objet tout à la fois le plus simple, mais le plus souvent utilisé.</text:p>
      <text:p text:style-name="P122">Sa simplicité vient qu’il n’est là que pour contenir d’autres objets sans apporte d’autres fonctionnalité<text:span text:style-name="T276">s</text:span>. De ce fait, il n’a ni attribut spécifique, ni méthode supplémentaire autres que celle héritées de l’objet <text:span text:style-name="T69">OSContainer</text:span>.</text:p>
      <text:p text:style-name="P122">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42">}<text:bookmark-end text:name="__DdeLink__5406_262227166"/><text:bookmark-end text:name="__DdeLink__5408_262227166"/></text:p>
      <text:p text:style-name="P123">Cette formulation i<text:span text:style-name="T276">n</text:span>duit l’existence d’un fichier de configuration, qui sans apporter d’autres attributs, précisera les attributs suivants, comme pour tout objet hérité des objets <text:span text:style-name="T69">OSContainer</text:span> et <text:span text:style-name="T69">ODContained</text:span> :</text:p>
      <text:list xml:id="list2046682693579063647" text:style-name="L13">
        <text:list-item>
          <text:p text:style-name="P492"><text:span text:style-name="T69">object</text:span><text:tab/><text:tab/>nom proprement dit le l’objet en minuscules, <text:span text:style-name="T69">osdiv</text:span>,</text:p>
        </text:list-item>
        <text:list-item>
          <text:p text:style-name="P492"><text:span text:style-name="T69">typeObj</text:span><text:tab/><text:tab/>type de l’objet, ici <text:span text:style-name="T69">oscontainer</text:span>,</text:p>
        </text:list-item>
        <text:list-item>
          <text:p text:style-name="P468"><text:span text:style-name="T69">template</text:span><text:tab/><text:tab/>nom du fichier modèle, <text:span text:style-name="T69">osdiv.twig</text:span>.</text:p>
        </text:list-item>
      </text:list>
      <text:p text:style-name="P123">Les valeurs indiquées sont les bonnes, puisque le constructeur de l’objet initial, <text:span text:style-name="T69">OObject</text:span>, s’en sert pour reformuler certaines de ces valeurs de manières plus pratique pour les traitements à faire.</text:p>
      <text:p text:style-name="P123">Le fichier modèle, <text:span text:style-name="T6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34"><text:tab/>{% if objet.classes is not empty %}</text:p>
      <text:p text:style-name="P434"><text:tab/><text:tab/>{% set objClass = objClass ~ " " ~ objet.classes <text:s/>%}</text:p>
      <text:p text:style-name="P434"><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34"><text:tab/><text:tab/>display: {{ objet.display <text:span text:style-name="T27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42">&lt;/div&gt;<text:bookmark-end text:name="__DdeLink__5404_262227166"/></text:p>
      <text:p text:style-name="P374">à la seco<text:span text:style-name="T276">n</text:span>de ligne de ce source, on affecte la variable <text:span text:style-name="T69">objClass</text:span> avec le contenu <text:span text:style-name="T279">retourné</text:span> par la méthode <text:span text:style-name="T150">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9">widthBT</text:span> fourni au travers de <text:span text:style-name="T69">object.widthBT</text:span> est transformé en nom de classes <text:span text:style-name="T2">CSS</text:span> à appliquer à l’objet par la méthode <text:span text:style-name="T69">gotBootstrap()</text:span> (<text:span text:style-name="T2">viewHelper</text:span> → service → méthode de transformation).</text:p>
      <text:p text:style-name="P375">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69">object.content</text:span>. La directive <text:span text:style-name="T2">Twig</text:span> <text:span text:style-name="T69">raw</text:span> permet d’insérer la valeur contenue dans <text:span text:style-name="T69">object.content </text:span>sans la traiter pour ‘<text:span text:style-name="T48">échapper</text:span>’ certaines directives <text:span text:style-name="T2">HTML</text:span>.</text:p>
      <text:h text:style-name="P551"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44">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95">Le fichier de configuration commencera par :</text:p>
      <text:list xml:id="list231940583688750" text:continue-numbering="true" text:style-name="L13">
        <text:list-item>
          <text:p text:style-name="P493"><text:span text:style-name="T69">object</text:span><text:tab/><text:tab/>nom proprement dit le l’objet en minuscules, <text:span text:style-name="T69">os</text:span><text:span text:style-name="T121">form</text:span>,</text:p>
        </text:list-item>
        <text:list-item>
          <text:p text:style-name="P493"><text:span text:style-name="T69">typeObj</text:span><text:tab/><text:tab/>type de l’objet, ici <text:span text:style-name="T69">oscontainer</text:span>,</text:p>
        </text:list-item>
        <text:list-item>
          <text:p text:style-name="P469"><text:span text:style-name="T69">template</text:span><text:tab/><text:tab/>nom du fichier modèle, <text:span text:style-name="T69">os</text:span><text:span text:style-name="T121">form</text:span><text:span text:style-name="T69">.twig</text:span>.</text:p>
        </text:list-item>
      </text:list>
      <text:p text:style-name="P125">Pour plus de facilité à la programmation, l’objet <text:span text:style-name="T69">OSForm</text:span> mettra en place un objet <text:span text:style-name="T69">OSDiv</text:span> induisant une gestion particulière des objets de type <text:span text:style-name="T69">ODContained</text:span> le formant directement ou indirectement au travers d’objet <text:span text:style-name="T69">OSContainer</text:span>.</text:p>
      <text:p text:style-name="P376">Un formulaire est formé de champs, qui peuvent être, obligatoires ou facultatifs. De fait il faut avoir le ou les attributs en conséquence pour gérer cette information :</text:p>
      <text:list xml:id="list4948713247892954552" text:style-name="L14">
        <text:list-item>
          <text:p text:style-name="P503">l’attribut <text:span text:style-name="T69">fields</text:span> sera un tableau listant l’ensemble des champs du formulaire <text:span text:style-name="T280">(en clé)</text:span>, <text:span text:style-name="T280">et indiquant si le dit champ est requis ou non.</text:span></text:p>
        </text:list-item>
      </text:list>
      <text:p text:style-name="P125"><text:span text:style-name="T280">L</text:span>’attribut <text:span text:style-name="T69">fields</text:span> permettra de savoir la liste des champs formant le formulaire, mais précisera si le champ est requis avant de lancer toute procédure de validation, <text:span text:style-name="T280">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77">s,</text:span> on pourra voit d’inclure un tel mécanisme de <text:span text:style-name="T272">pré-validation.</text:span></text:p>
      <text:p text:style-name="P376">Toutefois, il faudra caractériser d’une façon claire, la méthode de validation du formulaire dans l’attribut <text:span text:style-name="T69">validateMethod</text:span>. Comme pour le cas de la gestion des méthodes exécutée sur clic de bouton, l’attribut <text:span text:style-name="T69">validateMethod</text:span> aura 2 composantes :</text:p>
      <text:list xml:id="list6597709244184937392" text:style-name="L15">
        <text:list-item>
          <text:p text:style-name="P494">le nom de la classe ou objet contenant le méthode de validation,</text:p>
        </text:list-item>
        <text:list-item>
          <text:p text:style-name="P504">le nom proprement dit de la méthode de validation.</text:p>
        </text:list-item>
      </text:list>
      <text:p text:style-name="P132">Comme de formulaire se veut être l’agrégation <text:span text:style-name="T281">de</text:span> valeurs, l’attribut <text:span text:style-name="T69">formDatas</text:span> sera tableau contenant en clé, les identifiants des champs, et en valeur celle donnée par défaut ou restitué par la soumission du formulaire. <text:span text:style-name="T281">On pourra </text:span>initialiser directement les valeurs du formulaire par cet attribut, <text:span text:style-name="T281">en </text:span>respect<text:span text:style-name="T281">ant</text:span> les identifiants des objets inclus dans l’attribut <text:span text:style-name="T69">fields</text:span>.</text:p>
      <text:p text:style-name="P133">Qui dit formulaire, dit boutons de soumission. <text:span text:style-name="T312">2 possibilités s’offrent pour les gérer :</text:span></text:p>
      <text:list xml:id="list1626539713979176743" text:style-name="L16">
        <text:list-item>
          <text:p text:style-name="P495">soit on ajoute des boutons, objets <text:span text:style-name="T69">ODButton</text:span>, pour assurer toute la gestion de la soumission en incluant les <text:span text:style-name="T313">besoins</text:span> de récupération des champs et valeurs du formulaire,</text:p>
        </text:list-item>
        <text:list-item>
          <text:p text:style-name="P470">soit on intègre à l’objet <text:span text:style-name="T69">OSForm</text:span>, un bouton <text:span text:style-name="T48">Reset</text:span> par défaut, et la possibilité d’ajouter 1 à plusieurs bouton de soumission du formulaire qui prendront en charge automatiquement la récupération, comme <text:span text:style-name="T313">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69">ODButton</text:span> directement dans l’objet <text:span text:style-name="T69">OSForm</text:span>, faisant référence à ce dernier dans la gestion de l’événement ‘<text:span text:style-name="T48">click</text:span>’.</text:p>
      <text:p text:style-name="P370">Le bouton <text:span text:style-name="T48">Reset</text:span> aura la procédure de réinitialisation du formulaire attachée par défaut. Mais il faut avoir la possibilité :</text:p>
      <text:list xml:id="list4697523831047532886" text:style-name="L17">
        <text:list-item>
          <text:p text:style-name="P497">d’en changer le label ou texte présenté,</text:p>
        </text:list-item>
        <text:list-item>
          <text:p text:style-name="P497">d’en charger l’aspect si nécessaire,</text:p>
        </text:list-item>
        <text:list-item>
          <text:p text:style-name="P497">d’y associer une autre méthode à déclencher, un autre type de gestion de l’événement ‘<text:span text:style-name="T48">click</text:span>’,</text:p>
        </text:list-item>
        <text:list-item>
          <text:p text:style-name="P471">de le rendre invisible, inactif suivant le cas.</text:p>
        </text:list-item>
      </text:list>
      <text:p text:style-name="P135"><text:soft-page-break/>Ceci n’est autre que la gestion propre de l’objet <text:span text:style-name="T69">ODButton</text:span>, avec le contexte particulier du formulaire. Pour ce qui est du ou des boutons de soumission du formulaire, il faudra avoir toute liberté pour les gérer. Au final, à la création de l’objet <text:span text:style-name="T69">OSForm</text:span>, est créé un objet <text:span text:style-name="T69">ODButton</text:span> de type <text:span text:style-name="T48">Reset</text:span> ayant pour identifiant celui du formulaire suffixé par ‘<text:span text:style-name="T48">Reset</text:span>’. Une méthode <text:span text:style-name="T69">getResetBtn()</text:span> permettra d’accéder au bouton Reset, et de disposer de l’ensemble des méthodes de l’objet <text:span text:style-name="T69">ODButton</text:span> pour le paramétrer au besoin.</text:p>
      <text:p text:style-name="P134">Pour la gestion des boutons de soumission, une méthode <text:span text:style-name="T69">addSubmitBtn()</text:span> permettra la déclaration et l’ajout de bouton. On pourra leur affecter un alias, sinon l’alias sera <text:span text:style-name="T48">submit</text:span> + de le rang de déclaration du bouton en commençant par 0. ainsi, au travers de la méthode <text:span text:style-name="T69">getSubmitBtn(alias)</text:span> on accédera à l’objet <text:span text:style-name="T69">ODButton</text:span> de soumission, et donc à l’ensemble des méthodes de paramétrage. <text:span text:style-name="T314">Des méthodes </text:span><text:span text:style-name="T122">rmSubmitBtn(alias)</text:span><text:span text:style-name="T314">, </text:span><text:span text:style-name="T122">setSubmitBtns(array $submitBtns)</text:span><text:span text:style-name="T31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78">l’</text:span>attribut physique <text:span text:style-name="T6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9">ODButton</text:span> déclaré dans le constructeur pour assurer les fonctions de bouton <text:span text:style-name="T48">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44" text:outline-level="3"><text:bookmark-start text:name="__RefHeading___Toc8043_2064813250"/>Le constructeur de l’objet<text:bookmark-end text:name="__RefHeading___Toc8043_2064813250"/></text:h>
      <text:p text:style-name="P286">Le constructeur, reprend en premier lieu la même forme que celui de l’objet <text:span text:style-name="T69">OSDiv</text:span>. Dans un second temps, on déclarera l’objet <text:span text:style-name="T69">ODButton</text:span> <text:span text:style-name="T48">Reset</text:span>, dont on stockera l’identifiant dans l’attribut <text:span text:style-name="T69">reset</text:span>.</text:p>
      <text:h text:style-name="Heading_20_4" text:outline-level="4"><text:bookmark-start text:name="__RefHeading___Toc8045_2064813250"/>Algorithme d<text:span text:style-name="T315">u constructeur</text:span><text:bookmark-end text:name="__RefHeading___Toc8045_2064813250"/></text:h>
      <text:p text:style-name="P137">Le constructeur de l’objet <text:span text:style-name="T69">OSForm</text:span> ne recevra que son identifiant en paramètre en entrée.</text:p>
      <text:p text:style-name="P282"><text:span text:style-name="T315">→ appel au constructeur de l’objet parent, </text:span><text:span text:style-name="T123">OSContainer</text:span><text:span text:style-name="T315">, avec en paramètres </text:span><text:span text:style-name="T123">$id</text:span><text:span text:style-name="T315"> et </text:span>‘<text:span text:style-name="T48">oobjects/oscontainer/osform/osform.config.php</text:span>’</text:p>
      <text:p text:style-name="P282">→<text:span text:style-name="T316"> déclaration de l’objet Reset dans </text:span><text:span text:style-name="T124">$reset</text:span><text:span text:style-name="T316"> : </text:span><text:span text:style-name="T124">ODButton</text:span><text:span text:style-name="T64">(</text:span><text:span text:style-name="T124">$id</text:span><text:span text:style-name="T64">.’Reset’)</text:span></text:p>
      <text:p text:style-name="P282"><text:span text:style-name="T226">→ si</text:span><text:span text:style-name="T64"> </text:span><text:span text:style-name="T124">$reset</text:span><text:span text:style-name="T64"> </text:span><text:span text:style-name="T226">est une instance de la classe </text:span><text:span text:style-name="T124">ODButton</text:span></text:p>
      <text:p text:style-name="P282"><text:span text:style-name="T124"><text:tab/>→</text:span><text:span text:style-name="T126"> $reset→setType(‘reset’), $reset→setForm($this→id), $reset→setNature(‘warning’)</text:span></text:p>
      <text:p text:style-name="P243"><text:tab/>→<text:span text:style-name="T264"> </text:span>récupération des ‘<text:span text:style-name="T69">properties</text:span>’ de l’objet via la méthode <text:span text:style-name="T69">getProperties()</text:span></text:p>
      <text:p text:style-name="P283"><text:tab/>→<text:span text:style-name="T316"> </text:span><text:span text:style-name="T124">$properties[‘reset’]</text:span><text:span text:style-name="T316"> reçoit </text:span><text:span text:style-name="T124">$id</text:span><text:span text:style-name="T64">.’Reset’</text:span></text:p>
      <text:p text:style-name="P331"><text:span text:style-name="T180">→ sauvegarde du contenu du tableau </text:span><text:span text:style-name="T73">$properties</text:span><text:span text:style-name="T180"> dans l’attribut </text:span><text:span text:style-name="T73">properties</text:span><text:span text:style-name="T180"> de l’objet </text:span><text:span text:style-name="T197">(</text:span><text:span text:style-name="T125">$this→setProperties($properties)</text:span><text:span text:style-name="T197">),</text:span></text:p>
      <text:p text:style-name="P70"><text:tab/>→ retourne l’objet lui-même.</text:p>
      <text:p text:style-name="P79">→<text:span text:style-name="T318"> retourne </text:span><text:span text:style-name="T36">false</text:span><text:span text:style-name="T318"> pour problème sur construction de l’objet.</text:span></text:p>
      <text:h text:style-name="P544" text:outline-level="3"><text:bookmark-start text:name="__RefHeading___Toc8047_2064813250"/>Les méthodes relatives aux attributs spécifiques de l’objet<text:bookmark-end text:name="__RefHeading___Toc8047_2064813250"/></text:h>
      <text:p text:style-name="P397">On aura des méthodes relatives aux <text:span text:style-name="T317">5</text:span> attributs spécifiques de l’objet <text:span text:style-name="T69">OSForm</text:span>. Mais plus encore, il faut surcharger quelques méthodes de base de l’objet <text:span text:style-name="T69">OSContainer</text:span> pour assurer la propagation de l’information de regroupement comme d’obligation de saisie des champs du formulaire.</text:p>
      <text:list xml:id="list5199055502192412393" text:style-name="L18">
        <text:list-item>
          <text:p text:style-name="P480"><text:span text:style-name="T69">addNewField(OObject $child, bool $require, $mode =self::MODE_LAST, $params=null)</text:span>,</text:p>
        </text:list-item>
        <text:list-item>
          <text:p text:style-name="P480"><text:span text:style-name="T69">setChild(OObject $child, $value = null)</text:span>,</text:p>
        </text:list-item>
        <text:list-item>
          <text:p text:style-name="P480"><text:soft-page-break/><text:span text:style-name="T69">removeChild(OObject $child)</text:span>,</text:p>
        </text:list-item>
        <text:list-item>
          <text:p text:style-name="P480"><text:span text:style-name="T69">isChild(string $child)</text:span>,</text:p>
        </text:list-item>
        <text:list-item>
          <text:p text:style-name="P480"><text:span text:style-name="T69">hasChild()</text:span>,</text:p>
        </text:list-item>
        <text:list-item>
          <text:p text:style-name="P480"><text:span text:style-name="T69">countChildren()</text:span>,</text:p>
        </text:list-item>
        <text:list-item>
          <text:p text:style-name="P505">getChildren(),</text:p>
        </text:list-item>
        <text:list-item>
          <text:p text:style-name="P506">setFormDatas(array $formDatas),</text:p>
        </text:list-item>
        <text:list-item>
          <text:p text:style-name="P506">getFormDatas(),</text:p>
        </text:list-item>
        <text:list-item>
          <text:p text:style-name="P507">resetFormDatas(),</text:p>
        </text:list-item>
        <text:list-item>
          <text:p text:style-name="P508">getResetBtn(),</text:p>
        </text:list-item>
        <text:list-item>
          <text:p text:style-name="P508">addSubmitBtn($className, $methodName, $label = null),</text:p>
        </text:list-item>
        <text:list-item>
          <text:p text:style-name="P508">removeSubmitBtn($label),</text:p>
        </text:list-item>
        <text:list-item>
          <text:p text:style-name="P508">setSubmitBtns(array $submitsDef),</text:p>
        </text:list-item>
        <text:list-item>
          <text:p text:style-name="P507"><text:span text:style-name="T317">getSubmitBtn($label)</text:span>.</text:p>
        </text:list-item>
      </text:list>
      <text:p text:style-name="P443">Pour la méthode <text:span text:style-name="T69">addNewField()</text:span>, on ne surcharge pas une méthode existante, mais on encapsule la méthode <text:span text:style-name="T69">addChild()</text:span> de l’objet <text:span text:style-name="T69">OSContainer</text:span>, pour permettre la mise en place et le paramétrage de la mécanique de l’objet <text:span text:style-name="T69">OSForm</text:span>.</text:p>
      <text:p text:style-name="P446">La méthode <text:span text:style-name="T112">setFormDatas(array $formDatas)</text:span> demande de faire un contrôle préalable sur le tableau <text:span text:style-name="T112">$formDatas</text:span> pour valider que toutes les clés fournies par le tableau sont bien des champs du formulaire.</text:p>
      <text:p text:style-name="P446">La méthode <text:span text:style-name="T69">resetFormDatas()</text:span> est programmée pour donner une facilité pour ré-initialiser la valeur de chaque champ du formulaire. Elle s’appuiera sur l’attribut <text:span text:style-name="T69">default</text:span> des objets <text:span text:style-name="T69">ODContained</text:span>. En cas d’absence de valeur, le champ ser<text:span text:style-name="T306">a</text:span> mis à vide.</text:p>
      <text:h text:style-name="Heading_20_4" text:outline-level="4"><text:bookmark-start text:name="__RefHeading___Toc8978_135223327"/>Algorithme des méthodes privées<text:bookmark-end text:name="__RefHeading___Toc8978_135223327"/></text:h>
      <text:p text:style-name="P396">Ces méthodes sont des aides supplémentaires pour mettre en place les mécanismes de l’objet <text:span text:style-name="T150">OSForm </text:span>:</text:p>
      <text:list xml:id="list7632281497216441993" text:style-name="L19">
        <text:list-item>
          <text:p text:style-name="P481"><text:span text:style-name="T69">private function propagateForm(OObject $object)</text:span>,</text:p>
        </text:list-item>
        <text:list-item>
          <text:p text:style-name="P481"><text:span text:style-name="T69">private function propagateRequire($object, bool $require)</text:span>,</text:p>
        </text:list-item>
        <text:list-item>
          <text:p text:style-name="P518">private function addField(OObject $object, bool $require)<text:span text:style-name="T206">.</text:span></text:p>
        </text:list-item>
      </text:list>
      <text:p text:style-name="P444"><text:span text:style-name="T206">La méthode </text:span><text:span text:style-name="T258">propagateForm()</text:span><text:span text:style-name="T206"> propage l’attribut </text:span><text:span text:style-name="T258">form</text:span><text:span text:style-name="T206"> à tous les objets, directement pour les objet de type </text:span><text:span text:style-name="T258">ODContained</text:span><text:span text:style-name="T206">, et indirectement au objet de type </text:span><text:span text:style-name="T258">ODContained</text:span><text:span text:style-name="T206"> contenu dans un objet de type </text:span><text:span text:style-name="T258">OSContainer</text:span><text:span text:style-name="T206">.</text:span></text:p>
      <text:p text:style-name="P444"><text:span text:style-name="T206">La méthode </text:span><text:span text:style-name="T258">addNewField()</text:span><text:span text:style-name="T206"> demande à préciser par le booléen </text:span><text:span text:style-name="T258">require</text:span><text:span text:style-name="T206">, si le champ est obligatoire à la saisie (valeur </text:span><text:span text:style-name="T223">true</text:span><text:span text:style-name="T206">) ou non </text:span><text:span text:style-name="T210">(valeur </text:span><text:span text:style-name="T224">false</text:span><text:span text:style-name="T210">)</text:span><text:span text:style-name="T206">. Dans le cas </text:span><text:span text:style-name="T210">où</text:span><text:span text:style-name="T206"> cet objet est de type </text:span><text:span text:style-name="T258">OSContainer</text:span><text:span text:style-name="T206">, il faut propager cette notion à l’ensemble des </text:span><text:span text:style-name="T210">objets</text:span><text:span text:style-name="T206"> de type </text:span><text:span text:style-name="T258">ODContained</text:span><text:span text:style-name="T206"> le formant, à quelque niveau que ce soit. Cet la méthode </text:span><text:span text:style-name="T258">propagateForm()</text:span><text:span text:style-name="T206"> qui assure cette fonction.</text:span></text:p>
      <text:p text:style-name="P445"><text:span text:style-name="T206">La méthode </text:span><text:span text:style-name="T258">addField()</text:span><text:span text:style-name="T206"> finalise l’action de la méthode </text:span><text:span text:style-name="T258">propagateForm()</text:span><text:span text:style-name="T206"> en alimentant les attributs </text:span><text:span text:style-name="T258">fields</text:span><text:span text:style-name="T206"> et </text:span><text:span text:style-name="T258">formDatas</text:span><text:span text:style-name="T206">.</text:span></text:p>
      <text:p text:style-name="P159">private function propagateForm(OObject $object),</text:p>
      <text:p text:style-name="P166">→<text:span text:style-name="T282"> affectation à </text:span><text:span text:style-name="T109">$object</text:span><text:span text:style-name="T282">, attribut </text:span><text:span text:style-name="T109">form</text:span><text:span text:style-name="T282"> de la valeur de l’identifiant de l’objet courant,</text:span></text:p>
      <text:p text:style-name="P166">→<text:span text:style-name="T282"> si $objet est une instance de </text:span><text:span text:style-name="T109">OSContainer</text:span></text:p>
      <text:p text:style-name="P237"><text:tab/>→<text:span text:style-name="T264"> </text:span>récupération des ‘<text:span text:style-name="T109">children</text:span>’ de l’objet via la méthode <text:span text:style-name="T109">$object→getChildren()</text:span></text:p>
      <text:p text:style-name="P193"><text:tab/>→<text:span text:style-name="T264"> pour chaque </text:span><text:span text:style-name="T100">$children</text:span><text:span text:style-name="T264"> en </text:span><text:span text:style-name="T100">$</text:span><text:span text:style-name="T109">child</text:span></text:p>
      <text:p text:style-name="P193"><text:span text:style-name="T100"><text:tab/><text:tab/></text:span><text:span text:style-name="T264">→ appel à </text:span><text:span text:style-name="T109">propagateForm($child)</text:span></text:p>
      <text:p text:style-name="P160">private function propagateRequire($object, bool $require),</text:p>
      <text:p text:style-name="P167">→<text:span text:style-name="T283"> initialisation de la variable de retour </text:span><text:span text:style-name="T110">$ret</text:span><text:span text:style-name="T283"> à </text:span><text:span text:style-name="T26">false</text:span></text:p>
      <text:p text:style-name="P168">→<text:span text:style-name="T282"> si </text:span><text:span text:style-name="T109">$objet </text:span><text:span text:style-name="T282">est une instance de </text:span><text:span text:style-name="T109">OSContainer</text:span></text:p>
      <text:p text:style-name="P238"><text:tab/>→<text:span text:style-name="T264"> </text:span>récupération des ‘<text:span text:style-name="T109">children</text:span>’ de l’objet via la méthode <text:span text:style-name="T109">$object→getChildren()</text:span></text:p>
      <text:p text:style-name="P194"><text:soft-page-break/><text:tab/>→<text:span text:style-name="T264"> pour chaque </text:span><text:span text:style-name="T100">$children</text:span><text:span text:style-name="T264"> en </text:span><text:span text:style-name="T100">$</text:span><text:span text:style-name="T109">child</text:span></text:p>
      <text:p text:style-name="P194"><text:span text:style-name="T100"><text:tab/><text:tab/></text:span><text:span text:style-name="T264">→ appel à </text:span><text:span text:style-name="T109">propagate</text:span><text:span text:style-name="T110">Require</text:span><text:span text:style-name="T109">($child, </text:span><text:span text:style-name="T110">$require</text:span><text:span text:style-name="T109">)</text:span><text:span text:style-name="T282"> mis retour dans </text:span><text:span text:style-name="T110">$ret</text:span></text:p>
      <text:p text:style-name="P168">→<text:span text:style-name="T282"> si </text:span><text:span text:style-name="T109">$objet</text:span><text:span text:style-name="T282"> est une instance de </text:span><text:span text:style-name="T109">O</text:span><text:span text:style-name="T110">D</text:span><text:span text:style-name="T109">Containe</text:span><text:span text:style-name="T110">d</text:span></text:p>
      <text:p text:style-name="P169"><text:tab/>→ appel de la méthode <text:span text:style-name="T69">addField($object, $require)</text:span> mis retour dans <text:span text:style-name="T69">$ret</text:span></text:p>
      <text:p text:style-name="P169">→ sinon</text:p>
      <text:p text:style-name="P169"><text:tab/>→ génération d’une exception <text:span text:style-name="T2">PHP </text:span>: '<text:span text:style-name="T48">unknow type of object</text:span>'</text:p>
      <text:p text:style-name="P168">→<text:span text:style-name="T283"> retourne la valeur contenue dans la variable </text:span><text:span text:style-name="T110">$ret</text:span></text:p>
      <text:p text:style-name="P159">private function addField(OObject $object, bool $require)</text:p>
      <text:p text:style-name="P238">→<text:span text:style-name="T264"> </text:span>récupération des ‘<text:span text:style-name="T69">properties</text:span>’ de l’objet via la méthode <text:span text:style-name="T69">getProperties()</text:span></text:p>
      <text:p text:style-name="P222">→<text:span text:style-name="T283"> récupération dans </text:span><text:span text:style-name="T110">$fields</text:span><text:span text:style-name="T283"> de </text:span><text:span text:style-name="T110">$properties[‘fields’]</text:span></text:p>
      <text:p text:style-name="P222">→<text:span text:style-name="T283"> récupération dans </text:span><text:span text:style-name="T110">$formDatas</text:span><text:span text:style-name="T283"> de </text:span><text:span text:style-name="T110">$properties[‘formDatas’]</text:span></text:p>
      <text:p text:style-name="P222">→<text:span text:style-name="T283"> si </text:span><text:span text:style-name="T110">$object→getId()</text:span><text:span text:style-name="T283"> n’est pas une clé de </text:span><text:span text:style-name="T110">$fields</text:span></text:p>
      <text:p text:style-name="P152"><text:tab/>→<text:span text:style-name="T283"> </text:span><text:span text:style-name="T110">$fields[$object→getId()]</text:span><text:span text:style-name="T283"> reçoit </text:span><text:span text:style-name="T110">$require</text:span></text:p>
      <text:p text:style-name="P152"><text:tab/>→<text:span text:style-name="T283"> </text:span><text:span text:style-name="T110">$formDatas[$object→getId()]</text:span><text:span text:style-name="T283"> reçoit </text:span><text:span text:style-name="T110">$object→getValue()</text:span></text:p>
      <text:p text:style-name="P152"><text:tab/>→<text:span text:style-name="T283"> </text:span><text:span text:style-name="T110">$properties[‘fields’] </text:span><text:span text:style-name="T283">reçoit </text:span><text:span text:style-name="T110">$fields</text:span></text:p>
      <text:p text:style-name="P152"><text:tab/>→<text:span text:style-name="T283"> </text:span><text:span text:style-name="T110">$properties[‘formDatas’]</text:span><text:span text:style-name="T283"> reçoit </text:span><text:span text:style-name="T110">$formDatas</text:span></text:p>
      <text:p text:style-name="P329"><text:span text:style-name="T178">→ sauvegarde des attributs de l’objet par la méthode</text:span><text:span text:style-name="T69">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61">addNewField(OObject $child, bool $require, $mode =self::MODE_LAST, $params=null)</text:p>
      <text:p text:style-name="P170">→<text:span text:style-name="T288"> si </text:span><text:span text:style-name="T111">propagateRequire($child, $require)</text:span><text:span text:style-name="T288"> retourne Vrai (true)</text:span></text:p>
      <text:p text:style-name="P170"><text:tab/>→<text:span text:style-name="T288"> appel à méthode </text:span><text:span text:style-name="T111">addChild($child, $mode, $params)</text:span><text:span text:style-name="T288"> de l’objet parent (</text:span><text:span text:style-name="T111">OSContainer</text:span><text:span text:style-name="T288">)</text:span></text:p>
      <text:p text:style-name="P170"><text:tab/>→<text:span text:style-name="T288"> pour chaque enfant de l’objet (</text:span><text:span text:style-name="T111">$this→getChildren()</text:span><text:span text:style-name="T288">) pris comme </text:span><text:span text:style-name="T111">$aChild</text:span></text:p>
      <text:p text:style-name="P170"><text:tab/><text:tab/>→<text:span text:style-name="T288"> exécuter la méthode </text:span><text:span text:style-name="T111">$this→propagateForm($aChild)</text:span></text:p>
      <text:p text:style-name="P171"><text:tab/>→<text:span text:style-name="T288"> retourne l’objet lui-même.</text:span></text:p>
      <text:p text:style-name="P171">→<text:span text:style-name="T288"> si </text:span><text:span text:style-name="T111">propagateRequire($child, $require)</text:span><text:span text:style-name="T288"> retourne Faux (</text:span><text:span text:style-name="T27">false</text:span><text:span text:style-name="T288">), retourne la valeur </text:span><text:span text:style-name="T16">false</text:span><text:span text:style-name="T253">.</text:span></text:p>
      <text:p text:style-name="P161">setChild(OObject $child, $value = null)</text:p>
      <text:p text:style-name="P171">→<text:span text:style-name="T288"> appel à méthode </text:span><text:span text:style-name="T111">setChild($child, $value)</text:span><text:span text:style-name="T288"> de l’objet parent (</text:span><text:span text:style-name="T111">OSContainer</text:span><text:span text:style-name="T288">)</text:span></text:p>
      <text:p text:style-name="P171">→<text:span text:style-name="T288"> </text:span><text:span text:style-name="T27">$child→setForm($this→getId())</text:span></text:p>
      <text:p text:style-name="P174">→ retourne l’objet lui-même.</text:p>
      <text:p text:style-name="P162">removeChild(OObject $child)</text:p>
      <text:p text:style-name="P171">→<text:span text:style-name="T288"> appel à méthode </text:span><text:span text:style-name="T111">setChild($child, $value)</text:span><text:span text:style-name="T288"> de l’objet parent (</text:span><text:span text:style-name="T111">OSContainer</text:span><text:span text:style-name="T288">)</text:span></text:p>
      <text:p text:style-name="P171">→<text:span text:style-name="T288"> appel à la méthode $this-&gt;removeField($child)</text:span></text:p>
      <text:p text:style-name="P174">→ retourne l’objet lui-même.</text:p>
      <text:p text:style-name="P162">isChild(string $child)</text:p>
      <text:p text:style-name="P240">→<text:span text:style-name="T264"> </text:span>récupération des ‘<text:span text:style-name="T69">properties</text:span>’ de l’objet via la méthode <text:span text:style-name="T69">getProperties()</text:span></text:p>
      <text:p text:style-name="P172">→<text:span text:style-name="T288"> récupération de l’attribut </text:span><text:span text:style-name="T111">fields</text:span><text:span text:style-name="T288"> dans </text:span><text:span text:style-name="T111">properties</text:span><text:span text:style-name="T288"> mis dans </text:span><text:span text:style-name="T111">$fields</text:span></text:p>
      <text:p text:style-name="P172">→<text:span text:style-name="T289"> pour chaque </text:span><text:span text:style-name="T112">$fields</text:span><text:span text:style-name="T289"> pris comme </text:span><text:span text:style-name="T112">$field</text:span></text:p>
      <text:p text:style-name="P172"><text:tab/>→<text:span text:style-name="T289"> si </text:span><text:span text:style-name="T112">$field</text:span><text:span text:style-name="T289"> est égale à </text:span><text:span text:style-name="T112">$child</text:span><text:span text:style-name="T289"> → retourner la valeur Vrai (</text:span><text:span text:style-name="T28">true</text:span><text:span text:style-name="T289">)</text:span></text:p>
      <text:p text:style-name="P172">→<text:span text:style-name="T289"> retourne la valeur Faux (</text:span><text:span text:style-name="T28">false</text:span><text:span text:style-name="T289">) pour enfant non trouvé</text:span></text:p>
      <text:p text:style-name="P161">hasChild()</text:p>
      <text:p text:style-name="P170">→<text:span text:style-name="T289"> retourne le résultat du test : </text:span><text:span text:style-name="T112">$this→countChildre() &gt; 0</text:span></text:p>
      <text:p text:style-name="P161">countChildren()</text:p>
      <text:p text:style-name="P241">→<text:span text:style-name="T264"> </text:span>récupération des ‘<text:span text:style-name="T69">properties</text:span>’ de l’objet via la méthode <text:span text:style-name="T69">getProperties()</text:span></text:p>
      <text:p text:style-name="P224">→<text:span text:style-name="T289"> retourne la valeur </text:span><text:span text:style-name="T58">(int) sizeOf</text:span><text:span text:style-name="T289">(</text:span><text:span text:style-name="T112">$properties[‘fields’]</text:span><text:span text:style-name="T289">)</text:span></text:p>
      <text:p text:style-name="P377">getChildren()</text:p>
      <text:p text:style-name="P241">→<text:span text:style-name="T264"> </text:span>récupération des ‘<text:span text:style-name="T69">properties</text:span>’ de l’objet via la méthode <text:span text:style-name="T69">getProperties()</text:span></text:p>
      <text:p text:style-name="P173"><text:soft-page-break/>→<text:span text:style-name="T288"> récupération de l’attribut </text:span><text:span text:style-name="T111">fields</text:span><text:span text:style-name="T288"> dans </text:span><text:span text:style-name="T111">properties</text:span><text:span text:style-name="T288"> mis dans </text:span><text:span text:style-name="T111">$fields</text:span></text:p>
      <text:p text:style-name="P173">→<text:span text:style-name="T289"> initialisation du tableau </text:span><text:span text:style-name="T112">$children</text:span><text:span text:style-name="T289"> à vide</text:span></text:p>
      <text:p text:style-name="P173">→<text:span text:style-name="T289"> pour chaque </text:span><text:span text:style-name="T112">$fields</text:span><text:span text:style-name="T289"> pris comme </text:span><text:span text:style-name="T112">$field</text:span></text:p>
      <text:p text:style-name="P173"><text:tab/>→<text:span text:style-name="T289"> mettre dans </text:span><text:span text:style-name="T112">$children[]</text:span><text:span text:style-name="T289"> la valeur retournée par </text:span><text:span text:style-name="T112">Oobject::buildObject($field)</text:span></text:p>
      <text:p text:style-name="P173">→<text:span text:style-name="T289"> retourne la valeur contenue dans </text:span><text:span text:style-name="T112">$children</text:span></text:p>
      <text:p text:style-name="P258"><text:span text:style-name="T289">s</text:span>et<text:span text:style-name="T289">FormDatas</text:span>(<text:span text:style-name="T289">array $formDatas</text:span>)</text:p>
      <text:p text:style-name="P242">→ récupération des ‘<text:span text:style-name="T69">properties</text:span>’ de l’objet via la méthode <text:span text:style-name="T69">getProperties()</text:span></text:p>
      <text:p text:style-name="P242"><text:span text:style-name="T178">→</text:span><text:span text:style-name="T192"> récupération dans </text:span><text:span text:style-name="T115">$fields </text:span><text:span text:style-name="T192">de </text:span><text:span text:style-name="T115">$properties[‘fields’]</text:span><text:span text:style-name="T192">,</text:span></text:p>
      <text:p text:style-name="P242"><text:span text:style-name="T192">→</text:span><text:span text:style-name="T115"> </text:span><text:span text:style-name="T116">$</text:span><text:span text:style-name="T115">topOk </text:span><text:span text:style-name="T192">intialisé à vrai (</text:span><text:span text:style-name="T115">true</text:span><text:span text:style-name="T192">)</text:span></text:p>
      <text:p text:style-name="P242"><text:span text:style-name="T192">→ pour chaque </text:span><text:span text:style-name="T115">$formDatas</text:span><text:span text:style-name="T192"> pris comme </text:span><text:span text:style-name="T115">$cle</text:span><text:span text:style-name="T192"> et </text:span><text:span text:style-name="T115">$data</text:span></text:p>
      <text:p text:style-name="P242"><text:span text:style-name="T115"><text:tab/></text:span><text:span text:style-name="T192">→ si </text:span><text:span text:style-name="T115">$cle</text:span><text:span text:style-name="T192"> n’est pas une clé d’accès dans le tableau </text:span><text:span text:style-name="T115">$fields</text:span><text:span text:style-name="T192"> : </text:span></text:p>
      <text:p text:style-name="P242"><text:span text:style-name="T192"><text:tab/><text:tab/>→ </text:span><text:span text:style-name="T115">$topOK </text:span><text:span text:style-name="T192">re</text:span><text:span text:style-name="T193">ç</text:span><text:span text:style-name="T192">oit </text:span><text:span text:style-name="T115">false</text:span></text:p>
      <text:p text:style-name="P225"><text:tab/><text:tab/>→ fin boucle</text:p>
      <text:p text:style-name="P242"><text:span text:style-name="T192">→ si </text:span><text:span text:style-name="T193">$</text:span><text:span text:style-name="T115">topOk</text:span><text:span text:style-name="T192"> est à </text:span><text:span text:style-name="T115">true</text:span></text:p>
      <text:p text:style-name="P242"><text:span text:style-name="T192"><text:tab/>→ pour chaque </text:span><text:span text:style-name="T115">$formDatas</text:span><text:span text:style-name="T192"> pris comme </text:span><text:span text:style-name="T115">$cle</text:span><text:span text:style-name="T192"> et </text:span><text:span text:style-name="T115">$data</text:span></text:p>
      <text:p text:style-name="P242"><text:span text:style-name="T192"><text:tab/><text:tab/>→ </text:span><text:span text:style-name="T115">$objet</text:span><text:span text:style-name="T192"> reçoit </text:span><text:span text:style-name="T115">O</text:span><text:span text:style-name="T116">O</text:span><text:span text:style-name="T115">bject::buildObject($cle)</text:span></text:p>
      <text:p text:style-name="P242"><text:span text:style-name="T192"><text:tab/><text:tab/>→ </text:span><text:span text:style-name="T115">$objet→setValue($datas)</text:span></text:p>
      <text:p text:style-name="P225"><text:tab/>→ retour l’objet lui-même</text:p>
      <text:p text:style-name="P242"><text:span text:style-name="T192">→ retourne la valeur </text:span><text:span text:style-name="T115">false</text:span></text:p>
      <text:p text:style-name="P259">get<text:span text:style-name="T289">FormDatas</text:span>()</text:p>
      <text:p text:style-name="P241">→ récupération des ‘<text:span text:style-name="T69">properties</text:span>’ de l’objet via la méthode <text:span text:style-name="T69">getProperties()</text:span></text:p>
      <text:p text:style-name="P241">→ si la clé ‘<text:span text:style-name="T155">formDatas</text:span>’ existe dans le tableau <text:span text:style-name="T69">$properties</text:span> : retourne <text:span text:style-name="T69">$properties[‘</text:span><text:span text:style-name="T155">formDatas</text:span><text:span text:style-name="T69">’]</text:span></text:p>
      <text:p text:style-name="P362">→ si la clé ‘<text:span text:style-name="T112">formDatas</text:span>’ n’existe pas, retourne la valeur <text:span text:style-name="T2">false</text:span>.</text:p>
      <text:p text:style-name="P259"><text:span text:style-name="T295">resetFormDatas</text:span>()</text:p>
      <text:p text:style-name="P242">→ récupération des ‘<text:span text:style-name="T69">properties</text:span>’ de l’objet via la méthode <text:span text:style-name="T69">getProperties()</text:span></text:p>
      <text:p text:style-name="P242"><text:span text:style-name="T206">→</text:span><text:span text:style-name="T212"> récupération dans </text:span><text:span text:style-name="T115">$fields</text:span><text:span text:style-name="T192"> de </text:span><text:span text:style-name="T115">$properties[‘fields’]</text:span><text:span text:style-name="T192">,</text:span></text:p>
      <text:p text:style-name="P242"><text:span text:style-name="T192">→ pour chaque </text:span><text:span text:style-name="T193">$</text:span><text:span text:style-name="T115">fields</text:span><text:span text:style-name="T192"> pris comme </text:span><text:span text:style-name="T115">$cle</text:span><text:span text:style-name="T192"> et </text:span><text:span text:style-name="T115">$require</text:span></text:p>
      <text:p text:style-name="P242"><text:span text:style-name="T192"><text:tab/>→ </text:span><text:span text:style-name="T115">$object</text:span><text:span text:style-name="T192"> reçoit </text:span><text:span text:style-name="T115">O</text:span><text:span text:style-name="T116">O</text:span><text:span text:style-name="T115">bject::buildObject($cle)</text:span></text:p>
      <text:p text:style-name="P242"><text:span text:style-name="T192"><text:tab/>→ </text:span><text:span text:style-name="T115">$object→setValue($object→getDefault() &amp;&amp; ‘’)</text:span></text:p>
      <text:p text:style-name="P219">→ retourne l’objet lui-même</text:p>
      <text:p text:style-name="P378">getResetBtn()</text:p>
      <text:p text:style-name="P244">→ récupération des ‘<text:span text:style-name="T69">properties</text:span>’ de l’objet via la méthode <text:span text:style-name="T69">getProperties()</text:span></text:p>
      <text:p text:style-name="P244"><text:span text:style-name="T178">→</text:span><text:span text:style-name="T197"> </text:span><text:span text:style-name="T125">$reset</text:span><text:span text:style-name="T197"> reçoit </text:span><text:span text:style-name="T125">Oobject::buildObject($properties[‘reset’])</text:span></text:p>
      <text:p text:style-name="P244"><text:span text:style-name="T197">→ retourne </text:span><text:span text:style-name="T125">$reset</text:span></text:p>
      <text:p text:style-name="P379"><text:bookmark-start text:name="__DdeLink__8720_1097217395"/>addSubmitBtn($className, $methodName, $label = null)<text:bookmark-end text:name="__DdeLink__8720_1097217395"/></text:p>
      <text:p text:style-name="P382"><text:span text:style-name="T197">→</text:span><text:span text:style-name="T198"> si </text:span><text:span text:style-name="T321">$className</text:span><text:span text:style-name="T198"> &amp;&amp; </text:span><text:span text:style-name="T227">$methdName</text:span><text:span text:style-name="T198"> ne sont pas vides</text:span></text:p>
      <text:p text:style-name="P398"><text:tab/>→ si <text:span text:style-name="T128">$</text:span><text:span text:style-name="T69">className</text:span> est bien une classe d’un objet du projet</text:p>
      <text:p text:style-name="P245"><text:tab/><text:tab/>→ récupération des ‘<text:span text:style-name="T69">properties</text:span>’ de l’objet via la méthode <text:span text:style-name="T69">getProperties()</text:span></text:p>
      <text:p text:style-name="P245"><text:span text:style-name="T178"><text:tab/><text:tab/>→</text:span><text:span text:style-name="T198"> si</text:span><text:span text:style-name="T126"> $label</text:span><text:span text:style-name="T198"> est vide : </text:span><text:span text:style-name="T126">$label</text:span><text:span text:style-name="T198"> reçoit </text:span><text:span text:style-name="T126">$this→getId().sizeof($properties[‘submits’])</text:span></text:p>
      <text:p text:style-name="P278"><text:span text:style-name="T178"><text:tab/><text:tab/>→ </text:span>$submit<text:span text:style-name="T178"> reçoit </text:span><text:span text:style-name="T201">instanciation</text:span><text:span text:style-name="T178"> de </text:span>ODButton($label)</text:p>
      <text:p text:style-name="P278"><text:span text:style-name="T178"><text:tab/><text:tab/>→ si </text:span>$submit<text:span text:style-name="T178"> instance de </text:span>ODButton</text:p>
      <text:p text:style-name="P278"><text:tab/><text:tab/><text:tab/>→ <text:bookmark-start text:name="__DdeLink__8741_1097217395"/>$submit→setType(‘submit’), $submit→setNature(‘success’), $submit→setForm($this→id)</text:p>
      <text:p text:style-name="P278"><text:tab/><text:tab/><text:tab/>→ $submit→evtClick($className, $methodeName)</text:p>
      <text:p text:style-name="P279"><text:tab/><text:tab/><text:tab/>→ $properties[‘submits’][$label] = $label<text:bookmark-end text:name="__DdeLink__8741_1097217395"/></text:p>
      <text:p text:style-name="P449"><text:span text:style-name="T180">→ sauvegarde du contenu du tableau </text:span><text:span text:style-name="T73">$properties</text:span><text:span text:style-name="T180"> dans l’attribut </text:span><text:span text:style-name="T73">properties</text:span><text:span text:style-name="T180"> de l’objet </text:span><text:span text:style-name="T197">(</text:span><text:span text:style-name="T125">$this→setProperties($properties)</text:span><text:span text:style-name="T197">),</text:span></text:p>
      <text:p text:style-name="P71"><text:tab/><text:tab/><text:tab/>→ retourne l’objet lui-même.</text:p>
      <text:p text:style-name="P74"><text:span text:style-name="T168">→ retourne </text:span><text:span text:style-name="T37">false</text:span><text:span text:style-name="T168"> sur problème de construction ajout de bouton de soumission du formulaire</text:span></text:p>
      <text:p text:style-name="P380"><text:bookmark-start text:name="__DdeLink__8759_1097217395"/><text:soft-page-break/>removeSubmitBtn($label)<text:bookmark-end text:name="__DdeLink__8759_1097217395"/></text:p>
      <text:p text:style-name="P401">→<text:span text:style-name="T319">si </text:span><text:span text:style-name="T38">$label</text:span><text:span text:style-name="T319"> est non vide</text:span></text:p>
      <text:p text:style-name="P401"><text:span text:style-name="T319"><text:tab/>→ si </text:span><text:span text:style-name="T127">$label</text:span><text:span text:style-name="T319"> est numérique : </text:span><text:span text:style-name="T127">$label </text:span><text:span text:style-name="T319">→ </text:span><text:span text:style-name="T127">$this→getId(),$label</text:span></text:p>
      <text:p text:style-name="P410"><text:span text:style-name="T213"><text:tab/></text:span><text:span text:style-name="T248">→ récupération des ‘</text:span><text:span text:style-name="T87">properties</text:span><text:span text:style-name="T248">’ de l’objet via la méthode </text:span><text:span text:style-name="T87">getProperties()</text:span></text:p>
      <text:p text:style-name="P410"><text:span text:style-name="T199"><text:tab/>→</text:span><text:span text:style-name="T200"> récupération de </text:span><text:span text:style-name="T127">$submits</text:span><text:span text:style-name="T200"> par </text:span><text:span text:style-name="T127">$properties[‘submits’]</text:span></text:p>
      <text:p text:style-name="P410"><text:span text:style-name="T200"><text:tab/>→ si </text:span><text:span text:style-name="T127">$label</text:span><text:span text:style-name="T213"> valeur dans </text:span><text:span text:style-name="T127">$submits</text:span></text:p>
      <text:p text:style-name="P410"><text:span text:style-name="T200"><text:tab/><text:tab/>→ suppression de </text:span><text:span text:style-name="T201">l’occurrence</text:span><text:span text:style-name="T200"> </text:span><text:span text:style-name="T127">$submits[$label]</text:span></text:p>
      <text:p text:style-name="P410"><text:span text:style-name="T200"><text:tab/><text:tab/>→ destruction de l’objet avec </text:span><text:span text:style-name="T127">OObject::destroyObject($label)</text:span></text:p>
      <text:p text:style-name="P410"><text:span text:style-name="T200"><text:tab/><text:tab/>→ </text:span><text:span text:style-name="T127">$properties[‘submits’] </text:span><text:span text:style-name="T200">reçoit</text:span><text:span text:style-name="T127"> $submits</text:span></text:p>
      <text:p text:style-name="P343"><text:span text:style-name="T180">→ sauvegarde du contenu du tableau </text:span><text:span text:style-name="T73">$properties</text:span><text:span text:style-name="T180"> dans l’attribut </text:span><text:span text:style-name="T73">properties</text:span><text:span text:style-name="T180"> de l’objet </text:span><text:span text:style-name="T178">(</text:span><text:span text:style-name="T69">$this→setProperties($properties)</text:span><text:span text:style-name="T178">),</text:span></text:p>
      <text:p text:style-name="P72"><text:tab/><text:tab/>→ retourne l’objet lui-même.</text:p>
      <text:p text:style-name="P246"><text:span text:style-name="T197">→ retourne </text:span><text:span text:style-name="T127">false</text:span></text:p>
      <text:p text:style-name="P380"><text:bookmark-start text:name="__DdeLink__8762_1097217395"/>setSubmitBtns(array $submitsDef)<text:bookmark-end text:name="__DdeLink__8762_1097217395"/></text:p>
      <text:p text:style-name="P401">→<text:span text:style-name="T320"> si </text:span><text:span text:style-name="T128">$submitsDef</text:span><text:span text:style-name="T320"> est non vide</text:span></text:p>
      <text:p text:style-name="P401"><text:tab/>→<text:span text:style-name="T320"> si </text:span><text:span text:style-name="T128">$submitsDef</text:span><text:span text:style-name="T320"> est un tableau</text:span></text:p>
      <text:p text:style-name="P403"><text:tab/><text:tab/>→<text:span text:style-name="T322"> </text:span><text:span text:style-name="T129">$validateArray</text:span><text:span text:style-name="T322"> reçoit </text:span><text:span text:style-name="T39">true</text:span></text:p>
      <text:p text:style-name="P403"><text:tab/><text:tab/>→<text:span text:style-name="T322"> pour chaque </text:span><text:span text:style-name="T129">$submitsDef</text:span><text:span text:style-name="T322"> pris comme </text:span><text:span text:style-name="T129">$submitDef</text:span></text:p>
      <text:p text:style-name="P403"><text:tab/><text:tab/><text:tab/>→<text:span text:style-name="T322"> si </text:span><text:span text:style-name="T129">$submitDef </text:span><text:span text:style-name="T322">n’est pas un tableau ou ne contient pas les clés ‘</text:span><text:span text:style-name="T39">className</text:span><text:span text:style-name="T322">’, ‘</text:span><text:span text:style-name="T39">methodName</text:span><text:span text:style-name="T322">’</text:span></text:p>
      <text:p text:style-name="P403"><text:tab/><text:tab/><text:tab/><text:tab/>→<text:span text:style-name="T322"> </text:span><text:span text:style-name="T129">$validateArray</text:span><text:span text:style-name="T322"> reçoit </text:span><text:span text:style-name="T39">false</text:span></text:p>
      <text:p text:style-name="P403"><text:tab/><text:tab/><text:tab/><text:tab/>→<text:span text:style-name="T322"> arrêt de la boucle</text:span></text:p>
      <text:p text:style-name="P403"><text:tab/><text:tab/>→<text:span text:style-name="T322"> si </text:span><text:span text:style-name="T129">$validateArray</text:span><text:span text:style-name="T322"> a pour valeur </text:span><text:span text:style-name="T39">true</text:span></text:p>
      <text:p text:style-name="P403"><text:tab/><text:tab/><text:tab/>→<text:span text:style-name="T322"> pour chaque </text:span><text:span text:style-name="T129">$submitsDef</text:span><text:span text:style-name="T322"> pris comme </text:span><text:span text:style-name="T129">$submitDef → $event</text:span></text:p>
      <text:p text:style-name="P403"><text:span text:style-name="T322"><text:tab/><text:tab/><text:tab/><text:tab/>→</text:span><text:span text:style-name="T129"> </text:span><text:bookmark-start text:name="__DdeLink__8781_1097217395"/><text:span text:style-name="T129">$submit</text:span><text:span text:style-name="T322"> reçoit </text:span><text:span text:style-name="T129">ODButton($submitDef)</text:span><text:bookmark-end text:name="__DdeLink__8781_1097217395"/></text:p>
      <text:p text:style-name="P315"><text:bookmark-start text:name="__DdeLink__8783_1097217395"/>→ $submit→setType(‘submit’)</text:p>
      <text:p text:style-name="P319">→<text:span text:style-name="T322"> </text:span>$submit→setNature(‘success’), $submit→setForm($this→id)</text:p>
      <text:p text:style-name="P319">→ $submit→evtClick($<text:span text:style-name="T322">event[‘c</text:span>lassName’<text:span text:style-name="T322">]</text:span>, $<text:span text:style-name="T322">event[‘</text:span>methodeName’<text:span text:style-name="T322">]</text:span>)</text:p>
      <text:p text:style-name="P320"><text:span text:style-name="T156">→ $properties[‘submits’][</text:span><text:span text:style-name="T69">$submitDef</text:span><text:span text:style-name="T156">] = </text:span><text:bookmark-end text:name="__DdeLink__8783_1097217395"/><text:span text:style-name="T156">$submitDef</text:span></text:p>
      <text:p text:style-name="P451"><text:span text:style-name="T180">→ sauvegarde du contenu du tableau </text:span><text:span text:style-name="T73">$properties</text:span><text:span text:style-name="T180"> dans l’attribut </text:span><text:span text:style-name="T73">properties</text:span><text:span text:style-name="T180"> de l’objet </text:span><text:span text:style-name="T178">(</text:span><text:span text:style-name="T69">$this→setProperties($properties)</text:span><text:span text:style-name="T178">),</text:span></text:p>
      <text:p text:style-name="P453">→ retourne l’objet lui-même.</text:p>
      <text:p text:style-name="P75"><text:span text:style-name="T197">→ retourne </text:span><text:span text:style-name="T127">false</text:span></text:p>
      <text:p text:style-name="P82"><text:span text:style-name="T320">s</text:span>et<text:span text:style-name="T319">Submit</text:span>Btn(<text:span text:style-name="T319">$label, </text:span>)</text:p>
      <text:p text:style-name="P402">→<text:span text:style-name="T319">si </text:span><text:span text:style-name="T127">$label</text:span><text:span text:style-name="T319"> est non vide</text:span></text:p>
      <text:p text:style-name="P405"><text:tab/>→ si <text:span text:style-name="T69">$label</text:span> est numérique : <text:span text:style-name="T69">$label → $this→getId(),$</text:span><text:span text:style-name="T128">l</text:span><text:span text:style-name="T69">abel</text:span></text:p>
      <text:p text:style-name="P411"><text:span text:style-name="T213"><text:tab/></text:span><text:span text:style-name="T248">→ récupération des ‘</text:span><text:span text:style-name="T87">properties</text:span><text:span text:style-name="T248">’ de l’objet via la méthode </text:span><text:span text:style-name="T87">getProperties()</text:span></text:p>
      <text:p text:style-name="P411"><text:span text:style-name="T199"><text:tab/>→</text:span><text:span text:style-name="T200"> récupération de </text:span><text:span text:style-name="T127">$submits</text:span><text:span text:style-name="T200"> par </text:span><text:span text:style-name="T127">$properties[‘submits’]</text:span></text:p>
      <text:p text:style-name="P411"><text:span text:style-name="T200"><text:tab/>→ si </text:span><text:span text:style-name="T127">$label</text:span><text:span text:style-name="T213"> valeur </text:span><text:span text:style-name="T214">présente</text:span><text:span text:style-name="T213"> dans </text:span><text:span text:style-name="T127">$submits</text:span></text:p>
      <text:p text:style-name="P411"><text:span text:style-name="T127"><text:tab/><text:tab/></text:span><text:span text:style-name="T199">→ </text:span><text:span text:style-name="T127">$</text:span><text:span text:style-name="T133">submit reçoit OObject ::buildObject($label)</text:span></text:p>
      <text:p text:style-name="P383"><text:tab/><text:tab/>→ $submit→evtClick($className, $methodName)</text:p>
      <text:p text:style-name="P344"><text:span text:style-name="T180">→ sauvegarde du contenu du tableau </text:span><text:span text:style-name="T73">$properties</text:span><text:span text:style-name="T180"> dans l’attribut </text:span><text:span text:style-name="T73">properties</text:span><text:span text:style-name="T180"> de l’objet </text:span><text:span text:style-name="T178">(</text:span><text:span text:style-name="T69">$this→setProperties($properties)</text:span><text:span text:style-name="T178">),</text:span></text:p>
      <text:p text:style-name="P73"><text:soft-page-break/><text:tab/><text:tab/>→ retourne l’objet lui-même.</text:p>
      <text:p text:style-name="P247"><text:span text:style-name="T197">→ retourne </text:span><text:span text:style-name="T127">false</text:span></text:p>
      <text:p text:style-name="P381">get<text:span text:style-name="T319">Submit</text:span>Btn(<text:span text:style-name="T319">$label</text:span>)</text:p>
      <text:p text:style-name="P402">→<text:span text:style-name="T319">si </text:span><text:span text:style-name="T127">$label</text:span><text:span text:style-name="T319"> est non vide</text:span></text:p>
      <text:p text:style-name="P404"><text:tab/>→ si <text:span text:style-name="T69">$label</text:span> est numérique : <text:span text:style-name="T69">$label → $this→getId(),$</text:span><text:span text:style-name="T128">l</text:span><text:span text:style-name="T69">abel</text:span></text:p>
      <text:p text:style-name="P410"><text:span text:style-name="T213"><text:tab/></text:span><text:span text:style-name="T248">→ récupération des ‘</text:span><text:span text:style-name="T87">properties</text:span><text:span text:style-name="T248">’ de l’objet via la méthode </text:span><text:span text:style-name="T87">getProperties()</text:span></text:p>
      <text:p text:style-name="P410"><text:span text:style-name="T199"><text:tab/>→</text:span><text:span text:style-name="T200"> récupération de </text:span><text:span text:style-name="T127">$submits</text:span><text:span text:style-name="T200"> par </text:span><text:span text:style-name="T127">$properties[‘submits’]</text:span></text:p>
      <text:p text:style-name="P410"><text:span text:style-name="T200"><text:tab/>→ si </text:span><text:span text:style-name="T127">$label</text:span><text:span text:style-name="T213"> valeur dans </text:span><text:span text:style-name="T127">$submits</text:span></text:p>
      <text:p text:style-name="P410"><text:span text:style-name="T127"><text:tab/><text:tab/></text:span><text:span text:style-name="T199">→</text:span><text:span text:style-name="T178"> </text:span><text:span text:style-name="T200">retourner la valeur </text:span><text:span text:style-name="T69">Oobject::buildObject($</text:span><text:span text:style-name="T127">label</text:span><text:span text:style-name="T69">)</text:span></text:p>
      <text:p text:style-name="P246"><text:span text:style-name="T197">→ retourne </text:span><text:span text:style-name="T127">false</text:span></text:p>
      <text:p text:style-name="P81"/>
      <text:h text:style-name="P536" text:outline-level="3"><text:bookmark-start text:name="__RefHeading___Toc8893_135223327"/>Code JavaScript, code CSS de gestion de l’objet<text:bookmark-end text:name="__RefHeading___Toc8893_135223327"/></text:h>
      <text:h text:style-name="P570"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571"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69">osform.js</text:span> qui sera stocké dans le projet dans le répertoire du module <text:span text:style-name="T69">GOT</text:span> <text:span text:style-name="T69">public/oobjects/oscontainer/osform</text:span><text:span text:style-name="T225">.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52"><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07">sform</text:span>(obj) {</text:p>
      <text:p text:style-name="Preformatted_20_Text"><text:s text:c="4"/>this.id = obj.attr('id');</text:p>
      <text:p text:style-name="Preformatted_20_Text">}</text:p>
      <text:p text:style-name="Preformatted_20_Text"/>
      <text:p text:style-name="Preformatted_20_Text">o<text:span text:style-name="T308">sform</text:span>.prototype = {</text:p>
      <text:p text:style-name="Preformatted_20_Text"><text:s text:c="4"/>getData: function (evt) {</text:p>
      <text:p text:style-name="Preformatted_20_Text"><text:tab/>… </text:p>
      <text:p text:style-name="P435"><text:s text:c="4"/>},</text:p>
      <text:p text:style-name="Preformatted_20_Text"><text:s text:c="4"/>setData: function (data) {</text:p>
      <text:p text:style-name="P436"><text:tab/>… </text:p>
      <text:p text:style-name="P436"><text:s text:c="4"/>}</text:p>
      <text:p text:style-name="P442">};</text:p>
      <text:p text:style-name="P131">La méthode <text:span text:style-name="T69">getData(evt)</text:span> aura pour but de balayer le formulaire pour récupérer pour chaque champ ou objet de type <text:span text:style-name="T69">ODContained</text:span>, la valeur contenue. Par principe, le conteneur principal de l’objet <text:span text:style-name="T2">DOM</text:span> de type <text:span text:style-name="T69">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69">id</text:span> du modèle de l’objet <text:span text:style-name="T69">OSForm</text:span>.</text:p>
      <text:p text:style-name="P131">La méthode <text:span text:style-name="T69">setData(data)</text:span> prendra donc un tableau de valeur ayant pour clé l’identifiant d’objets de type <text:span text:style-name="T69">OSContained</text:span> et valeur celle à appliquer à l’objet <text:span text:style-name="T69">ODContained</text:span> concerné.</text:p>
      <text:p text:style-name="P131">Dans les 2 cas, ces méthodes s’appuieront sur les méthodes <text:span text:style-name="T69">getData(evt)</text:span> et <text:span text:style-name="T69">setData(value)</text:span> des objet <text:span text:style-name="T2">DOM</text:span> correspondant à l’objet <text:span text:style-name="T69">OSContained</text:span> concerné.</text:p>
      <text:h text:style-name="Heading_20_5" text:outline-level="5"><text:bookmark-start text:name="__RefHeading___Toc8049_2064813250"/>Algorithme des méthodes<text:bookmark-end text:name="__RefHeading___Toc8049_2064813250"/></text:h>
      <text:p text:style-name="P163">getData(evt)</text:p>
      <text:p text:style-name="P175">→ <text:span text:style-name="T2">formData</text:span> reçoit ‘’</text:p>
      <text:p text:style-name="P175">→ recherche dans le document <text:span text:style-name="T2">DOM</text:span> courant des objets <text:span text:style-name="T2">DOM</text:span> répondant au sélecteur : <text:span text:style-name="T2">*[data-form=’osform.id’]</text:span></text:p>
      <text:p text:style-name="P175">→ pour chacun des objets <text:span text:style-name="T2">DOM</text:span> trouvé mis dans <text:span text:style-name="T2">selection </text:span>faire :</text:p>
      <text:p text:style-name="P175"><text:tab/>→ <text:span text:style-name="T2">object</text:span> reçoit le contenu de l’attribut <text:span text:style-name="T2">data-object</text:span> de <text:span text:style-name="T2">selection</text:span></text:p>
      <text:p text:style-name="P175"><text:tab/>→ si <text:span text:style-name="T2">object</text:span> n’est pas un bouton (<text:span text:style-name="T2">button</text:span>) <text:span text:style-name="T323">ou type contenant (</text:span><text:span text:style-name="T40">oscontainer</text:span><text:span text:style-name="T323">)</text:span></text:p>
      <text:p text:style-name="P152"><text:span text:style-name="T211"><text:tab/><text:tab/>→ construction de la chaîne </text:span><text:span text:style-name="T161">‘new ‘+</text:span><text:span text:style-name="T220">object</text:span><text:span text:style-name="T161">+’($(</text:span><text:span text:style-name="T310">"</text:span><text:span text:style-name="T161">#’+</text:span><text:span text:style-name="T220">selection,id</text:span><text:span text:style-name="T48">+’"));’</text:span></text:p>
      <text:p text:style-name="P152"><text:tab/><text:tab/>→ évaluation de la cha<text:span text:style-name="T309">îne construite dans </text:span><text:span text:style-name="T33">instance</text:span></text:p>
      <text:p text:style-name="P152"><text:tab/><text:tab/>→<text:span text:style-name="T309"> </text:span><text:span text:style-name="T33">datas</text:span><text:span text:style-name="T309"> reçoit </text:span><text:span text:style-name="T33">instance.getData(</text:span><text:span text:style-name="T148">‘click’</text:span><text:span text:style-name="T33">)</text:span></text:p>
      <text:p text:style-name="P152"><text:tab/><text:tab/>→<text:span text:style-name="T309"> si </text:span><text:span text:style-name="T33">datas</text:span><text:span text:style-name="T309"> n’est pas vide</text:span></text:p>
      <text:p text:style-name="P152"><text:tab/><text:tab/><text:tab/>→<text:span text:style-name="T309"> </text:span>remplacer <text:span text:style-name="T48">"&amp;"</text:span> <text:span text:style-name="T309">par </text:span><text:span text:style-name="T48">"§"</text:span>, <text:span text:style-name="T309">et </text:span><text:span text:style-name="T48">"\'" </text:span><text:span text:style-name="T309">par</text:span> <text:span text:style-name="T48">"*"</text:span> <text:span text:style-name="T309">dans </text:span><text:span text:style-name="T33">datas</text:span></text:p>
      <text:p text:style-name="P152"><text:tab/><text:tab/><text:tab/>→<text:span text:style-name="T309"> ajouter à </text:span><text:span text:style-name="T33">formData</text:span><text:span text:style-name="T309"> : </text:span><text:span text:style-name="T62">‘|’ + </text:span><text:span text:style-name="T33">datas</text:span></text:p>
      <text:p text:style-name="P179">→<text:span text:style-name="T309"> si </text:span><text:span text:style-name="T33">formData</text:span><text:span text:style-name="T309"> n’est pas vide : </text:span><text:span text:style-name="T33">formData</text:span><text:span text:style-name="T309"> reçoit </text:span><text:span text:style-name="T62">substr(</text:span><text:span text:style-name="T33">formData</text:span><text:span text:style-name="T62">, 1)</text:span><text:span text:style-name="T309"> [suppression pipe initial]</text:span></text:p>
      <text:p text:style-name="P179">→<text:span text:style-name="T309"> retourne la valeur de </text:span><text:span text:style-name="T33">formData</text:span></text:p>
      <text:p text:style-name="P163">setData(datas)</text:p>
      <text:p text:style-name="P175">→ <text:span text:style-name="T2">arrayData</text:span> reçoit <text:span text:style-name="T2">datas</text:span> éclaté en tableau, s<text:span text:style-name="T311">é</text:span>p<text:span text:style-name="T311">a</text:span>rateur <text:span text:style-name="T48">‘|’</text:span>,</text:p>
      <text:p text:style-name="P175">→<text:span text:style-name="T311"> pour chaque valeur du tableau </text:span><text:span text:style-name="T34">arrayData</text:span><text:span text:style-name="T311"> pris comme </text:span><text:span text:style-name="T34">(this)</text:span></text:p>
      <text:p text:style-name="P175"><text:span text:style-name="T311"><text:tab/>→ initialisation à vide </text:span><text:span text:style-name="T34">id</text:span><text:span text:style-name="T311">, </text:span><text:span text:style-name="T34">value</text:span><text:span text:style-name="T311"> et </text:span><text:span text:style-name="T34">type</text:span></text:p>
      <text:p text:style-name="P176"><text:span text:style-name="T311"><text:tab/>→ </text:span><text:span text:style-name="T34">dataObj</text:span><text:span text:style-name="T311"> reçoit </text:span><text:span text:style-name="T34">(this)</text:span><text:span text:style-name="T311"> éclaté en tableau, séparateur</text:span><text:span text:style-name="T34"> </text:span><text:span text:style-name="T63">‘§’</text:span><text:span text:style-name="T311"> </text:span></text:p>
      <text:p text:style-name="P176"><text:span text:style-name="T311"><text:tab/>→ pour chaque </text:span><text:span text:style-name="T34">dataObj</text:span><text:span text:style-name="T311"> pris comme </text:span><text:span text:style-name="T34">(this)</text:span></text:p>
      <text:p text:style-name="P175"><text:tab/><text:tab/>→<text:span text:style-name="T311"> récupération de la valeur du membre de l’expression à gauche de ‘=’</text:span></text:p>
      <text:p text:style-name="P175"><text:tab/><text:tab/>→<text:span text:style-name="T311"> suivant la valeur récupérée</text:span></text:p>
      <text:p text:style-name="P175"><text:tab/><text:tab/><text:tab/>→<text:span text:style-name="T311"> si </text:span><text:span text:style-name="T63">‘id’ </text:span><text:span text:style-name="T311">: affectation à </text:span><text:span text:style-name="T34">id</text:span><text:span text:style-name="T311"> de la valeur à droite de ‘=’ ;</text:span></text:p>
      <text:p text:style-name="P176"><text:tab/><text:tab/><text:tab/>→<text:span text:style-name="T311"> si </text:span><text:span text:style-name="T63">‘va<text:tab/>lue’</text:span><text:span text:style-name="T311"> : affectation à </text:span><text:span text:style-name="T34">value</text:span><text:span text:style-name="T311"> de la valeur à droite de ‘=’ ;</text:span></text:p>
      <text:p text:style-name="P176"><text:tab/><text:tab/><text:tab/>→<text:span text:style-name="T311"> si </text:span><text:span text:style-name="T63">‘type’</text:span><text:span text:style-name="T311"> : affectation à </text:span><text:span text:style-name="T34">type</text:span><text:span text:style-name="T311"> de la valeur à droite de ‘=’ ;</text:span></text:p>
      <text:p text:style-name="P176"><text:tab/>→<text:span text:style-name="T311"> </text:span><text:span text:style-name="T130">obj</text:span><text:span text:style-name="T311"> reçoit </text:span><text:span text:style-name="T34">$(‘#’+</text:span><text:span text:style-name="T130">id</text:span><text:span text:style-name="T34">)</text:span></text:p>
      <text:p text:style-name="P177"><text:tab/>→<text:span text:style-name="T311"> construction de la chaîne </text:span><text:span text:style-name="T63">"new "+obj.attr('data-objet')+'($("#'+obj.attr('id')+'#));'</text:span></text:p>
      <text:p text:style-name="P180"><text:tab/>→ évaluation de la cha<text:span text:style-name="T309">îne construite dans </text:span><text:span text:style-name="T33">instance</text:span></text:p>
      <text:p text:style-name="P180"><text:tab/>→<text:span text:style-name="T309"> </text:span><text:span text:style-name="T33">datas</text:span><text:span text:style-name="T309"> reçoit </text:span><text:span text:style-name="T33">instance.</text:span><text:span text:style-name="T35">s</text:span><text:span text:style-name="T33">etData(</text:span><text:span text:style-name="T35">value</text:span><text:span text:style-name="T33">)</text:span></text:p>
      <text:p text:style-name="P181"/>
      <text:h text:style-name="P552" text:outline-level="2"><text:bookmark-start text:name="__RefHeading___Toc5348_262227166"/>L’objet zone de saisie multi usage – ODInput<text:bookmark-end text:name="__RefHeading___Toc5348_262227166"/></text:h>
      <text:p text:style-name="P138">Comme déjà précisé, les objets de type <text:span text:style-name="T69">ODContained</text:span> dans <text:span text:style-name="T69">GOT</text:span> seront au départ lié intimement à la balise <text:span text:style-name="T2">HTML</text:span> potant le même nom. Ainsi <text:span text:style-name="T69">ODInput</text:span> est l’objet de mise en œuvre de la balise <text:span text:style-name="T2">HTML</text:span> &lt;input … /&gt;.</text:p>
      <text:p text:style-name="P414"><text:span text:style-name="T324">Les attributs spécifiques à cet objet, ne reprendront pas </text:span>l’exhaustivité<text:span text:style-name="T324"> des attributs connus de la balise </text:span><text:span text:style-name="T41">HTML</text:span><text:span text:style-name="T324"> input. On prendra les plus utilisés. Pour des questions de présentation, les attributs </text:span><text:span text:style-name="T131">label</text:span><text:span text:style-name="T324">, </text:span><text:span text:style-name="T131">labelWidthBT</text:span><text:span text:style-name="T324"> sont mis en place pour :</text:span></text:p>
      <text:list xml:id="list5413034054050640436" text:style-name="L20">
        <text:list-item>
          <text:p text:style-name="P509">affecter à la zone de saisi un label une étiquette (label),</text:p>
        </text:list-item>
        <text:list-item>
          <text:p text:style-name="P472">permettre la présentation de la zone de saisie et de son label en respectant le standard <text:span text:style-name="T2">Twitter Bootstrap</text:span></text:p>
        </text:list-item>
      </text:list>
      <text:p text:style-name="P415"><text:soft-page-break/>L’attribut type ne couvrira pas l’ensemble des type d ebalise HTML &lt;input … /&gt; connu. Pour cette version, on figera ce dernier aux valeurs suivantes :</text:p>
      <text:p text:style-name="P416"><text:span text:style-name="T69">INPUTTYPE_HIDDEN</text:span> = ‘<text:span text:style-name="T2">hidden</text:span>’<text:tab/>=&gt; champ caché,</text:p>
      <text:p text:style-name="P415"><text:span text:style-name="T69">INPUTTYPE_TEXT</text:span> = ‘<text:span text:style-name="T2">text</text:span>’<text:tab/><text:tab/>=&gt; saisie de texte visible,</text:p>
      <text:p text:style-name="P142"><text:span text:style-name="T69">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545" text:outline-level="3"><text:bookmark-start text:name="__RefHeading___Toc8316_3443808127"/>Le constructeur de l’objet<text:bookmark-end text:name="__RefHeading___Toc8316_3443808127"/></text:h>
      <text:p text:style-name="P287">Comme dans le cas de l’objet <text:span text:style-name="T69">OSDiv</text:span>, une première partie fait référence à l’appel du constructeur de l’objet parent, ici <text:span text:style-name="T69">ODContained</text:span>, avec en paramètre<text:span text:style-name="T329">s</text:span> l’identifiant de l’objet et le chemin d’accès au fichier de configuration spécifique de l’objet, '<text:span text:style-name="T48">oobjects/odcontained/odinput/odinput.config.php</text:span>' .</text:p>
      <text:p text:style-name="P287">Dans un second temps, si l’objet n’a pas de largeur, de taille dans la grille <text:span text:style-name="T2">Twitter Bootstrap</text:span>, on lui affectera 12 de largeur par défaut (attribut <text:span text:style-name="T69">widthBT</text:span>). <text:span text:style-name="T325">On le rendra obligatoirement visible (</text:span><text:span text:style-name="T132">$this→setDisplay()</text:span><text:span text:style-name="T325">) et actif (</text:span><text:span text:style-name="T132">$this-&gt;enable()</text:span><text:span text:style-name="T325">).</text:span></text:p>
      <text:h text:style-name="P538"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46" text:outline-level="3"><text:bookmark-start text:name="__RefHeading___Toc8717_1097217395"/>Les méthodes relatives aux attributs spécifiques de l’objet<text:bookmark-end text:name="__RefHeading___Toc8717_1097217395"/></text:h>
      <text:p text:style-name="P164">set<text:span text:style-name="T327">Type</text:span>(<text:span text:style-name="T327">$type = self::INPUTTYPE_TEXT</text:span>)</text:p>
      <text:p text:style-name="P165">getType()</text:p>
      <text:p text:style-name="P165">setSize($size)</text:p>
      <text:p text:style-name="P165">getSize()</text:p>
      <text:p text:style-name="P165">setMaxlength($maxlength)</text:p>
      <text:p text:style-name="P165">setLabel($label)</text:p>
      <text:p text:style-name="P165">getLabel()</text:p>
      <text:p text:style-name="P165">setPlaceholder($placeholder)</text:p>
      <text:p text:style-name="P165">getPla<text:span text:style-name="T328">c</text:span>eholder()</text:p>
      <text:p text:style-name="P165">setLabelWidthBT($labelWidthBT)</text:p>
      <text:p text:style-name="P165">getLabelWidthBT()</text:p>
      <text:p text:style-name="P165">setErrMessage($errMessage)</text:p>
      <text:p text:style-name="P165">getErrMessage()</text:p>
      <text:p text:style-name="P165">setIcon($icon)</text:p>
      <text:p text:style-name="P165">getIcon()</text:p>
      <text:h text:style-name="P537" text:outline-level="3"><text:bookmark-start text:name="__RefHeading___Toc8719_1097217395"/><text:soft-page-break/>Code JavaScript, code CSS de gestion de l’objet<text:bookmark-end text:name="__RefHeading___Toc8719_1097217395"/></text:h>
      <text:h text:style-name="P553" text:outline-level="2"><text:bookmark-start text:name="__RefHeading___Toc5350_262227166"/>L’objet bouton à cliquer – ODButton<text:bookmark-end text:name="__RefHeading___Toc5350_262227166"/></text:h>
      <text:h text:style-name="P539"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8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54" text:outline-level="2"><text:bookmark-start text:name="__RefHeading___Toc5352_262227166"/>L’objet liste de sélection – ODSelect<text:bookmark-end text:name="__RefHeading___Toc5352_262227166"/></text:h>
      <text:h text:style-name="P53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8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8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8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8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8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87"> langue</text:span></text:p>
          </table:table-cell>
          <table:table-cell table:style-name="Tableau8.B2" office:value-type="string">
            <text:p text:style-name="P36">‘<text:span text:style-name="T287">fr’ pour français par défaut</text:span></text:p>
          </table:table-cell>
        </table:table-row>
      </table:table>
      <text:h text:style-name="P554" text:outline-level="2"><text:bookmark-start text:name="__RefHeading___Toc5354_262227166"/>L’objet conteneur de texte divers – ODSpan<text:bookmark-end text:name="__RefHeading___Toc5354_262227166"/></text:h>
      <text:h text:style-name="P54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22"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71">s</text:span> complémentaire<text:span text:style-name="T271">s</text:span><text:bookmark-end text:name="__RefHeading___Toc5429_262227166"/></text:h>
      <text:h text:style-name="P541" text:outline-level="3"><text:bookmark-start text:name="__RefHeading___Toc8802_403600236"/>les extensions Twig<text:bookmark-end text:name="__RefHeading___Toc8802_403600236"/></text:h>
      <text:h text:style-name="P572" text:outline-level="4"><text:bookmark-start text:name="__RefHeading___Toc8828_3017497045"/>Les compléments traitement des erreurs, des exceptions<text:bookmark-end text:name="__RefHeading___Toc8828_3017497045"/></text:h>
      <text:h text:style-name="P572" text:outline-level="4"><text:bookmark-start text:name="__RefHeading___Toc8830_3017497045"/>Ajouts d’aides aux traitements, d’aide à la présentation<text:bookmark-end text:name="__RefHeading___Toc8830_3017497045"/></text:h>
      <text:h text:style-name="P541" text:outline-level="3"><text:bookmark-start text:name="__RefHeading___Toc8804_403600236"/>les modèles de remplacement des modèles par défaut<text:bookmark-end text:name="__RefHeading___Toc8804_403600236"/></text:h>
      <text:h text:style-name="P572" text:outline-level="4"><text:bookmark-start text:name="__RefHeading___Toc8832_3017497045"/>layout – modèle général par défaut<text:bookmark-end text:name="__RefHeading___Toc8832_3017497045"/></text:h>
      <text:h text:style-name="P572"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3">Le service <text:span text:style-name="T69">GotServices</text:span> va concentrer l’ensemble des fonctions et méthodes mises en œuvre dans <text:span text:style-name="T69">GOT</text:span>. C’est lui qui fournira aux aides de vue (<text:span text:style-name="T144">viewHelper</text:span> <text:span text:style-name="T2">Zend Framework</text:span>) les méthodes à <text:span text:style-name="T330">utiliser</text:span> pour obtenir les rendus de code voulus.</text:p>
      <text:p text:style-name="P371">Les besoins sont :</text:p>
      <text:list xml:id="list4139588230142681280" text:style-name="L21">
        <text:list-item>
          <text:p text:style-name="P498">le rendu <text:span text:style-name="T2">HTML</text:span> des objets <text:span text:style-name="T69">GOT</text:span>, rendu partiel vu coté <text:span text:style-name="T2">Zend Framework</text:span>,</text:p>
        </text:list-item>
        <text:list-item>
          <text:p text:style-name="P498">la préparation et le formatage des inclusions des ressources en feuilles de style et fichiers JavaScript,</text:p>
        </text:list-item>
        <text:list-item>
          <text:p text:style-name="P473">la traduction en nom de classe des tailles, largeurs des objets <text:span text:style-name="T69">GOT</text:span> <text:span text:style-name="T2">Twitter Bootstrap</text:span>.</text:p>
        </text:list-item>
      </text:list>
      <text:p text:style-name="P417">De fait, et comme sous <text:span text:style-name="T2">Zend Framework</text:span> &gt;2,5 || 3, le constructeur du service intégrera directement :</text:p>
      <text:list xml:id="list407397709948178594" text:style-name="L22">
        <text:list-item>
          <text:p text:style-name="P510">le <text:span text:style-name="T144">ServiceManager</text:span> de <text:span text:style-name="T2">Zend Framework</text:span>, pour l’utiliser pour récupérer d’autres services ou être accessible indirectement,</text:p>
        </text:list-item>
        <text:list-item>
          <text:p text:style-name="P475">le service de rendu de l’extension <text:span text:style-name="T2">Twig</text:span> utilisée (ici <text:span text:style-name="T2">ZfcTwigRenderer</text:span>) pour pouvoir réaliser les rendus <text:span text:style-name="T2">HTML</text:span> des objets <text:span text:style-name="T69">GOT</text:span>.</text:p>
        </text:list-item>
      </text:list>
      <text:h text:style-name="P542" text:outline-level="3"><text:bookmark-start text:name="__RefHeading___Toc8820_3017497045"/>gotRender() - rendu HTML d’objets<text:bookmark-end text:name="__RefHeading___Toc8820_3017497045"/></text:h>
      <text:p text:style-name="P371">Cette aide de vue (<text:span text:style-name="T2">viewHelper</text:span> sous <text:span text:style-name="T2">Zend Framework</text:span>) s’appuie sur le rendu partiel de modèles programmé en langage <text:span text:style-name="T2">Twig</text:span>. Pour réaliser le rendu d’un objet <text:span text:style-name="T69">GOT</text:span>, il faut prévoir les spécificités des objets <text:span text:style-name="T69">GOT </text:span>:</text:p>
      <text:list xml:id="list3619983619152452051" text:style-name="L23">
        <text:list-item>
          <text:p text:style-name="P499">les objets <text:span text:style-name="T69">OSContainer</text:span>, conteneur d’objets, demande à faire le rendu des objets les formant,</text:p>
        </text:list-item>
        <text:list-item>
          <text:p text:style-name="P474">l’intégration des objets étendus, <text:span text:style-name="T69">OEObject</text:span>, <text:span text:style-name="T69">OE</text:span><text:span text:style-name="T135">S</text:span><text:span text:style-name="T69">Container</text:span> en premier lieu, et niveau final <text:span text:style-name="T69">OED</text:span><text:span text:style-name="T135">C</text:span><text:span text:style-name="T69">ontained</text:span></text:p>
        </text:list-item>
      </text:list>
      <text:p text:style-name="P146">le tout prend les modèles à rendre dans le ou les répertoires d’alias ‘<text:span text:style-name="T144">graphic-object-templating</text:span>’ et les sous-répertoires ‘<text:span text:style-name="T144">oobjects</text:span>’ et ‘<text:span text:style-name="T48">oeobjects</text:span>’ suivant le cas.</text:p>
      <text:h text:style-name="P573" text:outline-level="4"><text:bookmark-start text:name="__RefHeading___Toc18339_1012065404"/>Algorithme de la méthode <text:span text:style-name="T332">rendu($object) </text:span>dans GotServices<text:bookmark-end text:name="__RefHeading___Toc18339_1012065404"/></text:h>
      <text:p text:style-name="P145">Préalable : passage de l’objet <text:span text:style-name="T69">GOT</text:span> ou de son identifiant en paramètre, <text:span text:style-name="T69">$object</text:span>.</text:p>
      <text:p text:style-name="P145">→ création de la variable <text:span text:style-name="T2">Zend Framework</text:span> de rendu de modèle <text:span text:style-name="T69">$html</text:span> instanciation de la classe <text:span text:style-name="T48">Zend\View\Model\ViewModel,</text:span></text:p>
      <text:p text:style-name="P145"><text:soft-page-break/>→ si <text:span text:style-name="T69">$object</text:span> n’est pas une instance de <text:span text:style-name="T69">OObject </text:span>: <text:span text:style-name="T69">$object</text:span> reçoit <text:span text:style-name="T69">Oobject::buildObject($object)</text:span></text:p>
      <text:p text:style-name="P412"><text:span text:style-name="T248">→ récupération des ‘</text:span><text:span text:style-name="T87">properties</text:span><text:span text:style-name="T248">’ de l’objet via la méthode </text:span><text:span text:style-name="T87">getProperties()</text:span></text:p>
      <text:p text:style-name="P412"><text:span text:style-name="T209">→</text:span><text:span text:style-name="T215"> affectation </text:span><text:span text:style-name="T158">$template</text:span><text:span text:style-name="T215"> avec </text:span><text:span text:style-name="T158">$properties[‘template’]</text:span></text:p>
      <text:p text:style-name="P406"><text:s/>→ suivant la valeur contenue dans <text:span text:style-name="T69">$properties[‘typeObj’]</text:span> faire</text:p>
      <text:p text:style-name="P406"><text:tab/>→ si on a pour valeur <text:span text:style-name="T69">odcontained</text:span> ou <text:span text:style-name="T69">oedcontained</text:span></text:p>
      <text:p text:style-name="P412"><text:span text:style-name="T215"><text:tab/><text:tab/>→</text:span><text:span text:style-name="T216"> affectation à </text:span><text:span text:style-name="T159">$html</text:span><text:span text:style-name="T216"> de </text:span><text:span text:style-name="T159">$template</text:span><text:span text:style-name="T216"> via la méthode </text:span><text:span text:style-name="T159">setTemplate()</text:span></text:p>
      <text:p text:style-name="P407"><text:tab/><text:tab/>→ affectation à <text:span text:style-name="T69">$html</text:span> de <text:span text:style-name="T69">$properties</text:span> via la méthode <text:span text:style-name="T69">setVariable()</text:span> : nom ‘<text:span text:style-name="T69">objet</text:span>’</text:p>
      <text:p text:style-name="P413"><text:span text:style-name="T216"><text:tab/>→ </text:span><text:span text:style-name="T215">si on a pour valeur </text:span><text:span text:style-name="T158">o</text:span><text:span text:style-name="T159">scontainer</text:span><text:span text:style-name="T215"> ou </text:span><text:span text:style-name="T158">oe</text:span><text:span text:style-name="T159">scontainer</text:span></text:p>
      <text:p text:style-name="P408"><text:tab/><text:tab/>→ initialisation à vide de <text:span text:style-name="T69">$content</text:span></text:p>
      <text:p text:style-name="P408"><text:tab/><text:tab/>→ affectation de <text:span text:style-name="T69">$children</text:span> avec <text:span text:style-name="T69">$object→getChildren()</text:span></text:p>
      <text:p text:style-name="P408"><text:tab/><text:tab/>→ pour chaque <text:span text:style-name="T69">$children</text:span> pris en tant que <text:span text:style-name="T69">$child</text:span></text:p>
      <text:p text:style-name="P408"><text:tab/><text:tab/><text:tab/>→ <text:span text:style-name="T2">$</text:span><text:span text:style-name="T69">rendu</text:span> reçoit <text:span text:style-name="T69">$this→rendu($child)</text:span></text:p>
      <text:p text:style-name="P408"><text:tab/><text:tab/><text:tab/>→ ajout de <text:span text:style-name="T69">$rendu</text:span> à <text:span text:style-name="T69">$content</text:span></text:p>
      <text:p text:style-name="P413"><text:span text:style-name="T215"><text:tab/><text:tab/>→</text:span><text:span text:style-name="T216"> affectation à </text:span><text:span text:style-name="T159">$html</text:span><text:span text:style-name="T216"> de </text:span><text:span text:style-name="T159">$template</text:span><text:span text:style-name="T216"> via la méthode </text:span><text:span text:style-name="T221">setTemplate()</text:span></text:p>
      <text:p text:style-name="P408"><text:tab/><text:tab/>→ affectation à <text:span text:style-name="T69">$html</text:span> de <text:span text:style-name="T69">$properties</text:span> via la méthode <text:span text:style-name="T2">setVariable()</text:span> : nom ‘<text:span text:style-name="T2">objet</text:span>’</text:p>
      <text:p text:style-name="P408"><text:tab/><text:tab/>→ affectation à <text:span text:style-name="T69">$html</text:span> de <text:span text:style-name="T69">$content</text:span> via la méthode <text:span text:style-name="T2">setVariable()</text:span> : nom ‘<text:span text:style-name="T2">content</text:span>’</text:p>
      <text:p text:style-name="P408">→ <text:span text:style-name="T331">exécution du rendu </text:span><text:span text:style-name="T43">HTML</text:span><text:span text:style-name="T331"> de </text:span><text:span text:style-name="T136">$html</text:span><text:span text:style-name="T331"> (</text:span><text:span text:style-name="T136">$this→_twigRender→render($html)</text:span><text:span text:style-name="T331">) dans </text:span><text:span text:style-name="T136">$renduHtml</text:span></text:p>
      <text:p text:style-name="P408">→<text:span text:style-name="T331"> restitution du rendu </text:span><text:span text:style-name="T43">HTML</text:span><text:span text:style-name="T331"> sans caractères saut de ligne, retour chariot (</text:span><text:span text:style-name="T65">str_replace(array("\r\n", "\r", "\n"), "", </text:span><text:span text:style-name="T136">$renduHtml</text:span><text:span text:style-name="T65">)</text:span><text:span text:style-name="T331">)</text:span></text:p>
      <text:h text:style-name="P577" text:outline-level="4"><text:bookmark-start text:name="__RefHeading___Toc18342_1012065404"/>Algorithme de la <text:span text:style-name="T332">classe</text:span> <text:span text:style-name="T332">de l’aide de vue</text:span><text:bookmark-end text:name="__RefHeading___Toc18342_1012065404"/></text:h>
      <text:p text:style-name="P454">Préalable : la méthode <text:span text:style-name="T144">Factory</text:span> constructeur de l’aide de vue <text:span text:style-name="T69">GotRender</text:span> récupérera<text:span text:style-name="T2"> </text:span><text:span text:style-name="T69">GotServices</text:span><text:span text:style-name="T232"> via son alias</text:span><text:span text:style-name="T2"> : </text:span><text:span text:style-name="T69">graphic.object.templating.services</text:span>.</text:p>
      <text:p text:style-name="P454">L’invocation de la classe d’aide vue (méthode magique <text:span text:style-name="T48">__invoke(</text:span><text:span text:style-name="T69">$object</text:span><text:span text:style-name="T48">)</text:span>) exécutera la commande de rendu <text:span text:style-name="T2">HTML</text:span> de l’objet :</text:p>
      <text:p text:style-name="P437"><text:tab/>$html = $this-&gt;gs-&gt;render($object);</text:p>
      <text:p text:style-name="P437"><text:tab/>return $html;</text:p>
      <text:h text:style-name="P543"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48">&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18">Afin de pouvoir gérer récursivement l’acquisition et le rendu des balises d’inclusion des ressources <text:span text:style-name="T2">CSS</text:span> &amp; <text:span text:style-name="T2">Js</text:span> dans la balise <text:span text:style-name="T2">HTML</text:span> <text:span text:style-name="T48">&lt;head&gt; … &lt;/head&gt;</text:span>, la réalisation de cette tache sera donnée à une méthode secondaire, <text:span text:style-name="T69">rscs($object)</text:span>, dont le but sera de :</text:p>
      <text:list xml:id="list6767972388382230254" text:style-name="L24">
        <text:list-item>
          <text:p text:style-name="P511">récupérer dans un premier temps l’ensemble des ressources des objets <text:span text:style-name="T69">GOT</text:span> utilisés pour construire un objet, une page,</text:p>
        </text:list-item>
        <text:list-item>
          <text:p text:style-name="P511">recherche avec les données trouvées si on ne l’a pas encore</text:p>
          <text:list>
            <text:list-item>
              <text:p text:style-name="P511">affectation soit dans le tableau <text:span text:style-name="T69">css</text:span>, soit dans le tableau <text:span text:style-name="T69">js</text:span> de la ressource absente encore,</text:p>
            </text:list-item>
          </text:list>
        </text:list-item>
        <text:list-item>
          <text:p text:style-name="P476">génération du rendu des balises <text:span text:style-name="T2">HTML</text:span> de chargement de ressources à intégrer dans la balise <text:span text:style-name="T2">HTML</text:span> <text:span text:style-name="T48">&lt;head&gt; … &lt;/head&gt;</text:span>.</text:p>
        </text:list-item>
      </text:list>
      <text:p text:style-name="P147"><text:soft-page-break/></text:p>
      <text:h text:style-name="P574"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72">→ création de la variable <text:span text:style-name="T2">Zend Framework</text:span> de rendu de modèle <text:span text:style-name="T69">$</text:span><text:span text:style-name="T138">view</text:span> instanciation de la classe <text:span text:style-name="T48">Zend\View\Model\ViewModel,</text:span></text:p>
      <text:p text:style-name="P372"><text:span text:style-name="T48">→</text:span><text:span text:style-name="T66"> </text:span><text:span text:style-name="T228">création du tableau de valeur </text:span><text:span text:style-name="T138">$scripts</text:span><text:span text:style-name="T228"> avec le retour de la méthode </text:span><text:span text:style-name="T138">rscs($object)</text:span></text:p>
      <text:p text:style-name="P366"><text:span text:style-name="T334">→ si le tableau </text:span><text:span text:style-name="T138">$scripts</text:span><text:span text:style-name="T334"> n’est pas vide</text:span></text:p>
      <text:p text:style-name="P419"><text:span text:style-name="T216"><text:tab/>→ affectation à </text:span><text:span text:style-name="T159">$</text:span><text:span text:style-name="T160">view</text:span><text:span text:style-name="T216"> de </text:span>'<text:span text:style-name="T48">graphic-object-templating/got/got-header.twig</text:span>' <text:span text:style-name="T216">via la méthode </text:span><text:span text:style-name="T221">set</text:span><text:span text:style-name="T222">Template</text:span><text:span text:style-name="T221">()</text:span></text:p>
      <text:p text:style-name="P409"><text:tab/>→ affectation à <text:span text:style-name="T69">$</text:span><text:span text:style-name="T138">view</text:span> d<text:span text:style-name="T334">u cont</text:span>e<text:span text:style-name="T334">nu</text:span> <text:span text:style-name="T69">$</text:span><text:span text:style-name="T138">scripts </text:span>via la méthode <text:span text:style-name="T2">setVariable()</text:span> : nom ‘<text:span text:style-name="T44">scripts</text:span>’</text:p>
      <text:p text:style-name="P409"><text:tab/>→ <text:span text:style-name="T331">exécution du rendu </text:span><text:span text:style-name="T43">HTML</text:span><text:span text:style-name="T331"> de </text:span><text:span text:style-name="T136">$</text:span><text:span text:style-name="T138">view</text:span><text:span text:style-name="T331"> (</text:span><text:span text:style-name="T136">$this→_twigRender→render($</text:span><text:span text:style-name="T138">view</text:span><text:span text:style-name="T136">)</text:span><text:span text:style-name="T331">) dans </text:span><text:span text:style-name="T136">$renduHtml</text:span></text:p>
      <text:p text:style-name="P341">→<text:span text:style-name="T331"> restitution du rendu </text:span><text:span text:style-name="T43">HTML</text:span><text:span text:style-name="T331"> sans caractères saut de ligne, retour chariot (</text:span><text:span text:style-name="T65">str_replace(array("\r\n", "\r", "\n"), "", </text:span><text:span text:style-name="T136">$renduHtml</text:span><text:span text:style-name="T65">)</text:span><text:span text:style-name="T331">)</text:span></text:p>
      <text:p text:style-name="P83">→<text:span text:style-name="T334"> retourne </text:span><text:span text:style-name="T44">false</text:span><text:span text:style-name="T334"> pour pas de fichier à inclure</text:span></text:p>
      <text:h text:style-name="P591" text:outline-level="5"><text:bookmark-start text:name="__RefHeading___Toc9402_1045490279"/>L’algorithme de la méthode <text:span text:style-name="T334">rscs</text:span>($object)<text:bookmark-end text:name="__RefHeading___Toc9402_1045490279"/></text:h>
      <text:p text:style-name="P149">→<text:span text:style-name="T334"> si </text:span><text:span text:style-name="T138">$object</text:span><text:span text:style-name="T334"> n’est pas vide ou null</text:span></text:p>
      <text:p text:style-name="P150"><text:tab/>→<text:span text:style-name="T334"> si </text:span><text:span text:style-name="T138">$object</text:span><text:span text:style-name="T334"> n’est pas une instance de </text:span><text:span text:style-name="T138">OObject</text:span><text:span text:style-name="T203"> </text:span><text:span text:style-name="T204">et </text:span><text:span text:style-name="T140">OEObject</text:span><text:span text:style-name="T334"> : </text:span><text:span text:style-name="T138">$object</text:span><text:span text:style-name="T334"> reçoit </text:span><text:span text:style-name="T138">OObject::buildObject($object)</text:span></text:p>
      <text:p text:style-name="P149"><text:tab/>→<text:span text:style-name="T334"> si </text:span><text:span text:style-name="T138">$object</text:span><text:span text:style-name="T334"> est une instance de </text:span><text:span text:style-name="T138">OObject</text:span><text:span text:style-name="T203"> </text:span><text:span text:style-name="T204">ou </text:span><text:span text:style-name="T140">OEObject</text:span></text:p>
      <text:p text:style-name="P477"><text:tab/><text:tab/>→<text:span text:style-name="T335"> </text:span><text:span text:style-name="T139">$rscsTab </text:span><text:span text:style-name="T335">reçoit </text:span><text:span text:style-name="T67">[]</text:span></text:p>
      <text:p text:style-name="P477"><text:tab/><text:tab/>→<text:span text:style-name="T335"> </text:span><text:span text:style-name="T139">$rscsTab[‘css’]</text:span><text:span text:style-name="T335"> reçoit </text:span><text:span text:style-name="T67">[]</text:span></text:p>
      <text:p text:style-name="P477"><text:tab/><text:tab/>→<text:span text:style-name="T335"> </text:span><text:span text:style-name="T139">$rscsTab[‘js’]</text:span><text:span text:style-name="T335"> reçoit </text:span><text:span text:style-name="T67">[]</text:span></text:p>
      <text:p text:style-name="P512"><text:span text:style-name="T248"><text:tab/><text:tab/>→ récupération des ‘</text:span><text:span text:style-name="T87">properties</text:span><text:span text:style-name="T248">’ de l’objet via la méthode </text:span><text:span text:style-name="T87">getProperties()</text:span></text:p>
      <text:p text:style-name="P399"><text:span text:style-name="T248"><text:tab/><text:tab/>→ si </text:span><text:span text:style-name="T87">$properties[‘resources’]</text:span><text:span text:style-name="T248"> n’est pas vide</text:span></text:p>
      <text:p text:style-name="P399"><text:span text:style-name="T335"><text:tab/><text:tab/><text:tab/>→si </text:span><text:span text:style-name="T139">$properties[‘resources’</text:span><text:span text:style-name="T142">]</text:span><text:span text:style-name="T139">[‘css’]</text:span><text:span text:style-name="T335"> est non vide : </text:span><text:span text:style-name="T139">$cssList</text:span><text:span text:style-name="T335"> reçoit </text:span><text:span text:style-name="T139">$properties[‘resources’][‘css’]</text:span></text:p>
      <text:p text:style-name="P514"><text:span text:style-name="T335"><text:tab/><text:tab/><text:tab/>→si </text:span><text:span text:style-name="T139">$properties[‘resources’][‘</text:span><text:span text:style-name="T142">j</text:span><text:span text:style-name="T139">s’]</text:span><text:span text:style-name="T335"> est non vide : </text:span><text:span text:style-name="T139">$jsList</text:span><text:span text:style-name="T335"> reçoit </text:span><text:span text:style-name="T139">$properties[‘resources’][‘js’]</text:span></text:p>
      <text:p text:style-name="P399"><text:span text:style-name="T335"><text:tab/><text:tab/><text:tab/>→ si </text:span><text:span text:style-name="T139">$cssList</text:span><text:span text:style-name="T335"> n’est pas vide</text:span></text:p>
      <text:p text:style-name="P399"><text:span text:style-name="T335"><text:tab/><text:tab/><text:tab/><text:tab/>→ pour chaque </text:span><text:span text:style-name="T139">$cssList</text:span><text:span text:style-name="T335"> pris comme </text:span><text:span text:style-name="T139">$nomCss→</text:span><text:span text:style-name="T335"> </text:span><text:span text:style-name="T139">$pathCss</text:span><text:span text:style-name="T335"> faire</text:span></text:p>
      <text:p text:style-name="P400"><text:span text:style-name="T335"><text:tab/><text:tab/><text:tab/><text:tab/><text:tab/>→ </text:span><text:span text:style-name="T139">$rscsTab[‘css’][$nomCss]</text:span><text:span text:style-name="T335"> reçoit </text:span><text:span text:style-name="T139">$pathCss</text:span></text:p>
      <text:p text:style-name="P399"><text:span text:style-name="T335"><text:tab/><text:tab/><text:tab/>→ si </text:span><text:span text:style-name="T139">$jsList</text:span><text:span text:style-name="T335"> n’est pas vide</text:span></text:p>
      <text:p text:style-name="P399"><text:span text:style-name="T335"><text:tab/><text:tab/><text:tab/><text:tab/>→ pour chaque </text:span><text:span text:style-name="T139">$jsList</text:span><text:span text:style-name="T335"> pris comme </text:span><text:span text:style-name="T139">$nomJs</text:span><text:span text:style-name="T335"> → </text:span><text:span text:style-name="T139">$pathJs</text:span><text:span text:style-name="T335"> faire</text:span></text:p>
      <text:p text:style-name="P399"><text:span text:style-name="T335"><text:tab/><text:tab/><text:tab/><text:tab/><text:tab/>→ </text:span><text:span text:style-name="T139">$rscsTab[‘js’][$nomJs]</text:span><text:span text:style-name="T335"> reçoit </text:span><text:span text:style-name="T139">$pathJs</text:span></text:p>
      <text:p text:style-name="P399"><text:span text:style-name="T335"><text:tab/><text:tab/><text:tab/>→ si </text:span><text:span text:style-name="T139">$object</text:span><text:span text:style-name="T335"> est une instance de </text:span><text:span text:style-name="T139">OSContainer</text:span><text:span text:style-name="T335"> ou </text:span><text:span text:style-name="T140">OESContainer</text:span></text:p>
      <text:p text:style-name="P399"><text:span text:style-name="T335"><text:tab/><text:tab/><text:tab/><text:tab/>→ </text:span><text:span text:style-name="T139">$children</text:span><text:span text:style-name="T335"> reçoit </text:span><text:span text:style-name="T139">$object→getChildren</text:span><text:span text:style-name="T140">()</text:span></text:p>
      <text:p text:style-name="P399"><text:span text:style-name="T335"><text:tab/><text:tab/><text:tab/><text:tab/>→ pour chaque </text:span><text:span text:style-name="T139">$children</text:span><text:span text:style-name="T335"> pris comme </text:span><text:span text:style-name="T139">$child</text:span></text:p>
      <text:p text:style-name="P515"><text:span text:style-name="T335"><text:tab/><text:tab/><text:tab/><text:tab/><text:tab/>→ fusionner sans double de </text:span><text:span text:style-name="T139">$ rscsTab</text:span><text:span text:style-name="T335"> et </text:span><text:span text:style-name="T139">$this→rscs($child)</text:span><text:span text:style-name="T335"> dans </text:span><text:span text:style-name="T139">$rscsTempo</text:span></text:p>
      <text:p text:style-name="P399"><text:span text:style-name="T335"><text:tab/>→ retourne la valeur contenue dans </text:span><text:span text:style-name="T139">$rscsTab</text:span></text:p>
      <text:p text:style-name="P84"><text:span text:style-name="T216">→</text:span><text:span text:style-name="T217"> retourne </text:span><text:span text:style-name="T222">false</text:span><text:span text:style-name="T217"> pour </text:span><text:span text:style-name="T160">$object</text:span><text:span text:style-name="T217"> n’est pas un objet ou un identifiant d’objet</text:span></text:p>
      <text:h text:style-name="P578" text:outline-level="4"><text:bookmark-start text:name="__RefHeading___Toc9341_1045490279"/><text:soft-page-break/>Algorithme de la <text:span text:style-name="T332">classe</text:span> <text:span text:style-name="T332">de l’aide de vue</text:span><text:bookmark-end text:name="__RefHeading___Toc9341_1045490279"/></text:h>
      <text:p text:style-name="P455">Préalable : la méthode <text:span text:style-name="T144">Factory</text:span> constructeur de l’aide de vue <text:span text:style-name="T69">Got</text:span><text:span text:style-name="T137">Header</text:span> récupérera<text:span text:style-name="T2"> </text:span><text:span text:style-name="T69">GotServices</text:span><text:span text:style-name="T232"> via son alias</text:span><text:span text:style-name="T2"> : </text:span><text:span text:style-name="T69">graphic.object.templating.services</text:span>.</text:p>
      <text:p text:style-name="P455">L’invocation de la classe d’aide vue (méthode magique <text:span text:style-name="T48">__invoke(</text:span><text:span text:style-name="T69">$object</text:span><text:span text:style-name="T48">)</text:span>) exécutera la commande de rendu <text:span text:style-name="T2">HTML</text:span> de l’objet :</text:p>
      <text:p text:style-name="P438"><text:tab/>$html = $this-&gt;gs-&gt;<text:span text:style-name="T333">header</text:span>($object);</text:p>
      <text:p text:style-name="P438"><text:tab/>return $html;</text:p>
      <text:h text:style-name="P542" text:outline-level="3"><text:bookmark-start text:name="__RefHeading___Toc8824_3017497045"/>gotBootstrap() - génération des classes Twitter Bootstrap<text:bookmark-end text:name="__RefHeading___Toc8824_3017497045"/></text:h>
      <text:p text:style-name="P144">Comme l’attribut <text:span text:style-name="T69">widthBT</text:span> permet de coder la largeur des objets <text:span text:style-name="T69">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69">setWidthBT()</text:span> de la classe <text:span text:style-name="T69">OObject</text:span>. Ici, on ne devra pas rendre le contenu d’un modèle, mais constituer une chaîne de caractères directement incluse dans l’attribut <text:span text:style-name="T48">class</text:span> de la balise <text:span text:style-name="T2">HTML</text:span> traitée.</text:p>
      <text:h text:style-name="P575" text:outline-level="4"><text:bookmark-start text:name="__RefHeading___Toc9438_1045490279"/>Algorithme de la méthode bootstrap($object) dans GotServices<text:bookmark-end text:name="__RefHeading___Toc9438_1045490279"/></text:h>
      <text:p text:style-name="P500">→<text:span text:style-name="T337"> si </text:span><text:span text:style-name="T143">$object</text:span><text:span text:style-name="T337"> n’est pas une instance de </text:span><text:span text:style-name="T143">OObject </text:span><text:span text:style-name="T337">: </text:span><text:span text:style-name="T143">$object</text:span><text:span text:style-name="T337"> reçoit </text:span><text:span text:style-name="T143">OObject::buildObject($object)</text:span></text:p>
      <text:p text:style-name="P500">→<text:span text:style-name="T337"> si </text:span><text:span text:style-name="T143">$object</text:span><text:span text:style-name="T337"> est une instance de </text:span><text:span text:style-name="T143">OObject</text:span></text:p>
      <text:p text:style-name="P513"><text:span text:style-name="T248"><text:tab/>→ récupération des ‘</text:span><text:span text:style-name="T87">properties</text:span><text:span text:style-name="T248">’ de l’objet via la méthode </text:span><text:span text:style-name="T87">getProperties()</text:span></text:p>
      <text:p text:style-name="P513"><text:span text:style-name="T199"><text:tab/>→</text:span><text:span text:style-name="T205"> </text:span><text:span text:style-name="T143">$widthsBT</text:span><text:span text:style-name="T205"> reçoit </text:span><text:span text:style-name="T143">$properties[‘widthBt’]</text:span><text:span text:style-name="T205"> ou vide si vide</text:span></text:p>
      <text:p text:style-name="P513"><text:span text:style-name="T205"><text:tab/>→ initialisation à vide de </text:span><text:span text:style-name="T143">$classesObj</text:span></text:p>
      <text:p text:style-name="P513"><text:span text:style-name="T205"><text:tab/>→ si </text:span><text:span text:style-name="T143">$widthsBt</text:span><text:span text:style-name="T205"> est non vide</text:span></text:p>
      <text:p text:style-name="P513"><text:span text:style-name="T205"><text:tab/><text:tab/>→</text:span><text:span text:style-name="T143"> $widthsBT</text:span><text:span text:style-name="T205"> reçoit l’éclatement sur </text:span><text:span text:style-name="T143">‘ :’</text:span><text:span text:style-name="T218"> du contenu de </text:span><text:span text:style-name="T143">$widthsBT</text:span></text:p>
      <text:p text:style-name="P513"><text:span text:style-name="T205"><text:tab/><text:tab/>→ pour chaque </text:span><text:span text:style-name="T143">$widthsBT</text:span><text:span text:style-name="T205"> pris comme </text:span><text:span text:style-name="T143">$widthBT</text:span></text:p>
      <text:p text:style-name="P513"><text:span text:style-name="T205"><text:tab/><text:tab/>→ suivant la valeur des 2 premiers caractères de </text:span><text:span text:style-name="T143">$widthBT</text:span><text:span text:style-name="T205"> faire</text:span></text:p>
      <text:p text:style-name="P516"><text:span text:style-name="T178"><text:tab/><text:tab/><text:tab/>→ si </text:span><text:span text:style-name="T69">WL</text:span><text:span text:style-name="T178"><text:tab/>ajout à </text:span><text:span text:style-name="T69">$classesObj</text:span><text:span text:style-name="T178"> de </text:span><text:span text:style-name="T69">‘ col-lg-’+</text:span><text:span text:style-name="T178">partie de </text:span><text:span text:style-name="T69">$widthBT</text:span><text:span text:style-name="T178"> à partir 3ᵉ caractère</text:span></text:p>
      <text:p text:style-name="P516"><text:span text:style-name="T178"><text:tab/><text:tab/><text:tab/>→ si </text:span><text:span text:style-name="T69">WM</text:span><text:span text:style-name="T178"><text:tab/>ajout à </text:span><text:span text:style-name="T69">$classesObj</text:span><text:span text:style-name="T178"> de </text:span><text:span text:style-name="T69">‘ col-md-’+</text:span><text:span text:style-name="T178">partie de </text:span><text:span text:style-name="T69">$widthBT</text:span><text:span text:style-name="T178"> à partir 3ᵉ caractère</text:span></text:p>
      <text:p text:style-name="P516"><text:span text:style-name="T178"><text:tab/><text:tab/><text:tab/>→ si </text:span><text:span text:style-name="T69">WS</text:span><text:span text:style-name="T178"><text:tab/>ajout à </text:span><text:span text:style-name="T69">$classesObj</text:span><text:span text:style-name="T178"> de </text:span><text:span text:style-name="T69">‘ col-sm-’+</text:span><text:span text:style-name="T178">partie de </text:span><text:span text:style-name="T69">$widthBT</text:span><text:span text:style-name="T178"> à partir 3ᵉ caractère</text:span></text:p>
      <text:p text:style-name="P516"><text:span text:style-name="T178"><text:tab/><text:tab/><text:tab/>→ si </text:span><text:span text:style-name="T69">WX</text:span><text:span text:style-name="T178"><text:tab/>ajout à </text:span><text:span text:style-name="T69">$classesObj</text:span><text:span text:style-name="T178"> de </text:span><text:span text:style-name="T69">‘ col-xs-’+</text:span><text:span text:style-name="T178">partie de </text:span><text:span text:style-name="T69">$widthBT</text:span><text:span text:style-name="T178"> à partir 3ᵉ caractère</text:span></text:p>
      <text:p text:style-name="P516"><text:span text:style-name="T178"><text:tab/><text:tab/><text:tab/>→ si </text:span><text:span text:style-name="T69">OL</text:span><text:span text:style-name="T178"><text:tab/><text:tab/>ajout à </text:span><text:span text:style-name="T69">$classesObj</text:span><text:span text:style-name="T178"> de </text:span><text:span text:style-name="T69">‘ offset-lg-’+</text:span><text:span text:style-name="T178">partie de </text:span><text:span text:style-name="T69">$widthBT</text:span><text:span text:style-name="T178"> à partir 3ᵉ caractère</text:span></text:p>
      <text:p text:style-name="P516"><text:span text:style-name="T178"><text:tab/><text:tab/><text:tab/>→ si </text:span><text:span text:style-name="T69">OM</text:span><text:span text:style-name="T178"><text:tab/>ajout à </text:span><text:span text:style-name="T69">$classesObj</text:span><text:span text:style-name="T178"> de </text:span><text:span text:style-name="T69">‘ offset-md-’+</text:span><text:span text:style-name="T178">partie de </text:span><text:span text:style-name="T69">$widthBT</text:span><text:span text:style-name="T178"> à partir 3ᵉ caractère</text:span></text:p>
      <text:p text:style-name="P516"><text:span text:style-name="T178"><text:tab/><text:tab/><text:tab/>→ si </text:span><text:span text:style-name="T69">OS</text:span><text:span text:style-name="T178"><text:tab/><text:tab/>ajout à </text:span><text:span text:style-name="T69">$classesObj</text:span><text:span text:style-name="T178"> de </text:span><text:span text:style-name="T69">‘ offset-sm-’+</text:span><text:span text:style-name="T178">partie de </text:span><text:span text:style-name="T69">$widthBT</text:span><text:span text:style-name="T178"> à partir 3ᵉ caractère</text:span></text:p>
      <text:p text:style-name="P516"><text:span text:style-name="T178"><text:tab/><text:tab/><text:tab/>→ si </text:span><text:span text:style-name="T69">OX<text:tab/></text:span><text:span text:style-name="T178">ajout à </text:span><text:span text:style-name="T69">$classesObj</text:span><text:span text:style-name="T178"> de </text:span><text:span text:style-name="T69">‘ offset-xs-’+</text:span><text:span text:style-name="T178">partie de </text:span><text:span text:style-name="T69">$widthBT</text:span><text:span text:style-name="T178"> à partir 3ᵉ caractère</text:span></text:p>
      <text:p text:style-name="P516"><text:span text:style-name="T178"><text:tab/>→ ajouter un espace en fin de </text:span><text:span text:style-name="T69">$classesObj</text:span></text:p>
      <text:p text:style-name="P516"><text:span text:style-name="T178"><text:tab/>→ retourner la valeur de </text:span><text:span text:style-name="T69">$classesObj</text:span></text:p>
      <text:p text:style-name="P516"><text:span text:style-name="T178">→ retouner </text:span><text:span text:style-name="T69">False </text:span></text:p>
      <text:h text:style-name="P579" text:outline-level="4"><text:bookmark-start text:name="__RefHeading___Toc9440_1045490279"/>Algorithme de la <text:span text:style-name="T332">classe</text:span> <text:span text:style-name="T332">de l’aide de vue</text:span><text:bookmark-end text:name="__RefHeading___Toc9440_1045490279"/></text:h>
      <text:p text:style-name="P456">Préalable : la méthode <text:span text:style-name="T144">Factory</text:span> constructeur de l’aide de vue <text:span text:style-name="T69">Got</text:span><text:span text:style-name="T141">Bootstrap</text:span> récupérera<text:span text:style-name="T2"> </text:span><text:span text:style-name="T69">GotServices</text:span><text:span text:style-name="T232"> via son alias</text:span><text:span text:style-name="T2"> : </text:span><text:span text:style-name="T69">graphic.object.templating.services</text:span>.</text:p>
      <text:p text:style-name="P456">L’invocation de la classe d’aide vue (méthode magique <text:span text:style-name="T48">__invoke(</text:span><text:span text:style-name="T69">$object</text:span><text:span text:style-name="T48">)</text:span>) exécutera la commande de rendu de <text:span text:style-name="T336">la chaine de caractères allant compléter ou totalement alimenter l’attribut </text:span><text:span text:style-name="T68">class</text:span><text:span text:style-name="T336"> de la balise </text:span><text:span text:style-name="T45">HTML</text:span><text:span text:style-name="T336"> traitée</text:span> :</text:p>
      <text:p text:style-name="P439"><text:soft-page-break/><text:tab/>$<text:span text:style-name="T336">chaine</text:span> = $this-&gt;gs-&gt;<text:span text:style-name="T336">bootstrap</text:span>($object);</text:p>
      <text:p text:style-name="P439"><text:tab/>return $<text:span text:style-name="T336">chaine</text:span>;</text:p>
      <text:h text:style-name="P555" text:outline-level="2"><text:bookmark-start text:name="__RefHeading___Toc5433_262227166"/>L’interactivité des objets – gestion Ajax des besoins des objets<text:bookmark-end text:name="__RefHeading___Toc5433_262227166"/></text:h>
      <text:h text:style-name="P542"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 / <text:page-count>40</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 / <text:page-count>40</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31T23:19:38.479094493</dc:date>
    <meta:editing-duration>PT17H49M33S</meta:editing-duration>
    <meta:editing-cycles>115</meta:editing-cycles>
    <meta:generator>LibreOffice/5.1.6.2$Linux_X86_64 LibreOffice_project/10m0$Build-2</meta:generator>
    <meta:document-statistic meta:table-count="10" meta:image-count="0" meta:object-count="0" meta:page-count="40" meta:paragraph-count="1324" meta:word-count="13309" meta:character-count="89200" meta:non-whitespace-character-count="76508"/>
  </office:meta>
</office:document-meta>
</file>